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1" table:style-name="ta1">
        <table:shapes>
          <draw:frame draw:z-index="0" draw:style-name="gr1" draw:text-style-name="P1" svg:width="27.044cm" svg:height="15.212cm" svg:x="14.806cm" svg:y="3.898cm">
            <draw:object draw:notify-on-update-of-ranges="Run1.A2:Run1.A2 Run1.A3:Run1.A165 Run1.B2:Run1.B2 Run1.E3:Run1.E165 Run1.A2:Run1.A2 Run1.A3:Run1.A165 Run1.C2:Run1.C2 Run1.D3:Run1.D1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4"/>
          <table:table-cell office:value-type="float" office:value="-0.2" calcext:value-type="float">
            <text:p>-0.2</text:p>
          </table:table-cell>
          <table:table-cell office:value-type="string" calcext:value-type="string">
            <text:p>cm/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time</text:p>
          </table:table-cell>
          <table:table-cell office:value-type="string" calcext:value-type="string">
            <text:p>cam x</text:p>
          </table:table-cell>
          <table:table-cell office:value-type="string" calcext:value-type="string">
            <text:p>gazebo x</text:p>
          </table:table-cell>
          <table:table-cell office:value-type="string" calcext:value-type="string">
            <text:p>gazebo x (cm)</text:p>
          </table:table-cell>
          <table:table-cell office:value-type="string" calcext:value-type="string">
            <text:p>camera x (cm)</text:p>
          </table:table-cell>
          <table:table-cell table:number-columns-repeated="2"/>
          <table:table-cell table:style-name="ce1" office:value-type="string" calcext:value-type="string">
            <text:p>Exp Notes</text:p>
          </table:table-cell>
          <table:table-cell/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-3" calcext:value-type="float">
            <text:p>-3</text:p>
          </table:table-cell>
          <table:table-cell office:value-type="float" office:value="0.0610528777432669" calcext:value-type="float">
            <text:p>0.061052877743267</text:p>
          </table:table-cell>
          <table:table-cell table:formula="of:=[.C3]*100" office:value-type="float" office:value="6.10528777432669" calcext:value-type="float">
            <text:p>6.10528777432669</text:p>
          </table:table-cell>
          <table:table-cell table:formula="of:=[.B3]*[.$E$1]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RTF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-3" calcext:value-type="float">
            <text:p>-3</text:p>
          </table:table-cell>
          <table:table-cell office:value-type="float" office:value="0.149643557332723" calcext:value-type="float">
            <text:p>0.149643557332723</text:p>
          </table:table-cell>
          <table:table-cell table:formula="of:=[.C4]*100" office:value-type="float" office:value="14.9643557332723" calcext:value-type="float">
            <text:p>14.9643557332723</text:p>
          </table:table-cell>
          <table:table-cell table:formula="of:=[.B4]*[.$E$1]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Camera Res</text:p>
          </table:table-cell>
          <table:table-cell office:value-type="string" calcext:value-type="string">
            <text:p>800 x 800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-5" calcext:value-type="float">
            <text:p>-5</text:p>
          </table:table-cell>
          <table:table-cell office:value-type="float" office:value="0.24140059851628" calcext:value-type="float">
            <text:p>0.24140059851628</text:p>
          </table:table-cell>
          <table:table-cell table:formula="of:=[.C5]*100" office:value-type="float" office:value="24.140059851628" calcext:value-type="float">
            <text:p>24.140059851628</text:p>
          </table:table-cell>
          <table:table-cell table:formula="of:=[.B5]*[.$E$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mera F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[.C6]*100" office:value-type="float" office:value="0" calcext:value-type="float">
            <text:p>0</text:p>
          </table:table-cell>
          <table:table-cell table:formula="of:=[.B6]*[.$E$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table:formula="of:=[.C7]*100" office:value-type="float" office:value="0" calcext:value-type="float">
            <text:p>0</text:p>
          </table:table-cell>
          <table:table-cell table:formula="of:=[.B7]*[.$E$1]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table:formula="of:=[.C8]*100" office:value-type="float" office:value="0" calcext:value-type="float">
            <text:p>0</text:p>
          </table:table-cell>
          <table:table-cell table:formula="of:=[.B8]*[.$E$1]"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formula="of:=[.C9]*100" office:value-type="float" office:value="0" calcext:value-type="float">
            <text:p>0</text:p>
          </table:table-cell>
          <table:table-cell table:formula="of:=[.B9]*[.$E$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-108" calcext:value-type="float">
            <text:p>-108</text:p>
          </table:table-cell>
          <table:table-cell office:value-type="float" office:value="-0.00119431377732677" calcext:value-type="float">
            <text:p>-0.001194313777327</text:p>
          </table:table-cell>
          <table:table-cell table:formula="of:=[.C10]*100" office:value-type="float" office:value="-0.119431377732677" calcext:value-type="float">
            <text:p>-0.119431377732677</text:p>
          </table:table-cell>
          <table:table-cell table:formula="of:=[.B10]*[.$E$1]" office:value-type="float" office:value="21.6" calcext:value-type="float">
            <text:p>21.6</text:p>
          </table:table-cell>
          <table:table-cell table:number-columns-repeated="4"/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131872749710396" calcext:value-type="float">
            <text:p>-0.00013187274971</text:p>
          </table:table-cell>
          <table:table-cell table:formula="of:=[.C11]*100" office:value-type="float" office:value="-0.0131872749710396" calcext:value-type="float">
            <text:p>-0.01318727497104</text:p>
          </table:table-cell>
          <table:table-cell table:formula="of:=[.B11]*[.$E$1]" office:value-type="float" office:value="23" calcext:value-type="float">
            <text:p>23</text:p>
          </table:table-cell>
          <table:table-cell table:formula="of:=[.A11]-[.A5]" office:value-type="float" office:value="0.526" calcext:value-type="float">
            <text:p>0.526</text:p>
          </table:table-cell>
          <table:table-cell table:number-columns-repeated="3"/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" calcext:value-type="float">
            <text:p>0</text:p>
          </table:table-cell>
          <table:table-cell office:value-type="float" office:value="-0.000932569407615918" calcext:value-type="float">
            <text:p>-0.000932569407616</text:p>
          </table:table-cell>
          <table:table-cell table:formula="of:=[.C12]*100" office:value-type="float" office:value="-0.0932569407615918" calcext:value-type="float">
            <text:p>-0.093256940761592</text:p>
          </table:table-cell>
          <table:table-cell table:formula="of:=[.B1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" calcext:value-type="float">
            <text:p>0</text:p>
          </table:table-cell>
          <table:table-cell office:value-type="float" office:value="-0.0122317568165584" calcext:value-type="float">
            <text:p>-0.012231756816559</text:p>
          </table:table-cell>
          <table:table-cell table:formula="of:=[.C13]*100" office:value-type="float" office:value="-1.22317568165584" calcext:value-type="float">
            <text:p>-1.22317568165584</text:p>
          </table:table-cell>
          <table:table-cell table:formula="of:=[.B1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" calcext:value-type="float">
            <text:p>0</text:p>
          </table:table-cell>
          <table:table-cell office:value-type="float" office:value="-0.0295097683677711" calcext:value-type="float">
            <text:p>-0.029509768367771</text:p>
          </table:table-cell>
          <table:table-cell table:formula="of:=[.C14]*100" office:value-type="float" office:value="-2.95097683677711" calcext:value-type="float">
            <text:p>-2.95097683677711</text:p>
          </table:table-cell>
          <table:table-cell table:formula="of:=[.B1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156" calcext:value-type="float">
            <text:p>2.156</text:p>
          </table:table-cell>
          <table:table-cell office:value-type="float" office:value="0" calcext:value-type="float">
            <text:p>0</text:p>
          </table:table-cell>
          <table:table-cell office:value-type="float" office:value="-0.0664948183958437" calcext:value-type="float">
            <text:p>-0.066494818395844</text:p>
          </table:table-cell>
          <table:table-cell table:formula="of:=[.C15]*100" office:value-type="float" office:value="-6.64948183958437" calcext:value-type="float">
            <text:p>-6.64948183958437</text:p>
          </table:table-cell>
          <table:table-cell table:formula="of:=[.B1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  <table:table-cell office:value-type="float" office:value="-0.110968285434518" calcext:value-type="float">
            <text:p>-0.110968285434518</text:p>
          </table:table-cell>
          <table:table-cell table:formula="of:=[.C16]*100" office:value-type="float" office:value="-11.0968285434518" calcext:value-type="float">
            <text:p>-11.0968285434518</text:p>
          </table:table-cell>
          <table:table-cell table:formula="of:=[.B1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-0.156190934400219" calcext:value-type="float">
            <text:p>-0.156190934400219</text:p>
          </table:table-cell>
          <table:table-cell table:formula="of:=[.C17]*100" office:value-type="float" office:value="-15.6190934400219" calcext:value-type="float">
            <text:p>-15.6190934400219</text:p>
          </table:table-cell>
          <table:table-cell table:formula="of:=[.B17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2.356" calcext:value-type="float">
            <text:p>2.356</text:p>
          </table:table-cell>
          <table:table-cell office:value-type="float" office:value="1" calcext:value-type="float">
            <text:p>1</text:p>
          </table:table-cell>
          <table:table-cell office:value-type="float" office:value="-0.161977473134125" calcext:value-type="float">
            <text:p>-0.161977473134125</text:p>
          </table:table-cell>
          <table:table-cell table:formula="of:=[.C18]*100" office:value-type="float" office:value="-16.1977473134125" calcext:value-type="float">
            <text:p>-16.1977473134125</text:p>
          </table:table-cell>
          <table:table-cell table:formula="of:=[.B18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2.444" calcext:value-type="float">
            <text:p>2.444</text:p>
          </table:table-cell>
          <table:table-cell office:value-type="float" office:value="5" calcext:value-type="float">
            <text:p>5</text:p>
          </table:table-cell>
          <table:table-cell office:value-type="float" office:value="-0.205113489150509" calcext:value-type="float">
            <text:p>-0.205113489150509</text:p>
          </table:table-cell>
          <table:table-cell table:formula="of:=[.C19]*100" office:value-type="float" office:value="-20.5113489150509" calcext:value-type="float">
            <text:p>-20.5113489150509</text:p>
          </table:table-cell>
          <table:table-cell table:formula="of:=[.B19]*[.$E$1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.482" calcext:value-type="float">
            <text:p>2.4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]*100" office:value-type="float" office:value="0" calcext:value-type="float">
            <text:p>0</text:p>
          </table:table-cell>
          <table:table-cell table:formula="of:=[.B20]*[.$E$1]" office:value-type="float" office:value="-9.2" calcext:value-type="float">
            <text:p>-9.2</text:p>
          </table:table-cell>
          <table:table-cell table:number-columns-repeated="4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71" calcext:value-type="float">
            <text:p>71</text:p>
          </table:table-cell>
          <table:table-cell office:value-type="float" office:value="-0.0000177524732128647" calcext:value-type="float">
            <text:p>-1.77524732128647E-05</text:p>
          </table:table-cell>
          <table:table-cell table:formula="of:=[.C21]*100" office:value-type="float" office:value="-0.00177524732128647" calcext:value-type="float">
            <text:p>-0.001775247321286</text:p>
          </table:table-cell>
          <table:table-cell table:formula="of:=[.B21]*[.$E$1]" office:value-type="float" office:value="-14.2" calcext:value-type="float">
            <text:p>-14.2</text:p>
          </table:table-cell>
          <table:table-cell table:number-columns-repeated="4"/>
        </table:table-row>
        <table:table-row table:style-name="ro1">
          <table:table-cell office:value-type="float" office:value="2.636" calcext:value-type="float">
            <text:p>2.636</text:p>
          </table:table-cell>
          <table:table-cell office:value-type="float" office:value="79" calcext:value-type="float">
            <text:p>79</text:p>
          </table:table-cell>
          <table:table-cell office:value-type="float" office:value="-0.000600841096939627" calcext:value-type="float">
            <text:p>-0.00060084109694</text:p>
          </table:table-cell>
          <table:table-cell table:formula="of:=[.C22]*100" office:value-type="float" office:value="-0.0600841096939627" calcext:value-type="float">
            <text:p>-0.060084109693963</text:p>
          </table:table-cell>
          <table:table-cell table:formula="of:=[.B22]*[.$E$1]" office:value-type="float" office:value="-15.8" calcext:value-type="float">
            <text:p>-15.8</text:p>
          </table:table-cell>
          <table:table-cell table:number-columns-repeated="4"/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87" calcext:value-type="float">
            <text:p>87</text:p>
          </table:table-cell>
          <table:table-cell office:value-type="float" office:value="-0.00743559783815538" calcext:value-type="float">
            <text:p>-0.007435597838155</text:p>
          </table:table-cell>
          <table:table-cell table:formula="of:=[.C23]*100" office:value-type="float" office:value="-0.743559783815538" calcext:value-type="float">
            <text:p>-0.743559783815538</text:p>
          </table:table-cell>
          <table:table-cell table:formula="of:=[.B23]*[.$E$1]" office:value-type="float" office:value="-17.4" calcext:value-type="float">
            <text:p>-17.4</text:p>
          </table:table-cell>
          <table:table-cell table:number-columns-repeated="4"/>
        </table:table-row>
        <table:table-row table:style-name="ro1">
          <table:table-cell office:value-type="float" office:value="2.843" calcext:value-type="float">
            <text:p>2.843</text:p>
          </table:table-cell>
          <table:table-cell office:value-type="float" office:value="95" calcext:value-type="float">
            <text:p>95</text:p>
          </table:table-cell>
          <table:table-cell office:value-type="float" office:value="-0.0118615402245319" calcext:value-type="float">
            <text:p>-0.011861540224532</text:p>
          </table:table-cell>
          <table:table-cell table:formula="of:=[.C24]*100" office:value-type="float" office:value="-1.18615402245319" calcext:value-type="float">
            <text:p>-1.18615402245319</text:p>
          </table:table-cell>
          <table:table-cell table:formula="of:=[.B24]*[.$E$1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3.021" calcext:value-type="float">
            <text:p>3.021</text:p>
          </table:table-cell>
          <table:table-cell office:value-type="float" office:value="104" calcext:value-type="float">
            <text:p>104</text:p>
          </table:table-cell>
          <table:table-cell office:value-type="float" office:value="-0.0439810221145601" calcext:value-type="float">
            <text:p>-0.04398102211456</text:p>
          </table:table-cell>
          <table:table-cell table:formula="of:=[.C25]*100" office:value-type="float" office:value="-4.39810221145601" calcext:value-type="float">
            <text:p>-4.39810221145601</text:p>
          </table:table-cell>
          <table:table-cell table:formula="of:=[.B25]*[.$E$1]" office:value-type="float" office:value="-20.8" calcext:value-type="float">
            <text:p>-20.8</text:p>
          </table:table-cell>
          <table:table-cell table:formula="of:=[.A25]-[.A19]" office:value-type="float" office:value="0.577" calcext:value-type="float">
            <text:p>0.577</text:p>
          </table:table-cell>
          <table:table-cell table:number-columns-repeated="3"/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0" calcext:value-type="float">
            <text:p>0</text:p>
          </table:table-cell>
          <table:table-cell office:value-type="float" office:value="-0.109789821356722" calcext:value-type="float">
            <text:p>-0.109789821356722</text:p>
          </table:table-cell>
          <table:table-cell table:formula="of:=[.C26]*100" office:value-type="float" office:value="-10.9789821356722" calcext:value-type="float">
            <text:p>-10.9789821356722</text:p>
          </table:table-cell>
          <table:table-cell table:formula="of:=[.B2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-0.215053994061497" calcext:value-type="float">
            <text:p>-0.215053994061497</text:p>
          </table:table-cell>
          <table:table-cell table:formula="of:=[.C27]*100" office:value-type="float" office:value="-21.5053994061497" calcext:value-type="float">
            <text:p>-21.5053994061497</text:p>
          </table:table-cell>
          <table:table-cell table:formula="of:=[.B2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426" calcext:value-type="float">
            <text:p>3.4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8]*100" office:value-type="float" office:value="0" calcext:value-type="float">
            <text:p>0</text:p>
          </table:table-cell>
          <table:table-cell table:formula="of:=[.B28]*[.$E$1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3.435" calcext:value-type="float">
            <text:p>3.4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29]*100" office:value-type="float" office:value="0" calcext:value-type="float">
            <text:p>0</text:p>
          </table:table-cell>
          <table:table-cell table:formula="of:=[.B29]*[.$E$1]" office:value-type="float" office:value="-3.6" calcext:value-type="float">
            <text:p>-3.6</text:p>
          </table:table-cell>
          <table:table-cell table:number-columns-repeated="4"/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*100" office:value-type="float" office:value="0" calcext:value-type="float">
            <text:p>0</text:p>
          </table:table-cell>
          <table:table-cell table:formula="of:=[.B30]*[.$E$1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1]*100" office:value-type="float" office:value="0" calcext:value-type="float">
            <text:p>0</text:p>
          </table:table-cell>
          <table:table-cell table:formula="of:=[.B31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3.634" calcext:value-type="float">
            <text:p>3.634</text:p>
          </table:table-cell>
          <table:table-cell office:value-type="float" office:value="101" calcext:value-type="float">
            <text:p>101</text:p>
          </table:table-cell>
          <table:table-cell office:value-type="float" office:value="-0.00254124251539464" calcext:value-type="float">
            <text:p>-0.002541242515395</text:p>
          </table:table-cell>
          <table:table-cell table:formula="of:=[.C32]*100" office:value-type="float" office:value="-0.254124251539464" calcext:value-type="float">
            <text:p>-0.254124251539464</text:p>
          </table:table-cell>
          <table:table-cell table:formula="of:=[.B32]*[.$E$1]" office:value-type="float" office:value="-20.2" calcext:value-type="float">
            <text:p>-20.2</text:p>
          </table:table-cell>
          <table:table-cell table:number-columns-repeated="4"/>
        </table:table-row>
        <table:table-row table:style-name="ro1">
          <table:table-cell office:value-type="float" office:value="3.769" calcext:value-type="float">
            <text:p>3.769</text:p>
          </table:table-cell>
          <table:table-cell office:value-type="float" office:value="0" calcext:value-type="float">
            <text:p>0</text:p>
          </table:table-cell>
          <table:table-cell office:value-type="float" office:value="-0.0118438469829886" calcext:value-type="float">
            <text:p>-0.011843846982989</text:p>
          </table:table-cell>
          <table:table-cell table:formula="of:=[.C33]*100" office:value-type="float" office:value="-1.18438469829886" calcext:value-type="float">
            <text:p>-1.18438469829886</text:p>
          </table:table-cell>
          <table:table-cell table:formula="of:=[.B3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938" calcext:value-type="float">
            <text:p>3.938</text:p>
          </table:table-cell>
          <table:table-cell office:value-type="float" office:value="0" calcext:value-type="float">
            <text:p>0</text:p>
          </table:table-cell>
          <table:table-cell office:value-type="float" office:value="-0.0316522410689974" calcext:value-type="float">
            <text:p>-0.031652241068997</text:p>
          </table:table-cell>
          <table:table-cell table:formula="of:=[.C34]*100" office:value-type="float" office:value="-3.16522410689974" calcext:value-type="float">
            <text:p>-3.16522410689974</text:p>
          </table:table-cell>
          <table:table-cell table:formula="of:=[.B3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156" calcext:value-type="float">
            <text:p>4.156</text:p>
          </table:table-cell>
          <table:table-cell office:value-type="float" office:value="0" calcext:value-type="float">
            <text:p>0</text:p>
          </table:table-cell>
          <table:table-cell office:value-type="float" office:value="-0.1181481864863" calcext:value-type="float">
            <text:p>-0.1181481864863</text:p>
          </table:table-cell>
          <table:table-cell table:formula="of:=[.C35]*100" office:value-type="float" office:value="-11.81481864863" calcext:value-type="float">
            <text:p>-11.81481864863</text:p>
          </table:table-cell>
          <table:table-cell table:formula="of:=[.B3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" calcext:value-type="float">
            <text:p>0</text:p>
          </table:table-cell>
          <table:table-cell office:value-type="float" office:value="-0.145207900724359" calcext:value-type="float">
            <text:p>-0.145207900724359</text:p>
          </table:table-cell>
          <table:table-cell table:formula="of:=[.C36]*100" office:value-type="float" office:value="-14.5207900724359" calcext:value-type="float">
            <text:p>-14.5207900724359</text:p>
          </table:table-cell>
          <table:table-cell table:formula="of:=[.B3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406" calcext:value-type="float">
            <text:p>4.406</text:p>
          </table:table-cell>
          <table:table-cell office:value-type="float" office:value="0" calcext:value-type="float">
            <text:p>0</text:p>
          </table:table-cell>
          <table:table-cell office:value-type="float" office:value="-0.255661487726039" calcext:value-type="float">
            <text:p>-0.255661487726039</text:p>
          </table:table-cell>
          <table:table-cell table:formula="of:=[.C37]*100" office:value-type="float" office:value="-25.5661487726039" calcext:value-type="float">
            <text:p>-25.5661487726039</text:p>
          </table:table-cell>
          <table:table-cell table:formula="of:=[.B3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442" calcext:value-type="float">
            <text:p>4.4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38]*100" office:value-type="float" office:value="0" calcext:value-type="float">
            <text:p>0</text:p>
          </table:table-cell>
          <table:table-cell table:formula="of:=[.B38]*[.$E$1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4.466" calcext:value-type="float">
            <text:p>4.4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9]*100" office:value-type="float" office:value="0" calcext:value-type="float">
            <text:p>0</text:p>
          </table:table-cell>
          <table:table-cell table:formula="of:=[.B39]*[.$E$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5" calcext:value-type="float">
            <text:p>75</text:p>
          </table:table-cell>
          <table:table-cell office:value-type="float" office:value="0.0010773880887872" calcext:value-type="float">
            <text:p>0.001077388088787</text:p>
          </table:table-cell>
          <table:table-cell table:formula="of:=[.C40]*100" office:value-type="float" office:value="0.10773880887872" calcext:value-type="float">
            <text:p>0.10773880887872</text:p>
          </table:table-cell>
          <table:table-cell table:formula="of:=[.B40]*[.$E$1]"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4.767" calcext:value-type="float">
            <text:p>4.767</text:p>
          </table:table-cell>
          <table:table-cell office:value-type="float" office:value="107" calcext:value-type="float">
            <text:p>107</text:p>
          </table:table-cell>
          <table:table-cell office:value-type="float" office:value="0.017607181952086" calcext:value-type="float">
            <text:p>0.017607181952086</text:p>
          </table:table-cell>
          <table:table-cell table:formula="of:=[.C41]*100" office:value-type="float" office:value="1.7607181952086" calcext:value-type="float">
            <text:p>1.7607181952086</text:p>
          </table:table-cell>
          <table:table-cell table:formula="of:=[.B41]*[.$E$1]" office:value-type="float" office:value="-21.4" calcext:value-type="float">
            <text:p>-21.4</text:p>
          </table:table-cell>
          <table:table-cell table:number-columns-repeated="4"/>
        </table:table-row>
        <table:table-row table:style-name="ro1">
          <table:table-cell office:value-type="float" office:value="4.943" calcext:value-type="float">
            <text:p>4.943</text:p>
          </table:table-cell>
          <table:table-cell office:value-type="float" office:value="116" calcext:value-type="float">
            <text:p>116</text:p>
          </table:table-cell>
          <table:table-cell office:value-type="float" office:value="0.0461494537230727" calcext:value-type="float">
            <text:p>0.046149453723073</text:p>
          </table:table-cell>
          <table:table-cell table:formula="of:=[.C42]*100" office:value-type="float" office:value="4.61494537230727" calcext:value-type="float">
            <text:p>4.61494537230727</text:p>
          </table:table-cell>
          <table:table-cell table:formula="of:=[.B42]*[.$E$1]" office:value-type="float" office:value="-23.2" calcext:value-type="float">
            <text:p>-23.2</text:p>
          </table:table-cell>
          <table:table-cell table:number-columns-repeated="4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0.0506416672635491" calcext:value-type="float">
            <text:p>0.050641667263549</text:p>
          </table:table-cell>
          <table:table-cell table:formula="of:=[.C43]*100" office:value-type="float" office:value="5.06416672635491" calcext:value-type="float">
            <text:p>5.06416672635491</text:p>
          </table:table-cell>
          <table:table-cell table:formula="of:=[.B4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128" calcext:value-type="float">
            <text:p>5.128</text:p>
          </table:table-cell>
          <table:table-cell office:value-type="float" office:value="0" calcext:value-type="float">
            <text:p>0</text:p>
          </table:table-cell>
          <table:table-cell office:value-type="float" office:value="0.107295586151875" calcext:value-type="float">
            <text:p>0.107295586151875</text:p>
          </table:table-cell>
          <table:table-cell table:formula="of:=[.C44]*100" office:value-type="float" office:value="10.7295586151875" calcext:value-type="float">
            <text:p>10.7295586151875</text:p>
          </table:table-cell>
          <table:table-cell table:formula="of:=[.B4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12" calcext:value-type="float">
            <text:p>5.312</text:p>
          </table:table-cell>
          <table:table-cell office:value-type="float" office:value="0" calcext:value-type="float">
            <text:p>0</text:p>
          </table:table-cell>
          <table:table-cell office:value-type="float" office:value="0.200928756634278" calcext:value-type="float">
            <text:p>0.200928756634278</text:p>
          </table:table-cell>
          <table:table-cell table:formula="of:=[.C45]*100" office:value-type="float" office:value="20.0928756634278" calcext:value-type="float">
            <text:p>20.0928756634278</text:p>
          </table:table-cell>
          <table:table-cell table:formula="of:=[.B4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C46]*100" office:value-type="float" office:value="0" calcext:value-type="float">
            <text:p>0</text:p>
          </table:table-cell>
          <table:table-cell table:formula="of:=[.B46]*[.$E$1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.359" calcext:value-type="float">
            <text:p>5.359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formula="of:=[.C47]*100" office:value-type="float" office:value="0" calcext:value-type="float">
            <text:p>0</text:p>
          </table:table-cell>
          <table:table-cell table:formula="of:=[.B47]*[.$E$1]"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float" office:value="5.385" calcext:value-type="float">
            <text:p>5.385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table:formula="of:=[.C48]*100" office:value-type="float" office:value="0" calcext:value-type="float">
            <text:p>0</text:p>
          </table:table-cell>
          <table:table-cell table:formula="of:=[.B48]*[.$E$1]" office:value-type="float" office:value="10.6" calcext:value-type="float">
            <text:p>10.6</text:p>
          </table:table-cell>
          <table:table-cell table:number-columns-repeated="4"/>
        </table:table-row>
        <table:table-row table:style-name="ro1">
          <table:table-cell office:value-type="float" office:value="5.464" calcext:value-type="float">
            <text:p>5.464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formula="of:=[.C49]*100" office:value-type="float" office:value="0" calcext:value-type="float">
            <text:p>0</text:p>
          </table:table-cell>
          <table:table-cell table:formula="of:=[.B49]*[.$E$1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.595" calcext:value-type="float">
            <text:p>5.595</text:p>
          </table:table-cell>
          <table:table-cell office:value-type="float" office:value="-92" calcext:value-type="float">
            <text:p>-92</text:p>
          </table:table-cell>
          <table:table-cell office:value-type="float" office:value="-0.00712162572461701" calcext:value-type="float">
            <text:p>-0.007121625724617</text:p>
          </table:table-cell>
          <table:table-cell table:formula="of:=[.C50]*100" office:value-type="float" office:value="-0.712162572461701" calcext:value-type="float">
            <text:p>-0.712162572461701</text:p>
          </table:table-cell>
          <table:table-cell table:formula="of:=[.B50]*[.$E$1]" office:value-type="float" office:value="18.4" calcext:value-type="float">
            <text:p>18.4</text:p>
          </table:table-cell>
          <table:table-cell table:number-columns-repeated="4"/>
        </table:table-row>
        <table:table-row table:style-name="ro1">
          <table:table-cell office:value-type="float" office:value="5.719" calcext:value-type="float">
            <text:p>5.719</text:p>
          </table:table-cell>
          <table:table-cell office:value-type="float" office:value="-101" calcext:value-type="float">
            <text:p>-101</text:p>
          </table:table-cell>
          <table:table-cell office:value-type="float" office:value="-0.0239089791768848" calcext:value-type="float">
            <text:p>-0.023908979176885</text:p>
          </table:table-cell>
          <table:table-cell table:formula="of:=[.C51]*100" office:value-type="float" office:value="-2.39089791768848" calcext:value-type="float">
            <text:p>-2.39089791768848</text:p>
          </table:table-cell>
          <table:table-cell table:formula="of:=[.B51]*[.$E$1]" office:value-type="float" office:value="20.2" calcext:value-type="float">
            <text:p>20.2</text:p>
          </table:table-cell>
          <table:table-cell table:number-columns-repeated="4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-0.0278951218335344" calcext:value-type="float">
            <text:p>-0.027895121833535</text:p>
          </table:table-cell>
          <table:table-cell table:formula="of:=[.C52]*100" office:value-type="float" office:value="-2.78951218335344" calcext:value-type="float">
            <text:p>-2.78951218335344</text:p>
          </table:table-cell>
          <table:table-cell table:formula="of:=[.B5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-0.031391135162107" calcext:value-type="float">
            <text:p>-0.031391135162107</text:p>
          </table:table-cell>
          <table:table-cell table:formula="of:=[.C53]*100" office:value-type="float" office:value="-3.1391135162107" calcext:value-type="float">
            <text:p>-3.1391135162107</text:p>
          </table:table-cell>
          <table:table-cell table:formula="of:=[.B5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-0.0323344300306024" calcext:value-type="float">
            <text:p>-0.032334430030602</text:p>
          </table:table-cell>
          <table:table-cell table:formula="of:=[.C54]*100" office:value-type="float" office:value="-3.23344300306024" calcext:value-type="float">
            <text:p>-3.23344300306024</text:p>
          </table:table-cell>
          <table:table-cell table:formula="of:=[.B5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61" calcext:value-type="float">
            <text:p>5.761</text:p>
          </table:table-cell>
          <table:table-cell office:value-type="float" office:value="0" calcext:value-type="float">
            <text:p>0</text:p>
          </table:table-cell>
          <table:table-cell office:value-type="float" office:value="-0.0362654206887333" calcext:value-type="float">
            <text:p>-0.036265420688733</text:p>
          </table:table-cell>
          <table:table-cell table:formula="of:=[.C55]*100" office:value-type="float" office:value="-3.62654206887333" calcext:value-type="float">
            <text:p>-3.62654206887333</text:p>
          </table:table-cell>
          <table:table-cell table:formula="of:=[.B5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3" calcext:value-type="float">
            <text:p>3</text:p>
          </table:table-cell>
          <table:table-cell office:value-type="float" office:value="-0.0382512546127519" calcext:value-type="float">
            <text:p>-0.038251254612752</text:p>
          </table:table-cell>
          <table:table-cell table:formula="of:=[.C56]*100" office:value-type="float" office:value="-3.82512546127519" calcext:value-type="float">
            <text:p>-3.82512546127519</text:p>
          </table:table-cell>
          <table:table-cell table:formula="of:=[.B56]*[.$E$1]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8" calcext:value-type="float">
            <text:p>8</text:p>
          </table:table-cell>
          <table:table-cell office:value-type="float" office:value="-0.0412969456076554" calcext:value-type="float">
            <text:p>-0.041296945607656</text:p>
          </table:table-cell>
          <table:table-cell table:formula="of:=[.C57]*100" office:value-type="float" office:value="-4.12969456076554" calcext:value-type="float">
            <text:p>-4.12969456076554</text:p>
          </table:table-cell>
          <table:table-cell table:formula="of:=[.B57]*[.$E$1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5.799" calcext:value-type="float">
            <text:p>5.799</text:p>
          </table:table-cell>
          <table:table-cell office:value-type="float" office:value="10" calcext:value-type="float">
            <text:p>10</text:p>
          </table:table-cell>
          <table:table-cell office:value-type="float" office:value="-0.045592429207671" calcext:value-type="float">
            <text:p>-0.045592429207671</text:p>
          </table:table-cell>
          <table:table-cell table:formula="of:=[.C58]*100" office:value-type="float" office:value="-4.5592429207671" calcext:value-type="float">
            <text:p>-4.5592429207671</text:p>
          </table:table-cell>
          <table:table-cell table:formula="of:=[.B58]*[.$E$1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.814" calcext:value-type="float">
            <text:p>5.814</text:p>
          </table:table-cell>
          <table:table-cell office:value-type="float" office:value="13" calcext:value-type="float">
            <text:p>13</text:p>
          </table:table-cell>
          <table:table-cell office:value-type="float" office:value="-0.0506037221026728" calcext:value-type="float">
            <text:p>-0.050603722102673</text:p>
          </table:table-cell>
          <table:table-cell table:formula="of:=[.C59]*100" office:value-type="float" office:value="-5.06037221026728" calcext:value-type="float">
            <text:p>-5.06037221026728</text:p>
          </table:table-cell>
          <table:table-cell table:formula="of:=[.B59]*[.$E$1]" office:value-type="float" office:value="-2.6" calcext:value-type="float">
            <text:p>-2.6</text:p>
          </table:table-cell>
          <table:table-cell table:number-columns-repeated="4"/>
        </table:table-row>
        <table:table-row table:style-name="ro1">
          <table:table-cell office:value-type="float" office:value="5.835" calcext:value-type="float">
            <text:p>5.835</text:p>
          </table:table-cell>
          <table:table-cell office:value-type="float" office:value="16" calcext:value-type="float">
            <text:p>16</text:p>
          </table:table-cell>
          <table:table-cell office:value-type="float" office:value="-0.0568509089943892" calcext:value-type="float">
            <text:p>-0.056850908994389</text:p>
          </table:table-cell>
          <table:table-cell table:formula="of:=[.C60]*100" office:value-type="float" office:value="-5.68509089943892" calcext:value-type="float">
            <text:p>-5.68509089943892</text:p>
          </table:table-cell>
          <table:table-cell table:formula="of:=[.B60]*[.$E$1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1" calcext:value-type="float">
            <text:p>21</text:p>
          </table:table-cell>
          <table:table-cell office:value-type="float" office:value="-0.0945508115863348" calcext:value-type="float">
            <text:p>-0.094550811586335</text:p>
          </table:table-cell>
          <table:table-cell table:formula="of:=[.C61]*100" office:value-type="float" office:value="-9.45508115863348" calcext:value-type="float">
            <text:p>-9.45508115863348</text:p>
          </table:table-cell>
          <table:table-cell table:formula="of:=[.B61]*[.$E$1]" office:value-type="float" office:value="-4.2" calcext:value-type="float">
            <text:p>-4.2</text:p>
          </table:table-cell>
          <table:table-cell table:number-columns-repeated="4"/>
        </table:table-row>
        <table:table-row table:style-name="ro1">
          <table:table-cell office:value-type="float" office:value="6.129" calcext:value-type="float">
            <text:p>6.129</text:p>
          </table:table-cell>
          <table:table-cell office:value-type="float" office:value="27" calcext:value-type="float">
            <text:p>27</text:p>
          </table:table-cell>
          <table:table-cell office:value-type="float" office:value="-0.223429704743444" calcext:value-type="float">
            <text:p>-0.223429704743444</text:p>
          </table:table-cell>
          <table:table-cell table:formula="of:=[.C62]*100" office:value-type="float" office:value="-22.3429704743444" calcext:value-type="float">
            <text:p>-22.3429704743444</text:p>
          </table:table-cell>
          <table:table-cell table:formula="of:=[.B62]*[.$E$1]" office:value-type="float" office:value="-5.4" calcext:value-type="float">
            <text:p>-5.4</text:p>
          </table:table-cell>
          <table:table-cell table:number-columns-repeated="4"/>
        </table:table-row>
        <table:table-row table:style-name="ro1">
          <table:table-cell office:value-type="float" office:value="6.159" calcext:value-type="float">
            <text:p>6.1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3]*100" office:value-type="float" office:value="0" calcext:value-type="float">
            <text:p>0</text:p>
          </table:table-cell>
          <table:table-cell table:formula="of:=[.B63]*[.$E$1]"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6.187" calcext:value-type="float">
            <text:p>6.18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64]*100" office:value-type="float" office:value="0" calcext:value-type="float">
            <text:p>0</text:p>
          </table:table-cell>
          <table:table-cell table:formula="of:=[.B64]*[.$E$1]" office:value-type="float" office:value="-14.4" calcext:value-type="float">
            <text:p>-14.4</text:p>
          </table:table-cell>
          <table:table-cell table:number-columns-repeated="4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82" calcext:value-type="float">
            <text:p>82</text:p>
          </table:table-cell>
          <table:table-cell office:value-type="float" office:value="-0.000369386110216412" calcext:value-type="float">
            <text:p>-0.000369386110216</text:p>
          </table:table-cell>
          <table:table-cell table:formula="of:=[.C65]*100" office:value-type="float" office:value="-0.0369386110216412" calcext:value-type="float">
            <text:p>-0.036938611021641</text:p>
          </table:table-cell>
          <table:table-cell table:formula="of:=[.B65]*[.$E$1]" office:value-type="float" office:value="-16.4" calcext:value-type="float">
            <text:p>-16.4</text:p>
          </table:table-cell>
          <table:table-cell table:number-columns-repeated="4"/>
        </table:table-row>
        <table:table-row table:style-name="ro1">
          <table:table-cell office:value-type="float" office:value="6.383" calcext:value-type="float">
            <text:p>6.383</text:p>
          </table:table-cell>
          <table:table-cell office:value-type="float" office:value="92" calcext:value-type="float">
            <text:p>92</text:p>
          </table:table-cell>
          <table:table-cell office:value-type="float" office:value="-0.0057282728194435" calcext:value-type="float">
            <text:p>-0.005728272819444</text:p>
          </table:table-cell>
          <table:table-cell table:formula="of:=[.C66]*100" office:value-type="float" office:value="-0.57282728194435" calcext:value-type="float">
            <text:p>-0.57282728194435</text:p>
          </table:table-cell>
          <table:table-cell table:formula="of:=[.B66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6.462" calcext:value-type="float">
            <text:p>6.462</text:p>
          </table:table-cell>
          <table:table-cell office:value-type="float" office:value="105" calcext:value-type="float">
            <text:p>105</text:p>
          </table:table-cell>
          <table:table-cell office:value-type="float" office:value="-0.013916110922263" calcext:value-type="float">
            <text:p>-0.013916110922263</text:p>
          </table:table-cell>
          <table:table-cell table:formula="of:=[.C67]*100" office:value-type="float" office:value="-1.3916110922263" calcext:value-type="float">
            <text:p>-1.3916110922263</text:p>
          </table:table-cell>
          <table:table-cell table:formula="of:=[.B67]*[.$E$1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office:value-type="float" office:value="6.511" calcext:value-type="float">
            <text:p>6.511</text:p>
          </table:table-cell>
          <table:table-cell office:value-type="float" office:value="0" calcext:value-type="float">
            <text:p>0</text:p>
          </table:table-cell>
          <table:table-cell office:value-type="float" office:value="-0.02163446430392" calcext:value-type="float">
            <text:p>-0.02163446430392</text:p>
          </table:table-cell>
          <table:table-cell table:formula="of:=[.C68]*100" office:value-type="float" office:value="-2.163446430392" calcext:value-type="float">
            <text:p>-2.163446430392</text:p>
          </table:table-cell>
          <table:table-cell table:formula="of:=[.B6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0" calcext:value-type="float">
            <text:p>0</text:p>
          </table:table-cell>
          <table:table-cell office:value-type="float" office:value="-0.0571677628971135" calcext:value-type="float">
            <text:p>-0.057167762897114</text:p>
          </table:table-cell>
          <table:table-cell table:formula="of:=[.C69]*100" office:value-type="float" office:value="-5.71677628971135" calcext:value-type="float">
            <text:p>-5.71677628971135</text:p>
          </table:table-cell>
          <table:table-cell table:formula="of:=[.B6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867" calcext:value-type="float">
            <text:p>6.867</text:p>
          </table:table-cell>
          <table:table-cell office:value-type="float" office:value="0" calcext:value-type="float">
            <text:p>0</text:p>
          </table:table-cell>
          <table:table-cell office:value-type="float" office:value="-0.149759371266254" calcext:value-type="float">
            <text:p>-0.149759371266254</text:p>
          </table:table-cell>
          <table:table-cell table:formula="of:=[.C70]*100" office:value-type="float" office:value="-14.9759371266254" calcext:value-type="float">
            <text:p>-14.9759371266254</text:p>
          </table:table-cell>
          <table:table-cell table:formula="of:=[.B7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.042" calcext:value-type="float">
            <text:p>7.042</text:p>
          </table:table-cell>
          <table:table-cell office:value-type="float" office:value="0" calcext:value-type="float">
            <text:p>0</text:p>
          </table:table-cell>
          <table:table-cell office:value-type="float" office:value="-0.249215585105088" calcext:value-type="float">
            <text:p>-0.249215585105088</text:p>
          </table:table-cell>
          <table:table-cell table:formula="of:=[.C71]*100" office:value-type="float" office:value="-24.9215585105088" calcext:value-type="float">
            <text:p>-24.9215585105088</text:p>
          </table:table-cell>
          <table:table-cell table:formula="of:=[.B71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.242" calcext:value-type="float">
            <text:p>7.242</text:p>
          </table:table-cell>
          <table:table-cell office:value-type="float" office:value="10" calcext:value-type="float">
            <text:p>10</text:p>
          </table:table-cell>
          <table:table-cell office:value-type="float" office:value="-0.000720217291650906" calcext:value-type="float">
            <text:p>-0.000720217291651</text:p>
          </table:table-cell>
          <table:table-cell table:formula="of:=[.C72]*100" office:value-type="float" office:value="-0.0720217291650906" calcext:value-type="float">
            <text:p>-0.072021729165091</text:p>
          </table:table-cell>
          <table:table-cell table:formula="of:=[.B72]*[.$E$1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7.397" calcext:value-type="float">
            <text:p>7.397</text:p>
          </table:table-cell>
          <table:table-cell office:value-type="float" office:value="29" calcext:value-type="float">
            <text:p>29</text:p>
          </table:table-cell>
          <table:table-cell office:value-type="float" office:value="-0.0165836930723889" calcext:value-type="float">
            <text:p>-0.016583693072389</text:p>
          </table:table-cell>
          <table:table-cell table:formula="of:=[.C73]*100" office:value-type="float" office:value="-1.65836930723889" calcext:value-type="float">
            <text:p>-1.65836930723889</text:p>
          </table:table-cell>
          <table:table-cell table:formula="of:=[.B73]*[.$E$1]" office:value-type="float" office:value="-5.8" calcext:value-type="float">
            <text:p>-5.8</text:p>
          </table:table-cell>
          <table:table-cell table:number-columns-repeated="4"/>
        </table:table-row>
        <table:table-row table:style-name="ro1">
          <table:table-cell office:value-type="float" office:value="7.445" calcext:value-type="float">
            <text:p>7.445</text:p>
          </table:table-cell>
          <table:table-cell office:value-type="float" office:value="42" calcext:value-type="float">
            <text:p>42</text:p>
          </table:table-cell>
          <table:table-cell office:value-type="float" office:value="-0.0244329598957173" calcext:value-type="float">
            <text:p>-0.024432959895717</text:p>
          </table:table-cell>
          <table:table-cell table:formula="of:=[.C74]*100" office:value-type="float" office:value="-2.44329598957173" calcext:value-type="float">
            <text:p>-2.44329598957173</text:p>
          </table:table-cell>
          <table:table-cell table:formula="of:=[.B74]*[.$E$1]" office:value-type="float" office:value="-8.4" calcext:value-type="float">
            <text:p>-8.4</text:p>
          </table:table-cell>
          <table:table-cell table:number-columns-repeated="4"/>
        </table:table-row>
        <table:table-row table:style-name="ro1">
          <table:table-cell office:value-type="float" office:value="7.577" calcext:value-type="float">
            <text:p>7.577</text:p>
          </table:table-cell>
          <table:table-cell office:value-type="float" office:value="91" calcext:value-type="float">
            <text:p>91</text:p>
          </table:table-cell>
          <table:table-cell office:value-type="float" office:value="-0.0539051454430405" calcext:value-type="float">
            <text:p>-0.053905145443041</text:p>
          </table:table-cell>
          <table:table-cell table:formula="of:=[.C75]*100" office:value-type="float" office:value="-5.39051454430405" calcext:value-type="float">
            <text:p>-5.39051454430405</text:p>
          </table:table-cell>
          <table:table-cell table:formula="of:=[.B75]*[.$E$1]" office:value-type="float" office:value="-18.2" calcext:value-type="float">
            <text:p>-18.2</text:p>
          </table:table-cell>
          <table:table-cell table:number-columns-repeated="4"/>
        </table:table-row>
        <table:table-row table:style-name="ro1">
          <table:table-cell office:value-type="float" office:value="7.719" calcext:value-type="float">
            <text:p>7.719</text:p>
          </table:table-cell>
          <table:table-cell office:value-type="float" office:value="107" calcext:value-type="float">
            <text:p>107</text:p>
          </table:table-cell>
          <table:table-cell office:value-type="float" office:value="-0.116803492573311" calcext:value-type="float">
            <text:p>-0.116803492573311</text:p>
          </table:table-cell>
          <table:table-cell table:formula="of:=[.C76]*100" office:value-type="float" office:value="-11.6803492573311" calcext:value-type="float">
            <text:p>-11.6803492573311</text:p>
          </table:table-cell>
          <table:table-cell table:formula="of:=[.B76]*[.$E$1]" office:value-type="float" office:value="-21.4" calcext:value-type="float">
            <text:p>-21.4</text:p>
          </table:table-cell>
          <table:table-cell table:number-columns-repeated="4"/>
        </table:table-row>
        <table:table-row table:style-name="ro1">
          <table:table-cell office:value-type="float" office:value="7.894" calcext:value-type="float">
            <text:p>7.894</text:p>
          </table:table-cell>
          <table:table-cell office:value-type="float" office:value="116" calcext:value-type="float">
            <text:p>116</text:p>
          </table:table-cell>
          <table:table-cell office:value-type="float" office:value="-0.204100688791375" calcext:value-type="float">
            <text:p>-0.204100688791375</text:p>
          </table:table-cell>
          <table:table-cell table:formula="of:=[.C77]*100" office:value-type="float" office:value="-20.4100688791375" calcext:value-type="float">
            <text:p>-20.4100688791375</text:p>
          </table:table-cell>
          <table:table-cell table:formula="of:=[.B77]*[.$E$1]" office:value-type="float" office:value="-23.2" calcext:value-type="float">
            <text:p>-23.2</text:p>
          </table:table-cell>
          <table:table-cell table:number-columns-repeated="4"/>
        </table:table-row>
        <table:table-row table:style-name="ro1">
          <table:table-cell office:value-type="float" office:value="8.036" calcext:value-type="float">
            <text:p>8.0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78]*100" office:value-type="float" office:value="0" calcext:value-type="float">
            <text:p>0</text:p>
          </table:table-cell>
          <table:table-cell table:formula="of:=[.B78]*[.$E$1]" office:value-type="float" office:value="-2.2" calcext:value-type="float">
            <text:p>-2.2</text:p>
          </table:table-cell>
          <table:table-cell table:number-columns-repeated="4"/>
        </table:table-row>
        <table:table-row table:style-name="ro1">
          <table:table-cell office:value-type="float" office:value="8.188" calcext:value-type="float">
            <text:p>8.188</text:p>
          </table:table-cell>
          <table:table-cell office:value-type="float" office:value="17" calcext:value-type="float">
            <text:p>17</text:p>
          </table:table-cell>
          <table:table-cell office:value-type="float" office:value="-0.000991660547447813" calcext:value-type="float">
            <text:p>-0.000991660547448</text:p>
          </table:table-cell>
          <table:table-cell table:formula="of:=[.C79]*100" office:value-type="float" office:value="-0.0991660547447813" calcext:value-type="float">
            <text:p>-0.099166054744781</text:p>
          </table:table-cell>
          <table:table-cell table:formula="of:=[.B79]*[.$E$1]" office:value-type="float" office:value="-3.4" calcext:value-type="float">
            <text:p>-3.4</text:p>
          </table:table-cell>
          <table:table-cell table:number-columns-repeated="4"/>
        </table:table-row>
        <table:table-row table:style-name="ro1">
          <table:table-cell office:value-type="float" office:value="8.394" calcext:value-type="float">
            <text:p>8.394</text:p>
          </table:table-cell>
          <table:table-cell office:value-type="float" office:value="31" calcext:value-type="float">
            <text:p>31</text:p>
          </table:table-cell>
          <table:table-cell office:value-type="float" office:value="-0.00501320870095948" calcext:value-type="float">
            <text:p>-0.005013208700959</text:p>
          </table:table-cell>
          <table:table-cell table:formula="of:=[.C80]*100" office:value-type="float" office:value="-0.501320870095948" calcext:value-type="float">
            <text:p>-0.501320870095948</text:p>
          </table:table-cell>
          <table:table-cell table:formula="of:=[.B80]*[.$E$1]" office:value-type="float" office:value="-6.2" calcext:value-type="float">
            <text:p>-6.2</text:p>
          </table:table-cell>
          <table:table-cell table:number-columns-repeated="4"/>
        </table:table-row>
        <table:table-row table:style-name="ro1">
          <table:table-cell office:value-type="float" office:value="8.421" calcext:value-type="float">
            <text:p>8.421</text:p>
          </table:table-cell>
          <table:table-cell office:value-type="float" office:value="84" calcext:value-type="float">
            <text:p>84</text:p>
          </table:table-cell>
          <table:table-cell office:value-type="float" office:value="-0.00589139058561828" calcext:value-type="float">
            <text:p>-0.005891390585618</text:p>
          </table:table-cell>
          <table:table-cell table:formula="of:=[.C81]*100" office:value-type="float" office:value="-0.589139058561828" calcext:value-type="float">
            <text:p>-0.589139058561828</text:p>
          </table:table-cell>
          <table:table-cell table:formula="of:=[.B81]*[.$E$1]" office:value-type="float" office:value="-16.8" calcext:value-type="float">
            <text:p>-16.8</text:p>
          </table:table-cell>
          <table:table-cell table:number-columns-repeated="4"/>
        </table:table-row>
        <table:table-row table:style-name="ro1">
          <table:table-cell office:value-type="float" office:value="8.494" calcext:value-type="float">
            <text:p>8.494</text:p>
          </table:table-cell>
          <table:table-cell office:value-type="float" office:value="92" calcext:value-type="float">
            <text:p>92</text:p>
          </table:table-cell>
          <table:table-cell office:value-type="float" office:value="-0.00887951067142662" calcext:value-type="float">
            <text:p>-0.008879510671427</text:p>
          </table:table-cell>
          <table:table-cell table:formula="of:=[.C82]*100" office:value-type="float" office:value="-0.887951067142662" calcext:value-type="float">
            <text:p>-0.887951067142662</text:p>
          </table:table-cell>
          <table:table-cell table:formula="of:=[.B82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8.526" calcext:value-type="float">
            <text:p>8.526</text:p>
          </table:table-cell>
          <table:table-cell office:value-type="float" office:value="0" calcext:value-type="float">
            <text:p>0</text:p>
          </table:table-cell>
          <table:table-cell office:value-type="float" office:value="-0.0107919270784933" calcext:value-type="float">
            <text:p>-0.010791927078493</text:p>
          </table:table-cell>
          <table:table-cell table:formula="of:=[.C83]*100" office:value-type="float" office:value="-1.07919270784933" calcext:value-type="float">
            <text:p>-1.07919270784933</text:p>
          </table:table-cell>
          <table:table-cell table:formula="of:=[.B8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717" calcext:value-type="float">
            <text:p>8.717</text:p>
          </table:table-cell>
          <table:table-cell office:value-type="float" office:value="0" calcext:value-type="float">
            <text:p>0</text:p>
          </table:table-cell>
          <table:table-cell office:value-type="float" office:value="-0.0372997060132684" calcext:value-type="float">
            <text:p>-0.037299706013268</text:p>
          </table:table-cell>
          <table:table-cell table:formula="of:=[.C84]*100" office:value-type="float" office:value="-3.72997060132684" calcext:value-type="float">
            <text:p>-3.72997060132684</text:p>
          </table:table-cell>
          <table:table-cell table:formula="of:=[.B8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882" calcext:value-type="float">
            <text:p>8.882</text:p>
          </table:table-cell>
          <table:table-cell office:value-type="float" office:value="1" calcext:value-type="float">
            <text:p>1</text:p>
          </table:table-cell>
          <table:table-cell office:value-type="float" office:value="-0.0792869573666102" calcext:value-type="float">
            <text:p>-0.07928695736661</text:p>
          </table:table-cell>
          <table:table-cell table:formula="of:=[.C85]*100" office:value-type="float" office:value="-7.92869573666102" calcext:value-type="float">
            <text:p>-7.92869573666102</text:p>
          </table:table-cell>
          <table:table-cell table:formula="of:=[.B85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" calcext:value-type="float">
            <text:p>1</text:p>
          </table:table-cell>
          <table:table-cell office:value-type="float" office:value="-0.0989193087039713" calcext:value-type="float">
            <text:p>-0.098919308703971</text:p>
          </table:table-cell>
          <table:table-cell table:formula="of:=[.C86]*100" office:value-type="float" office:value="-9.89193087039713" calcext:value-type="float">
            <text:p>-9.89193087039713</text:p>
          </table:table-cell>
          <table:table-cell table:formula="of:=[.B86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8.938" calcext:value-type="float">
            <text:p>8.938</text:p>
          </table:table-cell>
          <table:table-cell office:value-type="float" office:value="2" calcext:value-type="float">
            <text:p>2</text:p>
          </table:table-cell>
          <table:table-cell office:value-type="float" office:value="-0.11322882342215" calcext:value-type="float">
            <text:p>-0.11322882342215</text:p>
          </table:table-cell>
          <table:table-cell table:formula="of:=[.C87]*100" office:value-type="float" office:value="-11.322882342215" calcext:value-type="float">
            <text:p>-11.322882342215</text:p>
          </table:table-cell>
          <table:table-cell table:formula="of:=[.B87]*[.$E$1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9.035" calcext:value-type="float">
            <text:p>9.035</text:p>
          </table:table-cell>
          <table:table-cell office:value-type="float" office:value="3" calcext:value-type="float">
            <text:p>3</text:p>
          </table:table-cell>
          <table:table-cell office:value-type="float" office:value="-0.16073991206245" calcext:value-type="float">
            <text:p>-0.16073991206245</text:p>
          </table:table-cell>
          <table:table-cell table:formula="of:=[.C88]*100" office:value-type="float" office:value="-16.073991206245" calcext:value-type="float">
            <text:p>-16.073991206245</text:p>
          </table:table-cell>
          <table:table-cell table:formula="of:=[.B88]*[.$E$1]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7" calcext:value-type="float">
            <text:p>7</text:p>
          </table:table-cell>
          <table:table-cell office:value-type="float" office:value="-0.254009092925449" calcext:value-type="float">
            <text:p>-0.254009092925449</text:p>
          </table:table-cell>
          <table:table-cell table:formula="of:=[.C89]*100" office:value-type="float" office:value="-25.4009092925449" calcext:value-type="float">
            <text:p>-25.4009092925449</text:p>
          </table:table-cell>
          <table:table-cell table:formula="of:=[.B89]*[.$E$1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9.244" calcext:value-type="float">
            <text:p>9.2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*100" office:value-type="float" office:value="0" calcext:value-type="float">
            <text:p>0</text:p>
          </table:table-cell>
          <table:table-cell table:formula="of:=[.B90]*[.$E$1]" office:value-type="float" office:value="-7.8" calcext:value-type="float">
            <text:p>-7.8</text:p>
          </table:table-cell>
          <table:table-cell table:number-columns-repeated="4"/>
        </table:table-row>
        <table:table-row table:style-name="ro1">
          <table:table-cell office:value-type="float" office:value="9.259" calcext:value-type="float">
            <text:p>9.2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1]*100" office:value-type="float" office:value="0" calcext:value-type="float">
            <text:p>0</text:p>
          </table:table-cell>
          <table:table-cell table:formula="of:=[.B91]*[.$E$1]" office:value-type="float" office:value="-9.2" calcext:value-type="float">
            <text:p>-9.2</text:p>
          </table:table-cell>
          <table:table-cell table:number-columns-repeated="4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92]*100" office:value-type="float" office:value="0" calcext:value-type="float">
            <text:p>0</text:p>
          </table:table-cell>
          <table:table-cell table:formula="of:=[.B92]*[.$E$1]" office:value-type="float" office:value="-15.8" calcext:value-type="float">
            <text:p>-15.8</text:p>
          </table:table-cell>
          <table:table-cell table:number-columns-repeated="4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93]*100" office:value-type="float" office:value="0" calcext:value-type="float">
            <text:p>0</text:p>
          </table:table-cell>
          <table:table-cell table:formula="of:=[.B93]*[.$E$1]" office:value-type="float" office:value="-22.6" calcext:value-type="float">
            <text:p>-22.6</text:p>
          </table:table-cell>
          <table:table-cell table:number-columns-repeated="4"/>
        </table:table-row>
        <table:table-row table:style-name="ro1">
          <table:table-cell office:value-type="float" office:value="9.295" calcext:value-type="float">
            <text:p>9.29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94]*100" office:value-type="float" office:value="0" calcext:value-type="float">
            <text:p>0</text:p>
          </table:table-cell>
          <table:table-cell table:formula="of:=[.B94]*[.$E$1]" office:value-type="float" office:value="-24.2" calcext:value-type="float">
            <text:p>-24.2</text:p>
          </table:table-cell>
          <table:table-cell table:number-columns-repeated="4"/>
        </table:table-row>
        <table:table-row table:style-name="ro1">
          <table:table-cell office:value-type="float" office:value="9.304" calcext:value-type="float">
            <text:p>9.3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*100" office:value-type="float" office:value="0" calcext:value-type="float">
            <text:p>0</text:p>
          </table:table-cell>
          <table:table-cell table:formula="of:=[.B9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337" calcext:value-type="float">
            <text:p>9.3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*100" office:value-type="float" office:value="0" calcext:value-type="float">
            <text:p>0</text:p>
          </table:table-cell>
          <table:table-cell table:formula="of:=[.B9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482" calcext:value-type="float">
            <text:p>9.482</text:p>
          </table:table-cell>
          <table:table-cell office:value-type="float" office:value="0" calcext:value-type="float">
            <text:p>0</text:p>
          </table:table-cell>
          <table:table-cell office:value-type="float" office:value="-0.00946205317230618" calcext:value-type="float">
            <text:p>-0.009462053172306</text:p>
          </table:table-cell>
          <table:table-cell table:formula="of:=[.C97]*100" office:value-type="float" office:value="-0.946205317230618" calcext:value-type="float">
            <text:p>-0.946205317230618</text:p>
          </table:table-cell>
          <table:table-cell table:formula="of:=[.B9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629" calcext:value-type="float">
            <text:p>9.629</text:p>
          </table:table-cell>
          <table:table-cell office:value-type="float" office:value="0" calcext:value-type="float">
            <text:p>0</text:p>
          </table:table-cell>
          <table:table-cell office:value-type="float" office:value="-0.0238918357874693" calcext:value-type="float">
            <text:p>-0.023891835787469</text:p>
          </table:table-cell>
          <table:table-cell table:formula="of:=[.C98]*100" office:value-type="float" office:value="-2.38918357874693" calcext:value-type="float">
            <text:p>-2.38918357874693</text:p>
          </table:table-cell>
          <table:table-cell table:formula="of:=[.B9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706" calcext:value-type="float">
            <text:p>9.706</text:p>
          </table:table-cell>
          <table:table-cell office:value-type="float" office:value="0" calcext:value-type="float">
            <text:p>0</text:p>
          </table:table-cell>
          <table:table-cell office:value-type="float" office:value="-0.0416674073040733" calcext:value-type="float">
            <text:p>-0.041667407304073</text:p>
          </table:table-cell>
          <table:table-cell table:formula="of:=[.C99]*100" office:value-type="float" office:value="-4.16674073040733" calcext:value-type="float">
            <text:p>-4.16674073040733</text:p>
          </table:table-cell>
          <table:table-cell table:formula="of:=[.B9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785" calcext:value-type="float">
            <text:p>9.785</text:p>
          </table:table-cell>
          <table:table-cell office:value-type="float" office:value="1" calcext:value-type="float">
            <text:p>1</text:p>
          </table:table-cell>
          <table:table-cell office:value-type="float" office:value="-0.0708140561947764" calcext:value-type="float">
            <text:p>-0.070814056194777</text:p>
          </table:table-cell>
          <table:table-cell table:formula="of:=[.C100]*100" office:value-type="float" office:value="-7.08140561947764" calcext:value-type="float">
            <text:p>-7.08140561947764</text:p>
          </table:table-cell>
          <table:table-cell table:formula="of:=[.B100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" calcext:value-type="float">
            <text:p>2</text:p>
          </table:table-cell>
          <table:table-cell office:value-type="float" office:value="-0.160315424694625" calcext:value-type="float">
            <text:p>-0.160315424694625</text:p>
          </table:table-cell>
          <table:table-cell table:formula="of:=[.C101]*100" office:value-type="float" office:value="-16.0315424694625" calcext:value-type="float">
            <text:p>-16.0315424694625</text:p>
          </table:table-cell>
          <table:table-cell table:formula="of:=[.B101]*[.$E$1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10.188" calcext:value-type="float">
            <text:p>10.188</text:p>
          </table:table-cell>
          <table:table-cell office:value-type="float" office:value="4" calcext:value-type="float">
            <text:p>4</text:p>
          </table:table-cell>
          <table:table-cell office:value-type="float" office:value="-0.25676578823716" calcext:value-type="float">
            <text:p>-0.25676578823716</text:p>
          </table:table-cell>
          <table:table-cell table:formula="of:=[.C102]*100" office:value-type="float" office:value="-25.676578823716" calcext:value-type="float">
            <text:p>-25.676578823716</text:p>
          </table:table-cell>
          <table:table-cell table:formula="of:=[.B102]*[.$E$1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10.221" calcext:value-type="float">
            <text:p>10.2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03]*100" office:value-type="float" office:value="0" calcext:value-type="float">
            <text:p>0</text:p>
          </table:table-cell>
          <table:table-cell table:formula="of:=[.B103]*[.$E$1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10.231" calcext:value-type="float">
            <text:p>10.2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04]*100" office:value-type="float" office:value="0" calcext:value-type="float">
            <text:p>0</text:p>
          </table:table-cell>
          <table:table-cell table:formula="of:=[.B104]*[.$E$1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10.247" calcext:value-type="float">
            <text:p>10.24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05]*100" office:value-type="float" office:value="0" calcext:value-type="float">
            <text:p>0</text:p>
          </table:table-cell>
          <table:table-cell table:formula="of:=[.B105]*[.$E$1]" office:value-type="float" office:value="-11.8" calcext:value-type="float">
            <text:p>-11.8</text:p>
          </table:table-cell>
          <table:table-cell table:number-columns-repeated="4"/>
        </table:table-row>
        <table:table-row table:style-name="ro1">
          <table:table-cell office:value-type="float" office:value="10.258" calcext:value-type="float">
            <text:p>10.25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6]*100" office:value-type="float" office:value="0" calcext:value-type="float">
            <text:p>0</text:p>
          </table:table-cell>
          <table:table-cell table:formula="of:=[.B106]*[.$E$1]" office:value-type="float" office:value="-19.8" calcext:value-type="float">
            <text:p>-19.8</text:p>
          </table:table-cell>
          <table:table-cell table:number-columns-repeated="4"/>
        </table:table-row>
        <table:table-row table:style-name="ro1">
          <table:table-cell office:value-type="float" office:value="10.267" calcext:value-type="float">
            <text:p>10.26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107]*100" office:value-type="float" office:value="0" calcext:value-type="float">
            <text:p>0</text:p>
          </table:table-cell>
          <table:table-cell table:formula="of:=[.B107]*[.$E$1]" office:value-type="float" office:value="-22.6" calcext:value-type="float">
            <text:p>-22.6</text:p>
          </table:table-cell>
          <table:table-cell table:number-columns-repeated="4"/>
        </table:table-row>
        <table:table-row table:style-name="ro1">
          <table:table-cell office:value-type="float" office:value="10.281" calcext:value-type="float">
            <text:p>10.28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08]*100" office:value-type="float" office:value="0" calcext:value-type="float">
            <text:p>0</text:p>
          </table:table-cell>
          <table:table-cell table:formula="of:=[.B108]*[.$E$1]" office:value-type="float" office:value="-24.4" calcext:value-type="float">
            <text:p>-24.4</text:p>
          </table:table-cell>
          <table:table-cell table:number-columns-repeated="4"/>
        </table:table-row>
        <table:table-row table:style-name="ro1">
          <table:table-cell office:value-type="float" office:value="10.312" calcext:value-type="float">
            <text:p>10.3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*100" office:value-type="float" office:value="0" calcext:value-type="float">
            <text:p>0</text:p>
          </table:table-cell>
          <table:table-cell table:formula="of:=[.B10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514" calcext:value-type="float">
            <text:p>10.514</text:p>
          </table:table-cell>
          <table:table-cell office:value-type="float" office:value="0" calcext:value-type="float">
            <text:p>0</text:p>
          </table:table-cell>
          <table:table-cell office:value-type="float" office:value="-0.00742631702088137" calcext:value-type="float">
            <text:p>-0.007426317020881</text:p>
          </table:table-cell>
          <table:table-cell table:formula="of:=[.C110]*100" office:value-type="float" office:value="-0.742631702088137" calcext:value-type="float">
            <text:p>-0.742631702088137</text:p>
          </table:table-cell>
          <table:table-cell table:formula="of:=[.B11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-0.0135987551192412" calcext:value-type="float">
            <text:p>-0.013598755119241</text:p>
          </table:table-cell>
          <table:table-cell table:formula="of:=[.C111]*100" office:value-type="float" office:value="-1.35987551192412" calcext:value-type="float">
            <text:p>-1.35987551192412</text:p>
          </table:table-cell>
          <table:table-cell table:formula="of:=[.B111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663" calcext:value-type="float">
            <text:p>10.663</text:p>
          </table:table-cell>
          <table:table-cell office:value-type="float" office:value="0" calcext:value-type="float">
            <text:p>0</text:p>
          </table:table-cell>
          <table:table-cell office:value-type="float" office:value="-0.0245433992776837" calcext:value-type="float">
            <text:p>-0.024543399277684</text:p>
          </table:table-cell>
          <table:table-cell table:formula="of:=[.C112]*100" office:value-type="float" office:value="-2.45433992776837" calcext:value-type="float">
            <text:p>-2.45433992776837</text:p>
          </table:table-cell>
          <table:table-cell table:formula="of:=[.B11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  <table:table-cell office:value-type="float" office:value="-0.0565346752879482" calcext:value-type="float">
            <text:p>-0.056534675287948</text:p>
          </table:table-cell>
          <table:table-cell table:formula="of:=[.C113]*100" office:value-type="float" office:value="-5.65346752879482" calcext:value-type="float">
            <text:p>-5.65346752879482</text:p>
          </table:table-cell>
          <table:table-cell table:formula="of:=[.B11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925" calcext:value-type="float">
            <text:p>10.925</text:p>
          </table:table-cell>
          <table:table-cell office:value-type="float" office:value="0" calcext:value-type="float">
            <text:p>0</text:p>
          </table:table-cell>
          <table:table-cell office:value-type="float" office:value="-0.115131199555235" calcext:value-type="float">
            <text:p>-0.115131199555235</text:p>
          </table:table-cell>
          <table:table-cell table:formula="of:=[.C114]*100" office:value-type="float" office:value="-11.5131199555235" calcext:value-type="float">
            <text:p>-11.5131199555235</text:p>
          </table:table-cell>
          <table:table-cell table:formula="of:=[.B11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941" calcext:value-type="float">
            <text:p>10.941</text:p>
          </table:table-cell>
          <table:table-cell office:value-type="float" office:value="1" calcext:value-type="float">
            <text:p>1</text:p>
          </table:table-cell>
          <table:table-cell office:value-type="float" office:value="-0.122469428085691" calcext:value-type="float">
            <text:p>-0.122469428085691</text:p>
          </table:table-cell>
          <table:table-cell table:formula="of:=[.C115]*100" office:value-type="float" office:value="-12.2469428085691" calcext:value-type="float">
            <text:p>-12.2469428085691</text:p>
          </table:table-cell>
          <table:table-cell table:formula="of:=[.B115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11.006" calcext:value-type="float">
            <text:p>11.006</text:p>
          </table:table-cell>
          <table:table-cell office:value-type="float" office:value="2" calcext:value-type="float">
            <text:p>2</text:p>
          </table:table-cell>
          <table:table-cell office:value-type="float" office:value="-0.157799002095249" calcext:value-type="float">
            <text:p>-0.157799002095249</text:p>
          </table:table-cell>
          <table:table-cell table:formula="of:=[.C116]*100" office:value-type="float" office:value="-15.7799002095249" calcext:value-type="float">
            <text:p>-15.7799002095249</text:p>
          </table:table-cell>
          <table:table-cell table:formula="of:=[.B116]*[.$E$1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-0.205241124372514" calcext:value-type="float">
            <text:p>-0.205241124372514</text:p>
          </table:table-cell>
          <table:table-cell table:formula="of:=[.C117]*100" office:value-type="float" office:value="-20.5241124372514" calcext:value-type="float">
            <text:p>-20.5241124372514</text:p>
          </table:table-cell>
          <table:table-cell table:formula="of:=[.B117]*[.$E$1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*100" office:value-type="float" office:value="0" calcext:value-type="float">
            <text:p>0</text:p>
          </table:table-cell>
          <table:table-cell table:formula="of:=[.B118]*[.$E$1]" office:value-type="float" office:value="-8.6" calcext:value-type="float">
            <text:p>-8.6</text:p>
          </table:table-cell>
          <table:table-cell table:number-columns-repeated="4"/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9]*100" office:value-type="float" office:value="0" calcext:value-type="float">
            <text:p>0</text:p>
          </table:table-cell>
          <table:table-cell table:formula="of:=[.B119]*[.$E$1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11.139" calcext:value-type="float">
            <text:p>11.13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20]*100" office:value-type="float" office:value="0" calcext:value-type="float">
            <text:p>0</text:p>
          </table:table-cell>
          <table:table-cell table:formula="of:=[.B120]*[.$E$1]" office:value-type="float" office:value="-11.8" calcext:value-type="float">
            <text:p>-11.8</text:p>
          </table:table-cell>
          <table:table-cell table:number-columns-repeated="4"/>
        </table:table-row>
        <table:table-row table:style-name="ro1">
          <table:table-cell office:value-type="float" office:value="11.144" calcext:value-type="float">
            <text:p>11.14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121]*100" office:value-type="float" office:value="0" calcext:value-type="float">
            <text:p>0</text:p>
          </table:table-cell>
          <table:table-cell table:formula="of:=[.B121]*[.$E$1]" office:value-type="float" office:value="-16.8" calcext:value-type="float">
            <text:p>-16.8</text:p>
          </table:table-cell>
          <table:table-cell table:number-columns-repeated="4"/>
        </table:table-row>
        <table:table-row table:style-name="ro1">
          <table:table-cell office:value-type="float" office:value="11.222" calcext:value-type="float">
            <text:p>11.22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122]*100" office:value-type="float" office:value="0" calcext:value-type="float">
            <text:p>0</text:p>
          </table:table-cell>
          <table:table-cell table:formula="of:=[.B122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11.332" calcext:value-type="float">
            <text:p>11.332</text:p>
          </table:table-cell>
          <table:table-cell office:value-type="float" office:value="101" calcext:value-type="float">
            <text:p>101</text:p>
          </table:table-cell>
          <table:table-cell office:value-type="float" office:value="-0.00104424322600132" calcext:value-type="float">
            <text:p>-0.001044243226001</text:p>
          </table:table-cell>
          <table:table-cell table:formula="of:=[.C123]*100" office:value-type="float" office:value="-0.104424322600132" calcext:value-type="float">
            <text:p>-0.104424322600132</text:p>
          </table:table-cell>
          <table:table-cell table:formula="of:=[.B123]*[.$E$1]" office:value-type="float" office:value="-20.2" calcext:value-type="float">
            <text:p>-20.2</text:p>
          </table:table-cell>
          <table:table-cell table:number-columns-repeated="4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-0.00111969592564392" calcext:value-type="float">
            <text:p>-0.001119695925644</text:p>
          </table:table-cell>
          <table:table-cell table:formula="of:=[.C124]*100" office:value-type="float" office:value="-0.111969592564392" calcext:value-type="float">
            <text:p>-0.111969592564392</text:p>
          </table:table-cell>
          <table:table-cell table:formula="of:=[.B12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  <table:table-cell office:value-type="float" office:value="-0.00240784705930948" calcext:value-type="float">
            <text:p>-0.002407847059309</text:p>
          </table:table-cell>
          <table:table-cell table:formula="of:=[.C125]*100" office:value-type="float" office:value="-0.240784705930948" calcext:value-type="float">
            <text:p>-0.240784705930948</text:p>
          </table:table-cell>
          <table:table-cell table:formula="of:=[.B12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563" calcext:value-type="float">
            <text:p>11.563</text:p>
          </table:table-cell>
          <table:table-cell office:value-type="float" office:value="0" calcext:value-type="float">
            <text:p>0</text:p>
          </table:table-cell>
          <table:table-cell office:value-type="float" office:value="-0.00965967184770511" calcext:value-type="float">
            <text:p>-0.009659671847705</text:p>
          </table:table-cell>
          <table:table-cell table:formula="of:=[.C126]*100" office:value-type="float" office:value="-0.965967184770511" calcext:value-type="float">
            <text:p>-0.965967184770511</text:p>
          </table:table-cell>
          <table:table-cell table:formula="of:=[.B12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643" calcext:value-type="float">
            <text:p>11.643</text:p>
          </table:table-cell>
          <table:table-cell office:value-type="float" office:value="0" calcext:value-type="float">
            <text:p>0</text:p>
          </table:table-cell>
          <table:table-cell office:value-type="float" office:value="-0.020689593492005" calcext:value-type="float">
            <text:p>-0.020689593492005</text:p>
          </table:table-cell>
          <table:table-cell table:formula="of:=[.C127]*100" office:value-type="float" office:value="-2.0689593492005" calcext:value-type="float">
            <text:p>-2.0689593492005</text:p>
          </table:table-cell>
          <table:table-cell table:formula="of:=[.B12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828" calcext:value-type="float">
            <text:p>11.828</text:p>
          </table:table-cell>
          <table:table-cell office:value-type="float" office:value="0" calcext:value-type="float">
            <text:p>0</text:p>
          </table:table-cell>
          <table:table-cell office:value-type="float" office:value="-0.0641053999334896" calcext:value-type="float">
            <text:p>-0.06410539993349</text:p>
          </table:table-cell>
          <table:table-cell table:formula="of:=[.C128]*100" office:value-type="float" office:value="-6.41053999334896" calcext:value-type="float">
            <text:p>-6.41053999334896</text:p>
          </table:table-cell>
          <table:table-cell table:formula="of:=[.B12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913" calcext:value-type="float">
            <text:p>11.913</text:p>
          </table:table-cell>
          <table:table-cell office:value-type="float" office:value="0" calcext:value-type="float">
            <text:p>0</text:p>
          </table:table-cell>
          <table:table-cell office:value-type="float" office:value="-0.104780167967332" calcext:value-type="float">
            <text:p>-0.104780167967332</text:p>
          </table:table-cell>
          <table:table-cell table:formula="of:=[.C129]*100" office:value-type="float" office:value="-10.4780167967332" calcext:value-type="float">
            <text:p>-10.4780167967332</text:p>
          </table:table-cell>
          <table:table-cell table:formula="of:=[.B12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979" calcext:value-type="float">
            <text:p>11.979</text:p>
          </table:table-cell>
          <table:table-cell office:value-type="float" office:value="0" calcext:value-type="float">
            <text:p>0</text:p>
          </table:table-cell>
          <table:table-cell office:value-type="float" office:value="-0.130871681238207" calcext:value-type="float">
            <text:p>-0.130871681238207</text:p>
          </table:table-cell>
          <table:table-cell table:formula="of:=[.C130]*100" office:value-type="float" office:value="-13.0871681238207" calcext:value-type="float">
            <text:p>-13.0871681238207</text:p>
          </table:table-cell>
          <table:table-cell table:formula="of:=[.B13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" calcext:value-type="float">
            <text:p>1</text:p>
          </table:table-cell>
          <table:table-cell office:value-type="float" office:value="-0.248975385495619" calcext:value-type="float">
            <text:p>-0.248975385495619</text:p>
          </table:table-cell>
          <table:table-cell table:formula="of:=[.C131]*100" office:value-type="float" office:value="-24.8975385495619" calcext:value-type="float">
            <text:p>-24.8975385495619</text:p>
          </table:table-cell>
          <table:table-cell table:formula="of:=[.B131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12.205" calcext:value-type="float">
            <text:p>12.2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32]*100" office:value-type="float" office:value="0" calcext:value-type="float">
            <text:p>0</text:p>
          </table:table-cell>
          <table:table-cell table:formula="of:=[.B132]*[.$E$1]" office:value-type="float" office:value="-4.6" calcext:value-type="float">
            <text:p>-4.6</text:p>
          </table:table-cell>
          <table:table-cell table:number-columns-repeated="4"/>
        </table:table-row>
        <table:table-row table:style-name="ro1">
          <table:table-cell office:value-type="float" office:value="12.221" calcext:value-type="float">
            <text:p>12.2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133]*100" office:value-type="float" office:value="0" calcext:value-type="float">
            <text:p>0</text:p>
          </table:table-cell>
          <table:table-cell table:formula="of:=[.B133]*[.$E$1]" office:value-type="float" office:value="-5.6" calcext:value-type="float">
            <text:p>-5.6</text:p>
          </table:table-cell>
          <table:table-cell table:number-columns-repeated="4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*100" office:value-type="float" office:value="0" calcext:value-type="float">
            <text:p>0</text:p>
          </table:table-cell>
          <table:table-cell table:formula="of:=[.B134]*[.$E$1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12.244" calcext:value-type="float">
            <text:p>12.2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35]*100" office:value-type="float" office:value="0" calcext:value-type="float">
            <text:p>0</text:p>
          </table:table-cell>
          <table:table-cell table:formula="of:=[.B135]*[.$E$1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float" office:value="12.298" calcext:value-type="float">
            <text:p>12.29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136]*100" office:value-type="float" office:value="0" calcext:value-type="float">
            <text:p>0</text:p>
          </table:table-cell>
          <table:table-cell table:formula="of:=[.B136]*[.$E$1]" office:value-type="float" office:value="-22.4" calcext:value-type="float">
            <text:p>-22.4</text:p>
          </table:table-cell>
          <table:table-cell table:number-columns-repeated="4"/>
        </table:table-row>
        <table:table-row table:style-name="ro1">
          <table:table-cell office:value-type="float" office:value="12.487" calcext:value-type="float">
            <text:p>12.487</text:p>
          </table:table-cell>
          <table:table-cell office:value-type="float" office:value="120" calcext:value-type="float">
            <text:p>120</text:p>
          </table:table-cell>
          <table:table-cell office:value-type="float" office:value="-0.00470701192415546" calcext:value-type="float">
            <text:p>-0.004707011924155</text:p>
          </table:table-cell>
          <table:table-cell table:formula="of:=[.C137]*100" office:value-type="float" office:value="-0.470701192415546" calcext:value-type="float">
            <text:p>-0.470701192415546</text:p>
          </table:table-cell>
          <table:table-cell table:formula="of:=[.B137]*[.$E$1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12.723" calcext:value-type="float">
            <text:p>12.723</text:p>
          </table:table-cell>
          <table:table-cell office:value-type="float" office:value="0" calcext:value-type="float">
            <text:p>0</text:p>
          </table:table-cell>
          <table:table-cell office:value-type="float" office:value="-0.0196540447616973" calcext:value-type="float">
            <text:p>-0.019654044761697</text:p>
          </table:table-cell>
          <table:table-cell table:formula="of:=[.C138]*100" office:value-type="float" office:value="-1.96540447616973" calcext:value-type="float">
            <text:p>-1.96540447616973</text:p>
          </table:table-cell>
          <table:table-cell table:formula="of:=[.B13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.853" calcext:value-type="float">
            <text:p>12.853</text:p>
          </table:table-cell>
          <table:table-cell office:value-type="float" office:value="0" calcext:value-type="float">
            <text:p>0</text:p>
          </table:table-cell>
          <table:table-cell office:value-type="float" office:value="-0.0415762612634513" calcext:value-type="float">
            <text:p>-0.041576261263451</text:p>
          </table:table-cell>
          <table:table-cell table:formula="of:=[.C139]*100" office:value-type="float" office:value="-4.15762612634513" calcext:value-type="float">
            <text:p>-4.15762612634513</text:p>
          </table:table-cell>
          <table:table-cell table:formula="of:=[.B13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082" calcext:value-type="float">
            <text:p>13.082</text:p>
          </table:table-cell>
          <table:table-cell office:value-type="float" office:value="0" calcext:value-type="float">
            <text:p>0</text:p>
          </table:table-cell>
          <table:table-cell office:value-type="float" office:value="-0.126402779285679" calcext:value-type="float">
            <text:p>-0.126402779285679</text:p>
          </table:table-cell>
          <table:table-cell table:formula="of:=[.C140]*100" office:value-type="float" office:value="-12.6402779285679" calcext:value-type="float">
            <text:p>-12.6402779285679</text:p>
          </table:table-cell>
          <table:table-cell table:formula="of:=[.B14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194" calcext:value-type="float">
            <text:p>13.194</text:p>
          </table:table-cell>
          <table:table-cell office:value-type="float" office:value="0" calcext:value-type="float">
            <text:p>0</text:p>
          </table:table-cell>
          <table:table-cell office:value-type="float" office:value="-0.194186023629492" calcext:value-type="float">
            <text:p>-0.194186023629492</text:p>
          </table:table-cell>
          <table:table-cell table:formula="of:=[.C141]*100" office:value-type="float" office:value="-19.4186023629492" calcext:value-type="float">
            <text:p>-19.4186023629492</text:p>
          </table:table-cell>
          <table:table-cell table:formula="of:=[.B141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369" calcext:value-type="float">
            <text:p>13.369</text:p>
          </table:table-cell>
          <table:table-cell office:value-type="float" office:value="0" calcext:value-type="float">
            <text:p>0</text:p>
          </table:table-cell>
          <table:table-cell office:value-type="float" office:value="-0.26301845495105" calcext:value-type="float">
            <text:p>-0.26301845495105</text:p>
          </table:table-cell>
          <table:table-cell table:formula="of:=[.C142]*100" office:value-type="float" office:value="-26.301845495105" calcext:value-type="float">
            <text:p>-26.301845495105</text:p>
          </table:table-cell>
          <table:table-cell table:formula="of:=[.B14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532" calcext:value-type="float">
            <text:p>13.5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*100" office:value-type="float" office:value="0" calcext:value-type="float">
            <text:p>0</text:p>
          </table:table-cell>
          <table:table-cell table:formula="of:=[.B143]*[.$E$1]" office:value-type="float" office:value="-8.2" calcext:value-type="float">
            <text:p>-8.2</text:p>
          </table:table-cell>
          <table:table-cell table:number-columns-repeated="4"/>
        </table:table-row>
        <table:table-row table:style-name="ro1">
          <table:table-cell office:value-type="float" office:value="13.645" calcext:value-type="float">
            <text:p>13.645</text:p>
          </table:table-cell>
          <table:table-cell office:value-type="float" office:value="97" calcext:value-type="float">
            <text:p>97</text:p>
          </table:table-cell>
          <table:table-cell office:value-type="float" office:value="0.00113045003224409" calcext:value-type="float">
            <text:p>0.001130450032244</text:p>
          </table:table-cell>
          <table:table-cell table:formula="of:=[.C144]*100" office:value-type="float" office:value="0.113045003224409" calcext:value-type="float">
            <text:p>0.113045003224409</text:p>
          </table:table-cell>
          <table:table-cell table:formula="of:=[.B144]*[.$E$1]" office:value-type="float" office:value="-19.4" calcext:value-type="float">
            <text:p>-19.4</text:p>
          </table:table-cell>
          <table:table-cell table:number-columns-repeated="4"/>
        </table:table-row>
        <table:table-row table:style-name="ro1">
          <table:table-cell office:value-type="float" office:value="13.756" calcext:value-type="float">
            <text:p>13.756</text:p>
          </table:table-cell>
          <table:table-cell office:value-type="float" office:value="116" calcext:value-type="float">
            <text:p>116</text:p>
          </table:table-cell>
          <table:table-cell office:value-type="float" office:value="0.00288556206057905" calcext:value-type="float">
            <text:p>0.002885562060579</text:p>
          </table:table-cell>
          <table:table-cell table:formula="of:=[.C145]*100" office:value-type="float" office:value="0.288556206057905" calcext:value-type="float">
            <text:p>0.288556206057905</text:p>
          </table:table-cell>
          <table:table-cell table:formula="of:=[.B145]*[.$E$1]" office:value-type="float" office:value="-23.2" calcext:value-type="float">
            <text:p>-23.2</text:p>
          </table:table-cell>
          <table:table-cell table:number-columns-repeated="4"/>
        </table:table-row>
        <table:table-row table:style-name="ro1">
          <table:table-cell office:value-type="float" office:value="13.885" calcext:value-type="float">
            <text:p>13.885</text:p>
          </table:table-cell>
          <table:table-cell office:value-type="float" office:value="120" calcext:value-type="float">
            <text:p>120</text:p>
          </table:table-cell>
          <table:table-cell office:value-type="float" office:value="0.00439136950236849" calcext:value-type="float">
            <text:p>0.004391369502369</text:p>
          </table:table-cell>
          <table:table-cell table:formula="of:=[.C146]*100" office:value-type="float" office:value="0.439136950236849" calcext:value-type="float">
            <text:p>0.439136950236849</text:p>
          </table:table-cell>
          <table:table-cell table:formula="of:=[.B146]*[.$E$1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14.024" calcext:value-type="float">
            <text:p>14.024</text:p>
          </table:table-cell>
          <table:table-cell office:value-type="float" office:value="124" calcext:value-type="float">
            <text:p>124</text:p>
          </table:table-cell>
          <table:table-cell office:value-type="float" office:value="0.00581149126108011" calcext:value-type="float">
            <text:p>0.00581149126108</text:p>
          </table:table-cell>
          <table:table-cell table:formula="of:=[.C147]*100" office:value-type="float" office:value="0.581149126108011" calcext:value-type="float">
            <text:p>0.581149126108011</text:p>
          </table:table-cell>
          <table:table-cell table:formula="of:=[.B147]*[.$E$1]" office:value-type="float" office:value="-24.8" calcext:value-type="float">
            <text:p>-24.8</text:p>
          </table:table-cell>
          <table:table-cell table:number-columns-repeated="4"/>
        </table:table-row>
        <table:table-row table:style-name="ro1">
          <table:table-cell office:value-type="float" office:value="14.129" calcext:value-type="float">
            <text:p>14.129</text:p>
          </table:table-cell>
          <table:table-cell office:value-type="float" office:value="0" calcext:value-type="float">
            <text:p>0</text:p>
          </table:table-cell>
          <table:table-cell office:value-type="float" office:value="0.00692214853928026" calcext:value-type="float">
            <text:p>0.00692214853928</text:p>
          </table:table-cell>
          <table:table-cell table:formula="of:=[.C148]*100" office:value-type="float" office:value="0.692214853928026" calcext:value-type="float">
            <text:p>0.692214853928026</text:p>
          </table:table-cell>
          <table:table-cell table:formula="of:=[.B14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282" calcext:value-type="float">
            <text:p>14.282</text:p>
          </table:table-cell>
          <table:table-cell office:value-type="float" office:value="0" calcext:value-type="float">
            <text:p>0</text:p>
          </table:table-cell>
          <table:table-cell office:value-type="float" office:value="0.0100975769520536" calcext:value-type="float">
            <text:p>0.010097576952054</text:p>
          </table:table-cell>
          <table:table-cell table:formula="of:=[.C149]*100" office:value-type="float" office:value="1.00975769520536" calcext:value-type="float">
            <text:p>1.00975769520536</text:p>
          </table:table-cell>
          <table:table-cell table:formula="of:=[.B14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398" calcext:value-type="float">
            <text:p>14.398</text:p>
          </table:table-cell>
          <table:table-cell office:value-type="float" office:value="0" calcext:value-type="float">
            <text:p>0</text:p>
          </table:table-cell>
          <table:table-cell office:value-type="float" office:value="0.0144410038103608" calcext:value-type="float">
            <text:p>0.014441003810361</text:p>
          </table:table-cell>
          <table:table-cell table:formula="of:=[.C150]*100" office:value-type="float" office:value="1.44410038103608" calcext:value-type="float">
            <text:p>1.44410038103608</text:p>
          </table:table-cell>
          <table:table-cell table:formula="of:=[.B15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537" calcext:value-type="float">
            <text:p>14.537</text:p>
          </table:table-cell>
          <table:table-cell office:value-type="float" office:value="-1" calcext:value-type="float">
            <text:p>-1</text:p>
          </table:table-cell>
          <table:table-cell office:value-type="float" office:value="0.0227856546918186" calcext:value-type="float">
            <text:p>0.022785654691819</text:p>
          </table:table-cell>
          <table:table-cell table:formula="of:=[.C151]*100" office:value-type="float" office:value="2.27856546918186" calcext:value-type="float">
            <text:p>2.27856546918186</text:p>
          </table:table-cell>
          <table:table-cell table:formula="of:=[.B151]*[.$E$1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.691" calcext:value-type="float">
            <text:p>14.691</text:p>
          </table:table-cell>
          <table:table-cell office:value-type="float" office:value="-2" calcext:value-type="float">
            <text:p>-2</text:p>
          </table:table-cell>
          <table:table-cell office:value-type="float" office:value="0.0438484184718187" calcext:value-type="float">
            <text:p>0.043848418471819</text:p>
          </table:table-cell>
          <table:table-cell table:formula="of:=[.C152]*100" office:value-type="float" office:value="4.38484184718187" calcext:value-type="float">
            <text:p>4.38484184718187</text:p>
          </table:table-cell>
          <table:table-cell table:formula="of:=[.B152]*[.$E$1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14.924" calcext:value-type="float">
            <text:p>14.924</text:p>
          </table:table-cell>
          <table:table-cell office:value-type="float" office:value="-2" calcext:value-type="float">
            <text:p>-2</text:p>
          </table:table-cell>
          <table:table-cell office:value-type="float" office:value="0.133597024291894" calcext:value-type="float">
            <text:p>0.133597024291894</text:p>
          </table:table-cell>
          <table:table-cell table:formula="of:=[.C153]*100" office:value-type="float" office:value="13.3597024291894" calcext:value-type="float">
            <text:p>13.3597024291894</text:p>
          </table:table-cell>
          <table:table-cell table:formula="of:=[.B153]*[.$E$1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14.951" calcext:value-type="float">
            <text:p>14.951</text:p>
          </table:table-cell>
          <table:table-cell office:value-type="float" office:value="-3" calcext:value-type="float">
            <text:p>-3</text:p>
          </table:table-cell>
          <table:table-cell office:value-type="float" office:value="0.142797439831236" calcext:value-type="float">
            <text:p>0.142797439831236</text:p>
          </table:table-cell>
          <table:table-cell table:formula="of:=[.C154]*100" office:value-type="float" office:value="14.2797439831236" calcext:value-type="float">
            <text:p>14.2797439831236</text:p>
          </table:table-cell>
          <table:table-cell table:formula="of:=[.B154]*[.$E$1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4.965" calcext:value-type="float">
            <text:p>14.965</text:p>
          </table:table-cell>
          <table:table-cell office:value-type="float" office:value="-4" calcext:value-type="float">
            <text:p>-4</text:p>
          </table:table-cell>
          <table:table-cell office:value-type="float" office:value="0.156067915443284" calcext:value-type="float">
            <text:p>0.156067915443284</text:p>
          </table:table-cell>
          <table:table-cell table:formula="of:=[.C155]*100" office:value-type="float" office:value="15.6067915443284" calcext:value-type="float">
            <text:p>15.6067915443284</text:p>
          </table:table-cell>
          <table:table-cell table:formula="of:=[.B155]*[.$E$1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-7" calcext:value-type="float">
            <text:p>-7</text:p>
          </table:table-cell>
          <table:table-cell office:value-type="float" office:value="0.160149961271844" calcext:value-type="float">
            <text:p>0.160149961271844</text:p>
          </table:table-cell>
          <table:table-cell table:formula="of:=[.C156]*100" office:value-type="float" office:value="16.0149961271844" calcext:value-type="float">
            <text:p>16.0149961271844</text:p>
          </table:table-cell>
          <table:table-cell table:formula="of:=[.B156]*[.$E$1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14.986" calcext:value-type="float">
            <text:p>14.986</text:p>
          </table:table-cell>
          <table:table-cell office:value-type="float" office:value="-9" calcext:value-type="float">
            <text:p>-9</text:p>
          </table:table-cell>
          <table:table-cell office:value-type="float" office:value="0.165762774286114" calcext:value-type="float">
            <text:p>0.165762774286114</text:p>
          </table:table-cell>
          <table:table-cell table:formula="of:=[.C157]*100" office:value-type="float" office:value="16.5762774286114" calcext:value-type="float">
            <text:p>16.5762774286114</text:p>
          </table:table-cell>
          <table:table-cell table:formula="of:=[.B157]*[.$E$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-25" calcext:value-type="float">
            <text:p>-25</text:p>
          </table:table-cell>
          <table:table-cell office:value-type="float" office:value="0.170865331571814" calcext:value-type="float">
            <text:p>0.170865331571814</text:p>
          </table:table-cell>
          <table:table-cell table:formula="of:=[.C158]*100" office:value-type="float" office:value="17.0865331571814" calcext:value-type="float">
            <text:p>17.0865331571814</text:p>
          </table:table-cell>
          <table:table-cell table:formula="of:=[.B158]*[.$E$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.071" calcext:value-type="float">
            <text:p>15.071</text:p>
          </table:table-cell>
          <table:table-cell office:value-type="float" office:value="-55" calcext:value-type="float">
            <text:p>-55</text:p>
          </table:table-cell>
          <table:table-cell office:value-type="float" office:value="0.199439652371732" calcext:value-type="float">
            <text:p>0.199439652371732</text:p>
          </table:table-cell>
          <table:table-cell table:formula="of:=[.C159]*100" office:value-type="float" office:value="19.9439652371732" calcext:value-type="float">
            <text:p>19.9439652371732</text:p>
          </table:table-cell>
          <table:table-cell table:formula="of:=[.B159]*[.$E$1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.102" calcext:value-type="float">
            <text:p>15.102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table:formula="of:=[.C160]*100" office:value-type="float" office:value="0" calcext:value-type="float">
            <text:p>0</text:p>
          </table:table-cell>
          <table:table-cell table:formula="of:=[.B160]*[.$E$1]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office:value-type="float" office:value="15.117" calcext:value-type="float">
            <text:p>15.117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table:formula="of:=[.C161]*100" office:value-type="float" office:value="0" calcext:value-type="float">
            <text:p>0</text:p>
          </table:table-cell>
          <table:table-cell table:formula="of:=[.B161]*[.$E$1]"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table:formula="of:=[.C162]*100" office:value-type="float" office:value="0" calcext:value-type="float">
            <text:p>0</text:p>
          </table:table-cell>
          <table:table-cell table:formula="of:=[.B162]*[.$E$1]"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office:value-type="float" office:value="15.212" calcext:value-type="float">
            <text:p>15.212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formula="of:=[.C163]*100" office:value-type="float" office:value="0" calcext:value-type="float">
            <text:p>0</text:p>
          </table:table-cell>
          <table:table-cell table:formula="of:=[.B163]*[.$E$1]"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float" office:value="15.352" calcext:value-type="float">
            <text:p>15.352</text:p>
          </table:table-cell>
          <table:table-cell office:value-type="float" office:value="0" calcext:value-type="float">
            <text:p>0</text:p>
          </table:table-cell>
          <table:table-cell office:value-type="float" office:value="-0.00304304167289059" calcext:value-type="float">
            <text:p>-0.003043041672891</text:p>
          </table:table-cell>
          <table:table-cell table:formula="of:=[.C164]*100" office:value-type="float" office:value="-0.304304167289059" calcext:value-type="float">
            <text:p>-0.304304167289059</text:p>
          </table:table-cell>
          <table:table-cell table:formula="of:=[.B16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.463" calcext:value-type="float">
            <text:p>15.463</text:p>
          </table:table-cell>
          <table:table-cell office:value-type="float" office:value="0" calcext:value-type="float">
            <text:p>0</text:p>
          </table:table-cell>
          <table:table-cell office:value-type="float" office:value="-0.00953627981072004" calcext:value-type="float">
            <text:p>-0.00953627981072</text:p>
          </table:table-cell>
          <table:table-cell table:formula="of:=[.C165]*100" office:value-type="float" office:value="-0.953627981072004" calcext:value-type="float">
            <text:p>-0.953627981072004</text:p>
          </table:table-cell>
          <table:table-cell table:formula="of:=[.B165]*[.$E$1]" office:value-type="float" office:value="-0" calcext:value-type="float">
            <text:p>0</text:p>
          </table:table-cell>
          <table:table-cell table:number-columns-repeated="4"/>
        </table:table-row>
      </table:table>
      <table:table table:name="Run2" table:style-name="ta1">
        <table:shapes>
          <draw:frame draw:z-index="0" draw:style-name="gr1" draw:text-style-name="P1" svg:width="22.065cm" svg:height="12.411cm" svg:x="16.006cm" svg:y="7.139cm">
            <draw:object draw:notify-on-update-of-ranges="Run2.A1:Run2.A1 Run2.A2:Run2.A438 Run2.E1:Run2.E164 Run2.D1:Run2.D164 Run2.A2:Run2.A4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im time</text:p>
          </table:table-cell>
          <table:table-cell office:value-type="string" calcext:value-type="string">
            <text:p>cam x</text:p>
          </table:table-cell>
          <table:table-cell office:value-type="string" calcext:value-type="string">
            <text:p>gazebo x</text:p>
          </table:table-cell>
          <table:table-cell office:value-type="string" calcext:value-type="string">
            <text:p>gazebo x (cm)</text:p>
          </table:table-cell>
          <table:table-cell office:value-type="string" calcext:value-type="string">
            <text:p>camera x (cm)</text:p>
          </table:table-cell>
          <table:table-cell table:number-columns-repeated="4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2" calcext:value-type="float">
            <text:p>2</text:p>
          </table:table-cell>
          <table:table-cell office:value-type="float" office:value="-0.01162244066966" calcext:value-type="float">
            <text:p>-0.01162244066966</text:p>
          </table:table-cell>
          <table:table-cell table:formula="of:=[.C2]*100" office:value-type="float" office:value="-1.162244066966" calcext:value-type="float">
            <text:p>-1.162244066966</text:p>
          </table:table-cell>
          <table:table-cell table:formula="of:=[.B2]*[.$F$2]"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/>
          <table:table-cell table:style-name="ce1" office:value-type="string" calcext:value-type="string">
            <text:p>Exp Notes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-0.0175247958906596" calcext:value-type="float">
            <text:p>-0.01752479589066</text:p>
          </table:table-cell>
          <table:table-cell table:formula="of:=[.C3]*100" office:value-type="float" office:value="-1.75247958906596" calcext:value-type="float">
            <text:p>-1.75247958906596</text:p>
          </table:table-cell>
          <table:table-cell table:formula="of:=[.B3]*[.$F$2]"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RTF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" calcext:value-type="float">
            <text:p>1</text:p>
          </table:table-cell>
          <table:table-cell office:value-type="float" office:value="-0.0296404047826566" calcext:value-type="float">
            <text:p>-0.029640404782657</text:p>
          </table:table-cell>
          <table:table-cell table:formula="of:=[.C4]*100" office:value-type="float" office:value="-2.96404047826566" calcext:value-type="float">
            <text:p>-2.96404047826566</text:p>
          </table:table-cell>
          <table:table-cell table:formula="of:=[.B4]*[.$F$2]"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Camera Res</text:p>
          </table:table-cell>
          <table:table-cell office:value-type="string" calcext:value-type="string">
            <text:p>800 x 800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4" calcext:value-type="float">
            <text:p>4</text:p>
          </table:table-cell>
          <table:table-cell office:value-type="float" office:value="-0.0412886228786471" calcext:value-type="float">
            <text:p>-0.041288622878647</text:p>
          </table:table-cell>
          <table:table-cell table:formula="of:=[.C5]*100" office:value-type="float" office:value="-4.12886228786471" calcext:value-type="float">
            <text:p>-4.12886228786471</text:p>
          </table:table-cell>
          <table:table-cell table:formula="of:=[.B5]*[.$F$2]" office:value-type="float" office:value="-0.8" calcext:value-type="float">
            <text:p>-0.8</text:p>
          </table:table-cell>
          <table:table-cell table:number-columns-repeated="2"/>
          <table:table-cell office:value-type="string" calcext:value-type="string">
            <text:p>Camera F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5" calcext:value-type="float">
            <text:p>5</text:p>
          </table:table-cell>
          <table:table-cell office:value-type="float" office:value="-0.06121565872417" calcext:value-type="float">
            <text:p>-0.06121565872417</text:p>
          </table:table-cell>
          <table:table-cell table:formula="of:=[.C6]*100" office:value-type="float" office:value="-6.121565872417" calcext:value-type="float">
            <text:p>-6.121565872417</text:p>
          </table:table-cell>
          <table:table-cell table:formula="of:=[.B6]*[.$F$2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am subscriber queue 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5" calcext:value-type="float">
            <text:p>5</text:p>
          </table:table-cell>
          <table:table-cell office:value-type="float" office:value="-0.103658089866098" calcext:value-type="float">
            <text:p>-0.103658089866098</text:p>
          </table:table-cell>
          <table:table-cell table:formula="of:=[.C7]*100" office:value-type="float" office:value="-10.3658089866098" calcext:value-type="float">
            <text:p>-10.3658089866098</text:p>
          </table:table-cell>
          <table:table-cell table:formula="of:=[.B7]*[.$F$2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Removed image display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-0.138675977987758" calcext:value-type="float">
            <text:p>-0.138675977987758</text:p>
          </table:table-cell>
          <table:table-cell table:formula="of:=[.C8]*100" office:value-type="float" office:value="-13.8675977987758" calcext:value-type="float">
            <text:p>-13.8675977987758</text:p>
          </table:table-cell>
          <table:table-cell table:formula="of:=[.B8]*[.$F$2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-0.182311416810828" calcext:value-type="float">
            <text:p>-0.182311416810828</text:p>
          </table:table-cell>
          <table:table-cell table:formula="of:=[.C9]*100" office:value-type="float" office:value="-18.2311416810828" calcext:value-type="float">
            <text:p>-18.2311416810828</text:p>
          </table:table-cell>
          <table:table-cell table:formula="of:=[.B9]*[.$F$2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office:value-type="float" office:value="-0.230053720464304" calcext:value-type="float">
            <text:p>-0.230053720464304</text:p>
          </table:table-cell>
          <table:table-cell table:formula="of:=[.C10]*100" office:value-type="float" office:value="-23.0053720464304" calcext:value-type="float">
            <text:p>-23.0053720464304</text:p>
          </table:table-cell>
          <table:table-cell table:formula="of:=[.B10]*[.$F$2]" office:value-type="float" office:value="-2.2" calcext:value-type="float">
            <text:p>-2.2</text:p>
          </table:table-cell>
          <table:table-cell table:number-columns-repeated="4"/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]*100" office:value-type="float" office:value="0" calcext:value-type="float">
            <text:p>0</text:p>
          </table:table-cell>
          <table:table-cell table:formula="of:=[.B11]*[.$F$2]" office:value-type="float" office:value="-8.8" calcext:value-type="float">
            <text:p>-8.8</text:p>
          </table:table-cell>
          <table:table-cell table:number-columns-repeated="4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2]*100" office:value-type="float" office:value="0" calcext:value-type="float">
            <text:p>0</text:p>
          </table:table-cell>
          <table:table-cell table:formula="of:=[.B12]*[.$F$2]" office:value-type="float" office:value="-11.8" calcext:value-type="float">
            <text:p>-11.8</text:p>
          </table:table-cell>
          <table:table-cell table:number-columns-repeated="4"/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3]*100" office:value-type="float" office:value="0" calcext:value-type="float">
            <text:p>0</text:p>
          </table:table-cell>
          <table:table-cell table:formula="of:=[.B13]*[.$F$2]" office:value-type="float" office:value="-15.2" calcext:value-type="float">
            <text:p>-15.2</text:p>
          </table:table-cell>
          <table:table-cell table:number-columns-repeated="4"/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4]*100" office:value-type="float" office:value="0" calcext:value-type="float">
            <text:p>0</text:p>
          </table:table-cell>
          <table:table-cell table:formula="of:=[.B14]*[.$F$2]" office:value-type="float" office:value="-18.2" calcext:value-type="float">
            <text:p>-18.2</text:p>
          </table:table-cell>
          <table:table-cell table:number-columns-repeated="4"/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5]*100" office:value-type="float" office:value="0" calcext:value-type="float">
            <text:p>0</text:p>
          </table:table-cell>
          <table:table-cell table:formula="of:=[.B15]*[.$F$2]" office:value-type="float" office:value="-21.4" calcext:value-type="float">
            <text:p>-21.4</text:p>
          </table:table-cell>
          <table:table-cell table:number-columns-repeated="4"/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115" calcext:value-type="float">
            <text:p>115</text:p>
          </table:table-cell>
          <table:table-cell office:value-type="float" office:value="0.00228236550125864" calcext:value-type="float">
            <text:p>0.002282365501259</text:p>
          </table:table-cell>
          <table:table-cell table:formula="of:=[.C16]*100" office:value-type="float" office:value="0.228236550125864" calcext:value-type="float">
            <text:p>0.228236550125864</text:p>
          </table:table-cell>
          <table:table-cell table:formula="of:=[.B16]*[.$F$2]"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116" calcext:value-type="float">
            <text:p>116</text:p>
          </table:table-cell>
          <table:table-cell office:value-type="float" office:value="0.00380360642587267" calcext:value-type="float">
            <text:p>0.003803606425873</text:p>
          </table:table-cell>
          <table:table-cell table:formula="of:=[.C17]*100" office:value-type="float" office:value="0.380360642587267" calcext:value-type="float">
            <text:p>0.380360642587267</text:p>
          </table:table-cell>
          <table:table-cell table:formula="of:=[.B17]*[.$F$2]" office:value-type="float" office:value="-23.2" calcext:value-type="float">
            <text:p>-23.2</text:p>
          </table:table-cell>
          <table:table-cell table:formula="of:=[.A17]-[.A10]" office:value-type="float" office:value="0.252" calcext:value-type="float">
            <text:p>0.252</text:p>
          </table:table-cell>
          <table:table-cell table:number-columns-repeated="3"/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" calcext:value-type="float">
            <text:p>0</text:p>
          </table:table-cell>
          <table:table-cell office:value-type="float" office:value="0.00703220506598238" calcext:value-type="float">
            <text:p>0.007032205065982</text:p>
          </table:table-cell>
          <table:table-cell table:formula="of:=[.C18]*100" office:value-type="float" office:value="0.703220506598238" calcext:value-type="float">
            <text:p>0.703220506598238</text:p>
          </table:table-cell>
          <table:table-cell table:formula="of:=[.B1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" calcext:value-type="float">
            <text:p>0</text:p>
          </table:table-cell>
          <table:table-cell office:value-type="float" office:value="0.00807547173007212" calcext:value-type="float">
            <text:p>0.008075471730072</text:p>
          </table:table-cell>
          <table:table-cell table:formula="of:=[.C19]*100" office:value-type="float" office:value="0.807547173007212" calcext:value-type="float">
            <text:p>0.807547173007212</text:p>
          </table:table-cell>
          <table:table-cell table:formula="of:=[.B1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00945930476958157" calcext:value-type="float">
            <text:p>0.009459304769582</text:p>
          </table:table-cell>
          <table:table-cell table:formula="of:=[.C20]*100" office:value-type="float" office:value="0.945930476958157" calcext:value-type="float">
            <text:p>0.945930476958157</text:p>
          </table:table-cell>
          <table:table-cell table:formula="of:=[.B2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0.0134384547834608" calcext:value-type="float">
            <text:p>0.013438454783461</text:p>
          </table:table-cell>
          <table:table-cell table:formula="of:=[.C21]*100" office:value-type="float" office:value="1.34384547834608" calcext:value-type="float">
            <text:p>1.34384547834608</text:p>
          </table:table-cell>
          <table:table-cell table:formula="of:=[.B2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" calcext:value-type="float">
            <text:p>0</text:p>
          </table:table-cell>
          <table:table-cell office:value-type="float" office:value="0.0271337709391605" calcext:value-type="float">
            <text:p>0.027133770939161</text:p>
          </table:table-cell>
          <table:table-cell table:formula="of:=[.C22]*100" office:value-type="float" office:value="2.71337709391605" calcext:value-type="float">
            <text:p>2.71337709391605</text:p>
          </table:table-cell>
          <table:table-cell table:formula="of:=[.B2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-1" calcext:value-type="float">
            <text:p>-1</text:p>
          </table:table-cell>
          <table:table-cell office:value-type="float" office:value="0.037787343302895" calcext:value-type="float">
            <text:p>0.037787343302895</text:p>
          </table:table-cell>
          <table:table-cell table:formula="of:=[.C23]*100" office:value-type="float" office:value="3.7787343302895" calcext:value-type="float">
            <text:p>3.7787343302895</text:p>
          </table:table-cell>
          <table:table-cell table:formula="of:=[.B23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-2" calcext:value-type="float">
            <text:p>-2</text:p>
          </table:table-cell>
          <table:table-cell office:value-type="float" office:value="0.0511228916896834" calcext:value-type="float">
            <text:p>0.051122891689683</text:p>
          </table:table-cell>
          <table:table-cell table:formula="of:=[.C24]*100" office:value-type="float" office:value="5.11228916896834" calcext:value-type="float">
            <text:p>5.11228916896834</text:p>
          </table:table-cell>
          <table:table-cell table:formula="of:=[.B24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-3" calcext:value-type="float">
            <text:p>-3</text:p>
          </table:table-cell>
          <table:table-cell office:value-type="float" office:value="0.0792383664395158" calcext:value-type="float">
            <text:p>0.079238366439516</text:p>
          </table:table-cell>
          <table:table-cell table:formula="of:=[.C25]*100" office:value-type="float" office:value="7.92383664395158" calcext:value-type="float">
            <text:p>7.92383664395158</text:p>
          </table:table-cell>
          <table:table-cell table:formula="of:=[.B25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-4" calcext:value-type="float">
            <text:p>-4</text:p>
          </table:table-cell>
          <table:table-cell office:value-type="float" office:value="0.0849688916779634" calcext:value-type="float">
            <text:p>0.084968891677964</text:p>
          </table:table-cell>
          <table:table-cell table:formula="of:=[.C26]*100" office:value-type="float" office:value="8.49688916779634" calcext:value-type="float">
            <text:p>8.49688916779634</text:p>
          </table:table-cell>
          <table:table-cell table:formula="of:=[.B26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-6" calcext:value-type="float">
            <text:p>-6</text:p>
          </table:table-cell>
          <table:table-cell office:value-type="float" office:value="0.0891803144541528" calcext:value-type="float">
            <text:p>0.089180314454153</text:p>
          </table:table-cell>
          <table:table-cell table:formula="of:=[.C27]*100" office:value-type="float" office:value="8.91803144541528" calcext:value-type="float">
            <text:p>8.91803144541528</text:p>
          </table:table-cell>
          <table:table-cell table:formula="of:=[.B27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-10" calcext:value-type="float">
            <text:p>-10</text:p>
          </table:table-cell>
          <table:table-cell office:value-type="float" office:value="0.125819151393507" calcext:value-type="float">
            <text:p>0.125819151393507</text:p>
          </table:table-cell>
          <table:table-cell table:formula="of:=[.C28]*100" office:value-type="float" office:value="12.5819151393507" calcext:value-type="float">
            <text:p>12.5819151393507</text:p>
          </table:table-cell>
          <table:table-cell table:formula="of:=[.B28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-12" calcext:value-type="float">
            <text:p>-12</text:p>
          </table:table-cell>
          <table:table-cell office:value-type="float" office:value="0.173344163916222" calcext:value-type="float">
            <text:p>0.173344163916222</text:p>
          </table:table-cell>
          <table:table-cell table:formula="of:=[.C29]*100" office:value-type="float" office:value="17.3344163916222" calcext:value-type="float">
            <text:p>17.3344163916222</text:p>
          </table:table-cell>
          <table:table-cell table:formula="of:=[.B29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-15" calcext:value-type="float">
            <text:p>-15</text:p>
          </table:table-cell>
          <table:table-cell office:value-type="float" office:value="0.225368611767535" calcext:value-type="float">
            <text:p>0.225368611767535</text:p>
          </table:table-cell>
          <table:table-cell table:formula="of:=[.C30]*100" office:value-type="float" office:value="22.5368611767535" calcext:value-type="float">
            <text:p>22.5368611767535</text:p>
          </table:table-cell>
          <table:table-cell table:formula="of:=[.B30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table:formula="of:=[.C31]*100" office:value-type="float" office:value="0" calcext:value-type="float">
            <text:p>0</text:p>
          </table:table-cell>
          <table:table-cell table:formula="of:=[.B31]*[.$F$2]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formula="of:=[.C32]*100" office:value-type="float" office:value="0" calcext:value-type="float">
            <text:p>0</text:p>
          </table:table-cell>
          <table:table-cell table:formula="of:=[.B32]*[.$F$2]"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office:value-type="float" office:value="2.264" calcext:value-type="float">
            <text:p>2.264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table:formula="of:=[.C33]*100" office:value-type="float" office:value="0" calcext:value-type="float">
            <text:p>0</text:p>
          </table:table-cell>
          <table:table-cell table:formula="of:=[.B33]*[.$F$2]"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office:value-type="float" office:value="2.337" calcext:value-type="float">
            <text:p>2.337</text:p>
          </table:table-cell>
          <table:table-cell office:value-type="float" office:value="-92" calcext:value-type="float">
            <text:p>-92</text:p>
          </table:table-cell>
          <table:table-cell office:value-type="float" office:value="-0.0000647097775974215" calcext:value-type="float">
            <text:p>-6.47097775974215E-05</text:p>
          </table:table-cell>
          <table:table-cell table:formula="of:=[.C34]*100" office:value-type="float" office:value="-0.00647097775974215" calcext:value-type="float">
            <text:p>-0.006470977759742</text:p>
          </table:table-cell>
          <table:table-cell table:formula="of:=[.B34]*[.$F$2]" office:value-type="float" office:value="18.4" calcext:value-type="float">
            <text:p>18.4</text:p>
          </table:table-cell>
          <table:table-cell table:number-columns-repeated="4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-101" calcext:value-type="float">
            <text:p>-101</text:p>
          </table:table-cell>
          <table:table-cell office:value-type="float" office:value="0.000689956696977335" calcext:value-type="float">
            <text:p>0.000689956696977</text:p>
          </table:table-cell>
          <table:table-cell table:formula="of:=[.C35]*100" office:value-type="float" office:value="0.0689956696977335" calcext:value-type="float">
            <text:p>0.068995669697734</text:p>
          </table:table-cell>
          <table:table-cell table:formula="of:=[.B35]*[.$F$2]" office:value-type="float" office:value="20.2" calcext:value-type="float">
            <text:p>20.2</text:p>
          </table:table-cell>
          <table:table-cell table:formula="of:=[.A35]-[.A30]" office:value-type="float" office:value="0.303" calcext:value-type="float">
            <text:p>0.303</text:p>
          </table:table-cell>
          <table:table-cell table:number-columns-repeated="3"/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0" calcext:value-type="float">
            <text:p>0</text:p>
          </table:table-cell>
          <table:table-cell office:value-type="float" office:value="0.00234672225584748" calcext:value-type="float">
            <text:p>0.002346722255847</text:p>
          </table:table-cell>
          <table:table-cell table:formula="of:=[.C36]*100" office:value-type="float" office:value="0.234672225584749" calcext:value-type="float">
            <text:p>0.234672225584749</text:p>
          </table:table-cell>
          <table:table-cell table:formula="of:=[.B3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0" calcext:value-type="float">
            <text:p>0</text:p>
          </table:table-cell>
          <table:table-cell office:value-type="float" office:value="0.00614534529612293" calcext:value-type="float">
            <text:p>0.006145345296123</text:p>
          </table:table-cell>
          <table:table-cell table:formula="of:=[.C37]*100" office:value-type="float" office:value="0.614534529612293" calcext:value-type="float">
            <text:p>0.614534529612293</text:p>
          </table:table-cell>
          <table:table-cell table:formula="of:=[.B3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669" calcext:value-type="float">
            <text:p>2.669</text:p>
          </table:table-cell>
          <table:table-cell office:value-type="float" office:value="0" calcext:value-type="float">
            <text:p>0</text:p>
          </table:table-cell>
          <table:table-cell office:value-type="float" office:value="0.00842488575886764" calcext:value-type="float">
            <text:p>0.008424885758868</text:p>
          </table:table-cell>
          <table:table-cell table:formula="of:=[.C38]*100" office:value-type="float" office:value="0.842488575886764" calcext:value-type="float">
            <text:p>0.842488575886764</text:p>
          </table:table-cell>
          <table:table-cell table:formula="of:=[.B3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0" calcext:value-type="float">
            <text:p>0</text:p>
          </table:table-cell>
          <table:table-cell office:value-type="float" office:value="0.0132974097894033" calcext:value-type="float">
            <text:p>0.013297409789403</text:p>
          </table:table-cell>
          <table:table-cell table:formula="of:=[.C39]*100" office:value-type="float" office:value="1.32974097894033" calcext:value-type="float">
            <text:p>1.32974097894033</text:p>
          </table:table-cell>
          <table:table-cell table:formula="of:=[.B3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0" calcext:value-type="float">
            <text:p>0</text:p>
          </table:table-cell>
          <table:table-cell office:value-type="float" office:value="0.0197843488698939" calcext:value-type="float">
            <text:p>0.019784348869894</text:p>
          </table:table-cell>
          <table:table-cell table:formula="of:=[.C40]*100" office:value-type="float" office:value="1.97843488698939" calcext:value-type="float">
            <text:p>1.97843488698939</text:p>
          </table:table-cell>
          <table:table-cell table:formula="of:=[.B4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0" calcext:value-type="float">
            <text:p>0</text:p>
          </table:table-cell>
          <table:table-cell office:value-type="float" office:value="0.0307384247759005" calcext:value-type="float">
            <text:p>0.030738424775901</text:p>
          </table:table-cell>
          <table:table-cell table:formula="of:=[.C41]*100" office:value-type="float" office:value="3.07384247759005" calcext:value-type="float">
            <text:p>3.07384247759005</text:p>
          </table:table-cell>
          <table:table-cell table:formula="of:=[.B4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-1" calcext:value-type="float">
            <text:p>-1</text:p>
          </table:table-cell>
          <table:table-cell office:value-type="float" office:value="0.046963943917068" calcext:value-type="float">
            <text:p>0.046963943917068</text:p>
          </table:table-cell>
          <table:table-cell table:formula="of:=[.C42]*100" office:value-type="float" office:value="4.6963943917068" calcext:value-type="float">
            <text:p>4.6963943917068</text:p>
          </table:table-cell>
          <table:table-cell table:formula="of:=[.B42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2.982" calcext:value-type="float">
            <text:p>2.982</text:p>
          </table:table-cell>
          <table:table-cell office:value-type="float" office:value="-2" calcext:value-type="float">
            <text:p>-2</text:p>
          </table:table-cell>
          <table:table-cell office:value-type="float" office:value="0.0561107087917666" calcext:value-type="float">
            <text:p>0.056110708791767</text:p>
          </table:table-cell>
          <table:table-cell table:formula="of:=[.C43]*100" office:value-type="float" office:value="5.61107087917666" calcext:value-type="float">
            <text:p>5.61107087917666</text:p>
          </table:table-cell>
          <table:table-cell table:formula="of:=[.B43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091" calcext:value-type="float">
            <text:p>3.091</text:p>
          </table:table-cell>
          <table:table-cell office:value-type="float" office:value="-2" calcext:value-type="float">
            <text:p>-2</text:p>
          </table:table-cell>
          <table:table-cell office:value-type="float" office:value="0.0880454355041396" calcext:value-type="float">
            <text:p>0.08804543550414</text:p>
          </table:table-cell>
          <table:table-cell table:formula="of:=[.C44]*100" office:value-type="float" office:value="8.80454355041396" calcext:value-type="float">
            <text:p>8.80454355041396</text:p>
          </table:table-cell>
          <table:table-cell table:formula="of:=[.B44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134" calcext:value-type="float">
            <text:p>3.134</text:p>
          </table:table-cell>
          <table:table-cell office:value-type="float" office:value="-7" calcext:value-type="float">
            <text:p>-7</text:p>
          </table:table-cell>
          <table:table-cell office:value-type="float" office:value="0.117422859832467" calcext:value-type="float">
            <text:p>0.117422859832467</text:p>
          </table:table-cell>
          <table:table-cell table:formula="of:=[.C45]*100" office:value-type="float" office:value="11.7422859832467" calcext:value-type="float">
            <text:p>11.7422859832467</text:p>
          </table:table-cell>
          <table:table-cell table:formula="of:=[.B45]*[.$F$2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-8" calcext:value-type="float">
            <text:p>-8</text:p>
          </table:table-cell>
          <table:table-cell office:value-type="float" office:value="0.146241705157572" calcext:value-type="float">
            <text:p>0.146241705157572</text:p>
          </table:table-cell>
          <table:table-cell table:formula="of:=[.C46]*100" office:value-type="float" office:value="14.6241705157572" calcext:value-type="float">
            <text:p>14.6241705157572</text:p>
          </table:table-cell>
          <table:table-cell table:formula="of:=[.B46]*[.$F$2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3.213" calcext:value-type="float">
            <text:p>3.213</text:p>
          </table:table-cell>
          <table:table-cell office:value-type="float" office:value="-12" calcext:value-type="float">
            <text:p>-12</text:p>
          </table:table-cell>
          <table:table-cell office:value-type="float" office:value="0.154692562302816" calcext:value-type="float">
            <text:p>0.154692562302816</text:p>
          </table:table-cell>
          <table:table-cell table:formula="of:=[.C47]*100" office:value-type="float" office:value="15.4692562302816" calcext:value-type="float">
            <text:p>15.4692562302816</text:p>
          </table:table-cell>
          <table:table-cell table:formula="of:=[.B47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-14" calcext:value-type="float">
            <text:p>-14</text:p>
          </table:table-cell>
          <table:table-cell office:value-type="float" office:value="0.18949020937147" calcext:value-type="float">
            <text:p>0.18949020937147</text:p>
          </table:table-cell>
          <table:table-cell table:formula="of:=[.C48]*100" office:value-type="float" office:value="18.949020937147" calcext:value-type="float">
            <text:p>18.949020937147</text:p>
          </table:table-cell>
          <table:table-cell table:formula="of:=[.B48]*[.$F$2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float" office:value="3.358" calcext:value-type="float">
            <text:p>3.358</text:p>
          </table:table-cell>
          <table:table-cell office:value-type="float" office:value="-20" calcext:value-type="float">
            <text:p>-20</text:p>
          </table:table-cell>
          <table:table-cell office:value-type="float" office:value="0.225779184171638" calcext:value-type="float">
            <text:p>0.225779184171638</text:p>
          </table:table-cell>
          <table:table-cell table:formula="of:=[.C49]*100" office:value-type="float" office:value="22.5779184171638" calcext:value-type="float">
            <text:p>22.5779184171638</text:p>
          </table:table-cell>
          <table:table-cell table:formula="of:=[.B49]*[.$F$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.382" calcext:value-type="float">
            <text:p>3.38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formula="of:=[.C50]*100" office:value-type="float" office:value="0" calcext:value-type="float">
            <text:p>0</text:p>
          </table:table-cell>
          <table:table-cell table:formula="of:=[.B50]*[.$F$2]" office:value-type="float" office:value="12.6" calcext:value-type="float">
            <text:p>12.6</text:p>
          </table:table-cell>
          <table:table-cell table:number-columns-repeated="4"/>
        </table:table-row>
        <table:table-row table:style-name="ro1">
          <table:table-cell office:value-type="float" office:value="3.448" calcext:value-type="float">
            <text:p>3.448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table:formula="of:=[.C51]*100" office:value-type="float" office:value="0" calcext:value-type="float">
            <text:p>0</text:p>
          </table:table-cell>
          <table:table-cell table:formula="of:=[.B51]*[.$F$2]"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office:value-type="float" office:value="3.533" calcext:value-type="float">
            <text:p>3.533</text:p>
          </table:table-cell>
          <table:table-cell office:value-type="float" office:value="-79" calcext:value-type="float">
            <text:p>-79</text:p>
          </table:table-cell>
          <table:table-cell office:value-type="float" office:value="0.000142146096937995" calcext:value-type="float">
            <text:p>0.000142146096938</text:p>
          </table:table-cell>
          <table:table-cell table:formula="of:=[.C52]*100" office:value-type="float" office:value="0.0142146096937995" calcext:value-type="float">
            <text:p>0.0142146096938</text:p>
          </table:table-cell>
          <table:table-cell table:formula="of:=[.B52]*[.$F$2]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office:value-type="float" office:value="3.614" calcext:value-type="float">
            <text:p>3.614</text:p>
          </table:table-cell>
          <table:table-cell office:value-type="float" office:value="-94" calcext:value-type="float">
            <text:p>-94</text:p>
          </table:table-cell>
          <table:table-cell office:value-type="float" office:value="0.00519552385061369" calcext:value-type="float">
            <text:p>0.005195523850614</text:p>
          </table:table-cell>
          <table:table-cell table:formula="of:=[.C53]*100" office:value-type="float" office:value="0.519552385061368" calcext:value-type="float">
            <text:p>0.519552385061368</text:p>
          </table:table-cell>
          <table:table-cell table:formula="of:=[.B53]*[.$F$2]"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office:value-type="float" office:value="3.636" calcext:value-type="float">
            <text:p>3.636</text:p>
          </table:table-cell>
          <table:table-cell office:value-type="float" office:value="-101" calcext:value-type="float">
            <text:p>-101</text:p>
          </table:table-cell>
          <table:table-cell office:value-type="float" office:value="0.00750284391383342" calcext:value-type="float">
            <text:p>0.007502843913833</text:p>
          </table:table-cell>
          <table:table-cell table:formula="of:=[.C54]*100" office:value-type="float" office:value="0.750284391383342" calcext:value-type="float">
            <text:p>0.750284391383342</text:p>
          </table:table-cell>
          <table:table-cell table:formula="of:=[.B54]*[.$F$2]" office:value-type="float" office:value="20.2" calcext:value-type="float">
            <text:p>20.2</text:p>
          </table:table-cell>
          <table:table-cell table:number-columns-repeated="4"/>
        </table:table-row>
        <table:table-row table:style-name="ro1">
          <table:table-cell office:value-type="float" office:value="3.736" calcext:value-type="float">
            <text:p>3.736</text:p>
          </table:table-cell>
          <table:table-cell office:value-type="float" office:value="-109" calcext:value-type="float">
            <text:p>-109</text:p>
          </table:table-cell>
          <table:table-cell office:value-type="float" office:value="0.0176668058511925" calcext:value-type="float">
            <text:p>0.017666805851193</text:p>
          </table:table-cell>
          <table:table-cell table:formula="of:=[.C55]*100" office:value-type="float" office:value="1.76668058511925" calcext:value-type="float">
            <text:p>1.76668058511925</text:p>
          </table:table-cell>
          <table:table-cell table:formula="of:=[.B55]*[.$F$2]" office:value-type="float" office:value="21.8" calcext:value-type="float">
            <text:p>21.8</text:p>
          </table:table-cell>
          <table:table-cell table:number-columns-repeated="4"/>
        </table:table-row>
        <table:table-row table:style-name="ro1">
          <table:table-cell office:value-type="float" office:value="3.804" calcext:value-type="float">
            <text:p>3.804</text:p>
          </table:table-cell>
          <table:table-cell office:value-type="float" office:value="0" calcext:value-type="float">
            <text:p>0</text:p>
          </table:table-cell>
          <table:table-cell office:value-type="float" office:value="0.0266367888141631" calcext:value-type="float">
            <text:p>0.026636788814163</text:p>
          </table:table-cell>
          <table:table-cell table:formula="of:=[.C56]*100" office:value-type="float" office:value="2.66367888141631" calcext:value-type="float">
            <text:p>2.66367888141631</text:p>
          </table:table-cell>
          <table:table-cell table:formula="of:=[.B5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862" calcext:value-type="float">
            <text:p>3.862</text:p>
          </table:table-cell>
          <table:table-cell office:value-type="float" office:value="0" calcext:value-type="float">
            <text:p>0</text:p>
          </table:table-cell>
          <table:table-cell office:value-type="float" office:value="0.037231999474467" calcext:value-type="float">
            <text:p>0.037231999474467</text:p>
          </table:table-cell>
          <table:table-cell table:formula="of:=[.C57]*100" office:value-type="float" office:value="3.7231999474467" calcext:value-type="float">
            <text:p>3.7231999474467</text:p>
          </table:table-cell>
          <table:table-cell table:formula="of:=[.B5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894" calcext:value-type="float">
            <text:p>3.894</text:p>
          </table:table-cell>
          <table:table-cell office:value-type="float" office:value="0" calcext:value-type="float">
            <text:p>0</text:p>
          </table:table-cell>
          <table:table-cell office:value-type="float" office:value="0.0430001520531278" calcext:value-type="float">
            <text:p>0.043000152053128</text:p>
          </table:table-cell>
          <table:table-cell table:formula="of:=[.C58]*100" office:value-type="float" office:value="4.30001520531278" calcext:value-type="float">
            <text:p>4.30001520531278</text:p>
          </table:table-cell>
          <table:table-cell table:formula="of:=[.B5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1" calcext:value-type="float">
            <text:p>-1</text:p>
          </table:table-cell>
          <table:table-cell office:value-type="float" office:value="0.0461938689312284" calcext:value-type="float">
            <text:p>0.046193868931228</text:p>
          </table:table-cell>
          <table:table-cell table:formula="of:=[.C59]*100" office:value-type="float" office:value="4.61938689312284" calcext:value-type="float">
            <text:p>4.61938689312284</text:p>
          </table:table-cell>
          <table:table-cell table:formula="of:=[.B5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.906" calcext:value-type="float">
            <text:p>3.906</text:p>
          </table:table-cell>
          <table:table-cell office:value-type="float" office:value="-2" calcext:value-type="float">
            <text:p>-2</text:p>
          </table:table-cell>
          <table:table-cell office:value-type="float" office:value="0.0474657361676659" calcext:value-type="float">
            <text:p>0.047465736167666</text:p>
          </table:table-cell>
          <table:table-cell table:formula="of:=[.C60]*100" office:value-type="float" office:value="4.74657361676659" calcext:value-type="float">
            <text:p>4.74657361676659</text:p>
          </table:table-cell>
          <table:table-cell table:formula="of:=[.B60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-5" calcext:value-type="float">
            <text:p>-5</text:p>
          </table:table-cell>
          <table:table-cell office:value-type="float" office:value="0.0493020648349441" calcext:value-type="float">
            <text:p>0.049302064834944</text:p>
          </table:table-cell>
          <table:table-cell table:formula="of:=[.C61]*100" office:value-type="float" office:value="4.93020648349441" calcext:value-type="float">
            <text:p>4.93020648349441</text:p>
          </table:table-cell>
          <table:table-cell table:formula="of:=[.B61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.923" calcext:value-type="float">
            <text:p>3.923</text:p>
          </table:table-cell>
          <table:table-cell office:value-type="float" office:value="-12" calcext:value-type="float">
            <text:p>-12</text:p>
          </table:table-cell>
          <table:table-cell office:value-type="float" office:value="0.0528497941159341" calcext:value-type="float">
            <text:p>0.052849794115934</text:p>
          </table:table-cell>
          <table:table-cell table:formula="of:=[.C62]*100" office:value-type="float" office:value="5.28497941159341" calcext:value-type="float">
            <text:p>5.28497941159341</text:p>
          </table:table-cell>
          <table:table-cell table:formula="of:=[.B62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3.928" calcext:value-type="float">
            <text:p>3.928</text:p>
          </table:table-cell>
          <table:table-cell office:value-type="float" office:value="-15" calcext:value-type="float">
            <text:p>-15</text:p>
          </table:table-cell>
          <table:table-cell office:value-type="float" office:value="0.0542571342879772" calcext:value-type="float">
            <text:p>0.054257134287977</text:p>
          </table:table-cell>
          <table:table-cell table:formula="of:=[.C63]*100" office:value-type="float" office:value="5.42571342879772" calcext:value-type="float">
            <text:p>5.42571342879772</text:p>
          </table:table-cell>
          <table:table-cell table:formula="of:=[.B63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-18" calcext:value-type="float">
            <text:p>-18</text:p>
          </table:table-cell>
          <table:table-cell office:value-type="float" office:value="0.0562948762208759" calcext:value-type="float">
            <text:p>0.056294876220876</text:p>
          </table:table-cell>
          <table:table-cell table:formula="of:=[.C64]*100" office:value-type="float" office:value="5.62948762208759" calcext:value-type="float">
            <text:p>5.62948762208759</text:p>
          </table:table-cell>
          <table:table-cell table:formula="of:=[.B64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21" calcext:value-type="float">
            <text:p>-21</text:p>
          </table:table-cell>
          <table:table-cell office:value-type="float" office:value="0.0596382187004736" calcext:value-type="float">
            <text:p>0.059638218700474</text:p>
          </table:table-cell>
          <table:table-cell table:formula="of:=[.C65]*100" office:value-type="float" office:value="5.96382187004736" calcext:value-type="float">
            <text:p>5.96382187004736</text:p>
          </table:table-cell>
          <table:table-cell table:formula="of:=[.B65]*[.$F$2]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4.011" calcext:value-type="float">
            <text:p>4.011</text:p>
          </table:table-cell>
          <table:table-cell office:value-type="float" office:value="-26" calcext:value-type="float">
            <text:p>-26</text:p>
          </table:table-cell>
          <table:table-cell office:value-type="float" office:value="0.0821474818622709" calcext:value-type="float">
            <text:p>0.082147481862271</text:p>
          </table:table-cell>
          <table:table-cell table:formula="of:=[.C66]*100" office:value-type="float" office:value="8.21474818622709" calcext:value-type="float">
            <text:p>8.21474818622709</text:p>
          </table:table-cell>
          <table:table-cell table:formula="of:=[.B66]*[.$F$2]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float" office:value="4.091" calcext:value-type="float">
            <text:p>4.091</text:p>
          </table:table-cell>
          <table:table-cell office:value-type="float" office:value="-31" calcext:value-type="float">
            <text:p>-31</text:p>
          </table:table-cell>
          <table:table-cell office:value-type="float" office:value="0.114071317597608" calcext:value-type="float">
            <text:p>0.114071317597608</text:p>
          </table:table-cell>
          <table:table-cell table:formula="of:=[.C67]*100" office:value-type="float" office:value="11.4071317597608" calcext:value-type="float">
            <text:p>11.4071317597608</text:p>
          </table:table-cell>
          <table:table-cell table:formula="of:=[.B67]*[.$F$2]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36" calcext:value-type="float">
            <text:p>-36</text:p>
          </table:table-cell>
          <table:table-cell office:value-type="float" office:value="0.144925218635707" calcext:value-type="float">
            <text:p>0.144925218635707</text:p>
          </table:table-cell>
          <table:table-cell table:formula="of:=[.C68]*100" office:value-type="float" office:value="14.4925218635707" calcext:value-type="float">
            <text:p>14.4925218635707</text:p>
          </table:table-cell>
          <table:table-cell table:formula="of:=[.B68]*[.$F$2]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float" office:value="4.201" calcext:value-type="float">
            <text:p>4.201</text:p>
          </table:table-cell>
          <table:table-cell office:value-type="float" office:value="-43" calcext:value-type="float">
            <text:p>-43</text:p>
          </table:table-cell>
          <table:table-cell office:value-type="float" office:value="0.173663592502745" calcext:value-type="float">
            <text:p>0.173663592502745</text:p>
          </table:table-cell>
          <table:table-cell table:formula="of:=[.C69]*100" office:value-type="float" office:value="17.3663592502745" calcext:value-type="float">
            <text:p>17.3663592502745</text:p>
          </table:table-cell>
          <table:table-cell table:formula="of:=[.B69]*[.$F$2]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float" office:value="4.287" calcext:value-type="float">
            <text:p>4.287</text:p>
          </table:table-cell>
          <table:table-cell office:value-type="float" office:value="-50" calcext:value-type="float">
            <text:p>-50</text:p>
          </table:table-cell>
          <table:table-cell office:value-type="float" office:value="0.221028690172493" calcext:value-type="float">
            <text:p>0.221028690172493</text:p>
          </table:table-cell>
          <table:table-cell table:formula="of:=[.C70]*100" office:value-type="float" office:value="22.1028690172493" calcext:value-type="float">
            <text:p>22.1028690172493</text:p>
          </table:table-cell>
          <table:table-cell table:formula="of:=[.B70]*[.$F$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.309" calcext:value-type="float">
            <text:p>4.309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table:formula="of:=[.C71]*100" office:value-type="float" office:value="0" calcext:value-type="float">
            <text:p>0</text:p>
          </table:table-cell>
          <table:table-cell table:formula="of:=[.B71]*[.$F$2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.313" calcext:value-type="float">
            <text:p>4.313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table:formula="of:=[.C72]*100" office:value-type="float" office:value="0" calcext:value-type="float">
            <text:p>0</text:p>
          </table:table-cell>
          <table:table-cell table:formula="of:=[.B72]*[.$F$2]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table:formula="of:=[.C73]*100" office:value-type="float" office:value="0" calcext:value-type="float">
            <text:p>0</text:p>
          </table:table-cell>
          <table:table-cell table:formula="of:=[.B73]*[.$F$2]" office:value-type="float" office:value="18.2" calcext:value-type="float">
            <text:p>18.2</text:p>
          </table:table-cell>
          <table:table-cell table:number-columns-repeated="4"/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formula="of:=[.C74]*100" office:value-type="float" office:value="0" calcext:value-type="float">
            <text:p>0</text:p>
          </table:table-cell>
          <table:table-cell table:formula="of:=[.B74]*[.$F$2]" office:value-type="float" office:value="19.8" calcext:value-type="float">
            <text:p>19.8</text:p>
          </table:table-cell>
          <table:table-cell table:number-columns-repeated="4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formula="of:=[.C75]*100" office:value-type="float" office:value="0" calcext:value-type="float">
            <text:p>0</text:p>
          </table:table-cell>
          <table:table-cell table:formula="of:=[.B75]*[.$F$2]" office:value-type="float" office:value="21.4" calcext:value-type="float">
            <text:p>21.4</text:p>
          </table:table-cell>
          <table:table-cell table:number-columns-repeated="4"/>
        </table:table-row>
        <table:table-row table:style-name="ro1">
          <table:table-cell office:value-type="float" office:value="4.439" calcext:value-type="float">
            <text:p>4.4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*100" office:value-type="float" office:value="0" calcext:value-type="float">
            <text:p>0</text:p>
          </table:table-cell>
          <table:table-cell table:formula="of:=[.B7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529" calcext:value-type="float">
            <text:p>4.529</text:p>
          </table:table-cell>
          <table:table-cell office:value-type="float" office:value="0" calcext:value-type="float">
            <text:p>0</text:p>
          </table:table-cell>
          <table:table-cell office:value-type="float" office:value="-0.00422217941508676" calcext:value-type="float">
            <text:p>-0.004222179415087</text:p>
          </table:table-cell>
          <table:table-cell table:formula="of:=[.C77]*100" office:value-type="float" office:value="-0.422217941508676" calcext:value-type="float">
            <text:p>-0.422217941508676</text:p>
          </table:table-cell>
          <table:table-cell table:formula="of:=[.B7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16" calcext:value-type="float">
            <text:p>4.616</text:p>
          </table:table-cell>
          <table:table-cell office:value-type="float" office:value="0" calcext:value-type="float">
            <text:p>0</text:p>
          </table:table-cell>
          <table:table-cell office:value-type="float" office:value="-0.0101782003947748" calcext:value-type="float">
            <text:p>-0.010178200394775</text:p>
          </table:table-cell>
          <table:table-cell table:formula="of:=[.C78]*100" office:value-type="float" office:value="-1.01782003947748" calcext:value-type="float">
            <text:p>-1.01782003947748</text:p>
          </table:table-cell>
          <table:table-cell table:formula="of:=[.B7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88" calcext:value-type="float">
            <text:p>4.688</text:p>
          </table:table-cell>
          <table:table-cell office:value-type="float" office:value="0" calcext:value-type="float">
            <text:p>0</text:p>
          </table:table-cell>
          <table:table-cell office:value-type="float" office:value="-0.0170726171937926" calcext:value-type="float">
            <text:p>-0.017072617193793</text:p>
          </table:table-cell>
          <table:table-cell table:formula="of:=[.C79]*100" office:value-type="float" office:value="-1.70726171937926" calcext:value-type="float">
            <text:p>-1.70726171937926</text:p>
          </table:table-cell>
          <table:table-cell table:formula="of:=[.B7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762" calcext:value-type="float">
            <text:p>4.762</text:p>
          </table:table-cell>
          <table:table-cell office:value-type="float" office:value="0" calcext:value-type="float">
            <text:p>0</text:p>
          </table:table-cell>
          <table:table-cell office:value-type="float" office:value="-0.0265956577203994" calcext:value-type="float">
            <text:p>-0.026595657720399</text:p>
          </table:table-cell>
          <table:table-cell table:formula="of:=[.C80]*100" office:value-type="float" office:value="-2.65956577203994" calcext:value-type="float">
            <text:p>-2.65956577203994</text:p>
          </table:table-cell>
          <table:table-cell table:formula="of:=[.B8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794" calcext:value-type="float">
            <text:p>4.794</text:p>
          </table:table-cell>
          <table:table-cell office:value-type="float" office:value="1" calcext:value-type="float">
            <text:p>1</text:p>
          </table:table-cell>
          <table:table-cell office:value-type="float" office:value="-0.0335056183773411" calcext:value-type="float">
            <text:p>-0.033505618377341</text:p>
          </table:table-cell>
          <table:table-cell table:formula="of:=[.C81]*100" office:value-type="float" office:value="-3.35056183773411" calcext:value-type="float">
            <text:p>-3.35056183773411</text:p>
          </table:table-cell>
          <table:table-cell table:formula="of:=[.B81]*[.$F$2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4.797" calcext:value-type="float">
            <text:p>4.797</text:p>
          </table:table-cell>
          <table:table-cell office:value-type="float" office:value="2" calcext:value-type="float">
            <text:p>2</text:p>
          </table:table-cell>
          <table:table-cell office:value-type="float" office:value="-0.0349075717994681" calcext:value-type="float">
            <text:p>-0.034907571799468</text:p>
          </table:table-cell>
          <table:table-cell table:formula="of:=[.C82]*100" office:value-type="float" office:value="-3.49075717994681" calcext:value-type="float">
            <text:p>-3.49075717994681</text:p>
          </table:table-cell>
          <table:table-cell table:formula="of:=[.B82]*[.$F$2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4.861" calcext:value-type="float">
            <text:p>4.861</text:p>
          </table:table-cell>
          <table:table-cell office:value-type="float" office:value="3" calcext:value-type="float">
            <text:p>3</text:p>
          </table:table-cell>
          <table:table-cell office:value-type="float" office:value="-0.0491533816583847" calcext:value-type="float">
            <text:p>-0.049153381658385</text:p>
          </table:table-cell>
          <table:table-cell table:formula="of:=[.C83]*100" office:value-type="float" office:value="-4.91533816583847" calcext:value-type="float">
            <text:p>-4.91533816583847</text:p>
          </table:table-cell>
          <table:table-cell table:formula="of:=[.B83]*[.$F$2]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4.944" calcext:value-type="float">
            <text:p>4.944</text:p>
          </table:table-cell>
          <table:table-cell office:value-type="float" office:value="4" calcext:value-type="float">
            <text:p>4</text:p>
          </table:table-cell>
          <table:table-cell office:value-type="float" office:value="-0.0718435200536272" calcext:value-type="float">
            <text:p>-0.071843520053627</text:p>
          </table:table-cell>
          <table:table-cell table:formula="of:=[.C84]*100" office:value-type="float" office:value="-7.18435200536272" calcext:value-type="float">
            <text:p>-7.18435200536272</text:p>
          </table:table-cell>
          <table:table-cell table:formula="of:=[.B84]*[.$F$2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4.952" calcext:value-type="float">
            <text:p>4.952</text:p>
          </table:table-cell>
          <table:table-cell office:value-type="float" office:value="7" calcext:value-type="float">
            <text:p>7</text:p>
          </table:table-cell>
          <table:table-cell office:value-type="float" office:value="-0.0786274434846418" calcext:value-type="float">
            <text:p>-0.078627443484642</text:p>
          </table:table-cell>
          <table:table-cell table:formula="of:=[.C85]*100" office:value-type="float" office:value="-7.86274434846418" calcext:value-type="float">
            <text:p>-7.86274434846418</text:p>
          </table:table-cell>
          <table:table-cell table:formula="of:=[.B85]*[.$F$2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5.026" calcext:value-type="float">
            <text:p>5.026</text:p>
          </table:table-cell>
          <table:table-cell office:value-type="float" office:value="11" calcext:value-type="float">
            <text:p>11</text:p>
          </table:table-cell>
          <table:table-cell office:value-type="float" office:value="-0.106911612109201" calcext:value-type="float">
            <text:p>-0.106911612109201</text:p>
          </table:table-cell>
          <table:table-cell table:formula="of:=[.C86]*100" office:value-type="float" office:value="-10.6911612109201" calcext:value-type="float">
            <text:p>-10.6911612109201</text:p>
          </table:table-cell>
          <table:table-cell table:formula="of:=[.B86]*[.$F$2]" office:value-type="float" office:value="-2.2" calcext:value-type="float">
            <text:p>-2.2</text:p>
          </table:table-cell>
          <table:table-cell table:number-columns-repeated="4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3" calcext:value-type="float">
            <text:p>13</text:p>
          </table:table-cell>
          <table:table-cell office:value-type="float" office:value="-0.126631534813959" calcext:value-type="float">
            <text:p>-0.126631534813959</text:p>
          </table:table-cell>
          <table:table-cell table:formula="of:=[.C87]*100" office:value-type="float" office:value="-12.6631534813959" calcext:value-type="float">
            <text:p>-12.6631534813959</text:p>
          </table:table-cell>
          <table:table-cell table:formula="of:=[.B87]*[.$F$2]" office:value-type="float" office:value="-2.6" calcext:value-type="float">
            <text:p>-2.6</text:p>
          </table:table-cell>
          <table:table-cell table:number-columns-repeated="4"/>
        </table:table-row>
        <table:table-row table:style-name="ro1">
          <table:table-cell office:value-type="float" office:value="5.126" calcext:value-type="float">
            <text:p>5.126</text:p>
          </table:table-cell>
          <table:table-cell office:value-type="float" office:value="16" calcext:value-type="float">
            <text:p>16</text:p>
          </table:table-cell>
          <table:table-cell office:value-type="float" office:value="-0.160620398307029" calcext:value-type="float">
            <text:p>-0.160620398307029</text:p>
          </table:table-cell>
          <table:table-cell table:formula="of:=[.C88]*100" office:value-type="float" office:value="-16.0620398307029" calcext:value-type="float">
            <text:p>-16.0620398307029</text:p>
          </table:table-cell>
          <table:table-cell table:formula="of:=[.B88]*[.$F$2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0" calcext:value-type="float">
            <text:p>20</text:p>
          </table:table-cell>
          <table:table-cell office:value-type="float" office:value="-0.169648690172375" calcext:value-type="float">
            <text:p>-0.169648690172375</text:p>
          </table:table-cell>
          <table:table-cell table:formula="of:=[.C89]*100" office:value-type="float" office:value="-16.9648690172375" calcext:value-type="float">
            <text:p>-16.9648690172375</text:p>
          </table:table-cell>
          <table:table-cell table:formula="of:=[.B89]*[.$F$2]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8" calcext:value-type="float">
            <text:p>28</text:p>
          </table:table-cell>
          <table:table-cell office:value-type="float" office:value="-0.205761857633762" calcext:value-type="float">
            <text:p>-0.205761857633762</text:p>
          </table:table-cell>
          <table:table-cell table:formula="of:=[.C90]*100" office:value-type="float" office:value="-20.5761857633762" calcext:value-type="float">
            <text:p>-20.5761857633762</text:p>
          </table:table-cell>
          <table:table-cell table:formula="of:=[.B90]*[.$F$2]" office:value-type="float" office:value="-5.6" calcext:value-type="float">
            <text:p>-5.6</text:p>
          </table:table-cell>
          <table:table-cell table:number-columns-repeated="4"/>
        </table:table-row>
        <table:table-row table:style-name="ro1">
          <table:table-cell office:value-type="float" office:value="5.252" calcext:value-type="float">
            <text:p>5.25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91]*100" office:value-type="float" office:value="0" calcext:value-type="float">
            <text:p>0</text:p>
          </table:table-cell>
          <table:table-cell table:formula="of:=[.B91]*[.$F$2]" office:value-type="float" office:value="-10.8" calcext:value-type="float">
            <text:p>-10.8</text:p>
          </table:table-cell>
          <table:table-cell table:number-columns-repeated="4"/>
        </table:table-row>
        <table:table-row table:style-name="ro1">
          <table:table-cell office:value-type="float" office:value="5.313" calcext:value-type="float">
            <text:p>5.31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92]*100" office:value-type="float" office:value="0" calcext:value-type="float">
            <text:p>0</text:p>
          </table:table-cell>
          <table:table-cell table:formula="of:=[.B92]*[.$F$2]" office:value-type="float" office:value="-12.6" calcext:value-type="float">
            <text:p>-12.6</text:p>
          </table:table-cell>
          <table:table-cell table:number-columns-repeated="4"/>
        </table:table-row>
        <table:table-row table:style-name="ro1">
          <table:table-cell office:value-type="float" office:value="5.387" calcext:value-type="float">
            <text:p>5.387</text:p>
          </table:table-cell>
          <table:table-cell office:value-type="float" office:value="72" calcext:value-type="float">
            <text:p>72</text:p>
          </table:table-cell>
          <table:table-cell office:value-type="float" office:value="0.0000780676595437071" calcext:value-type="float">
            <text:p>7.80676595437071E-05</text:p>
          </table:table-cell>
          <table:table-cell table:formula="of:=[.C93]*100" office:value-type="float" office:value="0.00780676595437071" calcext:value-type="float">
            <text:p>0.007806765954371</text:p>
          </table:table-cell>
          <table:table-cell table:formula="of:=[.B93]*[.$F$2]" office:value-type="float" office:value="-14.4" calcext:value-type="float">
            <text:p>-14.4</text:p>
          </table:table-cell>
          <table:table-cell table:number-columns-repeated="4"/>
        </table:table-row>
        <table:table-row table:style-name="ro1">
          <table:table-cell office:value-type="float" office:value="5.452" calcext:value-type="float">
            <text:p>5.452</text:p>
          </table:table-cell>
          <table:table-cell office:value-type="float" office:value="80" calcext:value-type="float">
            <text:p>80</text:p>
          </table:table-cell>
          <table:table-cell office:value-type="float" office:value="0.00196054109905334" calcext:value-type="float">
            <text:p>0.001960541099053</text:p>
          </table:table-cell>
          <table:table-cell table:formula="of:=[.C94]*100" office:value-type="float" office:value="0.196054109905334" calcext:value-type="float">
            <text:p>0.196054109905334</text:p>
          </table:table-cell>
          <table:table-cell table:formula="of:=[.B94]*[.$F$2]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5.492" calcext:value-type="float">
            <text:p>5.492</text:p>
          </table:table-cell>
          <table:table-cell office:value-type="float" office:value="87" calcext:value-type="float">
            <text:p>87</text:p>
          </table:table-cell>
          <table:table-cell office:value-type="float" office:value="0.003296053761238" calcext:value-type="float">
            <text:p>0.003296053761238</text:p>
          </table:table-cell>
          <table:table-cell table:formula="of:=[.C95]*100" office:value-type="float" office:value="0.3296053761238" calcext:value-type="float">
            <text:p>0.3296053761238</text:p>
          </table:table-cell>
          <table:table-cell table:formula="of:=[.B95]*[.$F$2]" office:value-type="float" office:value="-17.4" calcext:value-type="float">
            <text:p>-17.4</text:p>
          </table:table-cell>
          <table:table-cell table:number-columns-repeated="4"/>
        </table:table-row>
        <table:table-row table:style-name="ro1">
          <table:table-cell office:value-type="float" office:value="5.552" calcext:value-type="float">
            <text:p>5.552</text:p>
          </table:table-cell>
          <table:table-cell office:value-type="float" office:value="96" calcext:value-type="float">
            <text:p>96</text:p>
          </table:table-cell>
          <table:table-cell office:value-type="float" office:value="0.00505264504608008" calcext:value-type="float">
            <text:p>0.00505264504608</text:p>
          </table:table-cell>
          <table:table-cell table:formula="of:=[.C96]*100" office:value-type="float" office:value="0.505264504608008" calcext:value-type="float">
            <text:p>0.505264504608008</text:p>
          </table:table-cell>
          <table:table-cell table:formula="of:=[.B96]*[.$F$2]" office:value-type="float" office:value="-19.2" calcext:value-type="float">
            <text:p>-19.2</text:p>
          </table:table-cell>
          <table:table-cell table:number-columns-repeated="4"/>
        </table:table-row>
        <table:table-row table:style-name="ro1">
          <table:table-cell office:value-type="float" office:value="5.612" calcext:value-type="float">
            <text:p>5.612</text:p>
          </table:table-cell>
          <table:table-cell office:value-type="float" office:value="0" calcext:value-type="float">
            <text:p>0</text:p>
          </table:table-cell>
          <table:table-cell office:value-type="float" office:value="0.00748757744849078" calcext:value-type="float">
            <text:p>0.007487577448491</text:p>
          </table:table-cell>
          <table:table-cell table:formula="of:=[.C97]*100" office:value-type="float" office:value="0.748757744849078" calcext:value-type="float">
            <text:p>0.748757744849078</text:p>
          </table:table-cell>
          <table:table-cell table:formula="of:=[.B9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671" calcext:value-type="float">
            <text:p>5.671</text:p>
          </table:table-cell>
          <table:table-cell office:value-type="float" office:value="0" calcext:value-type="float">
            <text:p>0</text:p>
          </table:table-cell>
          <table:table-cell office:value-type="float" office:value="0.0109688194678086" calcext:value-type="float">
            <text:p>0.010968819467809</text:p>
          </table:table-cell>
          <table:table-cell table:formula="of:=[.C98]*100" office:value-type="float" office:value="1.09688194678086" calcext:value-type="float">
            <text:p>1.09688194678086</text:p>
          </table:table-cell>
          <table:table-cell table:formula="of:=[.B9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681" calcext:value-type="float">
            <text:p>5.681</text:p>
          </table:table-cell>
          <table:table-cell office:value-type="float" office:value="0" calcext:value-type="float">
            <text:p>0</text:p>
          </table:table-cell>
          <table:table-cell office:value-type="float" office:value="0.011365252218462" calcext:value-type="float">
            <text:p>0.011365252218462</text:p>
          </table:table-cell>
          <table:table-cell table:formula="of:=[.C99]*100" office:value-type="float" office:value="1.1365252218462" calcext:value-type="float">
            <text:p>1.1365252218462</text:p>
          </table:table-cell>
          <table:table-cell table:formula="of:=[.B9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24" calcext:value-type="float">
            <text:p>5.724</text:p>
          </table:table-cell>
          <table:table-cell office:value-type="float" office:value="0" calcext:value-type="float">
            <text:p>0</text:p>
          </table:table-cell>
          <table:table-cell office:value-type="float" office:value="0.0134310751361571" calcext:value-type="float">
            <text:p>0.013431075136157</text:p>
          </table:table-cell>
          <table:table-cell table:formula="of:=[.C100]*100" office:value-type="float" office:value="1.34310751361571" calcext:value-type="float">
            <text:p>1.34310751361571</text:p>
          </table:table-cell>
          <table:table-cell table:formula="of:=[.B10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44" calcext:value-type="float">
            <text:p>5.744</text:p>
          </table:table-cell>
          <table:table-cell office:value-type="float" office:value="-1" calcext:value-type="float">
            <text:p>-1</text:p>
          </table:table-cell>
          <table:table-cell office:value-type="float" office:value="0.0164071124498202" calcext:value-type="float">
            <text:p>0.01640711244982</text:p>
          </table:table-cell>
          <table:table-cell table:formula="of:=[.C101]*100" office:value-type="float" office:value="1.64071124498202" calcext:value-type="float">
            <text:p>1.64071124498202</text:p>
          </table:table-cell>
          <table:table-cell table:formula="of:=[.B101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5.831" calcext:value-type="float">
            <text:p>5.831</text:p>
          </table:table-cell>
          <table:table-cell office:value-type="float" office:value="-1" calcext:value-type="float">
            <text:p>-1</text:p>
          </table:table-cell>
          <table:table-cell office:value-type="float" office:value="0.0257182552201226" calcext:value-type="float">
            <text:p>0.025718255220123</text:p>
          </table:table-cell>
          <table:table-cell table:formula="of:=[.C102]*100" office:value-type="float" office:value="2.57182552201226" calcext:value-type="float">
            <text:p>2.57182552201226</text:p>
          </table:table-cell>
          <table:table-cell table:formula="of:=[.B102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-3" calcext:value-type="float">
            <text:p>-3</text:p>
          </table:table-cell>
          <table:table-cell office:value-type="float" office:value="0.0290079178888079" calcext:value-type="float">
            <text:p>0.029007917888808</text:p>
          </table:table-cell>
          <table:table-cell table:formula="of:=[.C103]*100" office:value-type="float" office:value="2.90079178888079" calcext:value-type="float">
            <text:p>2.90079178888079</text:p>
          </table:table-cell>
          <table:table-cell table:formula="of:=[.B103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874" calcext:value-type="float">
            <text:p>5.874</text:p>
          </table:table-cell>
          <table:table-cell office:value-type="float" office:value="-4" calcext:value-type="float">
            <text:p>-4</text:p>
          </table:table-cell>
          <table:table-cell office:value-type="float" office:value="0.033080137673363" calcext:value-type="float">
            <text:p>0.033080137673363</text:p>
          </table:table-cell>
          <table:table-cell table:formula="of:=[.C104]*100" office:value-type="float" office:value="3.3080137673363" calcext:value-type="float">
            <text:p>3.3080137673363</text:p>
          </table:table-cell>
          <table:table-cell table:formula="of:=[.B104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5.878" calcext:value-type="float">
            <text:p>5.878</text:p>
          </table:table-cell>
          <table:table-cell office:value-type="float" office:value="-5" calcext:value-type="float">
            <text:p>-5</text:p>
          </table:table-cell>
          <table:table-cell office:value-type="float" office:value="0.0337852274751418" calcext:value-type="float">
            <text:p>0.033785227475142</text:p>
          </table:table-cell>
          <table:table-cell table:formula="of:=[.C105]*100" office:value-type="float" office:value="3.37852274751418" calcext:value-type="float">
            <text:p>3.37852274751418</text:p>
          </table:table-cell>
          <table:table-cell table:formula="of:=[.B105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.882" calcext:value-type="float">
            <text:p>5.882</text:p>
          </table:table-cell>
          <table:table-cell office:value-type="float" office:value="-6" calcext:value-type="float">
            <text:p>-6</text:p>
          </table:table-cell>
          <table:table-cell office:value-type="float" office:value="0.0348712787924185" calcext:value-type="float">
            <text:p>0.034871278792419</text:p>
          </table:table-cell>
          <table:table-cell table:formula="of:=[.C106]*100" office:value-type="float" office:value="3.48712787924185" calcext:value-type="float">
            <text:p>3.48712787924185</text:p>
          </table:table-cell>
          <table:table-cell table:formula="of:=[.B106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5.887" calcext:value-type="float">
            <text:p>5.887</text:p>
          </table:table-cell>
          <table:table-cell office:value-type="float" office:value="-7" calcext:value-type="float">
            <text:p>-7</text:p>
          </table:table-cell>
          <table:table-cell office:value-type="float" office:value="0.0352419932705284" calcext:value-type="float">
            <text:p>0.035241993270528</text:p>
          </table:table-cell>
          <table:table-cell table:formula="of:=[.C107]*100" office:value-type="float" office:value="3.52419932705284" calcext:value-type="float">
            <text:p>3.52419932705284</text:p>
          </table:table-cell>
          <table:table-cell table:formula="of:=[.B107]*[.$F$2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-10" calcext:value-type="float">
            <text:p>-10</text:p>
          </table:table-cell>
          <table:table-cell office:value-type="float" office:value="0.0371394825336267" calcext:value-type="float">
            <text:p>0.037139482533627</text:p>
          </table:table-cell>
          <table:table-cell table:formula="of:=[.C108]*100" office:value-type="float" office:value="3.71394825336267" calcext:value-type="float">
            <text:p>3.71394825336267</text:p>
          </table:table-cell>
          <table:table-cell table:formula="of:=[.B108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12" calcext:value-type="float">
            <text:p>-12</text:p>
          </table:table-cell>
          <table:table-cell office:value-type="float" office:value="0.0504071854622286" calcext:value-type="float">
            <text:p>0.050407185462229</text:p>
          </table:table-cell>
          <table:table-cell table:formula="of:=[.C109]*100" office:value-type="float" office:value="5.04071854622286" calcext:value-type="float">
            <text:p>5.04071854622286</text:p>
          </table:table-cell>
          <table:table-cell table:formula="of:=[.B109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6.029" calcext:value-type="float">
            <text:p>6.029</text:p>
          </table:table-cell>
          <table:table-cell office:value-type="float" office:value="-15" calcext:value-type="float">
            <text:p>-15</text:p>
          </table:table-cell>
          <table:table-cell office:value-type="float" office:value="0.0735046392217447" calcext:value-type="float">
            <text:p>0.073504639221745</text:p>
          </table:table-cell>
          <table:table-cell table:formula="of:=[.C110]*100" office:value-type="float" office:value="7.35046392217447" calcext:value-type="float">
            <text:p>7.35046392217447</text:p>
          </table:table-cell>
          <table:table-cell table:formula="of:=[.B110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-18" calcext:value-type="float">
            <text:p>-18</text:p>
          </table:table-cell>
          <table:table-cell office:value-type="float" office:value="0.0772226872307928" calcext:value-type="float">
            <text:p>0.077222687230793</text:p>
          </table:table-cell>
          <table:table-cell table:formula="of:=[.C111]*100" office:value-type="float" office:value="7.72226872307928" calcext:value-type="float">
            <text:p>7.72226872307928</text:p>
          </table:table-cell>
          <table:table-cell table:formula="of:=[.B111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6.073" calcext:value-type="float">
            <text:p>6.073</text:p>
          </table:table-cell>
          <table:table-cell office:value-type="float" office:value="-21" calcext:value-type="float">
            <text:p>-21</text:p>
          </table:table-cell>
          <table:table-cell office:value-type="float" office:value="0.0871223083498481" calcext:value-type="float">
            <text:p>0.087122308349848</text:p>
          </table:table-cell>
          <table:table-cell table:formula="of:=[.C112]*100" office:value-type="float" office:value="8.71223083498481" calcext:value-type="float">
            <text:p>8.71223083498481</text:p>
          </table:table-cell>
          <table:table-cell table:formula="of:=[.B112]*[.$F$2]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6.089" calcext:value-type="float">
            <text:p>6.089</text:p>
          </table:table-cell>
          <table:table-cell office:value-type="float" office:value="-25" calcext:value-type="float">
            <text:p>-25</text:p>
          </table:table-cell>
          <table:table-cell office:value-type="float" office:value="0.0957364039605728" calcext:value-type="float">
            <text:p>0.095736403960573</text:p>
          </table:table-cell>
          <table:table-cell table:formula="of:=[.C113]*100" office:value-type="float" office:value="9.57364039605728" calcext:value-type="float">
            <text:p>9.57364039605728</text:p>
          </table:table-cell>
          <table:table-cell table:formula="of:=[.B113]*[.$F$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.146" calcext:value-type="float">
            <text:p>6.146</text:p>
          </table:table-cell>
          <table:table-cell office:value-type="float" office:value="-29" calcext:value-type="float">
            <text:p>-29</text:p>
          </table:table-cell>
          <table:table-cell office:value-type="float" office:value="0.125883955324707" calcext:value-type="float">
            <text:p>0.125883955324707</text:p>
          </table:table-cell>
          <table:table-cell table:formula="of:=[.C114]*100" office:value-type="float" office:value="12.5883955324707" calcext:value-type="float">
            <text:p>12.5883955324707</text:p>
          </table:table-cell>
          <table:table-cell table:formula="of:=[.B114]*[.$F$2]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float" office:value="6.253" calcext:value-type="float">
            <text:p>6.253</text:p>
          </table:table-cell>
          <table:table-cell office:value-type="float" office:value="-35" calcext:value-type="float">
            <text:p>-35</text:p>
          </table:table-cell>
          <table:table-cell office:value-type="float" office:value="0.169895757693512" calcext:value-type="float">
            <text:p>0.169895757693512</text:p>
          </table:table-cell>
          <table:table-cell table:formula="of:=[.C115]*100" office:value-type="float" office:value="16.9895757693512" calcext:value-type="float">
            <text:p>16.9895757693512</text:p>
          </table:table-cell>
          <table:table-cell table:formula="of:=[.B115]*[.$F$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.333" calcext:value-type="float">
            <text:p>6.333</text:p>
          </table:table-cell>
          <table:table-cell office:value-type="float" office:value="-41" calcext:value-type="float">
            <text:p>-41</text:p>
          </table:table-cell>
          <table:table-cell office:value-type="float" office:value="0.21701507775251" calcext:value-type="float">
            <text:p>0.21701507775251</text:p>
          </table:table-cell>
          <table:table-cell table:formula="of:=[.C116]*100" office:value-type="float" office:value="21.701507775251" calcext:value-type="float">
            <text:p>21.701507775251</text:p>
          </table:table-cell>
          <table:table-cell table:formula="of:=[.B116]*[.$F$2]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float" office:value="6.353" calcext:value-type="float">
            <text:p>6.353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formula="of:=[.C117]*100" office:value-type="float" office:value="0" calcext:value-type="float">
            <text:p>0</text:p>
          </table:table-cell>
          <table:table-cell table:formula="of:=[.B117]*[.$F$2]"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float" office:value="6.361" calcext:value-type="float">
            <text:p>6.361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table:formula="of:=[.C118]*100" office:value-type="float" office:value="0" calcext:value-type="float">
            <text:p>0</text:p>
          </table:table-cell>
          <table:table-cell table:formula="of:=[.B118]*[.$F$2]"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office:value-type="float" office:value="6.368" calcext:value-type="float">
            <text:p>6.368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formula="of:=[.C119]*100" office:value-type="float" office:value="0" calcext:value-type="float">
            <text:p>0</text:p>
          </table:table-cell>
          <table:table-cell table:formula="of:=[.B119]*[.$F$2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.374" calcext:value-type="float">
            <text:p>6.374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formula="of:=[.C120]*100" office:value-type="float" office:value="0" calcext:value-type="float">
            <text:p>0</text:p>
          </table:table-cell>
          <table:table-cell table:formula="of:=[.B120]*[.$F$2]" office:value-type="float" office:value="19.2" calcext:value-type="float">
            <text:p>19.2</text:p>
          </table:table-cell>
          <table:table-cell table:number-columns-repeated="4"/>
        </table:table-row>
        <table:table-row table:style-name="ro1">
          <table:table-cell office:value-type="float" office:value="6.379" calcext:value-type="float">
            <text:p>6.379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formula="of:=[.C121]*100" office:value-type="float" office:value="0" calcext:value-type="float">
            <text:p>0</text:p>
          </table:table-cell>
          <table:table-cell table:formula="of:=[.B121]*[.$F$2]" office:value-type="float" office:value="20.8" calcext:value-type="float">
            <text:p>20.8</text:p>
          </table:table-cell>
          <table:table-cell table:number-columns-repeated="4"/>
        </table:table-row>
        <table:table-row table:style-name="ro1">
          <table:table-cell office:value-type="float" office:value="6.385" calcext:value-type="float">
            <text:p>6.3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*100" office:value-type="float" office:value="0" calcext:value-type="float">
            <text:p>0</text:p>
          </table:table-cell>
          <table:table-cell table:formula="of:=[.B12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469" calcext:value-type="float">
            <text:p>6.4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*100" office:value-type="float" office:value="0" calcext:value-type="float">
            <text:p>0</text:p>
          </table:table-cell>
          <table:table-cell table:formula="of:=[.B12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524" calcext:value-type="float">
            <text:p>6.524</text:p>
          </table:table-cell>
          <table:table-cell office:value-type="float" office:value="0" calcext:value-type="float">
            <text:p>0</text:p>
          </table:table-cell>
          <table:table-cell office:value-type="float" office:value="0.000793204181483415" calcext:value-type="float">
            <text:p>0.000793204181483</text:p>
          </table:table-cell>
          <table:table-cell table:formula="of:=[.C124]*100" office:value-type="float" office:value="0.0793204181483415" calcext:value-type="float">
            <text:p>0.079320418148342</text:p>
          </table:table-cell>
          <table:table-cell table:formula="of:=[.B12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587" calcext:value-type="float">
            <text:p>6.587</text:p>
          </table:table-cell>
          <table:table-cell office:value-type="float" office:value="0" calcext:value-type="float">
            <text:p>0</text:p>
          </table:table-cell>
          <table:table-cell office:value-type="float" office:value="0.00117089451036626" calcext:value-type="float">
            <text:p>0.001170894510366</text:p>
          </table:table-cell>
          <table:table-cell table:formula="of:=[.C125]*100" office:value-type="float" office:value="0.117089451036626" calcext:value-type="float">
            <text:p>0.117089451036626</text:p>
          </table:table-cell>
          <table:table-cell table:formula="of:=[.B125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02" calcext:value-type="float">
            <text:p>6.602</text:p>
          </table:table-cell>
          <table:table-cell office:value-type="float" office:value="0" calcext:value-type="float">
            <text:p>0</text:p>
          </table:table-cell>
          <table:table-cell office:value-type="float" office:value="0.00125551956156774" calcext:value-type="float">
            <text:p>0.001255519561568</text:p>
          </table:table-cell>
          <table:table-cell table:formula="of:=[.C126]*100" office:value-type="float" office:value="0.125551956156774" calcext:value-type="float">
            <text:p>0.125551956156774</text:p>
          </table:table-cell>
          <table:table-cell table:formula="of:=[.B12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67" calcext:value-type="float">
            <text:p>6.667</text:p>
          </table:table-cell>
          <table:table-cell office:value-type="float" office:value="0" calcext:value-type="float">
            <text:p>0</text:p>
          </table:table-cell>
          <table:table-cell office:value-type="float" office:value="0.00125815411231869" calcext:value-type="float">
            <text:p>0.001258154112319</text:p>
          </table:table-cell>
          <table:table-cell table:formula="of:=[.C127]*100" office:value-type="float" office:value="0.125815411231869" calcext:value-type="float">
            <text:p>0.125815411231869</text:p>
          </table:table-cell>
          <table:table-cell table:formula="of:=[.B12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777" calcext:value-type="float">
            <text:p>6.777</text:p>
          </table:table-cell>
          <table:table-cell office:value-type="float" office:value="-1" calcext:value-type="float">
            <text:p>-1</text:p>
          </table:table-cell>
          <table:table-cell office:value-type="float" office:value="0.0015006371791746" calcext:value-type="float">
            <text:p>0.001500637179175</text:p>
          </table:table-cell>
          <table:table-cell table:formula="of:=[.C128]*100" office:value-type="float" office:value="0.15006371791746" calcext:value-type="float">
            <text:p>0.15006371791746</text:p>
          </table:table-cell>
          <table:table-cell table:formula="of:=[.B128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.844" calcext:value-type="float">
            <text:p>6.844</text:p>
          </table:table-cell>
          <table:table-cell office:value-type="float" office:value="-1" calcext:value-type="float">
            <text:p>-1</text:p>
          </table:table-cell>
          <table:table-cell office:value-type="float" office:value="0.00213715184071455" calcext:value-type="float">
            <text:p>0.002137151840715</text:p>
          </table:table-cell>
          <table:table-cell table:formula="of:=[.C129]*100" office:value-type="float" office:value="0.213715184071455" calcext:value-type="float">
            <text:p>0.213715184071455</text:p>
          </table:table-cell>
          <table:table-cell table:formula="of:=[.B12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.958" calcext:value-type="float">
            <text:p>6.958</text:p>
          </table:table-cell>
          <table:table-cell office:value-type="float" office:value="-1" calcext:value-type="float">
            <text:p>-1</text:p>
          </table:table-cell>
          <table:table-cell office:value-type="float" office:value="0.00569270824002513" calcext:value-type="float">
            <text:p>0.005692708240025</text:p>
          </table:table-cell>
          <table:table-cell table:formula="of:=[.C130]*100" office:value-type="float" office:value="0.569270824002513" calcext:value-type="float">
            <text:p>0.569270824002513</text:p>
          </table:table-cell>
          <table:table-cell table:formula="of:=[.B130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.976" calcext:value-type="float">
            <text:p>6.976</text:p>
          </table:table-cell>
          <table:table-cell office:value-type="float" office:value="-1" calcext:value-type="float">
            <text:p>-1</text:p>
          </table:table-cell>
          <table:table-cell office:value-type="float" office:value="0.00716842930076613" calcext:value-type="float">
            <text:p>0.007168429300766</text:p>
          </table:table-cell>
          <table:table-cell table:formula="of:=[.C131]*100" office:value-type="float" office:value="0.716842930076613" calcext:value-type="float">
            <text:p>0.716842930076613</text:p>
          </table:table-cell>
          <table:table-cell table:formula="of:=[.B131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078" calcext:value-type="float">
            <text:p>7.078</text:p>
          </table:table-cell>
          <table:table-cell office:value-type="float" office:value="-1" calcext:value-type="float">
            <text:p>-1</text:p>
          </table:table-cell>
          <table:table-cell office:value-type="float" office:value="0.0142616491831984" calcext:value-type="float">
            <text:p>0.014261649183198</text:p>
          </table:table-cell>
          <table:table-cell table:formula="of:=[.C132]*100" office:value-type="float" office:value="1.42616491831984" calcext:value-type="float">
            <text:p>1.42616491831984</text:p>
          </table:table-cell>
          <table:table-cell table:formula="of:=[.B132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103" calcext:value-type="float">
            <text:p>7.103</text:p>
          </table:table-cell>
          <table:table-cell office:value-type="float" office:value="-1" calcext:value-type="float">
            <text:p>-1</text:p>
          </table:table-cell>
          <table:table-cell office:value-type="float" office:value="0.0169091717364325" calcext:value-type="float">
            <text:p>0.016909171736433</text:p>
          </table:table-cell>
          <table:table-cell table:formula="of:=[.C133]*100" office:value-type="float" office:value="1.69091717364325" calcext:value-type="float">
            <text:p>1.69091717364325</text:p>
          </table:table-cell>
          <table:table-cell table:formula="of:=[.B133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109" calcext:value-type="float">
            <text:p>7.109</text:p>
          </table:table-cell>
          <table:table-cell office:value-type="float" office:value="-1" calcext:value-type="float">
            <text:p>-1</text:p>
          </table:table-cell>
          <table:table-cell office:value-type="float" office:value="0.0172143899751617" calcext:value-type="float">
            <text:p>0.017214389975162</text:p>
          </table:table-cell>
          <table:table-cell table:formula="of:=[.C134]*100" office:value-type="float" office:value="1.72143899751617" calcext:value-type="float">
            <text:p>1.72143899751617</text:p>
          </table:table-cell>
          <table:table-cell table:formula="of:=[.B134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198" calcext:value-type="float">
            <text:p>7.198</text:p>
          </table:table-cell>
          <table:table-cell office:value-type="float" office:value="-1" calcext:value-type="float">
            <text:p>-1</text:p>
          </table:table-cell>
          <table:table-cell office:value-type="float" office:value="0.0271318199268259" calcext:value-type="float">
            <text:p>0.027131819926826</text:p>
          </table:table-cell>
          <table:table-cell table:formula="of:=[.C135]*100" office:value-type="float" office:value="2.71318199268259" calcext:value-type="float">
            <text:p>2.71318199268259</text:p>
          </table:table-cell>
          <table:table-cell table:formula="of:=[.B135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251" calcext:value-type="float">
            <text:p>7.251</text:p>
          </table:table-cell>
          <table:table-cell office:value-type="float" office:value="-2" calcext:value-type="float">
            <text:p>-2</text:p>
          </table:table-cell>
          <table:table-cell office:value-type="float" office:value="0.0360429575988213" calcext:value-type="float">
            <text:p>0.036042957598821</text:p>
          </table:table-cell>
          <table:table-cell table:formula="of:=[.C136]*100" office:value-type="float" office:value="3.60429575988213" calcext:value-type="float">
            <text:p>3.60429575988213</text:p>
          </table:table-cell>
          <table:table-cell table:formula="of:=[.B136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7.357" calcext:value-type="float">
            <text:p>7.357</text:p>
          </table:table-cell>
          <table:table-cell office:value-type="float" office:value="-2" calcext:value-type="float">
            <text:p>-2</text:p>
          </table:table-cell>
          <table:table-cell office:value-type="float" office:value="0.0663818459165502" calcext:value-type="float">
            <text:p>0.06638184591655</text:p>
          </table:table-cell>
          <table:table-cell table:formula="of:=[.C137]*100" office:value-type="float" office:value="6.63818459165502" calcext:value-type="float">
            <text:p>6.63818459165502</text:p>
          </table:table-cell>
          <table:table-cell table:formula="of:=[.B137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5" calcext:value-type="float">
            <text:p>-5</text:p>
          </table:table-cell>
          <table:table-cell office:value-type="float" office:value="0.0680908196127121" calcext:value-type="float">
            <text:p>0.068090819612712</text:p>
          </table:table-cell>
          <table:table-cell table:formula="of:=[.C138]*100" office:value-type="float" office:value="6.80908196127121" calcext:value-type="float">
            <text:p>6.80908196127121</text:p>
          </table:table-cell>
          <table:table-cell table:formula="of:=[.B138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.418" calcext:value-type="float">
            <text:p>7.418</text:p>
          </table:table-cell>
          <table:table-cell office:value-type="float" office:value="-6" calcext:value-type="float">
            <text:p>-6</text:p>
          </table:table-cell>
          <table:table-cell office:value-type="float" office:value="0.0871700402979337" calcext:value-type="float">
            <text:p>0.087170040297934</text:p>
          </table:table-cell>
          <table:table-cell table:formula="of:=[.C139]*100" office:value-type="float" office:value="8.71700402979338" calcext:value-type="float">
            <text:p>8.71700402979338</text:p>
          </table:table-cell>
          <table:table-cell table:formula="of:=[.B139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7.428" calcext:value-type="float">
            <text:p>7.428</text:p>
          </table:table-cell>
          <table:table-cell office:value-type="float" office:value="-8" calcext:value-type="float">
            <text:p>-8</text:p>
          </table:table-cell>
          <table:table-cell office:value-type="float" office:value="0.0909941005825667" calcext:value-type="float">
            <text:p>0.090994100582567</text:p>
          </table:table-cell>
          <table:table-cell table:formula="of:=[.C140]*100" office:value-type="float" office:value="9.09941005825667" calcext:value-type="float">
            <text:p>9.09941005825667</text:p>
          </table:table-cell>
          <table:table-cell table:formula="of:=[.B140]*[.$F$2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7.529" calcext:value-type="float">
            <text:p>7.529</text:p>
          </table:table-cell>
          <table:table-cell office:value-type="float" office:value="-11" calcext:value-type="float">
            <text:p>-11</text:p>
          </table:table-cell>
          <table:table-cell office:value-type="float" office:value="0.134959570324487" calcext:value-type="float">
            <text:p>0.134959570324487</text:p>
          </table:table-cell>
          <table:table-cell table:formula="of:=[.C141]*100" office:value-type="float" office:value="13.4959570324487" calcext:value-type="float">
            <text:p>13.4959570324487</text:p>
          </table:table-cell>
          <table:table-cell table:formula="of:=[.B141]*[.$F$2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7.567" calcext:value-type="float">
            <text:p>7.567</text:p>
          </table:table-cell>
          <table:table-cell office:value-type="float" office:value="-13" calcext:value-type="float">
            <text:p>-13</text:p>
          </table:table-cell>
          <table:table-cell office:value-type="float" office:value="0.161442429637782" calcext:value-type="float">
            <text:p>0.161442429637782</text:p>
          </table:table-cell>
          <table:table-cell table:formula="of:=[.C142]*100" office:value-type="float" office:value="16.1442429637782" calcext:value-type="float">
            <text:p>16.1442429637782</text:p>
          </table:table-cell>
          <table:table-cell table:formula="of:=[.B142]*[.$F$2]"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office:value-type="float" office:value="7.643" calcext:value-type="float">
            <text:p>7.643</text:p>
          </table:table-cell>
          <table:table-cell office:value-type="float" office:value="-19" calcext:value-type="float">
            <text:p>-19</text:p>
          </table:table-cell>
          <table:table-cell office:value-type="float" office:value="0.204236982378387" calcext:value-type="float">
            <text:p>0.204236982378387</text:p>
          </table:table-cell>
          <table:table-cell table:formula="of:=[.C143]*100" office:value-type="float" office:value="20.4236982378387" calcext:value-type="float">
            <text:p>20.4236982378387</text:p>
          </table:table-cell>
          <table:table-cell table:formula="of:=[.B143]*[.$F$2]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C144]*100" office:value-type="float" office:value="0" calcext:value-type="float">
            <text:p>0</text:p>
          </table:table-cell>
          <table:table-cell table:formula="of:=[.B144]*[.$F$2]"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float" office:value="7.745" calcext:value-type="float">
            <text:p>7.745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table:formula="of:=[.C145]*100" office:value-type="float" office:value="0" calcext:value-type="float">
            <text:p>0</text:p>
          </table:table-cell>
          <table:table-cell table:formula="of:=[.B145]*[.$F$2]" office:value-type="float" office:value="13.8" calcext:value-type="float">
            <text:p>13.8</text:p>
          </table:table-cell>
          <table:table-cell table:number-columns-repeated="4"/>
        </table:table-row>
        <table:table-row table:style-name="ro1">
          <table:table-cell office:value-type="float" office:value="7.827" calcext:value-type="float">
            <text:p>7.827</text:p>
          </table:table-cell>
          <table:table-cell office:value-type="float" office:value="-85" calcext:value-type="float">
            <text:p>-85</text:p>
          </table:table-cell>
          <table:table-cell office:value-type="float" office:value="0.000122291897789957" calcext:value-type="float">
            <text:p>0.00012229189779</text:p>
          </table:table-cell>
          <table:table-cell table:formula="of:=[.C146]*100" office:value-type="float" office:value="0.0122291897789957" calcext:value-type="float">
            <text:p>0.012229189778996</text:p>
          </table:table-cell>
          <table:table-cell table:formula="of:=[.B146]*[.$F$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-93" calcext:value-type="float">
            <text:p>-93</text:p>
          </table:table-cell>
          <table:table-cell office:value-type="float" office:value="0.000650890162741106" calcext:value-type="float">
            <text:p>0.000650890162741</text:p>
          </table:table-cell>
          <table:table-cell table:formula="of:=[.C147]*100" office:value-type="float" office:value="0.0650890162741106" calcext:value-type="float">
            <text:p>0.065089016274111</text:p>
          </table:table-cell>
          <table:table-cell table:formula="of:=[.B147]*[.$F$2]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  <table:table-cell office:value-type="float" office:value="0.00116589150651627" calcext:value-type="float">
            <text:p>0.001165891506516</text:p>
          </table:table-cell>
          <table:table-cell table:formula="of:=[.C148]*100" office:value-type="float" office:value="0.116589150651627" calcext:value-type="float">
            <text:p>0.116589150651627</text:p>
          </table:table-cell>
          <table:table-cell table:formula="of:=[.B14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.989" calcext:value-type="float">
            <text:p>7.989</text:p>
          </table:table-cell>
          <table:table-cell office:value-type="float" office:value="0" calcext:value-type="float">
            <text:p>0</text:p>
          </table:table-cell>
          <table:table-cell office:value-type="float" office:value="0.00122476801376536" calcext:value-type="float">
            <text:p>0.001224768013765</text:p>
          </table:table-cell>
          <table:table-cell table:formula="of:=[.C149]*100" office:value-type="float" office:value="0.122476801376536" calcext:value-type="float">
            <text:p>0.122476801376536</text:p>
          </table:table-cell>
          <table:table-cell table:formula="of:=[.B14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071" calcext:value-type="float">
            <text:p>8.071</text:p>
          </table:table-cell>
          <table:table-cell office:value-type="float" office:value="0" calcext:value-type="float">
            <text:p>0</text:p>
          </table:table-cell>
          <table:table-cell office:value-type="float" office:value="0.00125361217695051" calcext:value-type="float">
            <text:p>0.001253612176951</text:p>
          </table:table-cell>
          <table:table-cell table:formula="of:=[.C150]*100" office:value-type="float" office:value="0.125361217695051" calcext:value-type="float">
            <text:p>0.125361217695051</text:p>
          </table:table-cell>
          <table:table-cell table:formula="of:=[.B15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0" calcext:value-type="float">
            <text:p>0</text:p>
          </table:table-cell>
          <table:table-cell office:value-type="float" office:value="0.0012730341611593" calcext:value-type="float">
            <text:p>0.001273034161159</text:p>
          </table:table-cell>
          <table:table-cell table:formula="of:=[.C151]*100" office:value-type="float" office:value="0.12730341611593" calcext:value-type="float">
            <text:p>0.12730341611593</text:p>
          </table:table-cell>
          <table:table-cell table:formula="of:=[.B15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081" calcext:value-type="float">
            <text:p>8.081</text:p>
          </table:table-cell>
          <table:table-cell office:value-type="float" office:value="0" calcext:value-type="float">
            <text:p>0</text:p>
          </table:table-cell>
          <table:table-cell office:value-type="float" office:value="0.00134032266188913" calcext:value-type="float">
            <text:p>0.001340322661889</text:p>
          </table:table-cell>
          <table:table-cell table:formula="of:=[.C152]*100" office:value-type="float" office:value="0.134032266188913" calcext:value-type="float">
            <text:p>0.134032266188913</text:p>
          </table:table-cell>
          <table:table-cell table:formula="of:=[.B15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127" calcext:value-type="float">
            <text:p>8.127</text:p>
          </table:table-cell>
          <table:table-cell office:value-type="float" office:value="0" calcext:value-type="float">
            <text:p>0</text:p>
          </table:table-cell>
          <table:table-cell office:value-type="float" office:value="0.00229285864243537" calcext:value-type="float">
            <text:p>0.002292858642435</text:p>
          </table:table-cell>
          <table:table-cell table:formula="of:=[.C153]*100" office:value-type="float" office:value="0.229285864243537" calcext:value-type="float">
            <text:p>0.229285864243537</text:p>
          </table:table-cell>
          <table:table-cell table:formula="of:=[.B15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139" calcext:value-type="float">
            <text:p>8.139</text:p>
          </table:table-cell>
          <table:table-cell office:value-type="float" office:value="0" calcext:value-type="float">
            <text:p>0</text:p>
          </table:table-cell>
          <table:table-cell office:value-type="float" office:value="0.00253220892496849" calcext:value-type="float">
            <text:p>0.002532208924968</text:p>
          </table:table-cell>
          <table:table-cell table:formula="of:=[.C154]*100" office:value-type="float" office:value="0.253220892496849" calcext:value-type="float">
            <text:p>0.253220892496849</text:p>
          </table:table-cell>
          <table:table-cell table:formula="of:=[.B15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206" calcext:value-type="float">
            <text:p>8.206</text:p>
          </table:table-cell>
          <table:table-cell office:value-type="float" office:value="-1" calcext:value-type="float">
            <text:p>-1</text:p>
          </table:table-cell>
          <table:table-cell office:value-type="float" office:value="0.00472628256657498" calcext:value-type="float">
            <text:p>0.004726282566575</text:p>
          </table:table-cell>
          <table:table-cell table:formula="of:=[.C155]*100" office:value-type="float" office:value="0.472628256657498" calcext:value-type="float">
            <text:p>0.472628256657498</text:p>
          </table:table-cell>
          <table:table-cell table:formula="of:=[.B155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277" calcext:value-type="float">
            <text:p>8.277</text:p>
          </table:table-cell>
          <table:table-cell office:value-type="float" office:value="-1" calcext:value-type="float">
            <text:p>-1</text:p>
          </table:table-cell>
          <table:table-cell office:value-type="float" office:value="0.00956390327614728" calcext:value-type="float">
            <text:p>0.009563903276147</text:p>
          </table:table-cell>
          <table:table-cell table:formula="of:=[.C156]*100" office:value-type="float" office:value="0.956390327614728" calcext:value-type="float">
            <text:p>0.956390327614728</text:p>
          </table:table-cell>
          <table:table-cell table:formula="of:=[.B156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-1" calcext:value-type="float">
            <text:p>-1</text:p>
          </table:table-cell>
          <table:table-cell office:value-type="float" office:value="0.0176275843145724" calcext:value-type="float">
            <text:p>0.017627584314572</text:p>
          </table:table-cell>
          <table:table-cell table:formula="of:=[.C157]*100" office:value-type="float" office:value="1.76275843145724" calcext:value-type="float">
            <text:p>1.76275843145724</text:p>
          </table:table-cell>
          <table:table-cell table:formula="of:=[.B157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476" calcext:value-type="float">
            <text:p>8.476</text:p>
          </table:table-cell>
          <table:table-cell office:value-type="float" office:value="-1" calcext:value-type="float">
            <text:p>-1</text:p>
          </table:table-cell>
          <table:table-cell office:value-type="float" office:value="0.0341256893480236" calcext:value-type="float">
            <text:p>0.034125689348024</text:p>
          </table:table-cell>
          <table:table-cell table:formula="of:=[.C158]*100" office:value-type="float" office:value="3.41256893480236" calcext:value-type="float">
            <text:p>3.41256893480236</text:p>
          </table:table-cell>
          <table:table-cell table:formula="of:=[.B158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524" calcext:value-type="float">
            <text:p>8.524</text:p>
          </table:table-cell>
          <table:table-cell office:value-type="float" office:value="-1" calcext:value-type="float">
            <text:p>-1</text:p>
          </table:table-cell>
          <table:table-cell office:value-type="float" office:value="0.044804793385414" calcext:value-type="float">
            <text:p>0.044804793385414</text:p>
          </table:table-cell>
          <table:table-cell table:formula="of:=[.C159]*100" office:value-type="float" office:value="4.4804793385414" calcext:value-type="float">
            <text:p>4.4804793385414</text:p>
          </table:table-cell>
          <table:table-cell table:formula="of:=[.B15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621" calcext:value-type="float">
            <text:p>8.621</text:p>
          </table:table-cell>
          <table:table-cell office:value-type="float" office:value="-2" calcext:value-type="float">
            <text:p>-2</text:p>
          </table:table-cell>
          <table:table-cell office:value-type="float" office:value="0.0758969167055102" calcext:value-type="float">
            <text:p>0.07589691670551</text:p>
          </table:table-cell>
          <table:table-cell table:formula="of:=[.C160]*100" office:value-type="float" office:value="7.58969167055102" calcext:value-type="float">
            <text:p>7.58969167055102</text:p>
          </table:table-cell>
          <table:table-cell table:formula="of:=[.B160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8.684" calcext:value-type="float">
            <text:p>8.684</text:p>
          </table:table-cell>
          <table:table-cell office:value-type="float" office:value="-2" calcext:value-type="float">
            <text:p>-2</text:p>
          </table:table-cell>
          <table:table-cell office:value-type="float" office:value="0.100615444583915" calcext:value-type="float">
            <text:p>0.100615444583915</text:p>
          </table:table-cell>
          <table:table-cell table:formula="of:=[.C161]*100" office:value-type="float" office:value="10.0615444583915" calcext:value-type="float">
            <text:p>10.0615444583915</text:p>
          </table:table-cell>
          <table:table-cell table:formula="of:=[.B161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8.771" calcext:value-type="float">
            <text:p>8.771</text:p>
          </table:table-cell>
          <table:table-cell office:value-type="float" office:value="-4" calcext:value-type="float">
            <text:p>-4</text:p>
          </table:table-cell>
          <table:table-cell office:value-type="float" office:value="0.147106540224921" calcext:value-type="float">
            <text:p>0.147106540224921</text:p>
          </table:table-cell>
          <table:table-cell table:formula="of:=[.C162]*100" office:value-type="float" office:value="14.7106540224921" calcext:value-type="float">
            <text:p>14.7106540224921</text:p>
          </table:table-cell>
          <table:table-cell table:formula="of:=[.B162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8.835" calcext:value-type="float">
            <text:p>8.835</text:p>
          </table:table-cell>
          <table:table-cell office:value-type="float" office:value="-6" calcext:value-type="float">
            <text:p>-6</text:p>
          </table:table-cell>
          <table:table-cell office:value-type="float" office:value="0.174813432203751" calcext:value-type="float">
            <text:p>0.174813432203751</text:p>
          </table:table-cell>
          <table:table-cell table:formula="of:=[.C163]*100" office:value-type="float" office:value="17.4813432203751" calcext:value-type="float">
            <text:p>17.4813432203751</text:p>
          </table:table-cell>
          <table:table-cell table:formula="of:=[.B163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8.908" calcext:value-type="float">
            <text:p>8.908</text:p>
          </table:table-cell>
          <table:table-cell office:value-type="float" office:value="-10" calcext:value-type="float">
            <text:p>-10</text:p>
          </table:table-cell>
          <table:table-cell office:value-type="float" office:value="0.213176821097516" calcext:value-type="float">
            <text:p>0.213176821097516</text:p>
          </table:table-cell>
          <table:table-cell table:formula="of:=[.C164]*100" office:value-type="float" office:value="21.3176821097516" calcext:value-type="float">
            <text:p>21.3176821097516</text:p>
          </table:table-cell>
          <table:table-cell table:formula="of:=[.B164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35" calcext:value-type="float">
            <text:p>8.935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41" calcext:value-type="float">
            <text:p>8.941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49" calcext:value-type="float">
            <text:p>8.949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93" calcext:value-type="float">
            <text:p>8.993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001" calcext:value-type="float">
            <text:p>9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036" calcext:value-type="float">
            <text:p>9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119" calcext:value-type="float">
            <text:p>9.119</text:p>
          </table:table-cell>
          <table:table-cell office:value-type="float" office:value="0" calcext:value-type="float">
            <text:p>0</text:p>
          </table:table-cell>
          <table:table-cell office:value-type="float" office:value="-0.0018121612247369" calcext:value-type="float">
            <text:p>-0.001812161224737</text:p>
          </table:table-cell>
          <table:table-cell table:number-columns-repeated="6"/>
        </table:table-row>
        <table:table-row table:style-name="ro1">
          <table:table-cell office:value-type="float" office:value="9.176" calcext:value-type="float">
            <text:p>9.176</text:p>
          </table:table-cell>
          <table:table-cell office:value-type="float" office:value="0" calcext:value-type="float">
            <text:p>0</text:p>
          </table:table-cell>
          <table:table-cell office:value-type="float" office:value="-0.00586796469793073" calcext:value-type="float">
            <text:p>-0.005867964697931</text:p>
          </table:table-cell>
          <table:table-cell table:number-columns-repeated="6"/>
        </table:table-row>
        <table:table-row table:style-name="ro1">
          <table:table-cell office:value-type="float" office:value="9.245" calcext:value-type="float">
            <text:p>9.245</text:p>
          </table:table-cell>
          <table:table-cell office:value-type="float" office:value="0" calcext:value-type="float">
            <text:p>0</text:p>
          </table:table-cell>
          <table:table-cell office:value-type="float" office:value="-0.0108457869237587" calcext:value-type="float">
            <text:p>-0.010845786923759</text:p>
          </table:table-cell>
          <table:table-cell table:number-columns-repeated="6"/>
        </table:table-row>
        <table:table-row table:style-name="ro1">
          <table:table-cell office:value-type="float" office:value="9.309" calcext:value-type="float">
            <text:p>9.309</text:p>
          </table:table-cell>
          <table:table-cell office:value-type="float" office:value="1" calcext:value-type="float">
            <text:p>1</text:p>
          </table:table-cell>
          <table:table-cell office:value-type="float" office:value="-0.0152026179344535" calcext:value-type="float">
            <text:p>-0.015202617934454</text:p>
          </table:table-cell>
          <table:table-cell table:number-columns-repeated="6"/>
        </table:table-row>
        <table:table-row table:style-name="ro1">
          <table:table-cell office:value-type="float" office:value="9.383" calcext:value-type="float">
            <text:p>9.383</text:p>
          </table:table-cell>
          <table:table-cell office:value-type="float" office:value="1" calcext:value-type="float">
            <text:p>1</text:p>
          </table:table-cell>
          <table:table-cell office:value-type="float" office:value="-0.0215733541351319" calcext:value-type="float">
            <text:p>-0.021573354135132</text:p>
          </table:table-cell>
          <table:table-cell table:number-columns-repeated="6"/>
        </table:table-row>
        <table:table-row table:style-name="ro1">
          <table:table-cell office:value-type="float" office:value="9.484" calcext:value-type="float">
            <text:p>9.484</text:p>
          </table:table-cell>
          <table:table-cell office:value-type="float" office:value="3" calcext:value-type="float">
            <text:p>3</text:p>
          </table:table-cell>
          <table:table-cell office:value-type="float" office:value="-0.04171431944078" calcext:value-type="float">
            <text:p>-0.04171431944078</text:p>
          </table:table-cell>
          <table:table-cell table:number-columns-repeated="6"/>
        </table:table-row>
        <table:table-row table:style-name="ro1">
          <table:table-cell office:value-type="float" office:value="9.565" calcext:value-type="float">
            <text:p>9.565</text:p>
          </table:table-cell>
          <table:table-cell office:value-type="float" office:value="4" calcext:value-type="float">
            <text:p>4</text:p>
          </table:table-cell>
          <table:table-cell office:value-type="float" office:value="-0.0617683220713415" calcext:value-type="float">
            <text:p>-0.061768322071342</text:p>
          </table:table-cell>
          <table:table-cell table:number-columns-repeated="6"/>
        </table:table-row>
        <table:table-row table:style-name="ro1">
          <table:table-cell office:value-type="float" office:value="9.647" calcext:value-type="float">
            <text:p>9.647</text:p>
          </table:table-cell>
          <table:table-cell office:value-type="float" office:value="5" calcext:value-type="float">
            <text:p>5</text:p>
          </table:table-cell>
          <table:table-cell office:value-type="float" office:value="-0.0953675908805404" calcext:value-type="float">
            <text:p>-0.09536759088054</text:p>
          </table:table-cell>
          <table:table-cell table:number-columns-repeated="6"/>
        </table:table-row>
        <table:table-row table:style-name="ro1">
          <table:table-cell office:value-type="float" office:value="9.714" calcext:value-type="float">
            <text:p>9.714</text:p>
          </table:table-cell>
          <table:table-cell office:value-type="float" office:value="6" calcext:value-type="float">
            <text:p>6</text:p>
          </table:table-cell>
          <table:table-cell office:value-type="float" office:value="-0.122016268636753" calcext:value-type="float">
            <text:p>-0.122016268636753</text:p>
          </table:table-cell>
          <table:table-cell table:number-columns-repeated="6"/>
        </table:table-row>
        <table:table-row table:style-name="ro1">
          <table:table-cell office:value-type="float" office:value="9.755" calcext:value-type="float">
            <text:p>9.755</text:p>
          </table:table-cell>
          <table:table-cell office:value-type="float" office:value="7" calcext:value-type="float">
            <text:p>7</text:p>
          </table:table-cell>
          <table:table-cell office:value-type="float" office:value="-0.147011082182058" calcext:value-type="float">
            <text:p>-0.147011082182058</text:p>
          </table:table-cell>
          <table:table-cell table:number-columns-repeated="6"/>
        </table:table-row>
        <table:table-row table:style-name="ro1">
          <table:table-cell office:value-type="float" office:value="9.805" calcext:value-type="float">
            <text:p>9.805</text:p>
          </table:table-cell>
          <table:table-cell office:value-type="float" office:value="8" calcext:value-type="float">
            <text:p>8</text:p>
          </table:table-cell>
          <table:table-cell office:value-type="float" office:value="-0.174677576490919" calcext:value-type="float">
            <text:p>-0.174677576490919</text:p>
          </table:table-cell>
          <table:table-cell table:number-columns-repeated="6"/>
        </table:table-row>
        <table:table-row table:style-name="ro1">
          <table:table-cell office:value-type="float" office:value="9.858" calcext:value-type="float">
            <text:p>9.858</text:p>
          </table:table-cell>
          <table:table-cell office:value-type="float" office:value="12" calcext:value-type="float">
            <text:p>12</text:p>
          </table:table-cell>
          <table:table-cell office:value-type="float" office:value="-0.201822061473197" calcext:value-type="float">
            <text:p>-0.201822061473197</text:p>
          </table:table-cell>
          <table:table-cell table:number-columns-repeated="6"/>
        </table:table-row>
        <table:table-row table:style-name="ro1">
          <table:table-cell office:value-type="float" office:value="9.901" calcext:value-type="float">
            <text:p>9.9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927" calcext:value-type="float">
            <text:p>9.9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.031" calcext:value-type="float">
            <text:p>10.031</text:p>
          </table:table-cell>
          <table:table-cell office:value-type="float" office:value="65" calcext:value-type="float">
            <text:p>65</text:p>
          </table:table-cell>
          <table:table-cell office:value-type="float" office:value="-0.0000639304523620341" calcext:value-type="float">
            <text:p>-6.39304523620341E-05</text:p>
          </table:table-cell>
          <table:table-cell table:number-columns-repeated="6"/>
        </table:table-row>
        <table:table-row table:style-name="ro1">
          <table:table-cell office:value-type="float" office:value="10.049" calcext:value-type="float">
            <text:p>10.049</text:p>
          </table:table-cell>
          <table:table-cell office:value-type="float" office:value="88" calcext:value-type="float">
            <text:p>88</text:p>
          </table:table-cell>
          <table:table-cell office:value-type="float" office:value="-0.000454363522078966" calcext:value-type="float">
            <text:p>-0.000454363522079</text:p>
          </table:table-cell>
          <table:table-cell table:number-columns-repeated="6"/>
        </table:table-row>
        <table:table-row table:style-name="ro1">
          <table:table-cell office:value-type="float" office:value="10.101" calcext:value-type="float">
            <text:p>10.101</text:p>
          </table:table-cell>
          <table:table-cell office:value-type="float" office:value="97" calcext:value-type="float">
            <text:p>97</text:p>
          </table:table-cell>
          <table:table-cell office:value-type="float" office:value="-0.00178652467261713" calcext:value-type="float">
            <text:p>-0.001786524672617</text:p>
          </table:table-cell>
          <table:table-cell table:number-columns-repeated="6"/>
        </table:table-row>
        <table:table-row table:style-name="ro1">
          <table:table-cell office:value-type="float" office:value="10.182" calcext:value-type="float">
            <text:p>10.182</text:p>
          </table:table-cell>
          <table:table-cell office:value-type="float" office:value="0" calcext:value-type="float">
            <text:p>0</text:p>
          </table:table-cell>
          <table:table-cell office:value-type="float" office:value="-0.00637570629602543" calcext:value-type="float">
            <text:p>-0.006375706296025</text:p>
          </table:table-cell>
          <table:table-cell table:number-columns-repeated="6"/>
        </table:table-row>
        <table:table-row table:style-name="ro1">
          <table:table-cell office:value-type="float" office:value="10.235" calcext:value-type="float">
            <text:p>10.235</text:p>
          </table:table-cell>
          <table:table-cell office:value-type="float" office:value="0" calcext:value-type="float">
            <text:p>0</text:p>
          </table:table-cell>
          <table:table-cell office:value-type="float" office:value="-0.0100548275256921" calcext:value-type="float">
            <text:p>-0.010054827525692</text:p>
          </table:table-cell>
          <table:table-cell table:number-columns-repeated="6"/>
        </table:table-row>
        <table:table-row table:style-name="ro1">
          <table:table-cell office:value-type="float" office:value="10.294" calcext:value-type="float">
            <text:p>10.294</text:p>
          </table:table-cell>
          <table:table-cell office:value-type="float" office:value="0" calcext:value-type="float">
            <text:p>0</text:p>
          </table:table-cell>
          <table:table-cell office:value-type="float" office:value="-0.0171226839329156" calcext:value-type="float">
            <text:p>-0.017122683932916</text:p>
          </table:table-cell>
          <table:table-cell table:number-columns-repeated="6"/>
        </table:table-row>
        <table:table-row table:style-name="ro1">
          <table:table-cell office:value-type="float" office:value="10.385" calcext:value-type="float">
            <text:p>10.385</text:p>
          </table:table-cell>
          <table:table-cell office:value-type="float" office:value="0" calcext:value-type="float">
            <text:p>0</text:p>
          </table:table-cell>
          <table:table-cell office:value-type="float" office:value="-0.0312510810167586" calcext:value-type="float">
            <text:p>-0.031251081016759</text:p>
          </table:table-cell>
          <table:table-cell table:number-columns-repeated="6"/>
        </table:table-row>
        <table:table-row table:style-name="ro1">
          <table:table-cell office:value-type="float" office:value="10.456" calcext:value-type="float">
            <text:p>10.456</text:p>
          </table:table-cell>
          <table:table-cell office:value-type="float" office:value="0" calcext:value-type="float">
            <text:p>0</text:p>
          </table:table-cell>
          <table:table-cell office:value-type="float" office:value="-0.043743422936014" calcext:value-type="float">
            <text:p>-0.043743422936014</text:p>
          </table:table-cell>
          <table:table-cell table:number-columns-repeated="6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office:value-type="float" office:value="-0.055597785335488" calcext:value-type="float">
            <text:p>-0.055597785335488</text:p>
          </table:table-cell>
          <table:table-cell table:number-columns-repeated="6"/>
        </table:table-row>
        <table:table-row table:style-name="ro1">
          <table:table-cell office:value-type="float" office:value="10.534" calcext:value-type="float">
            <text:p>10.534</text:p>
          </table:table-cell>
          <table:table-cell office:value-type="float" office:value="2" calcext:value-type="float">
            <text:p>2</text:p>
          </table:table-cell>
          <table:table-cell office:value-type="float" office:value="-0.0714664019487753" calcext:value-type="float">
            <text:p>-0.071466401948775</text:p>
          </table:table-cell>
          <table:table-cell table:number-columns-repeated="6"/>
        </table:table-row>
        <table:table-row table:style-name="ro1">
          <table:table-cell office:value-type="float" office:value="10.628" calcext:value-type="float">
            <text:p>10.628</text:p>
          </table:table-cell>
          <table:table-cell office:value-type="float" office:value="2" calcext:value-type="float">
            <text:p>2</text:p>
          </table:table-cell>
          <table:table-cell office:value-type="float" office:value="-0.106298295048919" calcext:value-type="float">
            <text:p>-0.106298295048919</text:p>
          </table:table-cell>
          <table:table-cell table:number-columns-repeated="6"/>
        </table:table-row>
        <table:table-row table:style-name="ro1">
          <table:table-cell office:value-type="float" office:value="10.674" calcext:value-type="float">
            <text:p>10.674</text:p>
          </table:table-cell>
          <table:table-cell office:value-type="float" office:value="5" calcext:value-type="float">
            <text:p>5</text:p>
          </table:table-cell>
          <table:table-cell office:value-type="float" office:value="-0.131173199394778" calcext:value-type="float">
            <text:p>-0.131173199394778</text:p>
          </table:table-cell>
          <table:table-cell table:number-columns-repeated="6"/>
        </table:table-row>
        <table:table-row table:style-name="ro1">
          <table:table-cell office:value-type="float" office:value="10.759" calcext:value-type="float">
            <text:p>10.759</text:p>
          </table:table-cell>
          <table:table-cell office:value-type="float" office:value="13" calcext:value-type="float">
            <text:p>13</text:p>
          </table:table-cell>
          <table:table-cell office:value-type="float" office:value="-0.176868900244469" calcext:value-type="float">
            <text:p>-0.176868900244469</text:p>
          </table:table-cell>
          <table:table-cell table:number-columns-repeated="6"/>
        </table:table-row>
        <table:table-row table:style-name="ro1">
          <table:table-cell office:value-type="float" office:value="10.772" calcext:value-type="float">
            <text:p>10.772</text:p>
          </table:table-cell>
          <table:table-cell office:value-type="float" office:value="19" calcext:value-type="float">
            <text:p>19</text:p>
          </table:table-cell>
          <table:table-cell office:value-type="float" office:value="-0.186566012897873" calcext:value-type="float">
            <text:p>-0.186566012897873</text:p>
          </table:table-cell>
          <table:table-cell table:number-columns-repeated="6"/>
        </table:table-row>
        <table:table-row table:style-name="ro1">
          <table:table-cell office:value-type="float" office:value="10.871" calcext:value-type="float">
            <text:p>10.871</text:p>
          </table:table-cell>
          <table:table-cell office:value-type="float" office:value="23" calcext:value-type="float">
            <text:p>23</text:p>
          </table:table-cell>
          <table:table-cell office:value-type="float" office:value="-0.233019558488112" calcext:value-type="float">
            <text:p>-0.233019558488112</text:p>
          </table:table-cell>
          <table:table-cell table:number-columns-repeated="6"/>
        </table:table-row>
        <table:table-row table:style-name="ro1">
          <table:table-cell office:value-type="float" office:value="10.906" calcext:value-type="float">
            <text:p>10.9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.925" calcext:value-type="float">
            <text:p>10.9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.105" calcext:value-type="float">
            <text:p>11.105</text:p>
          </table:table-cell>
          <table:table-cell office:value-type="float" office:value="102" calcext:value-type="float">
            <text:p>102</text:p>
          </table:table-cell>
          <table:table-cell office:value-type="float" office:value="-0.00217920651434102" calcext:value-type="float">
            <text:p>-0.002179206514341</text:p>
          </table:table-cell>
          <table:table-cell table:number-columns-repeated="6"/>
        </table:table-row>
        <table:table-row table:style-name="ro1">
          <table:table-cell office:value-type="float" office:value="11.158" calcext:value-type="float">
            <text:p>11.158</text:p>
          </table:table-cell>
          <table:table-cell office:value-type="float" office:value="110" calcext:value-type="float">
            <text:p>110</text:p>
          </table:table-cell>
          <table:table-cell office:value-type="float" office:value="-0.0041294928745286" calcext:value-type="float">
            <text:p>-0.004129492874529</text:p>
          </table:table-cell>
          <table:table-cell table:number-columns-repeated="6"/>
        </table:table-row>
        <table:table-row table:style-name="ro1">
          <table:table-cell office:value-type="float" office:value="11.162" calcext:value-type="float">
            <text:p>11.162</text:p>
          </table:table-cell>
          <table:table-cell office:value-type="float" office:value="0" calcext:value-type="float">
            <text:p>0</text:p>
          </table:table-cell>
          <table:table-cell office:value-type="float" office:value="-0.00429573821018081" calcext:value-type="float">
            <text:p>-0.004295738210181</text:p>
          </table:table-cell>
          <table:table-cell table:number-columns-repeated="6"/>
        </table:table-row>
        <table:table-row table:style-name="ro1">
          <table:table-cell office:value-type="float" office:value="11.217" calcext:value-type="float">
            <text:p>11.217</text:p>
          </table:table-cell>
          <table:table-cell office:value-type="float" office:value="0" calcext:value-type="float">
            <text:p>0</text:p>
          </table:table-cell>
          <table:table-cell office:value-type="float" office:value="-0.00579484248276823" calcext:value-type="float">
            <text:p>-0.005794842482768</text:p>
          </table:table-cell>
          <table:table-cell table:number-columns-repeated="6"/>
        </table:table-row>
        <table:table-row table:style-name="ro1">
          <table:table-cell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office:value-type="float" office:value="-0.00812365791675412" calcext:value-type="float">
            <text:p>-0.008123657916754</text:p>
          </table:table-cell>
          <table:table-cell table:number-columns-repeated="6"/>
        </table:table-row>
        <table:table-row table:style-name="ro1">
          <table:table-cell office:value-type="float" office:value="11.347" calcext:value-type="float">
            <text:p>11.347</text:p>
          </table:table-cell>
          <table:table-cell office:value-type="float" office:value="0" calcext:value-type="float">
            <text:p>0</text:p>
          </table:table-cell>
          <table:table-cell office:value-type="float" office:value="-0.0119589394816627" calcext:value-type="float">
            <text:p>-0.011958939481663</text:p>
          </table:table-cell>
          <table:table-cell table:number-columns-repeated="6"/>
        </table:table-row>
        <table:table-row table:style-name="ro1">
          <table:table-cell office:value-type="float" office:value="11.411" calcext:value-type="float">
            <text:p>11.411</text:p>
          </table:table-cell>
          <table:table-cell office:value-type="float" office:value="0" calcext:value-type="float">
            <text:p>0</text:p>
          </table:table-cell>
          <table:table-cell office:value-type="float" office:value="-0.0171660950606633" calcext:value-type="float">
            <text:p>-0.017166095060663</text:p>
          </table:table-cell>
          <table:table-cell table:number-columns-repeated="6"/>
        </table:table-row>
        <table:table-row table:style-name="ro1">
          <table:table-cell office:value-type="float" office:value="11.523" calcext:value-type="float">
            <text:p>11.523</text:p>
          </table:table-cell>
          <table:table-cell office:value-type="float" office:value="1" calcext:value-type="float">
            <text:p>1</text:p>
          </table:table-cell>
          <table:table-cell office:value-type="float" office:value="-0.031611507952539" calcext:value-type="float">
            <text:p>-0.031611507952539</text:p>
          </table:table-cell>
          <table:table-cell table:number-columns-repeated="6"/>
        </table:table-row>
        <table:table-row table:style-name="ro1">
          <table:table-cell office:value-type="float" office:value="11.536" calcext:value-type="float">
            <text:p>11.536</text:p>
          </table:table-cell>
          <table:table-cell office:value-type="float" office:value="2" calcext:value-type="float">
            <text:p>2</text:p>
          </table:table-cell>
          <table:table-cell office:value-type="float" office:value="-0.0329704588565481" calcext:value-type="float">
            <text:p>-0.032970458856548</text:p>
          </table:table-cell>
          <table:table-cell table:number-columns-repeated="6"/>
        </table:table-row>
        <table:table-row table:style-name="ro1">
          <table:table-cell office:value-type="float" office:value="11.575" calcext:value-type="float">
            <text:p>11.575</text:p>
          </table:table-cell>
          <table:table-cell office:value-type="float" office:value="2" calcext:value-type="float">
            <text:p>2</text:p>
          </table:table-cell>
          <table:table-cell office:value-type="float" office:value="-0.0404141736792162" calcext:value-type="float">
            <text:p>-0.040414173679216</text:p>
          </table:table-cell>
          <table:table-cell table:number-columns-repeated="6"/>
        </table:table-row>
        <table:table-row table:style-name="ro1">
          <table:table-cell office:value-type="float" office:value="11.671" calcext:value-type="float">
            <text:p>11.671</text:p>
          </table:table-cell>
          <table:table-cell office:value-type="float" office:value="3" calcext:value-type="float">
            <text:p>3</text:p>
          </table:table-cell>
          <table:table-cell office:value-type="float" office:value="-0.0648531808800167" calcext:value-type="float">
            <text:p>-0.064853180880017</text:p>
          </table:table-cell>
          <table:table-cell table:number-columns-repeated="6"/>
        </table:table-row>
        <table:table-row table:style-name="ro1">
          <table:table-cell office:value-type="float" office:value="11.776" calcext:value-type="float">
            <text:p>11.776</text:p>
          </table:table-cell>
          <table:table-cell office:value-type="float" office:value="4" calcext:value-type="float">
            <text:p>4</text:p>
          </table:table-cell>
          <table:table-cell office:value-type="float" office:value="-0.110075374838852" calcext:value-type="float">
            <text:p>-0.110075374838852</text:p>
          </table:table-cell>
          <table:table-cell table:number-columns-repeated="6"/>
        </table:table-row>
        <table:table-row table:style-name="ro1">
          <table:table-cell office:value-type="float" office:value="11.841" calcext:value-type="float">
            <text:p>11.841</text:p>
          </table:table-cell>
          <table:table-cell office:value-type="float" office:value="6" calcext:value-type="float">
            <text:p>6</text:p>
          </table:table-cell>
          <table:table-cell office:value-type="float" office:value="-0.1403766922437" calcext:value-type="float">
            <text:p>-0.1403766922437</text:p>
          </table:table-cell>
          <table:table-cell table:number-columns-repeated="6"/>
        </table:table-row>
        <table:table-row table:style-name="ro1">
          <table:table-cell office:value-type="float" office:value="11.912" calcext:value-type="float">
            <text:p>11.912</text:p>
          </table:table-cell>
          <table:table-cell office:value-type="float" office:value="9" calcext:value-type="float">
            <text:p>9</text:p>
          </table:table-cell>
          <table:table-cell office:value-type="float" office:value="-0.171680852563139" calcext:value-type="float">
            <text:p>-0.17168085256313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0.218115357036974" calcext:value-type="float">
            <text:p>-0.218115357036974</text:p>
          </table:table-cell>
          <table:table-cell table:number-columns-repeated="6"/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.118" calcext:value-type="float">
            <text:p>12.1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.204" calcext:value-type="float">
            <text:p>12.204</text:p>
          </table:table-cell>
          <table:table-cell office:value-type="float" office:value="82" calcext:value-type="float">
            <text:p>82</text:p>
          </table:table-cell>
          <table:table-cell office:value-type="float" office:value="0.000341504569318347" calcext:value-type="float">
            <text:p>0.000341504569318</text:p>
          </table:table-cell>
          <table:table-cell table:number-columns-repeated="6"/>
        </table:table-row>
        <table:table-row table:style-name="ro1">
          <table:table-cell office:value-type="float" office:value="12.283" calcext:value-type="float">
            <text:p>12.283</text:p>
          </table:table-cell>
          <table:table-cell office:value-type="float" office:value="89" calcext:value-type="float">
            <text:p>89</text:p>
          </table:table-cell>
          <table:table-cell office:value-type="float" office:value="0.00199280167481361" calcext:value-type="float">
            <text:p>0.001992801674814</text:p>
          </table:table-cell>
          <table:table-cell table:number-columns-repeated="6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98" calcext:value-type="float">
            <text:p>98</text:p>
          </table:table-cell>
          <table:table-cell office:value-type="float" office:value="0.00381019490759174" calcext:value-type="float">
            <text:p>0.003810194907592</text:p>
          </table:table-cell>
          <table:table-cell table:number-columns-repeated="6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106" calcext:value-type="float">
            <text:p>106</text:p>
          </table:table-cell>
          <table:table-cell office:value-type="float" office:value="0.0090374273234487" calcext:value-type="float">
            <text:p>0.009037427323449</text:p>
          </table:table-cell>
          <table:table-cell table:number-columns-repeated="6"/>
        </table:table-row>
        <table:table-row table:style-name="ro1">
          <table:table-cell office:value-type="float" office:value="12.473" calcext:value-type="float">
            <text:p>12.473</text:p>
          </table:table-cell>
          <table:table-cell office:value-type="float" office:value="0" calcext:value-type="float">
            <text:p>0</text:p>
          </table:table-cell>
          <table:table-cell office:value-type="float" office:value="0.0144267598904513" calcext:value-type="float">
            <text:p>0.014426759890451</text:p>
          </table:table-cell>
          <table:table-cell table:number-columns-repeated="6"/>
        </table:table-row>
        <table:table-row table:style-name="ro1">
          <table:table-cell office:value-type="float" office:value="12.583" calcext:value-type="float">
            <text:p>12.583</text:p>
          </table:table-cell>
          <table:table-cell office:value-type="float" office:value="0" calcext:value-type="float">
            <text:p>0</text:p>
          </table:table-cell>
          <table:table-cell office:value-type="float" office:value="0.0297479713705022" calcext:value-type="float">
            <text:p>0.029747971370502</text:p>
          </table:table-cell>
          <table:table-cell table:number-columns-repeated="6"/>
        </table:table-row>
        <table:table-row table:style-name="ro1">
          <table:table-cell office:value-type="float" office:value="12.687" calcext:value-type="float">
            <text:p>12.687</text:p>
          </table:table-cell>
          <table:table-cell office:value-type="float" office:value="0" calcext:value-type="float">
            <text:p>0</text:p>
          </table:table-cell>
          <table:table-cell office:value-type="float" office:value="0.0532576713569415" calcext:value-type="float">
            <text:p>0.053257671356942</text:p>
          </table:table-cell>
          <table:table-cell table:number-columns-repeated="6"/>
        </table:table-row>
        <table:table-row table:style-name="ro1">
          <table:table-cell office:value-type="float" office:value="12.767" calcext:value-type="float">
            <text:p>12.767</text:p>
          </table:table-cell>
          <table:table-cell office:value-type="float" office:value="0" calcext:value-type="float">
            <text:p>0</text:p>
          </table:table-cell>
          <table:table-cell office:value-type="float" office:value="0.0809026132290084" calcext:value-type="float">
            <text:p>0.080902613229008</text:p>
          </table:table-cell>
          <table:table-cell table:number-columns-repeated="6"/>
        </table:table-row>
        <table:table-row table:style-name="ro1">
          <table:table-cell office:value-type="float" office:value="12.868" calcext:value-type="float">
            <text:p>12.868</text:p>
          </table:table-cell>
          <table:table-cell office:value-type="float" office:value="-1" calcext:value-type="float">
            <text:p>-1</text:p>
          </table:table-cell>
          <table:table-cell office:value-type="float" office:value="0.125931722789488" calcext:value-type="float">
            <text:p>0.125931722789488</text:p>
          </table:table-cell>
          <table:table-cell table:number-columns-repeated="6"/>
        </table:table-row>
        <table:table-row table:style-name="ro1">
          <table:table-cell office:value-type="float" office:value="12.965" calcext:value-type="float">
            <text:p>12.965</text:p>
          </table:table-cell>
          <table:table-cell office:value-type="float" office:value="-2" calcext:value-type="float">
            <text:p>-2</text:p>
          </table:table-cell>
          <table:table-cell office:value-type="float" office:value="0.177943238547121" calcext:value-type="float">
            <text:p>0.177943238547121</text:p>
          </table:table-cell>
          <table:table-cell table:number-columns-repeated="6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-6" calcext:value-type="float">
            <text:p>-6</text:p>
          </table:table-cell>
          <table:table-cell office:value-type="float" office:value="0.215180984909791" calcext:value-type="float">
            <text:p>0.215180984909791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.245" calcext:value-type="float">
            <text:p>13.245</text:p>
          </table:table-cell>
          <table:table-cell office:value-type="float" office:value="-92" calcext:value-type="float">
            <text:p>-92</text:p>
          </table:table-cell>
          <table:table-cell office:value-type="float" office:value="-0.000589049569843841" calcext:value-type="float">
            <text:p>-0.000589049569844</text:p>
          </table:table-cell>
          <table:table-cell table:number-columns-repeated="6"/>
        </table:table-row>
        <table:table-row table:style-name="ro1">
          <table:table-cell office:value-type="float" office:value="13.328" calcext:value-type="float">
            <text:p>13.328</text:p>
          </table:table-cell>
          <table:table-cell office:value-type="float" office:value="-101" calcext:value-type="float">
            <text:p>-101</text:p>
          </table:table-cell>
          <table:table-cell office:value-type="float" office:value="-0.0032739496979644" calcext:value-type="float">
            <text:p>-0.003273949697964</text:p>
          </table:table-cell>
          <table:table-cell table:number-columns-repeated="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-0.0053125743045923" calcext:value-type="float">
            <text:p>-0.005312574304592</text:p>
          </table:table-cell>
          <table:table-cell table:number-columns-repeated="6"/>
        </table:table-row>
        <table:table-row table:style-name="ro1">
          <table:table-cell office:value-type="float" office:value="13.472" calcext:value-type="float">
            <text:p>13.472</text:p>
          </table:table-cell>
          <table:table-cell office:value-type="float" office:value="0" calcext:value-type="float">
            <text:p>0</text:p>
          </table:table-cell>
          <table:table-cell office:value-type="float" office:value="-0.00869507763064936" calcext:value-type="float">
            <text:p>-0.008695077630649</text:p>
          </table:table-cell>
          <table:table-cell table:number-columns-repeated="6"/>
        </table:table-row>
        <table:table-row table:style-name="ro1">
          <table:table-cell office:value-type="float" office:value="13.513" calcext:value-type="float">
            <text:p>13.513</text:p>
          </table:table-cell>
          <table:table-cell office:value-type="float" office:value="0" calcext:value-type="float">
            <text:p>0</text:p>
          </table:table-cell>
          <table:table-cell office:value-type="float" office:value="-0.010933288381494" calcext:value-type="float">
            <text:p>-0.010933288381494</text:p>
          </table:table-cell>
          <table:table-cell table:number-columns-repeated="6"/>
        </table:table-row>
        <table:table-row table:style-name="ro1">
          <table:table-cell office:value-type="float" office:value="13.577" calcext:value-type="float">
            <text:p>13.577</text:p>
          </table:table-cell>
          <table:table-cell office:value-type="float" office:value="0" calcext:value-type="float">
            <text:p>0</text:p>
          </table:table-cell>
          <table:table-cell office:value-type="float" office:value="-0.0148229670831356" calcext:value-type="float">
            <text:p>-0.014822967083136</text:p>
          </table:table-cell>
          <table:table-cell table:number-columns-repeated="6"/>
        </table:table-row>
        <table:table-row table:style-name="ro1">
          <table:table-cell office:value-type="float" office:value="13.683" calcext:value-type="float">
            <text:p>13.683</text:p>
          </table:table-cell>
          <table:table-cell office:value-type="float" office:value="0" calcext:value-type="float">
            <text:p>0</text:p>
          </table:table-cell>
          <table:table-cell office:value-type="float" office:value="-0.0235419624357848" calcext:value-type="float">
            <text:p>-0.023541962435785</text:p>
          </table:table-cell>
          <table:table-cell table:number-columns-repeated="6"/>
        </table:table-row>
        <table:table-row table:style-name="ro1">
          <table:table-cell office:value-type="float" office:value="13.738" calcext:value-type="float">
            <text:p>13.738</text:p>
          </table:table-cell>
          <table:table-cell office:value-type="float" office:value="1" calcext:value-type="float">
            <text:p>1</text:p>
          </table:table-cell>
          <table:table-cell office:value-type="float" office:value="-0.0303537885201894" calcext:value-type="float">
            <text:p>-0.030353788520189</text:p>
          </table:table-cell>
          <table:table-cell table:number-columns-repeated="6"/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float" office:value="2" calcext:value-type="float">
            <text:p>2</text:p>
          </table:table-cell>
          <table:table-cell office:value-type="float" office:value="-0.052149821065207" calcext:value-type="float">
            <text:p>-0.052149821065207</text:p>
          </table:table-cell>
          <table:table-cell table:number-columns-repeated="6"/>
        </table:table-row>
        <table:table-row table:style-name="ro1">
          <table:table-cell office:value-type="float" office:value="13.832" calcext:value-type="float">
            <text:p>13.832</text:p>
          </table:table-cell>
          <table:table-cell office:value-type="float" office:value="3" calcext:value-type="float">
            <text:p>3</text:p>
          </table:table-cell>
          <table:table-cell office:value-type="float" office:value="-0.0543061842406514" calcext:value-type="float">
            <text:p>-0.054306184240651</text:p>
          </table:table-cell>
          <table:table-cell table:number-columns-repeated="6"/>
        </table:table-row>
        <table:table-row table:style-name="ro1">
          <table:table-cell office:value-type="float" office:value="13.839" calcext:value-type="float">
            <text:p>13.839</text:p>
          </table:table-cell>
          <table:table-cell office:value-type="float" office:value="5" calcext:value-type="float">
            <text:p>5</text:p>
          </table:table-cell>
          <table:table-cell office:value-type="float" office:value="-0.0559743651102851" calcext:value-type="float">
            <text:p>-0.055974365110285</text:p>
          </table:table-cell>
          <table:table-cell table:number-columns-repeated="6"/>
        </table:table-row>
        <table:table-row table:style-name="ro1">
          <table:table-cell office:value-type="float" office:value="13.849" calcext:value-type="float">
            <text:p>13.849</text:p>
          </table:table-cell>
          <table:table-cell office:value-type="float" office:value="7" calcext:value-type="float">
            <text:p>7</text:p>
          </table:table-cell>
          <table:table-cell office:value-type="float" office:value="-0.0582885612149951" calcext:value-type="float">
            <text:p>-0.058288561214995</text:p>
          </table:table-cell>
          <table:table-cell table:number-columns-repeated="6"/>
        </table:table-row>
        <table:table-row table:style-name="ro1">
          <table:table-cell office:value-type="float" office:value="13.918" calcext:value-type="float">
            <text:p>13.918</text:p>
          </table:table-cell>
          <table:table-cell office:value-type="float" office:value="9" calcext:value-type="float">
            <text:p>9</text:p>
          </table:table-cell>
          <table:table-cell office:value-type="float" office:value="-0.084663451817934" calcext:value-type="float">
            <text:p>-0.084663451817934</text:p>
          </table:table-cell>
          <table:table-cell table:number-columns-repeated="6"/>
        </table:table-row>
        <table:table-row table:style-name="ro1">
          <table:table-cell office:value-type="float" office:value="13.946" calcext:value-type="float">
            <text:p>13.946</text:p>
          </table:table-cell>
          <table:table-cell office:value-type="float" office:value="15" calcext:value-type="float">
            <text:p>15</text:p>
          </table:table-cell>
          <table:table-cell office:value-type="float" office:value="-0.0957186206422361" calcext:value-type="float">
            <text:p>-0.095718620642236</text:p>
          </table:table-cell>
          <table:table-cell table:number-columns-repeated="6"/>
        </table:table-row>
        <table:table-row table:style-name="ro1">
          <table:table-cell office:value-type="float" office:value="14.021" calcext:value-type="float">
            <text:p>14.021</text:p>
          </table:table-cell>
          <table:table-cell office:value-type="float" office:value="18" calcext:value-type="float">
            <text:p>18</text:p>
          </table:table-cell>
          <table:table-cell office:value-type="float" office:value="-0.123469182751964" calcext:value-type="float">
            <text:p>-0.123469182751964</text:p>
          </table:table-cell>
          <table:table-cell table:number-columns-repeated="6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22" calcext:value-type="float">
            <text:p>22</text:p>
          </table:table-cell>
          <table:table-cell office:value-type="float" office:value="-0.165750683266542" calcext:value-type="float">
            <text:p>-0.165750683266542</text:p>
          </table:table-cell>
          <table:table-cell table:number-columns-repeated="6"/>
        </table:table-row>
        <table:table-row table:style-name="ro1">
          <table:table-cell office:value-type="float" office:value="14.097" calcext:value-type="float">
            <text:p>14.097</text:p>
          </table:table-cell>
          <table:table-cell office:value-type="float" office:value="26" calcext:value-type="float">
            <text:p>26</text:p>
          </table:table-cell>
          <table:table-cell office:value-type="float" office:value="-0.170879836780017" calcext:value-type="float">
            <text:p>-0.170879836780017</text:p>
          </table:table-cell>
          <table:table-cell table:number-columns-repeated="6"/>
        </table:table-row>
        <table:table-row table:style-name="ro1">
          <table:table-cell office:value-type="float" office:value="14.102" calcext:value-type="float">
            <text:p>14.102</text:p>
          </table:table-cell>
          <table:table-cell office:value-type="float" office:value="30" calcext:value-type="float">
            <text:p>30</text:p>
          </table:table-cell>
          <table:table-cell office:value-type="float" office:value="-0.174983159590796" calcext:value-type="float">
            <text:p>-0.174983159590796</text:p>
          </table:table-cell>
          <table:table-cell table:number-columns-repeated="6"/>
        </table:table-row>
        <table:table-row table:style-name="ro1">
          <table:table-cell office:value-type="float" office:value="14.177" calcext:value-type="float">
            <text:p>14.177</text:p>
          </table:table-cell>
          <table:table-cell office:value-type="float" office:value="36" calcext:value-type="float">
            <text:p>36</text:p>
          </table:table-cell>
          <table:table-cell office:value-type="float" office:value="-0.213964726293205" calcext:value-type="float">
            <text:p>-0.213964726293205</text:p>
          </table:table-cell>
          <table:table-cell table:number-columns-repeated="6"/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.217" calcext:value-type="float">
            <text:p>14.2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.331" calcext:value-type="float">
            <text:p>14.33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.383" calcext:value-type="float">
            <text:p>14.383</text:p>
          </table:table-cell>
          <table:table-cell office:value-type="float" office:value="89" calcext:value-type="float">
            <text:p>89</text:p>
          </table:table-cell>
          <table:table-cell office:value-type="float" office:value="-0.00107333591434165" calcext:value-type="float">
            <text:p>-0.001073335914342</text:p>
          </table:table-cell>
          <table:table-cell table:number-columns-repeated="6"/>
        </table:table-row>
        <table:table-row table:style-name="ro1">
          <table:table-cell office:value-type="float" office:value="14.476" calcext:value-type="float">
            <text:p>14.476</text:p>
          </table:table-cell>
          <table:table-cell office:value-type="float" office:value="97" calcext:value-type="float">
            <text:p>97</text:p>
          </table:table-cell>
          <table:table-cell office:value-type="float" office:value="-0.00371935662994984" calcext:value-type="float">
            <text:p>-0.00371935662995</text:p>
          </table:table-cell>
          <table:table-cell table:number-columns-repeated="6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-0.00498259105615968" calcext:value-type="float">
            <text:p>-0.00498259105616</text:p>
          </table:table-cell>
          <table:table-cell table:number-columns-repeated="6"/>
        </table:table-row>
        <table:table-row table:style-name="ro1">
          <table:table-cell office:value-type="float" office:value="14.601" calcext:value-type="float">
            <text:p>14.601</text:p>
          </table:table-cell>
          <table:table-cell office:value-type="float" office:value="0" calcext:value-type="float">
            <text:p>0</text:p>
          </table:table-cell>
          <table:table-cell office:value-type="float" office:value="-0.00931821604711568" calcext:value-type="float">
            <text:p>-0.009318216047116</text:p>
          </table:table-cell>
          <table:table-cell table:number-columns-repeated="6"/>
        </table:table-row>
        <table:table-row table:style-name="ro1">
          <table:table-cell office:value-type="float" office:value="14.609" calcext:value-type="float">
            <text:p>14.609</text:p>
          </table:table-cell>
          <table:table-cell office:value-type="float" office:value="0" calcext:value-type="float">
            <text:p>0</text:p>
          </table:table-cell>
          <table:table-cell office:value-type="float" office:value="-0.00991336425183913" calcext:value-type="float">
            <text:p>-0.009913364251839</text:p>
          </table:table-cell>
          <table:table-cell table:number-columns-repeated="6"/>
        </table:table-row>
        <table:table-row table:style-name="ro1">
          <table:table-cell office:value-type="float" office:value="14.701" calcext:value-type="float">
            <text:p>14.701</text:p>
          </table:table-cell>
          <table:table-cell office:value-type="float" office:value="0" calcext:value-type="float">
            <text:p>0</text:p>
          </table:table-cell>
          <table:table-cell office:value-type="float" office:value="-0.0177798729386121" calcext:value-type="float">
            <text:p>-0.017779872938612</text:p>
          </table:table-cell>
          <table:table-cell table:number-columns-repeated="6"/>
        </table:table-row>
        <table:table-row table:style-name="ro1">
          <table:table-cell office:value-type="float" office:value="14.759" calcext:value-type="float">
            <text:p>14.759</text:p>
          </table:table-cell>
          <table:table-cell office:value-type="float" office:value="0" calcext:value-type="float">
            <text:p>0</text:p>
          </table:table-cell>
          <table:table-cell office:value-type="float" office:value="-0.0241976045968684" calcext:value-type="float">
            <text:p>-0.024197604596868</text:p>
          </table:table-cell>
          <table:table-cell table:number-columns-repeated="6"/>
        </table:table-row>
        <table:table-row table:style-name="ro1">
          <table:table-cell office:value-type="float" office:value="14.826" calcext:value-type="float">
            <text:p>14.826</text:p>
          </table:table-cell>
          <table:table-cell office:value-type="float" office:value="1" calcext:value-type="float">
            <text:p>1</text:p>
          </table:table-cell>
          <table:table-cell office:value-type="float" office:value="-0.0361812932043999" calcext:value-type="float">
            <text:p>-0.0361812932044</text:p>
          </table:table-cell>
          <table:table-cell table:number-columns-repeated="6"/>
        </table:table-row>
        <table:table-row table:style-name="ro1">
          <table:table-cell office:value-type="float" office:value="14.831" calcext:value-type="float">
            <text:p>14.831</text:p>
          </table:table-cell>
          <table:table-cell office:value-type="float" office:value="1" calcext:value-type="float">
            <text:p>1</text:p>
          </table:table-cell>
          <table:table-cell office:value-type="float" office:value="-0.0367726949376386" calcext:value-type="float">
            <text:p>-0.036772694937639</text:p>
          </table:table-cell>
          <table:table-cell table:number-columns-repeated="6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3" calcext:value-type="float">
            <text:p>3</text:p>
          </table:table-cell>
          <table:table-cell office:value-type="float" office:value="-0.0377729576119304" calcext:value-type="float">
            <text:p>-0.037772957611931</text:p>
          </table:table-cell>
          <table:table-cell table:number-columns-repeated="6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" calcext:value-type="float">
            <text:p>4</text:p>
          </table:table-cell>
          <table:table-cell office:value-type="float" office:value="-0.068192153446643" calcext:value-type="float">
            <text:p>-0.068192153446643</text:p>
          </table:table-cell>
          <table:table-cell table:number-columns-repeated="6"/>
        </table:table-row>
        <table:table-row table:style-name="ro1">
          <table:table-cell office:value-type="float" office:value="15.017" calcext:value-type="float">
            <text:p>15.017</text:p>
          </table:table-cell>
          <table:table-cell office:value-type="float" office:value="7" calcext:value-type="float">
            <text:p>7</text:p>
          </table:table-cell>
          <table:table-cell office:value-type="float" office:value="-0.0931911165735612" calcext:value-type="float">
            <text:p>-0.093191116573561</text:p>
          </table:table-cell>
          <table:table-cell table:number-columns-repeated="6"/>
        </table:table-row>
        <table:table-row table:style-name="ro1">
          <table:table-cell office:value-type="float" office:value="15.087" calcext:value-type="float">
            <text:p>15.087</text:p>
          </table:table-cell>
          <table:table-cell office:value-type="float" office:value="8" calcext:value-type="float">
            <text:p>8</text:p>
          </table:table-cell>
          <table:table-cell office:value-type="float" office:value="-0.127536353725462" calcext:value-type="float">
            <text:p>-0.127536353725462</text:p>
          </table:table-cell>
          <table:table-cell table:number-columns-repeated="6"/>
        </table:table-row>
        <table:table-row table:style-name="ro1">
          <table:table-cell office:value-type="float" office:value="15.187" calcext:value-type="float">
            <text:p>15.187</text:p>
          </table:table-cell>
          <table:table-cell office:value-type="float" office:value="10" calcext:value-type="float">
            <text:p>10</text:p>
          </table:table-cell>
          <table:table-cell office:value-type="float" office:value="-0.182377593780302" calcext:value-type="float">
            <text:p>-0.182377593780302</text:p>
          </table:table-cell>
          <table:table-cell table:number-columns-repeated="6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4" calcext:value-type="float">
            <text:p>14</text:p>
          </table:table-cell>
          <table:table-cell office:value-type="float" office:value="-0.223492801301423" calcext:value-type="float">
            <text:p>-0.223492801301423</text:p>
          </table:table-cell>
          <table:table-cell table:number-columns-repeated="6"/>
        </table:table-row>
        <table:table-row table:style-name="ro1">
          <table:table-cell office:value-type="float" office:value="15.349" calcext:value-type="float">
            <text:p>15.3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.415" calcext:value-type="float">
            <text:p>15.41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.491" calcext:value-type="float">
            <text:p>15.491</text:p>
          </table:table-cell>
          <table:table-cell office:value-type="float" office:value="96" calcext:value-type="float">
            <text:p>96</text:p>
          </table:table-cell>
          <table:table-cell office:value-type="float" office:value="-0.00253054060372677" calcext:value-type="float">
            <text:p>-0.002530540603727</text:p>
          </table:table-cell>
          <table:table-cell table:number-columns-repeated="6"/>
        </table:table-row>
        <table:table-row table:style-name="ro1">
          <table:table-cell office:value-type="float" office:value="15.541" calcext:value-type="float">
            <text:p>15.541</text:p>
          </table:table-cell>
          <table:table-cell office:value-type="float" office:value="105" calcext:value-type="float">
            <text:p>105</text:p>
          </table:table-cell>
          <table:table-cell office:value-type="float" office:value="-0.00441739718119706" calcext:value-type="float">
            <text:p>-0.004417397181197</text:p>
          </table:table-cell>
          <table:table-cell table:number-columns-repeated="6"/>
        </table:table-row>
        <table:table-row table:style-name="ro1">
          <table:table-cell office:value-type="float" office:value="15.584" calcext:value-type="float">
            <text:p>15.584</text:p>
          </table:table-cell>
          <table:table-cell office:value-type="float" office:value="0" calcext:value-type="float">
            <text:p>0</text:p>
          </table:table-cell>
          <table:table-cell office:value-type="float" office:value="-0.00749006198634194" calcext:value-type="float">
            <text:p>-0.007490061986342</text:p>
          </table:table-cell>
          <table:table-cell table:number-columns-repeated="6"/>
        </table:table-row>
        <table:table-row table:style-name="ro1">
          <table:table-cell office:value-type="float" office:value="15.598" calcext:value-type="float">
            <text:p>15.598</text:p>
          </table:table-cell>
          <table:table-cell office:value-type="float" office:value="0" calcext:value-type="float">
            <text:p>0</text:p>
          </table:table-cell>
          <table:table-cell office:value-type="float" office:value="-0.00882929822614734" calcext:value-type="float">
            <text:p>-0.008829298226147</text:p>
          </table:table-cell>
          <table:table-cell table:number-columns-repeated="6"/>
        </table:table-row>
        <table:table-row table:style-name="ro1">
          <table:table-cell office:value-type="float" office:value="15.603" calcext:value-type="float">
            <text:p>15.603</text:p>
          </table:table-cell>
          <table:table-cell office:value-type="float" office:value="0" calcext:value-type="float">
            <text:p>0</text:p>
          </table:table-cell>
          <table:table-cell office:value-type="float" office:value="-0.00922553020265459" calcext:value-type="float">
            <text:p>-0.009225530202655</text:p>
          </table:table-cell>
          <table:table-cell table:number-columns-repeated="6"/>
        </table:table-row>
        <table:table-row table:style-name="ro1">
          <table:table-cell office:value-type="float" office:value="15.613" calcext:value-type="float">
            <text:p>15.613</text:p>
          </table:table-cell>
          <table:table-cell office:value-type="float" office:value="0" calcext:value-type="float">
            <text:p>0</text:p>
          </table:table-cell>
          <table:table-cell office:value-type="float" office:value="-0.00975740234373556" calcext:value-type="float">
            <text:p>-0.009757402343736</text:p>
          </table:table-cell>
          <table:table-cell table:number-columns-repeated="6"/>
        </table:table-row>
        <table:table-row table:style-name="ro1">
          <table:table-cell office:value-type="float" office:value="15.737" calcext:value-type="float">
            <text:p>15.737</text:p>
          </table:table-cell>
          <table:table-cell office:value-type="float" office:value="0" calcext:value-type="float">
            <text:p>0</text:p>
          </table:table-cell>
          <table:table-cell office:value-type="float" office:value="-0.0201690627931359" calcext:value-type="float">
            <text:p>-0.020169062793136</text:p>
          </table:table-cell>
          <table:table-cell table:number-columns-repeated="6"/>
        </table:table-row>
        <table:table-row table:style-name="ro1">
          <table:table-cell office:value-type="float" office:value="15.828" calcext:value-type="float">
            <text:p>15.828</text:p>
          </table:table-cell>
          <table:table-cell office:value-type="float" office:value="1" calcext:value-type="float">
            <text:p>1</text:p>
          </table:table-cell>
          <table:table-cell office:value-type="float" office:value="-0.0325209601944679" calcext:value-type="float">
            <text:p>-0.032520960194468</text:p>
          </table:table-cell>
          <table:table-cell table:number-columns-repeated="6"/>
        </table:table-row>
        <table:table-row table:style-name="ro1">
          <table:table-cell office:value-type="float" office:value="15.891" calcext:value-type="float">
            <text:p>15.891</text:p>
          </table:table-cell>
          <table:table-cell office:value-type="float" office:value="2" calcext:value-type="float">
            <text:p>2</text:p>
          </table:table-cell>
          <table:table-cell office:value-type="float" office:value="-0.0474555461034489" calcext:value-type="float">
            <text:p>-0.047455546103449</text:p>
          </table:table-cell>
          <table:table-cell table:number-columns-repeated="6"/>
        </table:table-row>
        <table:table-row table:style-name="ro1">
          <table:table-cell office:value-type="float" office:value="15.944" calcext:value-type="float">
            <text:p>15.944</text:p>
          </table:table-cell>
          <table:table-cell office:value-type="float" office:value="3" calcext:value-type="float">
            <text:p>3</text:p>
          </table:table-cell>
          <table:table-cell office:value-type="float" office:value="-0.0598670332051639" calcext:value-type="float">
            <text:p>-0.059867033205164</text:p>
          </table:table-cell>
          <table:table-cell table:number-columns-repeated="6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4" calcext:value-type="float">
            <text:p>4</text:p>
          </table:table-cell>
          <table:table-cell office:value-type="float" office:value="-0.0707157190042933" calcext:value-type="float">
            <text:p>-0.070715719004293</text:p>
          </table:table-cell>
          <table:table-cell table:number-columns-repeated="6"/>
        </table:table-row>
        <table:table-row table:style-name="ro1">
          <table:table-cell office:value-type="float" office:value="15.997" calcext:value-type="float">
            <text:p>15.997</text:p>
          </table:table-cell>
          <table:table-cell office:value-type="float" office:value="5" calcext:value-type="float">
            <text:p>5</text:p>
          </table:table-cell>
          <table:table-cell office:value-type="float" office:value="-0.0787942689383152" calcext:value-type="float">
            <text:p>-0.078794268938315</text:p>
          </table:table-cell>
          <table:table-cell table:number-columns-repeated="6"/>
        </table:table-row>
        <table:table-row table:style-name="ro1">
          <table:table-cell office:value-type="float" office:value="16.059" calcext:value-type="float">
            <text:p>16.059</text:p>
          </table:table-cell>
          <table:table-cell office:value-type="float" office:value="8" calcext:value-type="float">
            <text:p>8</text:p>
          </table:table-cell>
          <table:table-cell office:value-type="float" office:value="-0.106655581622955" calcext:value-type="float">
            <text:p>-0.106655581622955</text:p>
          </table:table-cell>
          <table:table-cell table:number-columns-repeated="6"/>
        </table:table-row>
        <table:table-row table:style-name="ro1">
          <table:table-cell office:value-type="float" office:value="16.078" calcext:value-type="float">
            <text:p>16.078</text:p>
          </table:table-cell>
          <table:table-cell office:value-type="float" office:value="11" calcext:value-type="float">
            <text:p>11</text:p>
          </table:table-cell>
          <table:table-cell office:value-type="float" office:value="-0.118976137824226" calcext:value-type="float">
            <text:p>-0.118976137824226</text:p>
          </table:table-cell>
          <table:table-cell table:number-columns-repeated="6"/>
        </table:table-row>
        <table:table-row table:style-name="ro1">
          <table:table-cell office:value-type="float" office:value="16.141" calcext:value-type="float">
            <text:p>16.141</text:p>
          </table:table-cell>
          <table:table-cell office:value-type="float" office:value="23" calcext:value-type="float">
            <text:p>23</text:p>
          </table:table-cell>
          <table:table-cell office:value-type="float" office:value="-0.152042406340396" calcext:value-type="float">
            <text:p>-0.152042406340396</text:p>
          </table:table-cell>
          <table:table-cell table:number-columns-repeated="6"/>
        </table:table-row>
        <table:table-row table:style-name="ro1">
          <table:table-cell office:value-type="float" office:value="16.243" calcext:value-type="float">
            <text:p>16.243</text:p>
          </table:table-cell>
          <table:table-cell office:value-type="float" office:value="28" calcext:value-type="float">
            <text:p>28</text:p>
          </table:table-cell>
          <table:table-cell office:value-type="float" office:value="-0.207250324925532" calcext:value-type="float">
            <text:p>-0.207250324925532</text:p>
          </table:table-cell>
          <table:table-cell table:number-columns-repeated="6"/>
        </table:table-row>
        <table:table-row table:style-name="ro1">
          <table:table-cell office:value-type="float" office:value="16.273" calcext:value-type="float">
            <text:p>16.27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.374" calcext:value-type="float">
            <text:p>16.37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.456" calcext:value-type="float">
            <text:p>16.456</text:p>
          </table:table-cell>
          <table:table-cell office:value-type="float" office:value="78" calcext:value-type="float">
            <text:p>78</text:p>
          </table:table-cell>
          <table:table-cell office:value-type="float" office:value="-0.00191159909079918" calcext:value-type="float">
            <text:p>-0.001911599090799</text:p>
          </table:table-cell>
          <table:table-cell table:number-columns-repeated="6"/>
        </table:table-row>
        <table:table-row table:style-name="ro1">
          <table:table-cell office:value-type="float" office:value="16.467" calcext:value-type="float">
            <text:p>16.467</text:p>
          </table:table-cell>
          <table:table-cell office:value-type="float" office:value="86" calcext:value-type="float">
            <text:p>86</text:p>
          </table:table-cell>
          <table:table-cell office:value-type="float" office:value="-0.00242433815286016" calcext:value-type="float">
            <text:p>-0.00242433815286</text:p>
          </table:table-cell>
          <table:table-cell table:number-columns-repeated="6"/>
        </table:table-row>
        <table:table-row table:style-name="ro1">
          <table:table-cell office:value-type="float" office:value="16.562" calcext:value-type="float">
            <text:p>16.562</text:p>
          </table:table-cell>
          <table:table-cell office:value-type="float" office:value="94" calcext:value-type="float">
            <text:p>94</text:p>
          </table:table-cell>
          <table:table-cell office:value-type="float" office:value="-0.0102746573680811" calcext:value-type="float">
            <text:p>-0.010274657368081</text:p>
          </table:table-cell>
          <table:table-cell table:number-columns-repeated="6"/>
        </table:table-row>
        <table:table-row table:style-name="ro1">
          <table:table-cell office:value-type="float" office:value="16.654" calcext:value-type="float">
            <text:p>16.654</text:p>
          </table:table-cell>
          <table:table-cell office:value-type="float" office:value="0" calcext:value-type="float">
            <text:p>0</text:p>
          </table:table-cell>
          <table:table-cell office:value-type="float" office:value="-0.0185501989627079" calcext:value-type="float">
            <text:p>-0.018550198962708</text:p>
          </table:table-cell>
          <table:table-cell table:number-columns-repeated="6"/>
        </table:table-row>
        <table:table-row table:style-name="ro1">
          <table:table-cell office:value-type="float" office:value="16.726" calcext:value-type="float">
            <text:p>16.726</text:p>
          </table:table-cell>
          <table:table-cell office:value-type="float" office:value="0" calcext:value-type="float">
            <text:p>0</text:p>
          </table:table-cell>
          <table:table-cell office:value-type="float" office:value="-0.0290246860411315" calcext:value-type="float">
            <text:p>-0.029024686041132</text:p>
          </table:table-cell>
          <table:table-cell table:number-columns-repeated="6"/>
        </table:table-row>
        <table:table-row table:style-name="ro1">
          <table:table-cell office:value-type="float" office:value="16.735" calcext:value-type="float">
            <text:p>16.735</text:p>
          </table:table-cell>
          <table:table-cell office:value-type="float" office:value="0" calcext:value-type="float">
            <text:p>0</text:p>
          </table:table-cell>
          <table:table-cell office:value-type="float" office:value="-0.0305537225938003" calcext:value-type="float">
            <text:p>-0.0305537225938</text:p>
          </table:table-cell>
          <table:table-cell table:number-columns-repeated="6"/>
        </table:table-row>
        <table:table-row table:style-name="ro1">
          <table:table-cell office:value-type="float" office:value="16.799" calcext:value-type="float">
            <text:p>16.799</text:p>
          </table:table-cell>
          <table:table-cell office:value-type="float" office:value="0" calcext:value-type="float">
            <text:p>0</text:p>
          </table:table-cell>
          <table:table-cell office:value-type="float" office:value="-0.0439330205760963" calcext:value-type="float">
            <text:p>-0.043933020576096</text:p>
          </table:table-cell>
          <table:table-cell table:number-columns-repeated="6"/>
        </table:table-row>
        <table:table-row table:style-name="ro1">
          <table:table-cell office:value-type="float" office:value="16.811" calcext:value-type="float">
            <text:p>16.811</text:p>
          </table:table-cell>
          <table:table-cell office:value-type="float" office:value="1" calcext:value-type="float">
            <text:p>1</text:p>
          </table:table-cell>
          <table:table-cell office:value-type="float" office:value="-0.0449007933046222" calcext:value-type="float">
            <text:p>-0.044900793304622</text:p>
          </table:table-cell>
          <table:table-cell table:number-columns-repeated="6"/>
        </table:table-row>
        <table:table-row table:style-name="ro1">
          <table:table-cell office:value-type="float" office:value="16.923" calcext:value-type="float">
            <text:p>16.923</text:p>
          </table:table-cell>
          <table:table-cell office:value-type="float" office:value="3" calcext:value-type="float">
            <text:p>3</text:p>
          </table:table-cell>
          <table:table-cell office:value-type="float" office:value="-0.0840040323276043" calcext:value-type="float">
            <text:p>-0.084004032327604</text:p>
          </table:table-cell>
          <table:table-cell table:number-columns-repeated="6"/>
        </table:table-row>
        <table:table-row table:style-name="ro1">
          <table:table-cell office:value-type="float" office:value="16.994" calcext:value-type="float">
            <text:p>16.994</text:p>
          </table:table-cell>
          <table:table-cell office:value-type="float" office:value="8" calcext:value-type="float">
            <text:p>8</text:p>
          </table:table-cell>
          <table:table-cell office:value-type="float" office:value="-0.109660925672754" calcext:value-type="float">
            <text:p>-0.109660925672754</text:p>
          </table:table-cell>
          <table:table-cell table:number-columns-repeated="6"/>
        </table:table-row>
        <table:table-row table:style-name="ro1">
          <table:table-cell office:value-type="float" office:value="17.004" calcext:value-type="float">
            <text:p>17.004</text:p>
          </table:table-cell>
          <table:table-cell office:value-type="float" office:value="10" calcext:value-type="float">
            <text:p>10</text:p>
          </table:table-cell>
          <table:table-cell office:value-type="float" office:value="-0.11765225422129" calcext:value-type="float">
            <text:p>-0.11765225422129</text:p>
          </table:table-cell>
          <table:table-cell table:number-columns-repeated="6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12" calcext:value-type="float">
            <text:p>12</text:p>
          </table:table-cell>
          <table:table-cell office:value-type="float" office:value="-0.129606925542804" calcext:value-type="float">
            <text:p>-0.129606925542804</text:p>
          </table:table-cell>
          <table:table-cell table:number-columns-repeated="6"/>
        </table:table-row>
        <table:table-row table:style-name="ro1">
          <table:table-cell office:value-type="float" office:value="17.027" calcext:value-type="float">
            <text:p>17.027</text:p>
          </table:table-cell>
          <table:table-cell office:value-type="float" office:value="17" calcext:value-type="float">
            <text:p>17</text:p>
          </table:table-cell>
          <table:table-cell office:value-type="float" office:value="-0.131714751768553" calcext:value-type="float">
            <text:p>-0.131714751768553</text:p>
          </table:table-cell>
          <table:table-cell table:number-columns-repeated="6"/>
        </table:table-row>
        <table:table-row table:style-name="ro1">
          <table:table-cell office:value-type="float" office:value="17.032" calcext:value-type="float">
            <text:p>17.032</text:p>
          </table:table-cell>
          <table:table-cell office:value-type="float" office:value="20" calcext:value-type="float">
            <text:p>20</text:p>
          </table:table-cell>
          <table:table-cell office:value-type="float" office:value="-0.135403447663613" calcext:value-type="float">
            <text:p>-0.135403447663613</text:p>
          </table:table-cell>
          <table:table-cell table:number-columns-repeated="6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9" calcext:value-type="float">
            <text:p>29</text:p>
          </table:table-cell>
          <table:table-cell office:value-type="float" office:value="-0.138565187002235" calcext:value-type="float">
            <text:p>-0.138565187002235</text:p>
          </table:table-cell>
          <table:table-cell table:number-columns-repeated="6"/>
        </table:table-row>
        <table:table-row table:style-name="ro1">
          <table:table-cell office:value-type="float" office:value="17.127" calcext:value-type="float">
            <text:p>17.127</text:p>
          </table:table-cell>
          <table:table-cell office:value-type="float" office:value="41" calcext:value-type="float">
            <text:p>41</text:p>
          </table:table-cell>
          <table:table-cell office:value-type="float" office:value="-0.177559972178582" calcext:value-type="float">
            <text:p>-0.177559972178582</text:p>
          </table:table-cell>
          <table:table-cell table:number-columns-repeated="6"/>
        </table:table-row>
        <table:table-row table:style-name="ro1">
          <table:table-cell office:value-type="float" office:value="17.197" calcext:value-type="float">
            <text:p>17.197</text:p>
          </table:table-cell>
          <table:table-cell office:value-type="float" office:value="48" calcext:value-type="float">
            <text:p>48</text:p>
          </table:table-cell>
          <table:table-cell office:value-type="float" office:value="-0.222878236032174" calcext:value-type="float">
            <text:p>-0.222878236032174</text:p>
          </table:table-cell>
          <table:table-cell table:number-columns-repeated="6"/>
        </table:table-row>
        <table:table-row table:style-name="ro1">
          <table:table-cell office:value-type="float" office:value="17.229" calcext:value-type="float">
            <text:p>17.22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.302" calcext:value-type="float">
            <text:p>17.3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.404" calcext:value-type="float">
            <text:p>17.404</text:p>
          </table:table-cell>
          <table:table-cell office:value-type="float" office:value="96" calcext:value-type="float">
            <text:p>96</text:p>
          </table:table-cell>
          <table:table-cell office:value-type="float" office:value="-0.000637560143249975" calcext:value-type="float">
            <text:p>-0.00063756014325</text:p>
          </table:table-cell>
          <table:table-cell table:number-columns-repeated="6"/>
        </table:table-row>
        <table:table-row table:style-name="ro1">
          <table:table-cell office:value-type="float" office:value="17.476" calcext:value-type="float">
            <text:p>17.476</text:p>
          </table:table-cell>
          <table:table-cell office:value-type="float" office:value="104" calcext:value-type="float">
            <text:p>104</text:p>
          </table:table-cell>
          <table:table-cell office:value-type="float" office:value="-0.00314583096595092" calcext:value-type="float">
            <text:p>-0.003145830965951</text:p>
          </table:table-cell>
          <table:table-cell table:number-columns-repeated="6"/>
        </table:table-row>
        <table:table-row table:style-name="ro1">
          <table:table-cell office:value-type="float" office:value="17.564" calcext:value-type="float">
            <text:p>17.564</text:p>
          </table:table-cell>
          <table:table-cell office:value-type="float" office:value="0" calcext:value-type="float">
            <text:p>0</text:p>
          </table:table-cell>
          <table:table-cell office:value-type="float" office:value="-0.00870001092875309" calcext:value-type="float">
            <text:p>-0.008700010928753</text:p>
          </table:table-cell>
          <table:table-cell table:number-columns-repeated="6"/>
        </table:table-row>
        <table:table-row table:style-name="ro1">
          <table:table-cell office:value-type="float" office:value="17.628" calcext:value-type="float">
            <text:p>17.628</text:p>
          </table:table-cell>
          <table:table-cell office:value-type="float" office:value="0" calcext:value-type="float">
            <text:p>0</text:p>
          </table:table-cell>
          <table:table-cell office:value-type="float" office:value="-0.0128571920990962" calcext:value-type="float">
            <text:p>-0.012857192099096</text:p>
          </table:table-cell>
          <table:table-cell table:number-columns-repeated="6"/>
        </table:table-row>
        <table:table-row table:style-name="ro1">
          <table:table-cell office:value-type="float" office:value="17.672" calcext:value-type="float">
            <text:p>17.672</text:p>
          </table:table-cell>
          <table:table-cell office:value-type="float" office:value="0" calcext:value-type="float">
            <text:p>0</text:p>
          </table:table-cell>
          <table:table-cell office:value-type="float" office:value="-0.0180816372648605" calcext:value-type="float">
            <text:p>-0.018081637264861</text:p>
          </table:table-cell>
          <table:table-cell table:number-columns-repeated="6"/>
        </table:table-row>
        <table:table-row table:style-name="ro1">
          <table:table-cell office:value-type="float" office:value="17.802" calcext:value-type="float">
            <text:p>17.802</text:p>
          </table:table-cell>
          <table:table-cell office:value-type="float" office:value="0" calcext:value-type="float">
            <text:p>0</text:p>
          </table:table-cell>
          <table:table-cell office:value-type="float" office:value="-0.0376559449987821" calcext:value-type="float">
            <text:p>-0.037655944998782</text:p>
          </table:table-cell>
          <table:table-cell table:number-columns-repeated="6"/>
        </table:table-row>
        <table:table-row table:style-name="ro1">
          <table:table-cell office:value-type="float" office:value="17.833" calcext:value-type="float">
            <text:p>17.833</text:p>
          </table:table-cell>
          <table:table-cell office:value-type="float" office:value="0" calcext:value-type="float">
            <text:p>0</text:p>
          </table:table-cell>
          <table:table-cell office:value-type="float" office:value="-0.0443601521455515" calcext:value-type="float">
            <text:p>-0.044360152145552</text:p>
          </table:table-cell>
          <table:table-cell table:number-columns-repeated="6"/>
        </table:table-row>
        <table:table-row table:style-name="ro1">
          <table:table-cell office:value-type="float" office:value="17.864" calcext:value-type="float">
            <text:p>17.864</text:p>
          </table:table-cell>
          <table:table-cell office:value-type="float" office:value="2" calcext:value-type="float">
            <text:p>2</text:p>
          </table:table-cell>
          <table:table-cell office:value-type="float" office:value="-0.0490413439682373" calcext:value-type="float">
            <text:p>-0.049041343968237</text:p>
          </table:table-cell>
          <table:table-cell table:number-columns-repeated="6"/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2" calcext:value-type="float">
            <text:p>2</text:p>
          </table:table-cell>
          <table:table-cell office:value-type="float" office:value="-0.0685210812133689" calcext:value-type="float">
            <text:p>-0.068521081213369</text:p>
          </table:table-cell>
          <table:table-cell table:number-columns-repeated="6"/>
        </table:table-row>
        <table:table-row table:style-name="ro1">
          <table:table-cell office:value-type="float" office:value="18.031" calcext:value-type="float">
            <text:p>18.031</text:p>
          </table:table-cell>
          <table:table-cell office:value-type="float" office:value="4" calcext:value-type="float">
            <text:p>4</text:p>
          </table:table-cell>
          <table:table-cell office:value-type="float" office:value="-0.112667889734649" calcext:value-type="float">
            <text:p>-0.112667889734649</text:p>
          </table:table-cell>
          <table:table-cell table:number-columns-repeated="6"/>
        </table:table-row>
        <table:table-row table:style-name="ro1">
          <table:table-cell office:value-type="float" office:value="18.092" calcext:value-type="float">
            <text:p>18.092</text:p>
          </table:table-cell>
          <table:table-cell office:value-type="float" office:value="10" calcext:value-type="float">
            <text:p>10</text:p>
          </table:table-cell>
          <table:table-cell office:value-type="float" office:value="-0.150362639137725" calcext:value-type="float">
            <text:p>-0.150362639137725</text:p>
          </table:table-cell>
          <table:table-cell table:number-columns-repeated="6"/>
        </table:table-row>
        <table:table-row table:style-name="ro1">
          <table:table-cell office:value-type="float" office:value="18.107" calcext:value-type="float">
            <text:p>18.107</text:p>
          </table:table-cell>
          <table:table-cell office:value-type="float" office:value="15" calcext:value-type="float">
            <text:p>15</text:p>
          </table:table-cell>
          <table:table-cell office:value-type="float" office:value="-0.15923676100622" calcext:value-type="float">
            <text:p>-0.15923676100622</text:p>
          </table:table-cell>
          <table:table-cell table:number-columns-repeated="6"/>
        </table:table-row>
        <table:table-row table:style-name="ro1">
          <table:table-cell office:value-type="float" office:value="18.174" calcext:value-type="float">
            <text:p>18.174</text:p>
          </table:table-cell>
          <table:table-cell office:value-type="float" office:value="17" calcext:value-type="float">
            <text:p>17</text:p>
          </table:table-cell>
          <table:table-cell office:value-type="float" office:value="-0.179595040586886" calcext:value-type="float">
            <text:p>-0.179595040586886</text:p>
          </table:table-cell>
          <table:table-cell table:number-columns-repeated="6"/>
        </table:table-row>
        <table:table-row table:style-name="ro1">
          <table:table-cell office:value-type="float" office:value="18.256" calcext:value-type="float">
            <text:p>18.256</text:p>
          </table:table-cell>
          <table:table-cell office:value-type="float" office:value="21" calcext:value-type="float">
            <text:p>21</text:p>
          </table:table-cell>
          <table:table-cell office:value-type="float" office:value="-0.232839771797858" calcext:value-type="float">
            <text:p>-0.232839771797858</text:p>
          </table:table-cell>
          <table:table-cell table:number-columns-repeated="6"/>
        </table:table-row>
        <table:table-row table:style-name="ro1">
          <table:table-cell office:value-type="float" office:value="18.293" calcext:value-type="float">
            <text:p>18.29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.381" calcext:value-type="float">
            <text:p>18.3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.461" calcext:value-type="float">
            <text:p>18.461</text:p>
          </table:table-cell>
          <table:table-cell office:value-type="float" office:value="96" calcext:value-type="float">
            <text:p>96</text:p>
          </table:table-cell>
          <table:table-cell office:value-type="float" office:value="-0.00148354386658716" calcext:value-type="float">
            <text:p>-0.001483543866587</text:p>
          </table:table-cell>
          <table:table-cell table:number-columns-repeated="6"/>
        </table:table-row>
        <table:table-row table:style-name="ro1">
          <table:table-cell office:value-type="float" office:value="18.497" calcext:value-type="float">
            <text:p>18.497</text:p>
          </table:table-cell>
          <table:table-cell office:value-type="float" office:value="105" calcext:value-type="float">
            <text:p>105</text:p>
          </table:table-cell>
          <table:table-cell office:value-type="float" office:value="-0.00304406885731804" calcext:value-type="float">
            <text:p>-0.003044068857318</text:p>
          </table:table-cell>
          <table:table-cell table:number-columns-repeated="6"/>
        </table:table-row>
        <table:table-row table:style-name="ro1">
          <table:table-cell office:value-type="float" office:value="18.561" calcext:value-type="float">
            <text:p>18.561</text:p>
          </table:table-cell>
          <table:table-cell office:value-type="float" office:value="113" calcext:value-type="float">
            <text:p>113</text:p>
          </table:table-cell>
          <table:table-cell office:value-type="float" office:value="-0.00620056281582631" calcext:value-type="float">
            <text:p>-0.006200562815826</text:p>
          </table:table-cell>
          <table:table-cell table:number-columns-repeated="6"/>
        </table:table-row>
        <table:table-row table:style-name="ro1">
          <table:table-cell office:value-type="float" office:value="18.629" calcext:value-type="float">
            <text:p>18.629</text:p>
          </table:table-cell>
          <table:table-cell office:value-type="float" office:value="0" calcext:value-type="float">
            <text:p>0</text:p>
          </table:table-cell>
          <table:table-cell office:value-type="float" office:value="-0.0112348544483368" calcext:value-type="float">
            <text:p>-0.011234854448337</text:p>
          </table:table-cell>
          <table:table-cell table:number-columns-repeated="6"/>
        </table:table-row>
        <table:table-row table:style-name="ro1">
          <table:table-cell office:value-type="float" office:value="18.699" calcext:value-type="float">
            <text:p>18.699</text:p>
          </table:table-cell>
          <table:table-cell office:value-type="float" office:value="0" calcext:value-type="float">
            <text:p>0</text:p>
          </table:table-cell>
          <table:table-cell office:value-type="float" office:value="-0.0155022019937154" calcext:value-type="float">
            <text:p>-0.015502201993715</text:p>
          </table:table-cell>
          <table:table-cell table:number-columns-repeated="6"/>
        </table:table-row>
        <table:table-row table:style-name="ro1">
          <table:table-cell office:value-type="float" office:value="18.738" calcext:value-type="float">
            <text:p>18.738</text:p>
          </table:table-cell>
          <table:table-cell office:value-type="float" office:value="0" calcext:value-type="float">
            <text:p>0</text:p>
          </table:table-cell>
          <table:table-cell office:value-type="float" office:value="-0.0208075315951967" calcext:value-type="float">
            <text:p>-0.020807531595197</text:p>
          </table:table-cell>
          <table:table-cell table:number-columns-repeated="6"/>
        </table:table-row>
        <table:table-row table:style-name="ro1">
          <table:table-cell office:value-type="float" office:value="18.841" calcext:value-type="float">
            <text:p>18.841</text:p>
          </table:table-cell>
          <table:table-cell office:value-type="float" office:value="0" calcext:value-type="float">
            <text:p>0</text:p>
          </table:table-cell>
          <table:table-cell office:value-type="float" office:value="-0.035880968916393" calcext:value-type="float">
            <text:p>-0.035880968916393</text:p>
          </table:table-cell>
          <table:table-cell table:number-columns-repeated="6"/>
        </table:table-row>
        <table:table-row table:style-name="ro1">
          <table:table-cell office:value-type="float" office:value="18.899" calcext:value-type="float">
            <text:p>18.899</text:p>
          </table:table-cell>
          <table:table-cell office:value-type="float" office:value="1" calcext:value-type="float">
            <text:p>1</text:p>
          </table:table-cell>
          <table:table-cell office:value-type="float" office:value="-0.0492648194569829" calcext:value-type="float">
            <text:p>-0.049264819456983</text:p>
          </table:table-cell>
          <table:table-cell table:number-columns-repeated="6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2" calcext:value-type="float">
            <text:p>2</text:p>
          </table:table-cell>
          <table:table-cell office:value-type="float" office:value="-0.0781673973255357" calcext:value-type="float">
            <text:p>-0.078167397325536</text:p>
          </table:table-cell>
          <table:table-cell table:number-columns-repeated="6"/>
        </table:table-row>
        <table:table-row table:style-name="ro1">
          <table:table-cell office:value-type="float" office:value="19.038" calcext:value-type="float">
            <text:p>19.038</text:p>
          </table:table-cell>
          <table:table-cell office:value-type="float" office:value="4" calcext:value-type="float">
            <text:p>4</text:p>
          </table:table-cell>
          <table:table-cell office:value-type="float" office:value="-0.0943178342262397" calcext:value-type="float">
            <text:p>-0.09431783422624</text:p>
          </table:table-cell>
          <table:table-cell table:number-columns-repeated="6"/>
        </table:table-row>
        <table:table-row table:style-name="ro1">
          <table:table-cell office:value-type="float" office:value="19.136" calcext:value-type="float">
            <text:p>19.136</text:p>
          </table:table-cell>
          <table:table-cell office:value-type="float" office:value="6" calcext:value-type="float">
            <text:p>6</text:p>
          </table:table-cell>
          <table:table-cell office:value-type="float" office:value="-0.14725528421202" calcext:value-type="float">
            <text:p>-0.14725528421202</text:p>
          </table:table-cell>
          <table:table-cell table:number-columns-repeated="6"/>
        </table:table-row>
        <table:table-row table:style-name="ro1">
          <table:table-cell office:value-type="float" office:value="19.248" calcext:value-type="float">
            <text:p>19.248</text:p>
          </table:table-cell>
          <table:table-cell office:value-type="float" office:value="8" calcext:value-type="float">
            <text:p>8</text:p>
          </table:table-cell>
          <table:table-cell office:value-type="float" office:value="-0.201290008383734" calcext:value-type="float">
            <text:p>-0.201290008383734</text:p>
          </table:table-cell>
          <table:table-cell table:number-columns-repeated="6"/>
        </table:table-row>
        <table:table-row table:style-name="ro1">
          <table:table-cell office:value-type="float" office:value="19.328" calcext:value-type="float">
            <text:p>19.3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.349" calcext:value-type="float">
            <text:p>19.34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.458" calcext:value-type="float">
            <text:p>19.458</text:p>
          </table:table-cell>
          <table:table-cell office:value-type="float" office:value="54" calcext:value-type="float">
            <text:p>54</text:p>
          </table:table-cell>
          <table:table-cell office:value-type="float" office:value="-0.000365805493996013" calcext:value-type="float">
            <text:p>-0.000365805493996</text:p>
          </table:table-cell>
          <table:table-cell table:number-columns-repeated="6"/>
        </table:table-row>
        <table:table-row table:style-name="ro1">
          <table:table-cell office:value-type="float" office:value="19.478" calcext:value-type="float">
            <text:p>19.478</text:p>
          </table:table-cell>
          <table:table-cell office:value-type="float" office:value="86" calcext:value-type="float">
            <text:p>86</text:p>
          </table:table-cell>
          <table:table-cell office:value-type="float" office:value="-0.000557144233108534" calcext:value-type="float">
            <text:p>-0.000557144233109</text:p>
          </table:table-cell>
          <table:table-cell table:number-columns-repeated="6"/>
        </table:table-row>
        <table:table-row table:style-name="ro1">
          <table:table-cell office:value-type="float" office:value="19.545" calcext:value-type="float">
            <text:p>19.545</text:p>
          </table:table-cell>
          <table:table-cell office:value-type="float" office:value="94" calcext:value-type="float">
            <text:p>94</text:p>
          </table:table-cell>
          <table:table-cell office:value-type="float" office:value="-0.002272748605368" calcext:value-type="float">
            <text:p>-0.002272748605368</text:p>
          </table:table-cell>
          <table:table-cell table:number-columns-repeated="6"/>
        </table:table-row>
        <table:table-row table:style-name="ro1">
          <table:table-cell office:value-type="float" office:value="19.627" calcext:value-type="float">
            <text:p>19.627</text:p>
          </table:table-cell>
          <table:table-cell office:value-type="float" office:value="0" calcext:value-type="float">
            <text:p>0</text:p>
          </table:table-cell>
          <table:table-cell office:value-type="float" office:value="-0.00506865682851532" calcext:value-type="float">
            <text:p>-0.005068656828515</text:p>
          </table:table-cell>
          <table:table-cell table:number-columns-repeated="6"/>
        </table:table-row>
        <table:table-row table:style-name="ro1">
          <table:table-cell office:value-type="float" office:value="19.737" calcext:value-type="float">
            <text:p>19.737</text:p>
          </table:table-cell>
          <table:table-cell office:value-type="float" office:value="0" calcext:value-type="float">
            <text:p>0</text:p>
          </table:table-cell>
          <table:table-cell office:value-type="float" office:value="-0.0111655034203142" calcext:value-type="float">
            <text:p>-0.011165503420314</text:p>
          </table:table-cell>
          <table:table-cell table:number-columns-repeated="6"/>
        </table:table-row>
        <table:table-row table:style-name="ro1">
          <table:table-cell office:value-type="float" office:value="19.795" calcext:value-type="float">
            <text:p>19.795</text:p>
          </table:table-cell>
          <table:table-cell office:value-type="float" office:value="0" calcext:value-type="float">
            <text:p>0</text:p>
          </table:table-cell>
          <table:table-cell office:value-type="float" office:value="-0.0141279020285784" calcext:value-type="float">
            <text:p>-0.014127902028578</text:p>
          </table:table-cell>
          <table:table-cell table:number-columns-repeated="6"/>
        </table:table-row>
        <table:table-row table:style-name="ro1">
          <table:table-cell office:value-type="float" office:value="19.803" calcext:value-type="float">
            <text:p>19.803</text:p>
          </table:table-cell>
          <table:table-cell office:value-type="float" office:value="0" calcext:value-type="float">
            <text:p>0</text:p>
          </table:table-cell>
          <table:table-cell office:value-type="float" office:value="-0.0159769880608677" calcext:value-type="float">
            <text:p>-0.015976988060868</text:p>
          </table:table-cell>
          <table:table-cell table:number-columns-repeated="6"/>
        </table:table-row>
        <table:table-row table:style-name="ro1">
          <table:table-cell office:value-type="float" office:value="19.877" calcext:value-type="float">
            <text:p>19.877</text:p>
          </table:table-cell>
          <table:table-cell office:value-type="float" office:value="0" calcext:value-type="float">
            <text:p>0</text:p>
          </table:table-cell>
          <table:table-cell office:value-type="float" office:value="-0.0240346665341862" calcext:value-type="float">
            <text:p>-0.024034666534186</text:p>
          </table:table-cell>
          <table:table-cell table:number-columns-repeated="6"/>
        </table:table-row>
        <table:table-row table:style-name="ro1">
          <table:table-cell office:value-type="float" office:value="19.991" calcext:value-type="float">
            <text:p>19.991</text:p>
          </table:table-cell>
          <table:table-cell office:value-type="float" office:value="0" calcext:value-type="float">
            <text:p>0</text:p>
          </table:table-cell>
          <table:table-cell office:value-type="float" office:value="-0.0432476244091945" calcext:value-type="float">
            <text:p>-0.043247624409195</text:p>
          </table:table-cell>
          <table:table-cell table:number-columns-repeated="6"/>
        </table:table-row>
        <table:table-row table:style-name="ro1">
          <table:table-cell office:value-type="float" office:value="20.058" calcext:value-type="float">
            <text:p>20.058</text:p>
          </table:table-cell>
          <table:table-cell office:value-type="float" office:value="1" calcext:value-type="float">
            <text:p>1</text:p>
          </table:table-cell>
          <table:table-cell office:value-type="float" office:value="-0.060409078400745" calcext:value-type="float">
            <text:p>-0.060409078400745</text:p>
          </table:table-cell>
          <table:table-cell table:number-columns-repeated="6"/>
        </table:table-row>
        <table:table-row table:style-name="ro1">
          <table:table-cell office:value-type="float" office:value="20.118" calcext:value-type="float">
            <text:p>20.118</text:p>
          </table:table-cell>
          <table:table-cell office:value-type="float" office:value="4" calcext:value-type="float">
            <text:p>4</text:p>
          </table:table-cell>
          <table:table-cell office:value-type="float" office:value="-0.0842339416319897" calcext:value-type="float">
            <text:p>-0.08423394163199</text:p>
          </table:table-cell>
          <table:table-cell table:number-columns-repeated="6"/>
        </table:table-row>
        <table:table-row table:style-name="ro1">
          <table:table-cell office:value-type="float" office:value="20.214" calcext:value-type="float">
            <text:p>20.214</text:p>
          </table:table-cell>
          <table:table-cell office:value-type="float" office:value="6" calcext:value-type="float">
            <text:p>6</text:p>
          </table:table-cell>
          <table:table-cell office:value-type="float" office:value="-0.127396630746372" calcext:value-type="float">
            <text:p>-0.127396630746372</text:p>
          </table:table-cell>
          <table:table-cell table:number-columns-repeated="6"/>
        </table:table-row>
        <table:table-row table:style-name="ro1">
          <table:table-cell office:value-type="float" office:value="20.287" calcext:value-type="float">
            <text:p>20.287</text:p>
          </table:table-cell>
          <table:table-cell office:value-type="float" office:value="7" calcext:value-type="float">
            <text:p>7</text:p>
          </table:table-cell>
          <table:table-cell office:value-type="float" office:value="-0.170584394159479" calcext:value-type="float">
            <text:p>-0.170584394159479</text:p>
          </table:table-cell>
          <table:table-cell table:number-columns-repeated="6"/>
        </table:table-row>
        <table:table-row table:style-name="ro1">
          <table:table-cell office:value-type="float" office:value="20.364" calcext:value-type="float">
            <text:p>20.364</text:p>
          </table:table-cell>
          <table:table-cell office:value-type="float" office:value="9" calcext:value-type="float">
            <text:p>9</text:p>
          </table:table-cell>
          <table:table-cell office:value-type="float" office:value="-0.201623004152207" calcext:value-type="float">
            <text:p>-0.201623004152207</text:p>
          </table:table-cell>
          <table:table-cell table:number-columns-repeated="6"/>
        </table:table-row>
        <table:table-row table:style-name="ro1">
          <table:table-cell office:value-type="float" office:value="20.399" calcext:value-type="float">
            <text:p>20.39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488" calcext:value-type="float">
            <text:p>20.48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585" calcext:value-type="float">
            <text:p>20.585</text:p>
          </table:table-cell>
          <table:table-cell office:value-type="float" office:value="66" calcext:value-type="float">
            <text:p>66</text:p>
          </table:table-cell>
          <table:table-cell office:value-type="float" office:value="0.00394349246442343" calcext:value-type="float">
            <text:p>0.003943492464423</text:p>
          </table:table-cell>
          <table:table-cell table:number-columns-repeated="6"/>
        </table:table-row>
        <table:table-row table:style-name="ro1">
          <table:table-cell office:value-type="float" office:value="20.663" calcext:value-type="float">
            <text:p>20.663</text:p>
          </table:table-cell>
          <table:table-cell office:value-type="float" office:value="75" calcext:value-type="float">
            <text:p>75</text:p>
          </table:table-cell>
          <table:table-cell office:value-type="float" office:value="0.0098031657400665" calcext:value-type="float">
            <text:p>0.009803165740067</text:p>
          </table:table-cell>
          <table:table-cell table:number-columns-repeated="6"/>
        </table:table-row>
        <table:table-row table:style-name="ro1">
          <table:table-cell office:value-type="float" office:value="20.742" calcext:value-type="float">
            <text:p>20.742</text:p>
          </table:table-cell>
          <table:table-cell office:value-type="float" office:value="91" calcext:value-type="float">
            <text:p>91</text:p>
          </table:table-cell>
          <table:table-cell office:value-type="float" office:value="0.017850891770705" calcext:value-type="float">
            <text:p>0.017850891770705</text:p>
          </table:table-cell>
          <table:table-cell table:number-columns-repeated="6"/>
        </table:table-row>
        <table:table-row table:style-name="ro1">
          <table:table-cell office:value-type="float" office:value="20.828" calcext:value-type="float">
            <text:p>20.828</text:p>
          </table:table-cell>
          <table:table-cell office:value-type="float" office:value="100" calcext:value-type="float">
            <text:p>100</text:p>
          </table:table-cell>
          <table:table-cell office:value-type="float" office:value="0.0305199889568931" calcext:value-type="float">
            <text:p>0.030519988956893</text:p>
          </table:table-cell>
          <table:table-cell table:number-columns-repeated="6"/>
        </table:table-row>
        <table:table-row table:style-name="ro1">
          <table:table-cell office:value-type="float" office:value="20.843" calcext:value-type="float">
            <text:p>20.843</text:p>
          </table:table-cell>
          <table:table-cell office:value-type="float" office:value="0" calcext:value-type="float">
            <text:p>0</text:p>
          </table:table-cell>
          <table:table-cell office:value-type="float" office:value="0.0328320365528512" calcext:value-type="float">
            <text:p>0.032832036552851</text:p>
          </table:table-cell>
          <table:table-cell table:number-columns-repeated="6"/>
        </table:table-row>
        <table:table-row table:style-name="ro1">
          <table:table-cell office:value-type="float" office:value="20.929" calcext:value-type="float">
            <text:p>20.929</text:p>
          </table:table-cell>
          <table:table-cell office:value-type="float" office:value="0" calcext:value-type="float">
            <text:p>0</text:p>
          </table:table-cell>
          <table:table-cell office:value-type="float" office:value="0.0597217346907189" calcext:value-type="float">
            <text:p>0.059721734690719</text:p>
          </table:table-cell>
          <table:table-cell table:number-columns-repeated="6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  <table:table-cell office:value-type="float" office:value="0.105027735861811" calcext:value-type="float">
            <text:p>0.105027735861811</text:p>
          </table:table-cell>
          <table:table-cell table:number-columns-repeated="6"/>
        </table:table-row>
        <table:table-row table:style-name="ro1">
          <table:table-cell office:value-type="float" office:value="21.049" calcext:value-type="float">
            <text:p>21.049</text:p>
          </table:table-cell>
          <table:table-cell office:value-type="float" office:value="-5" calcext:value-type="float">
            <text:p>-5</text:p>
          </table:table-cell>
          <table:table-cell office:value-type="float" office:value="0.110012581930266" calcext:value-type="float">
            <text:p>0.110012581930266</text:p>
          </table:table-cell>
          <table:table-cell table:number-columns-repeated="6"/>
        </table:table-row>
        <table:table-row table:style-name="ro1">
          <table:table-cell office:value-type="float" office:value="21.094" calcext:value-type="float">
            <text:p>21.094</text:p>
          </table:table-cell>
          <table:table-cell office:value-type="float" office:value="-6" calcext:value-type="float">
            <text:p>-6</text:p>
          </table:table-cell>
          <table:table-cell office:value-type="float" office:value="0.134112530673631" calcext:value-type="float">
            <text:p>0.134112530673631</text:p>
          </table:table-cell>
          <table:table-cell table:number-columns-repeated="6"/>
        </table:table-row>
        <table:table-row table:style-name="ro1">
          <table:table-cell office:value-type="float" office:value="21.186" calcext:value-type="float">
            <text:p>21.186</text:p>
          </table:table-cell>
          <table:table-cell office:value-type="float" office:value="-12" calcext:value-type="float">
            <text:p>-12</text:p>
          </table:table-cell>
          <table:table-cell office:value-type="float" office:value="0.183266902860761" calcext:value-type="float">
            <text:p>0.183266902860761</text:p>
          </table:table-cell>
          <table:table-cell table:number-columns-repeated="6"/>
        </table:table-row>
        <table:table-row table:style-name="ro1">
          <table:table-cell office:value-type="float" office:value="21.228" calcext:value-type="float">
            <text:p>21.228</text:p>
          </table:table-cell>
          <table:table-cell office:value-type="float" office:value="-15" calcext:value-type="float">
            <text:p>-15</text:p>
          </table:table-cell>
          <table:table-cell office:value-type="float" office:value="0.205706942337494" calcext:value-type="float">
            <text:p>0.205706942337494</text:p>
          </table:table-cell>
          <table:table-cell table:number-columns-repeated="6"/>
        </table:table-row>
        <table:table-row table:style-name="ro1">
          <table:table-cell office:value-type="float" office:value="21.252" calcext:value-type="float">
            <text:p>21.252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.342" calcext:value-type="float">
            <text:p>21.342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.413" calcext:value-type="float">
            <text:p>21.413</text:p>
          </table:table-cell>
          <table:table-cell office:value-type="float" office:value="-82" calcext:value-type="float">
            <text:p>-82</text:p>
          </table:table-cell>
          <table:table-cell office:value-type="float" office:value="0.000444708196469756" calcext:value-type="float">
            <text:p>0.00044470819647</text:p>
          </table:table-cell>
          <table:table-cell table:number-columns-repeated="6"/>
        </table:table-row>
        <table:table-row table:style-name="ro1">
          <table:table-cell office:value-type="float" office:value="21.493" calcext:value-type="float">
            <text:p>21.493</text:p>
          </table:table-cell>
          <table:table-cell office:value-type="float" office:value="-89" calcext:value-type="float">
            <text:p>-89</text:p>
          </table:table-cell>
          <table:table-cell office:value-type="float" office:value="0.00679311258520565" calcext:value-type="float">
            <text:p>0.006793112585206</text:p>
          </table:table-cell>
          <table:table-cell table:number-columns-repeated="6"/>
        </table:table-row>
        <table:table-row table:style-name="ro1">
          <table:table-cell office:value-type="float" office:value="21.508" calcext:value-type="float">
            <text:p>21.508</text:p>
          </table:table-cell>
          <table:table-cell office:value-type="float" office:value="-98" calcext:value-type="float">
            <text:p>-98</text:p>
          </table:table-cell>
          <table:table-cell office:value-type="float" office:value="0.00944936605193728" calcext:value-type="float">
            <text:p>0.009449366051937</text:p>
          </table:table-cell>
          <table:table-cell table:number-columns-repeated="6"/>
        </table:table-row>
        <table:table-row table:style-name="ro1">
          <table:table-cell office:value-type="float" office:value="21.553" calcext:value-type="float">
            <text:p>21.553</text:p>
          </table:table-cell>
          <table:table-cell office:value-type="float" office:value="0" calcext:value-type="float">
            <text:p>0</text:p>
          </table:table-cell>
          <table:table-cell office:value-type="float" office:value="0.0134115688836142" calcext:value-type="float">
            <text:p>0.013411568883614</text:p>
          </table:table-cell>
          <table:table-cell table:number-columns-repeated="6"/>
        </table:table-row>
        <table:table-row table:style-name="ro1">
          <table:table-cell office:value-type="float" office:value="21.621" calcext:value-type="float">
            <text:p>21.621</text:p>
          </table:table-cell>
          <table:table-cell office:value-type="float" office:value="0" calcext:value-type="float">
            <text:p>0</text:p>
          </table:table-cell>
          <table:table-cell office:value-type="float" office:value="0.0252085507667118" calcext:value-type="float">
            <text:p>0.025208550766712</text:p>
          </table:table-cell>
          <table:table-cell table:number-columns-repeated="6"/>
        </table:table-row>
        <table:table-row table:style-name="ro1">
          <table:table-cell office:value-type="float" office:value="21.636" calcext:value-type="float">
            <text:p>21.636</text:p>
          </table:table-cell>
          <table:table-cell office:value-type="float" office:value="0" calcext:value-type="float">
            <text:p>0</text:p>
          </table:table-cell>
          <table:table-cell office:value-type="float" office:value="0.02921599263697" calcext:value-type="float">
            <text:p>0.02921599263697</text:p>
          </table:table-cell>
          <table:table-cell table:number-columns-repeated="6"/>
        </table:table-row>
        <table:table-row table:style-name="ro1">
          <table:table-cell office:value-type="float" office:value="21.724" calcext:value-type="float">
            <text:p>21.724</text:p>
          </table:table-cell>
          <table:table-cell office:value-type="float" office:value="0" calcext:value-type="float">
            <text:p>0</text:p>
          </table:table-cell>
          <table:table-cell office:value-type="float" office:value="0.0526837659858167" calcext:value-type="float">
            <text:p>0.052683765985817</text:p>
          </table:table-cell>
          <table:table-cell table:number-columns-repeated="6"/>
        </table:table-row>
        <table:table-row table:style-name="ro1">
          <table:table-cell office:value-type="float" office:value="21.746" calcext:value-type="float">
            <text:p>21.746</text:p>
          </table:table-cell>
          <table:table-cell office:value-type="float" office:value="-2" calcext:value-type="float">
            <text:p>-2</text:p>
          </table:table-cell>
          <table:table-cell office:value-type="float" office:value="0.055617329732214" calcext:value-type="float">
            <text:p>0.055617329732214</text:p>
          </table:table-cell>
          <table:table-cell table:number-columns-repeated="6"/>
        </table:table-row>
        <table:table-row table:style-name="ro1">
          <table:table-cell office:value-type="float" office:value="21.843" calcext:value-type="float">
            <text:p>21.843</text:p>
          </table:table-cell>
          <table:table-cell office:value-type="float" office:value="-4" calcext:value-type="float">
            <text:p>-4</text:p>
          </table:table-cell>
          <table:table-cell office:value-type="float" office:value="0.10095594765952" calcext:value-type="float">
            <text:p>0.10095594765952</text:p>
          </table:table-cell>
          <table:table-cell table:number-columns-repeated="6"/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-5" calcext:value-type="float">
            <text:p>-5</text:p>
          </table:table-cell>
          <table:table-cell office:value-type="float" office:value="0.117088706209336" calcext:value-type="float">
            <text:p>0.117088706209336</text:p>
          </table:table-cell>
          <table:table-cell table:number-columns-repeated="6"/>
        </table:table-row>
        <table:table-row table:style-name="ro1">
          <table:table-cell office:value-type="float" office:value="21.935" calcext:value-type="float">
            <text:p>21.935</text:p>
          </table:table-cell>
          <table:table-cell office:value-type="float" office:value="-8" calcext:value-type="float">
            <text:p>-8</text:p>
          </table:table-cell>
          <table:table-cell office:value-type="float" office:value="0.156089656883782" calcext:value-type="float">
            <text:p>0.156089656883782</text:p>
          </table:table-cell>
          <table:table-cell table:number-columns-repeated="6"/>
        </table:table-row>
        <table:table-row table:style-name="ro1">
          <table:table-cell office:value-type="float" office:value="22.003" calcext:value-type="float">
            <text:p>22.003</text:p>
          </table:table-cell>
          <table:table-cell office:value-type="float" office:value="-13" calcext:value-type="float">
            <text:p>-13</text:p>
          </table:table-cell>
          <table:table-cell office:value-type="float" office:value="0.190715999491627" calcext:value-type="float">
            <text:p>0.190715999491627</text:p>
          </table:table-cell>
          <table:table-cell table:number-columns-repeated="6"/>
        </table:table-row>
        <table:table-row table:style-name="ro1">
          <table:table-cell office:value-type="float" office:value="22.108" calcext:value-type="float">
            <text:p>22.108</text:p>
          </table:table-cell>
          <table:table-cell office:value-type="float" office:value="-17" calcext:value-type="float">
            <text:p>-17</text:p>
          </table:table-cell>
          <table:table-cell office:value-type="float" office:value="0.247683640403985" calcext:value-type="float">
            <text:p>0.247683640403985</text:p>
          </table:table-cell>
          <table:table-cell table:number-columns-repeated="6"/>
        </table:table-row>
        <table:table-row table:style-name="ro1">
          <table:table-cell office:value-type="float" office:value="22.199" calcext:value-type="float">
            <text:p>22.199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.213" calcext:value-type="float">
            <text:p>22.21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.332" calcext:value-type="float">
            <text:p>22.332</text:p>
          </table:table-cell>
          <table:table-cell office:value-type="float" office:value="-89" calcext:value-type="float">
            <text:p>-89</text:p>
          </table:table-cell>
          <table:table-cell office:value-type="float" office:value="0.000733157088630299" calcext:value-type="float">
            <text:p>0.00073315708863</text:p>
          </table:table-cell>
          <table:table-cell table:number-columns-repeated="6"/>
        </table:table-row>
        <table:table-row table:style-name="ro1">
          <table:table-cell office:value-type="float" office:value="22.415" calcext:value-type="float">
            <text:p>22.415</text:p>
          </table:table-cell>
          <table:table-cell office:value-type="float" office:value="-107" calcext:value-type="float">
            <text:p>-107</text:p>
          </table:table-cell>
          <table:table-cell office:value-type="float" office:value="0.00289029631116483" calcext:value-type="float">
            <text:p>0.002890296311165</text:p>
          </table:table-cell>
          <table:table-cell table:number-columns-repeated="6"/>
        </table:table-row>
        <table:table-row table:style-name="ro1">
          <table:table-cell office:value-type="float" office:value="22.485" calcext:value-type="float">
            <text:p>22.485</text:p>
          </table:table-cell>
          <table:table-cell office:value-type="float" office:value="-118" calcext:value-type="float">
            <text:p>-118</text:p>
          </table:table-cell>
          <table:table-cell office:value-type="float" office:value="0.00615641256956242" calcext:value-type="float">
            <text:p>0.006156412569562</text:p>
          </table:table-cell>
          <table:table-cell table:number-columns-repeated="6"/>
        </table:table-row>
        <table:table-row table:style-name="ro1">
          <table:table-cell office:value-type="float" office:value="22.574" calcext:value-type="float">
            <text:p>22.574</text:p>
          </table:table-cell>
          <table:table-cell office:value-type="float" office:value="0" calcext:value-type="float">
            <text:p>0</text:p>
          </table:table-cell>
          <table:table-cell office:value-type="float" office:value="0.0142469043733408" calcext:value-type="float">
            <text:p>0.014246904373341</text:p>
          </table:table-cell>
          <table:table-cell table:number-columns-repeated="6"/>
        </table:table-row>
        <table:table-row table:style-name="ro1">
          <table:table-cell office:value-type="float" office:value="22.674" calcext:value-type="float">
            <text:p>22.674</text:p>
          </table:table-cell>
          <table:table-cell office:value-type="float" office:value="0" calcext:value-type="float">
            <text:p>0</text:p>
          </table:table-cell>
          <table:table-cell office:value-type="float" office:value="0.0294604378568715" calcext:value-type="float">
            <text:p>0.029460437856872</text:p>
          </table:table-cell>
          <table:table-cell table:number-columns-repeated="6"/>
        </table:table-row>
        <table:table-row table:style-name="ro1">
          <table:table-cell office:value-type="float" office:value="22.706" calcext:value-type="float">
            <text:p>22.706</text:p>
          </table:table-cell>
          <table:table-cell office:value-type="float" office:value="0" calcext:value-type="float">
            <text:p>0</text:p>
          </table:table-cell>
          <table:table-cell office:value-type="float" office:value="0.0373773460911124" calcext:value-type="float">
            <text:p>0.037377346091112</text:p>
          </table:table-cell>
          <table:table-cell table:number-columns-repeated="6"/>
        </table:table-row>
        <table:table-row table:style-name="ro1">
          <table:table-cell office:value-type="float" office:value="22.778" calcext:value-type="float">
            <text:p>22.778</text:p>
          </table:table-cell>
          <table:table-cell office:value-type="float" office:value="0" calcext:value-type="float">
            <text:p>0</text:p>
          </table:table-cell>
          <table:table-cell office:value-type="float" office:value="0.0557013628960815" calcext:value-type="float">
            <text:p>0.055701362896082</text:p>
          </table:table-cell>
          <table:table-cell table:number-columns-repeated="6"/>
        </table:table-row>
        <table:table-row table:style-name="ro1">
          <table:table-cell office:value-type="float" office:value="22.855" calcext:value-type="float">
            <text:p>22.855</text:p>
          </table:table-cell>
          <table:table-cell office:value-type="float" office:value="-1" calcext:value-type="float">
            <text:p>-1</text:p>
          </table:table-cell>
          <table:table-cell office:value-type="float" office:value="0.0875266753684451" calcext:value-type="float">
            <text:p>0.087526675368445</text:p>
          </table:table-cell>
          <table:table-cell table:number-columns-repeated="6"/>
        </table:table-row>
        <table:table-row table:style-name="ro1">
          <table:table-cell office:value-type="float" office:value="22.901" calcext:value-type="float">
            <text:p>22.901</text:p>
          </table:table-cell>
          <table:table-cell office:value-type="float" office:value="-2" calcext:value-type="float">
            <text:p>-2</text:p>
          </table:table-cell>
          <table:table-cell office:value-type="float" office:value="0.111750428036325" calcext:value-type="float">
            <text:p>0.111750428036325</text:p>
          </table:table-cell>
          <table:table-cell table:number-columns-repeated="6"/>
        </table:table-row>
        <table:table-row table:style-name="ro1">
          <table:table-cell office:value-type="float" office:value="22.994" calcext:value-type="float">
            <text:p>22.994</text:p>
          </table:table-cell>
          <table:table-cell office:value-type="float" office:value="-5" calcext:value-type="float">
            <text:p>-5</text:p>
          </table:table-cell>
          <table:table-cell office:value-type="float" office:value="0.161207814491057" calcext:value-type="float">
            <text:p>0.161207814491057</text:p>
          </table:table-cell>
          <table:table-cell table:number-columns-repeated="6"/>
        </table:table-row>
        <table:table-row table:style-name="ro1">
          <table:table-cell office:value-type="float" office:value="23.006" calcext:value-type="float">
            <text:p>23.006</text:p>
          </table:table-cell>
          <table:table-cell office:value-type="float" office:value="-11" calcext:value-type="float">
            <text:p>-11</text:p>
          </table:table-cell>
          <table:table-cell office:value-type="float" office:value="0.167751483455557" calcext:value-type="float">
            <text:p>0.167751483455557</text:p>
          </table:table-cell>
          <table:table-cell table:number-columns-repeated="6"/>
        </table:table-row>
        <table:table-row table:style-name="ro1">
          <table:table-cell office:value-type="float" office:value="23.029" calcext:value-type="float">
            <text:p>23.029</text:p>
          </table:table-cell>
          <table:table-cell office:value-type="float" office:value="-16" calcext:value-type="float">
            <text:p>-16</text:p>
          </table:table-cell>
          <table:table-cell office:value-type="float" office:value="0.181384127131599" calcext:value-type="float">
            <text:p>0.181384127131599</text:p>
          </table:table-cell>
          <table:table-cell table:number-columns-repeated="6"/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-25" calcext:value-type="float">
            <text:p>-25</text:p>
          </table:table-cell>
          <table:table-cell office:value-type="float" office:value="0.209740025977766" calcext:value-type="float">
            <text:p>0.209740025977766</text:p>
          </table:table-cell>
          <table:table-cell table:number-columns-repeated="6"/>
        </table:table-row>
        <table:table-row table:style-name="ro1">
          <table:table-cell office:value-type="float" office:value="23.113" calcext:value-type="float">
            <text:p>23.113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17" calcext:value-type="float">
            <text:p>23.117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22" calcext:value-type="float">
            <text:p>23.122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27" calcext:value-type="float">
            <text:p>23.127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34" calcext:value-type="float">
            <text:p>23.134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47" calcext:value-type="float">
            <text:p>23.147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202" calcext:value-type="float">
            <text:p>23.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274" calcext:value-type="float">
            <text:p>23.274</text:p>
          </table:table-cell>
          <table:table-cell office:value-type="float" office:value="0" calcext:value-type="float">
            <text:p>0</text:p>
          </table:table-cell>
          <table:table-cell office:value-type="float" office:value="-0.0000148417454688159" calcext:value-type="float">
            <text:p>-1.48417454688159E-05</text:p>
          </table:table-cell>
          <table:table-cell table:number-columns-repeated="6"/>
        </table:table-row>
        <table:table-row table:style-name="ro1">
          <table:table-cell office:value-type="float" office:value="23.401" calcext:value-type="float">
            <text:p>23.401</text:p>
          </table:table-cell>
          <table:table-cell office:value-type="float" office:value="0" calcext:value-type="float">
            <text:p>0</text:p>
          </table:table-cell>
          <table:table-cell office:value-type="float" office:value="-0.00190570670276342" calcext:value-type="float">
            <text:p>-0.001905706702763</text:p>
          </table:table-cell>
          <table:table-cell table:number-columns-repeated="6"/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0" calcext:value-type="float">
            <text:p>0</text:p>
          </table:table-cell>
          <table:table-cell office:value-type="float" office:value="-0.00211917901345282" calcext:value-type="float">
            <text:p>-0.002119179013453</text:p>
          </table:table-cell>
          <table:table-cell table:number-columns-repeated="6"/>
        </table:table-row>
        <table:table-row table:style-name="ro1">
          <table:table-cell office:value-type="float" office:value="23.451" calcext:value-type="float">
            <text:p>23.451</text:p>
          </table:table-cell>
          <table:table-cell office:value-type="float" office:value="0" calcext:value-type="float">
            <text:p>0</text:p>
          </table:table-cell>
          <table:table-cell office:value-type="float" office:value="-0.00277802691587793" calcext:value-type="float">
            <text:p>-0.002778026915878</text:p>
          </table:table-cell>
          <table:table-cell table:number-columns-repeated="6"/>
        </table:table-row>
        <table:table-row table:style-name="ro1">
          <table:table-cell office:value-type="float" office:value="23.499" calcext:value-type="float">
            <text:p>23.499</text:p>
          </table:table-cell>
          <table:table-cell office:value-type="float" office:value="0" calcext:value-type="float">
            <text:p>0</text:p>
          </table:table-cell>
          <table:table-cell office:value-type="float" office:value="-0.00367960856897336" calcext:value-type="float">
            <text:p>-0.003679608568973</text:p>
          </table:table-cell>
          <table:table-cell table:number-columns-repeated="6"/>
        </table:table-row>
        <table:table-row table:style-name="ro1">
          <table:table-cell office:value-type="float" office:value="23.586" calcext:value-type="float">
            <text:p>23.586</text:p>
          </table:table-cell>
          <table:table-cell office:value-type="float" office:value="0" calcext:value-type="float">
            <text:p>0</text:p>
          </table:table-cell>
          <table:table-cell office:value-type="float" office:value="-0.00600677114221882" calcext:value-type="float">
            <text:p>-0.006006771142219</text:p>
          </table:table-cell>
          <table:table-cell table:number-columns-repeated="6"/>
        </table:table-row>
        <table:table-row table:style-name="ro1">
          <table:table-cell office:value-type="float" office:value="23.686" calcext:value-type="float">
            <text:p>23.686</text:p>
          </table:table-cell>
          <table:table-cell office:value-type="float" office:value="1" calcext:value-type="float">
            <text:p>1</text:p>
          </table:table-cell>
          <table:table-cell office:value-type="float" office:value="-0.00979687957569715" calcext:value-type="float">
            <text:p>-0.009796879575697</text:p>
          </table:table-cell>
          <table:table-cell table:number-columns-repeated="6"/>
        </table:table-row>
        <table:table-row table:style-name="ro1">
          <table:table-cell office:value-type="float" office:value="23.747" calcext:value-type="float">
            <text:p>23.747</text:p>
          </table:table-cell>
          <table:table-cell office:value-type="float" office:value="1" calcext:value-type="float">
            <text:p>1</text:p>
          </table:table-cell>
          <table:table-cell office:value-type="float" office:value="-0.0130608525763834" calcext:value-type="float">
            <text:p>-0.013060852576383</text:p>
          </table:table-cell>
          <table:table-cell table:number-columns-repeated="6"/>
        </table:table-row>
        <table:table-row table:style-name="ro1">
          <table:table-cell office:value-type="float" office:value="23.822" calcext:value-type="float">
            <text:p>23.822</text:p>
          </table:table-cell>
          <table:table-cell office:value-type="float" office:value="1" calcext:value-type="float">
            <text:p>1</text:p>
          </table:table-cell>
          <table:table-cell office:value-type="float" office:value="-0.0175921242327196" calcext:value-type="float">
            <text:p>-0.01759212423272</text:p>
          </table:table-cell>
          <table:table-cell table:number-columns-repeated="6"/>
        </table:table-row>
        <table:table-row table:style-name="ro1">
          <table:table-cell office:value-type="float" office:value="23.848" calcext:value-type="float">
            <text:p>23.848</text:p>
          </table:table-cell>
          <table:table-cell office:value-type="float" office:value="1" calcext:value-type="float">
            <text:p>1</text:p>
          </table:table-cell>
          <table:table-cell office:value-type="float" office:value="-0.0217226440799878" calcext:value-type="float">
            <text:p>-0.021722644079988</text:p>
          </table:table-cell>
          <table:table-cell table:number-columns-repeated="6"/>
        </table:table-row>
        <table:table-row table:style-name="ro1">
          <table:table-cell office:value-type="float" office:value="23.955" calcext:value-type="float">
            <text:p>23.955</text:p>
          </table:table-cell>
          <table:table-cell office:value-type="float" office:value="2" calcext:value-type="float">
            <text:p>2</text:p>
          </table:table-cell>
          <table:table-cell office:value-type="float" office:value="-0.0366276932650624" calcext:value-type="float">
            <text:p>-0.036627693265062</text:p>
          </table:table-cell>
          <table:table-cell table:number-columns-repeated="6"/>
        </table:table-row>
        <table:table-row table:style-name="ro1">
          <table:table-cell office:value-type="float" office:value="24.004" calcext:value-type="float">
            <text:p>24.004</text:p>
          </table:table-cell>
          <table:table-cell office:value-type="float" office:value="3" calcext:value-type="float">
            <text:p>3</text:p>
          </table:table-cell>
          <table:table-cell office:value-type="float" office:value="-0.0453725599319075" calcext:value-type="float">
            <text:p>-0.045372559931908</text:p>
          </table:table-cell>
          <table:table-cell table:number-columns-repeated="6"/>
        </table:table-row>
        <table:table-row table:style-name="ro1">
          <table:table-cell office:value-type="float" office:value="24.094" calcext:value-type="float">
            <text:p>24.094</text:p>
          </table:table-cell>
          <table:table-cell office:value-type="float" office:value="3" calcext:value-type="float">
            <text:p>3</text:p>
          </table:table-cell>
          <table:table-cell office:value-type="float" office:value="-0.0718419261582187" calcext:value-type="float">
            <text:p>-0.071841926158219</text:p>
          </table:table-cell>
          <table:table-cell table:number-columns-repeated="6"/>
        </table:table-row>
        <table:table-row table:style-name="ro1">
          <table:table-cell office:value-type="float" office:value="24.139" calcext:value-type="float">
            <text:p>24.139</text:p>
          </table:table-cell>
          <table:table-cell office:value-type="float" office:value="4" calcext:value-type="float">
            <text:p>4</text:p>
          </table:table-cell>
          <table:table-cell office:value-type="float" office:value="-0.0935271202924571" calcext:value-type="float">
            <text:p>-0.093527120292457</text:p>
          </table:table-cell>
          <table:table-cell table:number-columns-repeated="6"/>
        </table:table-row>
        <table:table-row table:style-name="ro1">
          <table:table-cell office:value-type="float" office:value="24.165" calcext:value-type="float">
            <text:p>24.165</text:p>
          </table:table-cell>
          <table:table-cell office:value-type="float" office:value="8" calcext:value-type="float">
            <text:p>8</text:p>
          </table:table-cell>
          <table:table-cell office:value-type="float" office:value="-0.0984123328390908" calcext:value-type="float">
            <text:p>-0.098412332839091</text:p>
          </table:table-cell>
          <table:table-cell table:number-columns-repeated="6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9" calcext:value-type="float">
            <text:p>9</text:p>
          </table:table-cell>
          <table:table-cell office:value-type="float" office:value="-0.122780511597408" calcext:value-type="float">
            <text:p>-0.122780511597408</text:p>
          </table:table-cell>
          <table:table-cell table:number-columns-repeated="6"/>
        </table:table-row>
        <table:table-row table:style-name="ro1">
          <table:table-cell office:value-type="float" office:value="24.216" calcext:value-type="float">
            <text:p>24.216</text:p>
          </table:table-cell>
          <table:table-cell office:value-type="float" office:value="11" calcext:value-type="float">
            <text:p>11</text:p>
          </table:table-cell>
          <table:table-cell office:value-type="float" office:value="-0.127325923904326" calcext:value-type="float">
            <text:p>-0.127325923904326</text:p>
          </table:table-cell>
          <table:table-cell table:number-columns-repeated="6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22" calcext:value-type="float">
            <text:p>22</text:p>
          </table:table-cell>
          <table:table-cell office:value-type="float" office:value="-0.140833021232135" calcext:value-type="float">
            <text:p>-0.140833021232135</text:p>
          </table:table-cell>
          <table:table-cell table:number-columns-repeated="6"/>
        </table:table-row>
        <table:table-row table:style-name="ro1">
          <table:table-cell office:value-type="float" office:value="24.287" calcext:value-type="float">
            <text:p>24.287</text:p>
          </table:table-cell>
          <table:table-cell office:value-type="float" office:value="30" calcext:value-type="float">
            <text:p>30</text:p>
          </table:table-cell>
          <table:table-cell office:value-type="float" office:value="-0.161815842663497" calcext:value-type="float">
            <text:p>-0.161815842663497</text:p>
          </table:table-cell>
          <table:table-cell table:number-columns-repeated="6"/>
        </table:table-row>
        <table:table-row table:style-name="ro1">
          <table:table-cell office:value-type="float" office:value="24.331" calcext:value-type="float">
            <text:p>24.331</text:p>
          </table:table-cell>
          <table:table-cell office:value-type="float" office:value="36" calcext:value-type="float">
            <text:p>36</text:p>
          </table:table-cell>
          <table:table-cell office:value-type="float" office:value="-0.192185715787836" calcext:value-type="float">
            <text:p>-0.192185715787836</text:p>
          </table:table-cell>
          <table:table-cell table:number-columns-repeated="6"/>
        </table:table-row>
        <table:table-row table:style-name="ro1">
          <table:table-cell office:value-type="float" office:value="24.391" calcext:value-type="float">
            <text:p>24.391</text:p>
          </table:table-cell>
          <table:table-cell office:value-type="float" office:value="42" calcext:value-type="float">
            <text:p>42</text:p>
          </table:table-cell>
          <table:table-cell office:value-type="float" office:value="-0.225316486468932" calcext:value-type="float">
            <text:p>-0.225316486468932</text:p>
          </table:table-cell>
          <table:table-cell table:number-columns-repeated="6"/>
        </table:table-row>
        <table:table-row table:style-name="ro1">
          <table:table-cell office:value-type="float" office:value="24.479" calcext:value-type="float">
            <text:p>24.47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.539" calcext:value-type="float">
            <text:p>24.53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.557" calcext:value-type="float">
            <text:p>24.55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.605" calcext:value-type="float">
            <text:p>24.605</text:p>
          </table:table-cell>
          <table:table-cell office:value-type="float" office:value="90" calcext:value-type="float">
            <text:p>90</text:p>
          </table:table-cell>
          <table:table-cell office:value-type="float" office:value="0.00135552692321366" calcext:value-type="float">
            <text:p>0.001355526923214</text:p>
          </table:table-cell>
          <table:table-cell table:number-columns-repeated="6"/>
        </table:table-row>
        <table:table-row table:style-name="ro1">
          <table:table-cell office:value-type="float" office:value="24.621" calcext:value-type="float">
            <text:p>24.621</text:p>
          </table:table-cell>
          <table:table-cell office:value-type="float" office:value="99" calcext:value-type="float">
            <text:p>99</text:p>
          </table:table-cell>
          <table:table-cell office:value-type="float" office:value="0.00216056646204219" calcext:value-type="float">
            <text:p>0.002160566462042</text:p>
          </table:table-cell>
          <table:table-cell table:number-columns-repeated="6"/>
        </table:table-row>
        <table:table-row table:style-name="ro1">
          <table:table-cell office:value-type="float" office:value="24.702" calcext:value-type="float">
            <text:p>24.702</text:p>
          </table:table-cell>
          <table:table-cell office:value-type="float" office:value="0" calcext:value-type="float">
            <text:p>0</text:p>
          </table:table-cell>
          <table:table-cell office:value-type="float" office:value="0.0065311582500356" calcext:value-type="float">
            <text:p>0.006531158250036</text:p>
          </table:table-cell>
          <table:table-cell table:number-columns-repeated="6"/>
        </table:table-row>
        <table:table-row table:style-name="ro1">
          <table:table-cell office:value-type="float" office:value="24.744" calcext:value-type="float">
            <text:p>24.744</text:p>
          </table:table-cell>
          <table:table-cell office:value-type="float" office:value="0" calcext:value-type="float">
            <text:p>0</text:p>
          </table:table-cell>
          <table:table-cell office:value-type="float" office:value="0.0100666257857761" calcext:value-type="float">
            <text:p>0.010066625785776</text:p>
          </table:table-cell>
          <table:table-cell table:number-columns-repeated="6"/>
        </table:table-row>
        <table:table-row table:style-name="ro1">
          <table:table-cell office:value-type="float" office:value="24.816" calcext:value-type="float">
            <text:p>24.816</text:p>
          </table:table-cell>
          <table:table-cell office:value-type="float" office:value="0" calcext:value-type="float">
            <text:p>0</text:p>
          </table:table-cell>
          <table:table-cell office:value-type="float" office:value="0.02147426273128" calcext:value-type="float">
            <text:p>0.02147426273128</text:p>
          </table:table-cell>
          <table:table-cell table:number-columns-repeated="6"/>
        </table:table-row>
        <table:table-row table:style-name="ro1">
          <table:table-cell office:value-type="float" office:value="24.892" calcext:value-type="float">
            <text:p>24.892</text:p>
          </table:table-cell>
          <table:table-cell office:value-type="float" office:value="0" calcext:value-type="float">
            <text:p>0</text:p>
          </table:table-cell>
          <table:table-cell office:value-type="float" office:value="0.0364975240236518" calcext:value-type="float">
            <text:p>0.036497524023652</text:p>
          </table:table-cell>
          <table:table-cell table:number-columns-repeated="6"/>
        </table:table-row>
        <table:table-row table:style-name="ro1">
          <table:table-cell office:value-type="float" office:value="24.985" calcext:value-type="float">
            <text:p>24.985</text:p>
          </table:table-cell>
          <table:table-cell office:value-type="float" office:value="0" calcext:value-type="float">
            <text:p>0</text:p>
          </table:table-cell>
          <table:table-cell office:value-type="float" office:value="0.0642714258828463" calcext:value-type="float">
            <text:p>0.064271425882846</text:p>
          </table:table-cell>
          <table:table-cell table:number-columns-repeated="6"/>
        </table:table-row>
        <table:table-row table:style-name="ro1">
          <table:table-cell office:value-type="float" office:value="25.009" calcext:value-type="float">
            <text:p>25.009</text:p>
          </table:table-cell>
          <table:table-cell office:value-type="float" office:value="-1" calcext:value-type="float">
            <text:p>-1</text:p>
          </table:table-cell>
          <table:table-cell office:value-type="float" office:value="0.0734363462257281" calcext:value-type="float">
            <text:p>0.073436346225728</text:p>
          </table:table-cell>
          <table:table-cell table:number-columns-repeated="6"/>
        </table:table-row>
        <table:table-row table:style-name="ro1">
          <table:table-cell office:value-type="float" office:value="25.095" calcext:value-type="float">
            <text:p>25.095</text:p>
          </table:table-cell>
          <table:table-cell office:value-type="float" office:value="-2" calcext:value-type="float">
            <text:p>-2</text:p>
          </table:table-cell>
          <table:table-cell office:value-type="float" office:value="0.116388783436783" calcext:value-type="float">
            <text:p>0.116388783436783</text:p>
          </table:table-cell>
          <table:table-cell table:number-columns-repeated="6"/>
        </table:table-row>
        <table:table-row table:style-name="ro1">
          <table:table-cell office:value-type="float" office:value="25.149" calcext:value-type="float">
            <text:p>25.149</text:p>
          </table:table-cell>
          <table:table-cell office:value-type="float" office:value="-5" calcext:value-type="float">
            <text:p>-5</text:p>
          </table:table-cell>
          <table:table-cell office:value-type="float" office:value="0.142071301373409" calcext:value-type="float">
            <text:p>0.142071301373409</text:p>
          </table:table-cell>
          <table:table-cell table:number-columns-repeated="6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6" calcext:value-type="float">
            <text:p>-6</text:p>
          </table:table-cell>
          <table:table-cell office:value-type="float" office:value="0.153096997800131" calcext:value-type="float">
            <text:p>0.153096997800131</text:p>
          </table:table-cell>
          <table:table-cell table:number-columns-repeated="6"/>
        </table:table-row>
      </table:table>
      <table:table table:name="Sheet3" table:style-name="ta1">
        <table:table-column table:style-name="co4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Exp Note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TF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mera Res</text:p>
          </table:table-cell>
          <table:table-cell office:value-type="string" calcext:value-type="string">
            <text:p>400 x 4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mera F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m subscriber queue 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moved image displ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1T10:26:49.167655467</dc:date>
    <meta:editing-duration>PT22M55S</meta:editing-duration>
    <meta:editing-cycles>2</meta:editing-cycles>
    <meta:generator>LibreOffice/6.4.7.2$Linux_X86_64 LibreOffice_project/40$Build-2</meta:generator>
    <meta:document-statistic meta:table-count="3" meta:cell-count="24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5cm" svg:height="15.213cm" xlink:href=".." xlink:type="simple" chart:class="chart:scatter" chart:style-name="ch1">
        <chart:legend chart:legend-position="end" svg:x="24.299cm" svg:y="7.058cm" style:legend-expansion="high" chart:style-name="ch2"/>
        <chart:plot-area chart:style-name="ch3" table:cell-range-address="Run1.A2:Run1.A165 Run1.B2:Run1.C2 Run1.D3:Run1.E165" chart:data-source-has-labels="row" svg:x="0.54cm" svg:y="0.304cm" svg:width="23.219cm" svg:height="14.605cm">
          <chartooo:coordinate-region svg:x="1.267cm" svg:y="0.503cm" svg:width="21.764cm" svg:height="14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Run1.E3:Run1.E165" chart:label-cell-address="Run1.B2:Run1.B2" chart:class="chart:scatter">
            <chart:domain table:cell-range-address="Run1.A3:Run1.A165"/>
            <chart:data-point chart:repeated="163"/>
          </chart:series>
          <chart:series chart:attached-axis="primary-y" chart:style-name="ch8" chart:values-cell-range-address="Run1.D3:Run1.D165" chart:label-cell-address="Run1.C2:Run1.C2" chart:class="chart:scatter">
            <chart:data-point chart:repeated="1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m x</text:p>
                <draw:g>
                  <svg:desc>Run1.B2:Run1.B2</svg:desc>
                </draw:g>
              </table:table-cell>
              <table:table-cell office:value-type="string">
                <text:p>gazebo x</text:p>
                <draw:g>
                  <svg:desc>Run1.C2:Run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">
                <text:p>0.693</text:p>
                <draw:g>
                  <svg:desc>Run1.A3:Run1.A165</svg:desc>
                </draw:g>
              </table:table-cell>
              <table:table-cell office:value-type="float" office:value="0.6">
                <text:p>0.6</text:p>
                <draw:g>
                  <svg:desc>Run1.E3:Run1.E165</svg:desc>
                </draw:g>
              </table:table-cell>
              <table:table-cell office:value-type="float" office:value="6.10528777432669">
                <text:p>6.10528777432669</text:p>
                <draw:g>
                  <svg:desc>Run1.D3:Run1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9">
                <text:p>0.889</text:p>
              </table:table-cell>
              <table:table-cell office:value-type="float" office:value="0.6">
                <text:p>0.6</text:p>
              </table:table-cell>
              <table:table-cell office:value-type="float" office:value="14.9643557332723">
                <text:p>14.9643557332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7">
                <text:p>1.057</text:p>
              </table:table-cell>
              <table:table-cell office:value-type="float" office:value="1">
                <text:p>1</text:p>
              </table:table-cell>
              <table:table-cell office:value-type="float" office:value="24.140059851628">
                <text:p>24.140059851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1">
                <text:p>1.091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1">
                <text:p>1.2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6">
                <text:p>1.22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8">
                <text:p>1.408</text:p>
              </table:table-cell>
              <table:table-cell office:value-type="float" office:value="21.6">
                <text:p>21.6</text:p>
              </table:table-cell>
              <table:table-cell office:value-type="float" office:value="-0.119431377732677">
                <text:p>-0.119431377732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3">
                <text:p>1.583</text:p>
              </table:table-cell>
              <table:table-cell office:value-type="float" office:value="23">
                <text:p>23</text:p>
              </table:table-cell>
              <table:table-cell office:value-type="float" office:value="-0.0131872749710396">
                <text:p>-0.0131872749710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39">
                <text:p>1.639</text:p>
              </table:table-cell>
              <table:table-cell office:value-type="float" office:value="-0">
                <text:p>-0</text:p>
              </table:table-cell>
              <table:table-cell office:value-type="float" office:value="-0.0932569407615918">
                <text:p>-0.0932569407615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85">
                <text:p>1.885</text:p>
              </table:table-cell>
              <table:table-cell office:value-type="float" office:value="-0">
                <text:p>-0</text:p>
              </table:table-cell>
              <table:table-cell office:value-type="float" office:value="-1.22317568165584">
                <text:p>-1.22317568165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28">
                <text:p>2.028</text:p>
              </table:table-cell>
              <table:table-cell office:value-type="float" office:value="-0">
                <text:p>-0</text:p>
              </table:table-cell>
              <table:table-cell office:value-type="float" office:value="-2.95097683677711">
                <text:p>-2.95097683677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56">
                <text:p>2.156</text:p>
              </table:table-cell>
              <table:table-cell office:value-type="float" office:value="-0">
                <text:p>-0</text:p>
              </table:table-cell>
              <table:table-cell office:value-type="float" office:value="-6.64948183958437">
                <text:p>-6.64948183958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6">
                <text:p>2.256</text:p>
              </table:table-cell>
              <table:table-cell office:value-type="float" office:value="-0">
                <text:p>-0</text:p>
              </table:table-cell>
              <table:table-cell office:value-type="float" office:value="-11.0968285434518">
                <text:p>-11.0968285434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">
                <text:p>2.34</text:p>
              </table:table-cell>
              <table:table-cell office:value-type="float" office:value="-0.2">
                <text:p>-0.2</text:p>
              </table:table-cell>
              <table:table-cell office:value-type="float" office:value="-15.6190934400219">
                <text:p>-15.6190934400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6">
                <text:p>2.356</text:p>
              </table:table-cell>
              <table:table-cell office:value-type="float" office:value="-0.2">
                <text:p>-0.2</text:p>
              </table:table-cell>
              <table:table-cell office:value-type="float" office:value="-16.1977473134125">
                <text:p>-16.1977473134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4">
                <text:p>2.444</text:p>
              </table:table-cell>
              <table:table-cell office:value-type="float" office:value="-1">
                <text:p>-1</text:p>
              </table:table-cell>
              <table:table-cell office:value-type="float" office:value="-20.5113489150509">
                <text:p>-20.5113489150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2">
                <text:p>2.48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2">
                <text:p>2.62</text:p>
              </table:table-cell>
              <table:table-cell office:value-type="float" office:value="-14.2">
                <text:p>-14.2</text:p>
              </table:table-cell>
              <table:table-cell office:value-type="float" office:value="-0.00177524732128647">
                <text:p>-0.00177524732128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36">
                <text:p>2.636</text:p>
              </table:table-cell>
              <table:table-cell office:value-type="float" office:value="-15.8">
                <text:p>-15.8</text:p>
              </table:table-cell>
              <table:table-cell office:value-type="float" office:value="-0.0600841096939627">
                <text:p>-0.0600841096939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88">
                <text:p>2.788</text:p>
              </table:table-cell>
              <table:table-cell office:value-type="float" office:value="-17.4">
                <text:p>-17.4</text:p>
              </table:table-cell>
              <table:table-cell office:value-type="float" office:value="-0.743559783815538">
                <text:p>-0.743559783815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43">
                <text:p>2.843</text:p>
              </table:table-cell>
              <table:table-cell office:value-type="float" office:value="-19">
                <text:p>-19</text:p>
              </table:table-cell>
              <table:table-cell office:value-type="float" office:value="-1.18615402245319">
                <text:p>-1.18615402245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21">
                <text:p>3.021</text:p>
              </table:table-cell>
              <table:table-cell office:value-type="float" office:value="-20.8">
                <text:p>-20.8</text:p>
              </table:table-cell>
              <table:table-cell office:value-type="float" office:value="-4.39810221145601">
                <text:p>-4.3981022114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05">
                <text:p>3.205</text:p>
              </table:table-cell>
              <table:table-cell office:value-type="float" office:value="-0">
                <text:p>-0</text:p>
              </table:table-cell>
              <table:table-cell office:value-type="float" office:value="-10.9789821356722">
                <text:p>-10.9789821356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-0">
                <text:p>-0</text:p>
              </table:table-cell>
              <table:table-cell office:value-type="float" office:value="-21.5053994061497">
                <text:p>-21.5053994061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6">
                <text:p>3.426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35">
                <text:p>3.435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45">
                <text:p>3.44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65">
                <text:p>3.465</text:p>
              </table:table-cell>
              <table:table-cell office:value-type="float" office:value="-18.4">
                <text:p>-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34">
                <text:p>3.634</text:p>
              </table:table-cell>
              <table:table-cell office:value-type="float" office:value="-20.2">
                <text:p>-20.2</text:p>
              </table:table-cell>
              <table:table-cell office:value-type="float" office:value="-0.254124251539464">
                <text:p>-0.254124251539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69">
                <text:p>3.769</text:p>
              </table:table-cell>
              <table:table-cell office:value-type="float" office:value="-0">
                <text:p>-0</text:p>
              </table:table-cell>
              <table:table-cell office:value-type="float" office:value="-1.18438469829886">
                <text:p>-1.18438469829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38">
                <text:p>3.938</text:p>
              </table:table-cell>
              <table:table-cell office:value-type="float" office:value="-0">
                <text:p>-0</text:p>
              </table:table-cell>
              <table:table-cell office:value-type="float" office:value="-3.16522410689974">
                <text:p>-3.16522410689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56">
                <text:p>4.156</text:p>
              </table:table-cell>
              <table:table-cell office:value-type="float" office:value="-0">
                <text:p>-0</text:p>
              </table:table-cell>
              <table:table-cell office:value-type="float" office:value="-11.81481864863">
                <text:p>-11.81481864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1">
                <text:p>4.21</text:p>
              </table:table-cell>
              <table:table-cell office:value-type="float" office:value="-0">
                <text:p>-0</text:p>
              </table:table-cell>
              <table:table-cell office:value-type="float" office:value="-14.5207900724359">
                <text:p>-14.5207900724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06">
                <text:p>4.406</text:p>
              </table:table-cell>
              <table:table-cell office:value-type="float" office:value="-0">
                <text:p>-0</text:p>
              </table:table-cell>
              <table:table-cell office:value-type="float" office:value="-25.5661487726039">
                <text:p>-25.5661487726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42">
                <text:p>4.442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66">
                <text:p>4.46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-15">
                <text:p>-15</text:p>
              </table:table-cell>
              <table:table-cell office:value-type="float" office:value="0.10773880887872">
                <text:p>0.1077388088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67">
                <text:p>4.767</text:p>
              </table:table-cell>
              <table:table-cell office:value-type="float" office:value="-21.4">
                <text:p>-21.4</text:p>
              </table:table-cell>
              <table:table-cell office:value-type="float" office:value="1.7607181952086">
                <text:p>1.7607181952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43">
                <text:p>4.943</text:p>
              </table:table-cell>
              <table:table-cell office:value-type="float" office:value="-23.2">
                <text:p>-23.2</text:p>
              </table:table-cell>
              <table:table-cell office:value-type="float" office:value="4.61494537230727">
                <text:p>4.61494537230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6">
                <text:p>4.96</text:p>
              </table:table-cell>
              <table:table-cell office:value-type="float" office:value="-0">
                <text:p>-0</text:p>
              </table:table-cell>
              <table:table-cell office:value-type="float" office:value="5.06416672635491">
                <text:p>5.06416672635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8">
                <text:p>5.128</text:p>
              </table:table-cell>
              <table:table-cell office:value-type="float" office:value="-0">
                <text:p>-0</text:p>
              </table:table-cell>
              <table:table-cell office:value-type="float" office:value="10.7295586151875">
                <text:p>10.729558615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12">
                <text:p>5.312</text:p>
              </table:table-cell>
              <table:table-cell office:value-type="float" office:value="-0">
                <text:p>-0</text:p>
              </table:table-cell>
              <table:table-cell office:value-type="float" office:value="20.0928756634278">
                <text:p>20.0928756634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5">
                <text:p>5.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59">
                <text:p>5.359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85">
                <text:p>5.385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64">
                <text:p>5.46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95">
                <text:p>5.595</text:p>
              </table:table-cell>
              <table:table-cell office:value-type="float" office:value="18.4">
                <text:p>18.4</text:p>
              </table:table-cell>
              <table:table-cell office:value-type="float" office:value="-0.712162572461701">
                <text:p>-0.712162572461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19">
                <text:p>5.719</text:p>
              </table:table-cell>
              <table:table-cell office:value-type="float" office:value="20.2">
                <text:p>20.2</text:p>
              </table:table-cell>
              <table:table-cell office:value-type="float" office:value="-2.39089791768848">
                <text:p>-2.39089791768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3">
                <text:p>5.73</text:p>
              </table:table-cell>
              <table:table-cell office:value-type="float" office:value="-0">
                <text:p>-0</text:p>
              </table:table-cell>
              <table:table-cell office:value-type="float" office:value="-2.78951218335344">
                <text:p>-2.78951218335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4">
                <text:p>5.74</text:p>
              </table:table-cell>
              <table:table-cell office:value-type="float" office:value="-0">
                <text:p>-0</text:p>
              </table:table-cell>
              <table:table-cell office:value-type="float" office:value="-3.1391135162107">
                <text:p>-3.1391135162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5">
                <text:p>5.75</text:p>
              </table:table-cell>
              <table:table-cell office:value-type="float" office:value="-0">
                <text:p>-0</text:p>
              </table:table-cell>
              <table:table-cell office:value-type="float" office:value="-3.23344300306024">
                <text:p>-3.23344300306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61">
                <text:p>5.761</text:p>
              </table:table-cell>
              <table:table-cell office:value-type="float" office:value="-0">
                <text:p>-0</text:p>
              </table:table-cell>
              <table:table-cell office:value-type="float" office:value="-3.62654206887333">
                <text:p>-3.62654206887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72">
                <text:p>5.772</text:p>
              </table:table-cell>
              <table:table-cell office:value-type="float" office:value="-0.6">
                <text:p>-0.6</text:p>
              </table:table-cell>
              <table:table-cell office:value-type="float" office:value="-3.82512546127519">
                <text:p>-3.82512546127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84">
                <text:p>5.784</text:p>
              </table:table-cell>
              <table:table-cell office:value-type="float" office:value="-1.6">
                <text:p>-1.6</text:p>
              </table:table-cell>
              <table:table-cell office:value-type="float" office:value="-4.12969456076554">
                <text:p>-4.12969456076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99">
                <text:p>5.799</text:p>
              </table:table-cell>
              <table:table-cell office:value-type="float" office:value="-2">
                <text:p>-2</text:p>
              </table:table-cell>
              <table:table-cell office:value-type="float" office:value="-4.5592429207671">
                <text:p>-4.5592429207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14">
                <text:p>5.814</text:p>
              </table:table-cell>
              <table:table-cell office:value-type="float" office:value="-2.6">
                <text:p>-2.6</text:p>
              </table:table-cell>
              <table:table-cell office:value-type="float" office:value="-5.06037221026728">
                <text:p>-5.06037221026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35">
                <text:p>5.835</text:p>
              </table:table-cell>
              <table:table-cell office:value-type="float" office:value="-3.2">
                <text:p>-3.2</text:p>
              </table:table-cell>
              <table:table-cell office:value-type="float" office:value="-5.68509089943892">
                <text:p>-5.68509089943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1">
                <text:p>5.91</text:p>
              </table:table-cell>
              <table:table-cell office:value-type="float" office:value="-4.2">
                <text:p>-4.2</text:p>
              </table:table-cell>
              <table:table-cell office:value-type="float" office:value="-9.45508115863348">
                <text:p>-9.45508115863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29">
                <text:p>6.129</text:p>
              </table:table-cell>
              <table:table-cell office:value-type="float" office:value="-5.4">
                <text:p>-5.4</text:p>
              </table:table-cell>
              <table:table-cell office:value-type="float" office:value="-22.3429704743444">
                <text:p>-22.3429704743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59">
                <text:p>6.15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87">
                <text:p>6.187</text:p>
              </table:table-cell>
              <table:table-cell office:value-type="float" office:value="-14.4">
                <text:p>-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1">
                <text:p>6.31</text:p>
              </table:table-cell>
              <table:table-cell office:value-type="float" office:value="-16.4">
                <text:p>-16.4</text:p>
              </table:table-cell>
              <table:table-cell office:value-type="float" office:value="-0.0369386110216412">
                <text:p>-0.0369386110216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83">
                <text:p>6.383</text:p>
              </table:table-cell>
              <table:table-cell office:value-type="float" office:value="-18.4">
                <text:p>-18.4</text:p>
              </table:table-cell>
              <table:table-cell office:value-type="float" office:value="-0.57282728194435">
                <text:p>-0.57282728194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62">
                <text:p>6.462</text:p>
              </table:table-cell>
              <table:table-cell office:value-type="float" office:value="-21">
                <text:p>-21</text:p>
              </table:table-cell>
              <table:table-cell office:value-type="float" office:value="-1.3916110922263">
                <text:p>-1.3916110922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11">
                <text:p>6.511</text:p>
              </table:table-cell>
              <table:table-cell office:value-type="float" office:value="-0">
                <text:p>-0</text:p>
              </table:table-cell>
              <table:table-cell office:value-type="float" office:value="-2.163446430392">
                <text:p>-2.163446430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65">
                <text:p>6.665</text:p>
              </table:table-cell>
              <table:table-cell office:value-type="float" office:value="-0">
                <text:p>-0</text:p>
              </table:table-cell>
              <table:table-cell office:value-type="float" office:value="-5.71677628971135">
                <text:p>-5.716776289711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67">
                <text:p>6.867</text:p>
              </table:table-cell>
              <table:table-cell office:value-type="float" office:value="-0">
                <text:p>-0</text:p>
              </table:table-cell>
              <table:table-cell office:value-type="float" office:value="-14.9759371266254">
                <text:p>-14.9759371266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42">
                <text:p>7.042</text:p>
              </table:table-cell>
              <table:table-cell office:value-type="float" office:value="-0">
                <text:p>-0</text:p>
              </table:table-cell>
              <table:table-cell office:value-type="float" office:value="-24.9215585105088">
                <text:p>-24.9215585105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42">
                <text:p>7.242</text:p>
              </table:table-cell>
              <table:table-cell office:value-type="float" office:value="-2">
                <text:p>-2</text:p>
              </table:table-cell>
              <table:table-cell office:value-type="float" office:value="-0.0720217291650906">
                <text:p>-0.0720217291650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97">
                <text:p>7.397</text:p>
              </table:table-cell>
              <table:table-cell office:value-type="float" office:value="-5.8">
                <text:p>-5.8</text:p>
              </table:table-cell>
              <table:table-cell office:value-type="float" office:value="-1.65836930723889">
                <text:p>-1.65836930723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445">
                <text:p>7.445</text:p>
              </table:table-cell>
              <table:table-cell office:value-type="float" office:value="-8.4">
                <text:p>-8.4</text:p>
              </table:table-cell>
              <table:table-cell office:value-type="float" office:value="-2.44329598957173">
                <text:p>-2.44329598957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77">
                <text:p>7.577</text:p>
              </table:table-cell>
              <table:table-cell office:value-type="float" office:value="-18.2">
                <text:p>-18.2</text:p>
              </table:table-cell>
              <table:table-cell office:value-type="float" office:value="-5.39051454430405">
                <text:p>-5.39051454430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19">
                <text:p>7.719</text:p>
              </table:table-cell>
              <table:table-cell office:value-type="float" office:value="-21.4">
                <text:p>-21.4</text:p>
              </table:table-cell>
              <table:table-cell office:value-type="float" office:value="-11.6803492573311">
                <text:p>-11.6803492573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94">
                <text:p>7.894</text:p>
              </table:table-cell>
              <table:table-cell office:value-type="float" office:value="-23.2">
                <text:p>-23.2</text:p>
              </table:table-cell>
              <table:table-cell office:value-type="float" office:value="-20.4100688791375">
                <text:p>-20.4100688791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36">
                <text:p>8.036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188">
                <text:p>8.188</text:p>
              </table:table-cell>
              <table:table-cell office:value-type="float" office:value="-3.4">
                <text:p>-3.4</text:p>
              </table:table-cell>
              <table:table-cell office:value-type="float" office:value="-0.0991660547447813">
                <text:p>-0.0991660547447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394">
                <text:p>8.394</text:p>
              </table:table-cell>
              <table:table-cell office:value-type="float" office:value="-6.2">
                <text:p>-6.2</text:p>
              </table:table-cell>
              <table:table-cell office:value-type="float" office:value="-0.501320870095948">
                <text:p>-0.501320870095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421">
                <text:p>8.421</text:p>
              </table:table-cell>
              <table:table-cell office:value-type="float" office:value="-16.8">
                <text:p>-16.8</text:p>
              </table:table-cell>
              <table:table-cell office:value-type="float" office:value="-0.589139058561828">
                <text:p>-0.589139058561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94">
                <text:p>8.494</text:p>
              </table:table-cell>
              <table:table-cell office:value-type="float" office:value="-18.4">
                <text:p>-18.4</text:p>
              </table:table-cell>
              <table:table-cell office:value-type="float" office:value="-0.887951067142662">
                <text:p>-0.887951067142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26">
                <text:p>8.526</text:p>
              </table:table-cell>
              <table:table-cell office:value-type="float" office:value="-0">
                <text:p>-0</text:p>
              </table:table-cell>
              <table:table-cell office:value-type="float" office:value="-1.07919270784933">
                <text:p>-1.07919270784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717">
                <text:p>8.717</text:p>
              </table:table-cell>
              <table:table-cell office:value-type="float" office:value="-0">
                <text:p>-0</text:p>
              </table:table-cell>
              <table:table-cell office:value-type="float" office:value="-3.72997060132684">
                <text:p>-3.72997060132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82">
                <text:p>8.882</text:p>
              </table:table-cell>
              <table:table-cell office:value-type="float" office:value="-0.2">
                <text:p>-0.2</text:p>
              </table:table-cell>
              <table:table-cell office:value-type="float" office:value="-7.92869573666102">
                <text:p>-7.92869573666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928">
                <text:p>8.928</text:p>
              </table:table-cell>
              <table:table-cell office:value-type="float" office:value="-0.2">
                <text:p>-0.2</text:p>
              </table:table-cell>
              <table:table-cell office:value-type="float" office:value="-9.89193087039713">
                <text:p>-9.89193087039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38">
                <text:p>8.938</text:p>
              </table:table-cell>
              <table:table-cell office:value-type="float" office:value="-0.4">
                <text:p>-0.4</text:p>
              </table:table-cell>
              <table:table-cell office:value-type="float" office:value="-11.322882342215">
                <text:p>-11.322882342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35">
                <text:p>9.035</text:p>
              </table:table-cell>
              <table:table-cell office:value-type="float" office:value="-0.6">
                <text:p>-0.6</text:p>
              </table:table-cell>
              <table:table-cell office:value-type="float" office:value="-16.073991206245">
                <text:p>-16.073991206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204">
                <text:p>9.204</text:p>
              </table:table-cell>
              <table:table-cell office:value-type="float" office:value="-1.4">
                <text:p>-1.4</text:p>
              </table:table-cell>
              <table:table-cell office:value-type="float" office:value="-25.4009092925449">
                <text:p>-25.4009092925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44">
                <text:p>9.244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259">
                <text:p>9.259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7">
                <text:p>9.27</text:p>
              </table:table-cell>
              <table:table-cell office:value-type="float" office:value="-15.8">
                <text:p>-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28">
                <text:p>9.28</text:p>
              </table:table-cell>
              <table:table-cell office:value-type="float" office:value="-22.6">
                <text:p>-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95">
                <text:p>9.295</text:p>
              </table:table-cell>
              <table:table-cell office:value-type="float" office:value="-24.2">
                <text:p>-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04">
                <text:p>9.3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7">
                <text:p>9.3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82">
                <text:p>9.482</text:p>
              </table:table-cell>
              <table:table-cell office:value-type="float" office:value="-0">
                <text:p>-0</text:p>
              </table:table-cell>
              <table:table-cell office:value-type="float" office:value="-0.946205317230618">
                <text:p>-0.9462053172306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29">
                <text:p>9.629</text:p>
              </table:table-cell>
              <table:table-cell office:value-type="float" office:value="-0">
                <text:p>-0</text:p>
              </table:table-cell>
              <table:table-cell office:value-type="float" office:value="-2.38918357874693">
                <text:p>-2.38918357874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06">
                <text:p>9.706</text:p>
              </table:table-cell>
              <table:table-cell office:value-type="float" office:value="-0">
                <text:p>-0</text:p>
              </table:table-cell>
              <table:table-cell office:value-type="float" office:value="-4.16674073040733">
                <text:p>-4.166740730407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85">
                <text:p>9.785</text:p>
              </table:table-cell>
              <table:table-cell office:value-type="float" office:value="-0.2">
                <text:p>-0.2</text:p>
              </table:table-cell>
              <table:table-cell office:value-type="float" office:value="-7.08140561947764">
                <text:p>-7.08140561947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84">
                <text:p>9.984</text:p>
              </table:table-cell>
              <table:table-cell office:value-type="float" office:value="-0.4">
                <text:p>-0.4</text:p>
              </table:table-cell>
              <table:table-cell office:value-type="float" office:value="-16.0315424694625">
                <text:p>-16.0315424694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188">
                <text:p>10.188</text:p>
              </table:table-cell>
              <table:table-cell office:value-type="float" office:value="-0.8">
                <text:p>-0.8</text:p>
              </table:table-cell>
              <table:table-cell office:value-type="float" office:value="-25.676578823716">
                <text:p>-25.676578823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21">
                <text:p>10.221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1">
                <text:p>10.23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47">
                <text:p>10.247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58">
                <text:p>10.258</text:p>
              </table:table-cell>
              <table:table-cell office:value-type="float" office:value="-19.8">
                <text:p>-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67">
                <text:p>10.267</text:p>
              </table:table-cell>
              <table:table-cell office:value-type="float" office:value="-22.6">
                <text:p>-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281">
                <text:p>10.281</text:p>
              </table:table-cell>
              <table:table-cell office:value-type="float" office:value="-24.4">
                <text:p>-2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312">
                <text:p>10.3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514">
                <text:p>10.514</text:p>
              </table:table-cell>
              <table:table-cell office:value-type="float" office:value="-0">
                <text:p>-0</text:p>
              </table:table-cell>
              <table:table-cell office:value-type="float" office:value="-0.742631702088137">
                <text:p>-0.742631702088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8">
                <text:p>10.58</text:p>
              </table:table-cell>
              <table:table-cell office:value-type="float" office:value="-0">
                <text:p>-0</text:p>
              </table:table-cell>
              <table:table-cell office:value-type="float" office:value="-1.35987551192412">
                <text:p>-1.35987551192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663">
                <text:p>10.663</text:p>
              </table:table-cell>
              <table:table-cell office:value-type="float" office:value="-0">
                <text:p>-0</text:p>
              </table:table-cell>
              <table:table-cell office:value-type="float" office:value="-2.45433992776837">
                <text:p>-2.454339927768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79">
                <text:p>10.79</text:p>
              </table:table-cell>
              <table:table-cell office:value-type="float" office:value="-0">
                <text:p>-0</text:p>
              </table:table-cell>
              <table:table-cell office:value-type="float" office:value="-5.65346752879482">
                <text:p>-5.65346752879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25">
                <text:p>10.925</text:p>
              </table:table-cell>
              <table:table-cell office:value-type="float" office:value="-0">
                <text:p>-0</text:p>
              </table:table-cell>
              <table:table-cell office:value-type="float" office:value="-11.5131199555235">
                <text:p>-11.5131199555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41">
                <text:p>10.941</text:p>
              </table:table-cell>
              <table:table-cell office:value-type="float" office:value="-0.2">
                <text:p>-0.2</text:p>
              </table:table-cell>
              <table:table-cell office:value-type="float" office:value="-12.2469428085691">
                <text:p>-12.24694280856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006">
                <text:p>11.006</text:p>
              </table:table-cell>
              <table:table-cell office:value-type="float" office:value="-0.4">
                <text:p>-0.4</text:p>
              </table:table-cell>
              <table:table-cell office:value-type="float" office:value="-15.7799002095249">
                <text:p>-15.7799002095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88">
                <text:p>11.088</text:p>
              </table:table-cell>
              <table:table-cell office:value-type="float" office:value="-1">
                <text:p>-1</text:p>
              </table:table-cell>
              <table:table-cell office:value-type="float" office:value="-20.5241124372514">
                <text:p>-20.5241124372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12">
                <text:p>11.12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13">
                <text:p>11.1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139">
                <text:p>11.139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144">
                <text:p>11.144</text:p>
              </table:table-cell>
              <table:table-cell office:value-type="float" office:value="-16.8">
                <text:p>-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222">
                <text:p>11.222</text:p>
              </table:table-cell>
              <table:table-cell office:value-type="float" office:value="-18.4">
                <text:p>-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332">
                <text:p>11.332</text:p>
              </table:table-cell>
              <table:table-cell office:value-type="float" office:value="-20.2">
                <text:p>-20.2</text:p>
              </table:table-cell>
              <table:table-cell office:value-type="float" office:value="-0.104424322600132">
                <text:p>-0.104424322600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38">
                <text:p>11.38</text:p>
              </table:table-cell>
              <table:table-cell office:value-type="float" office:value="-0">
                <text:p>-0</text:p>
              </table:table-cell>
              <table:table-cell office:value-type="float" office:value="-0.111969592564392">
                <text:p>-0.111969592564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4">
                <text:p>11.44</text:p>
              </table:table-cell>
              <table:table-cell office:value-type="float" office:value="-0">
                <text:p>-0</text:p>
              </table:table-cell>
              <table:table-cell office:value-type="float" office:value="-0.240784705930948">
                <text:p>-0.240784705930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563">
                <text:p>11.563</text:p>
              </table:table-cell>
              <table:table-cell office:value-type="float" office:value="-0">
                <text:p>-0</text:p>
              </table:table-cell>
              <table:table-cell office:value-type="float" office:value="-0.965967184770511">
                <text:p>-0.965967184770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643">
                <text:p>11.643</text:p>
              </table:table-cell>
              <table:table-cell office:value-type="float" office:value="-0">
                <text:p>-0</text:p>
              </table:table-cell>
              <table:table-cell office:value-type="float" office:value="-2.0689593492005">
                <text:p>-2.0689593492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828">
                <text:p>11.828</text:p>
              </table:table-cell>
              <table:table-cell office:value-type="float" office:value="-0">
                <text:p>-0</text:p>
              </table:table-cell>
              <table:table-cell office:value-type="float" office:value="-6.41053999334896">
                <text:p>-6.41053999334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913">
                <text:p>11.913</text:p>
              </table:table-cell>
              <table:table-cell office:value-type="float" office:value="-0">
                <text:p>-0</text:p>
              </table:table-cell>
              <table:table-cell office:value-type="float" office:value="-10.4780167967332">
                <text:p>-10.4780167967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979">
                <text:p>11.979</text:p>
              </table:table-cell>
              <table:table-cell office:value-type="float" office:value="-0">
                <text:p>-0</text:p>
              </table:table-cell>
              <table:table-cell office:value-type="float" office:value="-13.0871681238207">
                <text:p>-13.08716812382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18">
                <text:p>12.18</text:p>
              </table:table-cell>
              <table:table-cell office:value-type="float" office:value="-0.2">
                <text:p>-0.2</text:p>
              </table:table-cell>
              <table:table-cell office:value-type="float" office:value="-24.8975385495619">
                <text:p>-24.89753854956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205">
                <text:p>12.205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221">
                <text:p>12.221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3">
                <text:p>12.2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44">
                <text:p>12.244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298">
                <text:p>12.298</text:p>
              </table:table-cell>
              <table:table-cell office:value-type="float" office:value="-22.4">
                <text:p>-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87">
                <text:p>12.487</text:p>
              </table:table-cell>
              <table:table-cell office:value-type="float" office:value="-24">
                <text:p>-24</text:p>
              </table:table-cell>
              <table:table-cell office:value-type="float" office:value="-0.470701192415546">
                <text:p>-0.4707011924155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723">
                <text:p>12.723</text:p>
              </table:table-cell>
              <table:table-cell office:value-type="float" office:value="-0">
                <text:p>-0</text:p>
              </table:table-cell>
              <table:table-cell office:value-type="float" office:value="-1.96540447616973">
                <text:p>-1.96540447616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853">
                <text:p>12.853</text:p>
              </table:table-cell>
              <table:table-cell office:value-type="float" office:value="-0">
                <text:p>-0</text:p>
              </table:table-cell>
              <table:table-cell office:value-type="float" office:value="-4.15762612634513">
                <text:p>-4.15762612634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082">
                <text:p>13.082</text:p>
              </table:table-cell>
              <table:table-cell office:value-type="float" office:value="-0">
                <text:p>-0</text:p>
              </table:table-cell>
              <table:table-cell office:value-type="float" office:value="-12.6402779285679">
                <text:p>-12.6402779285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194">
                <text:p>13.194</text:p>
              </table:table-cell>
              <table:table-cell office:value-type="float" office:value="-0">
                <text:p>-0</text:p>
              </table:table-cell>
              <table:table-cell office:value-type="float" office:value="-19.4186023629492">
                <text:p>-19.4186023629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369">
                <text:p>13.369</text:p>
              </table:table-cell>
              <table:table-cell office:value-type="float" office:value="-0">
                <text:p>-0</text:p>
              </table:table-cell>
              <table:table-cell office:value-type="float" office:value="-26.301845495105">
                <text:p>-26.301845495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532">
                <text:p>13.532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645">
                <text:p>13.645</text:p>
              </table:table-cell>
              <table:table-cell office:value-type="float" office:value="-19.4">
                <text:p>-19.4</text:p>
              </table:table-cell>
              <table:table-cell office:value-type="float" office:value="0.113045003224409">
                <text:p>0.113045003224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756">
                <text:p>13.756</text:p>
              </table:table-cell>
              <table:table-cell office:value-type="float" office:value="-23.2">
                <text:p>-23.2</text:p>
              </table:table-cell>
              <table:table-cell office:value-type="float" office:value="0.288556206057905">
                <text:p>0.288556206057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885">
                <text:p>13.885</text:p>
              </table:table-cell>
              <table:table-cell office:value-type="float" office:value="-24">
                <text:p>-24</text:p>
              </table:table-cell>
              <table:table-cell office:value-type="float" office:value="0.439136950236849">
                <text:p>0.4391369502368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024">
                <text:p>14.024</text:p>
              </table:table-cell>
              <table:table-cell office:value-type="float" office:value="-24.8">
                <text:p>-24.8</text:p>
              </table:table-cell>
              <table:table-cell office:value-type="float" office:value="0.581149126108011">
                <text:p>0.581149126108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129">
                <text:p>14.129</text:p>
              </table:table-cell>
              <table:table-cell office:value-type="float" office:value="-0">
                <text:p>-0</text:p>
              </table:table-cell>
              <table:table-cell office:value-type="float" office:value="0.692214853928026">
                <text:p>0.6922148539280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282">
                <text:p>14.282</text:p>
              </table:table-cell>
              <table:table-cell office:value-type="float" office:value="-0">
                <text:p>-0</text:p>
              </table:table-cell>
              <table:table-cell office:value-type="float" office:value="1.00975769520536">
                <text:p>1.00975769520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398">
                <text:p>14.398</text:p>
              </table:table-cell>
              <table:table-cell office:value-type="float" office:value="-0">
                <text:p>-0</text:p>
              </table:table-cell>
              <table:table-cell office:value-type="float" office:value="1.44410038103608">
                <text:p>1.44410038103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537">
                <text:p>14.537</text:p>
              </table:table-cell>
              <table:table-cell office:value-type="float" office:value="0.2">
                <text:p>0.2</text:p>
              </table:table-cell>
              <table:table-cell office:value-type="float" office:value="2.27856546918186">
                <text:p>2.278565469181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691">
                <text:p>14.691</text:p>
              </table:table-cell>
              <table:table-cell office:value-type="float" office:value="0.4">
                <text:p>0.4</text:p>
              </table:table-cell>
              <table:table-cell office:value-type="float" office:value="4.38484184718187">
                <text:p>4.38484184718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24">
                <text:p>14.924</text:p>
              </table:table-cell>
              <table:table-cell office:value-type="float" office:value="0.4">
                <text:p>0.4</text:p>
              </table:table-cell>
              <table:table-cell office:value-type="float" office:value="13.3597024291894">
                <text:p>13.35970242918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951">
                <text:p>14.951</text:p>
              </table:table-cell>
              <table:table-cell office:value-type="float" office:value="0.6">
                <text:p>0.6</text:p>
              </table:table-cell>
              <table:table-cell office:value-type="float" office:value="14.2797439831236">
                <text:p>14.2797439831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965">
                <text:p>14.965</text:p>
              </table:table-cell>
              <table:table-cell office:value-type="float" office:value="0.8">
                <text:p>0.8</text:p>
              </table:table-cell>
              <table:table-cell office:value-type="float" office:value="15.6067915443284">
                <text:p>15.6067915443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976">
                <text:p>14.976</text:p>
              </table:table-cell>
              <table:table-cell office:value-type="float" office:value="1.4">
                <text:p>1.4</text:p>
              </table:table-cell>
              <table:table-cell office:value-type="float" office:value="16.0149961271844">
                <text:p>16.01499612718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986">
                <text:p>14.986</text:p>
              </table:table-cell>
              <table:table-cell office:value-type="float" office:value="1.8">
                <text:p>1.8</text:p>
              </table:table-cell>
              <table:table-cell office:value-type="float" office:value="16.5762774286114">
                <text:p>16.5762774286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999">
                <text:p>14.999</text:p>
              </table:table-cell>
              <table:table-cell office:value-type="float" office:value="5">
                <text:p>5</text:p>
              </table:table-cell>
              <table:table-cell office:value-type="float" office:value="17.0865331571814">
                <text:p>17.0865331571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071">
                <text:p>15.071</text:p>
              </table:table-cell>
              <table:table-cell office:value-type="float" office:value="11">
                <text:p>11</text:p>
              </table:table-cell>
              <table:table-cell office:value-type="float" office:value="19.9439652371732">
                <text:p>19.94396523717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102">
                <text:p>15.102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117">
                <text:p>15.117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32">
                <text:p>15.132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212">
                <text:p>15.212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352">
                <text:p>15.352</text:p>
              </table:table-cell>
              <table:table-cell office:value-type="float" office:value="-0">
                <text:p>-0</text:p>
              </table:table-cell>
              <table:table-cell office:value-type="float" office:value="-0.304304167289059">
                <text:p>-0.304304167289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463">
                <text:p>15.463</text:p>
              </table:table-cell>
              <table:table-cell office:value-type="float" office:value="-0">
                <text:p>-0</text:p>
              </table:table-cell>
              <table:table-cell office:value-type="float" office:value="-0.953627981072004">
                <text:p>-0.953627981072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6cm" svg:height="12.412cm" xlink:href=".." xlink:type="simple" chart:class="chart:scatter" chart:style-name="ch1">
        <chart:legend chart:legend-position="end" svg:x="19.214cm" svg:y="5.658cm" style:legend-expansion="high" chart:style-name="ch2"/>
        <chart:plot-area chart:style-name="ch3" table:cell-range-address="Run2.A1:Run2.A438 Run2.D1:Run2.E164" chart:data-source-has-labels="row" svg:x="0.441cm" svg:y="0.248cm" svg:width="18.332cm" svg:height="11.916cm">
          <chartooo:coordinate-region svg:x="1.168cm" svg:y="0.447cm" svg:width="17.418cm" svg:height="11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2.E1:Run2.E164" chart:class="chart:scatter">
            <chart:domain table:cell-range-address="Run2.A2:Run2.A438"/>
            <chart:data-point chart:repeated="437"/>
          </chart:series>
          <chart:series chart:style-name="ch7" chart:values-cell-range-address="Run2.D1:Run2.D164" chart:class="chart:scatter">
            <chart:data-point chart:repeated="4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">
                <text:p>0.414</text:p>
                <draw:g>
                  <svg:desc>Run2.A2:Run2.A438</svg:desc>
                </draw:g>
              </table:table-cell>
              <table:table-cell office:value-type="float" office:value="NaN">
                <text:p>NaN</text:p>
                <draw:g>
                  <svg:desc>Run2.E1:Run2.E164</svg:desc>
                </draw:g>
              </table:table-cell>
              <table:table-cell office:value-type="float" office:value="NaN">
                <text:p>NaN</text:p>
                <draw:g>
                  <svg:desc>Run2.D1:Run2.D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-0.4">
                <text:p>-0.4</text:p>
              </table:table-cell>
              <table:table-cell office:value-type="float" office:value="-1.162244066966">
                <text:p>-1.162244066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">
                <text:p>0.604</text:p>
              </table:table-cell>
              <table:table-cell office:value-type="float" office:value="-0.2">
                <text:p>-0.2</text:p>
              </table:table-cell>
              <table:table-cell office:value-type="float" office:value="-1.75247958906596">
                <text:p>-1.7524795890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">
                <text:p>0.666</text:p>
              </table:table-cell>
              <table:table-cell office:value-type="float" office:value="-0.2">
                <text:p>-0.2</text:p>
              </table:table-cell>
              <table:table-cell office:value-type="float" office:value="-2.96404047826566">
                <text:p>-2.96404047826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4">
                <text:p>0.744</text:p>
              </table:table-cell>
              <table:table-cell office:value-type="float" office:value="-0.8">
                <text:p>-0.8</text:p>
              </table:table-cell>
              <table:table-cell office:value-type="float" office:value="-4.12886228786471">
                <text:p>-4.12886228786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4">
                <text:p>0.854</text:p>
              </table:table-cell>
              <table:table-cell office:value-type="float" office:value="-1">
                <text:p>-1</text:p>
              </table:table-cell>
              <table:table-cell office:value-type="float" office:value="-6.121565872417">
                <text:p>-6.1215658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">
                <text:p>0.93</text:p>
              </table:table-cell>
              <table:table-cell office:value-type="float" office:value="-1">
                <text:p>-1</text:p>
              </table:table-cell>
              <table:table-cell office:value-type="float" office:value="-10.3658089866098">
                <text:p>-10.365808986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-1.2">
                <text:p>-1.2</text:p>
              </table:table-cell>
              <table:table-cell office:value-type="float" office:value="-13.8675977987758">
                <text:p>-13.8675977987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">
                <text:p>1.12</text:p>
              </table:table-cell>
              <table:table-cell office:value-type="float" office:value="-1.6">
                <text:p>-1.6</text:p>
              </table:table-cell>
              <table:table-cell office:value-type="float" office:value="-18.2311416810828">
                <text:p>-18.2311416810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8">
                <text:p>1.148</text:p>
              </table:table-cell>
              <table:table-cell office:value-type="float" office:value="-2.2">
                <text:p>-2.2</text:p>
              </table:table-cell>
              <table:table-cell office:value-type="float" office:value="-23.0053720464304">
                <text:p>-23.005372046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8">
                <text:p>1.158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3">
                <text:p>1.163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68">
                <text:p>1.168</text:p>
              </table:table-cell>
              <table:table-cell office:value-type="float" office:value="-15.2">
                <text:p>-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1">
                <text:p>1.251</text:p>
              </table:table-cell>
              <table:table-cell office:value-type="float" office:value="-18.2">
                <text:p>-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4">
                <text:p>1.354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2">
                <text:p>1.372</text:p>
              </table:table-cell>
              <table:table-cell office:value-type="float" office:value="-23">
                <text:p>-23</text:p>
              </table:table-cell>
              <table:table-cell office:value-type="float" office:value="0.228236550125864">
                <text:p>0.228236550125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4">
                <text:p>1.444</text:p>
              </table:table-cell>
              <table:table-cell office:value-type="float" office:value="-23.2">
                <text:p>-23.2</text:p>
              </table:table-cell>
              <table:table-cell office:value-type="float" office:value="0.380360642587267">
                <text:p>0.380360642587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66">
                <text:p>1.466</text:p>
              </table:table-cell>
              <table:table-cell office:value-type="float" office:value="-0">
                <text:p>-0</text:p>
              </table:table-cell>
              <table:table-cell office:value-type="float" office:value="0.703220506598238">
                <text:p>0.703220506598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  <table:table-cell office:value-type="float" office:value="0.807547173007212">
                <text:p>0.807547173007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2">
                <text:p>1.542</text:p>
              </table:table-cell>
              <table:table-cell office:value-type="float" office:value="-0">
                <text:p>-0</text:p>
              </table:table-cell>
              <table:table-cell office:value-type="float" office:value="0.945930476958157">
                <text:p>0.945930476958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5">
                <text:p>1.645</text:p>
              </table:table-cell>
              <table:table-cell office:value-type="float" office:value="-0">
                <text:p>-0</text:p>
              </table:table-cell>
              <table:table-cell office:value-type="float" office:value="1.34384547834608">
                <text:p>1.34384547834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98">
                <text:p>1.698</text:p>
              </table:table-cell>
              <table:table-cell office:value-type="float" office:value="-0">
                <text:p>-0</text:p>
              </table:table-cell>
              <table:table-cell office:value-type="float" office:value="2.71337709391605">
                <text:p>2.71337709391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3">
                <text:p>1.763</text:p>
              </table:table-cell>
              <table:table-cell office:value-type="float" office:value="0.2">
                <text:p>0.2</text:p>
              </table:table-cell>
              <table:table-cell office:value-type="float" office:value="3.7787343302895">
                <text:p>3.778734330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38">
                <text:p>1.838</text:p>
              </table:table-cell>
              <table:table-cell office:value-type="float" office:value="0.4">
                <text:p>0.4</text:p>
              </table:table-cell>
              <table:table-cell office:value-type="float" office:value="5.11228916896834">
                <text:p>5.11228916896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45">
                <text:p>1.845</text:p>
              </table:table-cell>
              <table:table-cell office:value-type="float" office:value="0.6">
                <text:p>0.6</text:p>
              </table:table-cell>
              <table:table-cell office:value-type="float" office:value="7.92383664395158">
                <text:p>7.9238366439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63">
                <text:p>1.863</text:p>
              </table:table-cell>
              <table:table-cell office:value-type="float" office:value="0.8">
                <text:p>0.8</text:p>
              </table:table-cell>
              <table:table-cell office:value-type="float" office:value="8.49688916779634">
                <text:p>8.49688916779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9">
                <text:p>1.939</text:p>
              </table:table-cell>
              <table:table-cell office:value-type="float" office:value="1.2">
                <text:p>1.2</text:p>
              </table:table-cell>
              <table:table-cell office:value-type="float" office:value="8.91803144541528">
                <text:p>8.91803144541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22">
                <text:p>2.022</text:p>
              </table:table-cell>
              <table:table-cell office:value-type="float" office:value="2">
                <text:p>2</text:p>
              </table:table-cell>
              <table:table-cell office:value-type="float" office:value="12.5819151393507">
                <text:p>12.5819151393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17">
                <text:p>2.117</text:p>
              </table:table-cell>
              <table:table-cell office:value-type="float" office:value="2.4">
                <text:p>2.4</text:p>
              </table:table-cell>
              <table:table-cell office:value-type="float" office:value="17.3344163916222">
                <text:p>17.3344163916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48">
                <text:p>2.148</text:p>
              </table:table-cell>
              <table:table-cell office:value-type="float" office:value="3">
                <text:p>3</text:p>
              </table:table-cell>
              <table:table-cell office:value-type="float" office:value="22.5368611767535">
                <text:p>22.5368611767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68">
                <text:p>2.168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64">
                <text:p>2.264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37">
                <text:p>2.33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2">
                <text:p>2.42</text:p>
              </table:table-cell>
              <table:table-cell office:value-type="float" office:value="18.4">
                <text:p>18.4</text:p>
              </table:table-cell>
              <table:table-cell office:value-type="float" office:value="-0.00647097775974215">
                <text:p>-0.00647097775974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27">
                <text:p>2.527</text:p>
              </table:table-cell>
              <table:table-cell office:value-type="float" office:value="20.2">
                <text:p>20.2</text:p>
              </table:table-cell>
              <table:table-cell office:value-type="float" office:value="0.0689956696977335">
                <text:p>0.0689956696977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17">
                <text:p>2.617</text:p>
              </table:table-cell>
              <table:table-cell office:value-type="float" office:value="-0">
                <text:p>-0</text:p>
              </table:table-cell>
              <table:table-cell office:value-type="float" office:value="0.234672225584749">
                <text:p>0.2346722255847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69">
                <text:p>2.669</text:p>
              </table:table-cell>
              <table:table-cell office:value-type="float" office:value="-0">
                <text:p>-0</text:p>
              </table:table-cell>
              <table:table-cell office:value-type="float" office:value="0.614534529612293">
                <text:p>0.614534529612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33">
                <text:p>2.733</text:p>
              </table:table-cell>
              <table:table-cell office:value-type="float" office:value="-0">
                <text:p>-0</text:p>
              </table:table-cell>
              <table:table-cell office:value-type="float" office:value="0.842488575886764">
                <text:p>0.842488575886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04">
                <text:p>2.804</text:p>
              </table:table-cell>
              <table:table-cell office:value-type="float" office:value="-0">
                <text:p>-0</text:p>
              </table:table-cell>
              <table:table-cell office:value-type="float" office:value="1.32974097894033">
                <text:p>1.32974097894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8">
                <text:p>2.878</text:p>
              </table:table-cell>
              <table:table-cell office:value-type="float" office:value="-0">
                <text:p>-0</text:p>
              </table:table-cell>
              <table:table-cell office:value-type="float" office:value="1.97843488698939">
                <text:p>1.97843488698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57">
                <text:p>2.957</text:p>
              </table:table-cell>
              <table:table-cell office:value-type="float" office:value="-0">
                <text:p>-0</text:p>
              </table:table-cell>
              <table:table-cell office:value-type="float" office:value="3.07384247759005">
                <text:p>3.07384247759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82">
                <text:p>2.982</text:p>
              </table:table-cell>
              <table:table-cell office:value-type="float" office:value="0.2">
                <text:p>0.2</text:p>
              </table:table-cell>
              <table:table-cell office:value-type="float" office:value="4.6963943917068">
                <text:p>4.696394391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91">
                <text:p>3.091</text:p>
              </table:table-cell>
              <table:table-cell office:value-type="float" office:value="0.4">
                <text:p>0.4</text:p>
              </table:table-cell>
              <table:table-cell office:value-type="float" office:value="5.61107087917666">
                <text:p>5.61107087917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34">
                <text:p>3.134</text:p>
              </table:table-cell>
              <table:table-cell office:value-type="float" office:value="0.4">
                <text:p>0.4</text:p>
              </table:table-cell>
              <table:table-cell office:value-type="float" office:value="8.80454355041396">
                <text:p>8.80454355041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92">
                <text:p>3.192</text:p>
              </table:table-cell>
              <table:table-cell office:value-type="float" office:value="1.4">
                <text:p>1.4</text:p>
              </table:table-cell>
              <table:table-cell office:value-type="float" office:value="11.7422859832467">
                <text:p>11.7422859832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13">
                <text:p>3.213</text:p>
              </table:table-cell>
              <table:table-cell office:value-type="float" office:value="1.6">
                <text:p>1.6</text:p>
              </table:table-cell>
              <table:table-cell office:value-type="float" office:value="14.6241705157572">
                <text:p>14.6241705157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88">
                <text:p>3.288</text:p>
              </table:table-cell>
              <table:table-cell office:value-type="float" office:value="2.4">
                <text:p>2.4</text:p>
              </table:table-cell>
              <table:table-cell office:value-type="float" office:value="15.4692562302816">
                <text:p>15.4692562302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58">
                <text:p>3.358</text:p>
              </table:table-cell>
              <table:table-cell office:value-type="float" office:value="2.8">
                <text:p>2.8</text:p>
              </table:table-cell>
              <table:table-cell office:value-type="float" office:value="18.949020937147">
                <text:p>18.949020937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82">
                <text:p>3.382</text:p>
              </table:table-cell>
              <table:table-cell office:value-type="float" office:value="4">
                <text:p>4</text:p>
              </table:table-cell>
              <table:table-cell office:value-type="float" office:value="22.5779184171638">
                <text:p>22.5779184171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48">
                <text:p>3.448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33">
                <text:p>3.53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14">
                <text:p>3.614</text:p>
              </table:table-cell>
              <table:table-cell office:value-type="float" office:value="15.8">
                <text:p>15.8</text:p>
              </table:table-cell>
              <table:table-cell office:value-type="float" office:value="0.0142146096937995">
                <text:p>0.0142146096937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36">
                <text:p>3.636</text:p>
              </table:table-cell>
              <table:table-cell office:value-type="float" office:value="18.8">
                <text:p>18.8</text:p>
              </table:table-cell>
              <table:table-cell office:value-type="float" office:value="0.519552385061368">
                <text:p>0.5195523850613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36">
                <text:p>3.736</text:p>
              </table:table-cell>
              <table:table-cell office:value-type="float" office:value="20.2">
                <text:p>20.2</text:p>
              </table:table-cell>
              <table:table-cell office:value-type="float" office:value="0.750284391383342">
                <text:p>0.750284391383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04">
                <text:p>3.804</text:p>
              </table:table-cell>
              <table:table-cell office:value-type="float" office:value="21.8">
                <text:p>21.8</text:p>
              </table:table-cell>
              <table:table-cell office:value-type="float" office:value="1.76668058511925">
                <text:p>1.76668058511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62">
                <text:p>3.862</text:p>
              </table:table-cell>
              <table:table-cell office:value-type="float" office:value="-0">
                <text:p>-0</text:p>
              </table:table-cell>
              <table:table-cell office:value-type="float" office:value="2.66367888141631">
                <text:p>2.66367888141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94">
                <text:p>3.894</text:p>
              </table:table-cell>
              <table:table-cell office:value-type="float" office:value="-0">
                <text:p>-0</text:p>
              </table:table-cell>
              <table:table-cell office:value-type="float" office:value="3.7231999474467">
                <text:p>3.7231999474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">
                <text:p>3.9</text:p>
              </table:table-cell>
              <table:table-cell office:value-type="float" office:value="-0">
                <text:p>-0</text:p>
              </table:table-cell>
              <table:table-cell office:value-type="float" office:value="4.30001520531278">
                <text:p>4.30001520531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06">
                <text:p>3.906</text:p>
              </table:table-cell>
              <table:table-cell office:value-type="float" office:value="0.2">
                <text:p>0.2</text:p>
              </table:table-cell>
              <table:table-cell office:value-type="float" office:value="4.61938689312284">
                <text:p>4.61938689312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2">
                <text:p>3.912</text:p>
              </table:table-cell>
              <table:table-cell office:value-type="float" office:value="0.4">
                <text:p>0.4</text:p>
              </table:table-cell>
              <table:table-cell office:value-type="float" office:value="4.74657361676659">
                <text:p>4.74657361676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23">
                <text:p>3.923</text:p>
              </table:table-cell>
              <table:table-cell office:value-type="float" office:value="1">
                <text:p>1</text:p>
              </table:table-cell>
              <table:table-cell office:value-type="float" office:value="4.93020648349441">
                <text:p>4.93020648349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28">
                <text:p>3.928</text:p>
              </table:table-cell>
              <table:table-cell office:value-type="float" office:value="2.4">
                <text:p>2.4</text:p>
              </table:table-cell>
              <table:table-cell office:value-type="float" office:value="5.28497941159341">
                <text:p>5.28497941159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35">
                <text:p>3.935</text:p>
              </table:table-cell>
              <table:table-cell office:value-type="float" office:value="3">
                <text:p>3</text:p>
              </table:table-cell>
              <table:table-cell office:value-type="float" office:value="5.42571342879772">
                <text:p>5.42571342879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45">
                <text:p>3.945</text:p>
              </table:table-cell>
              <table:table-cell office:value-type="float" office:value="3.6">
                <text:p>3.6</text:p>
              </table:table-cell>
              <table:table-cell office:value-type="float" office:value="5.62948762208759">
                <text:p>5.62948762208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11">
                <text:p>4.011</text:p>
              </table:table-cell>
              <table:table-cell office:value-type="float" office:value="4.2">
                <text:p>4.2</text:p>
              </table:table-cell>
              <table:table-cell office:value-type="float" office:value="5.96382187004736">
                <text:p>5.96382187004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91">
                <text:p>4.091</text:p>
              </table:table-cell>
              <table:table-cell office:value-type="float" office:value="5.2">
                <text:p>5.2</text:p>
              </table:table-cell>
              <table:table-cell office:value-type="float" office:value="8.21474818622709">
                <text:p>8.21474818622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">
                <text:p>4.14</text:p>
              </table:table-cell>
              <table:table-cell office:value-type="float" office:value="6.2">
                <text:p>6.2</text:p>
              </table:table-cell>
              <table:table-cell office:value-type="float" office:value="11.4071317597608">
                <text:p>11.4071317597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1">
                <text:p>4.201</text:p>
              </table:table-cell>
              <table:table-cell office:value-type="float" office:value="7.2">
                <text:p>7.2</text:p>
              </table:table-cell>
              <table:table-cell office:value-type="float" office:value="14.4925218635707">
                <text:p>14.49252186357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87">
                <text:p>4.287</text:p>
              </table:table-cell>
              <table:table-cell office:value-type="float" office:value="8.6">
                <text:p>8.6</text:p>
              </table:table-cell>
              <table:table-cell office:value-type="float" office:value="17.3663592502745">
                <text:p>17.3663592502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09">
                <text:p>4.309</text:p>
              </table:table-cell>
              <table:table-cell office:value-type="float" office:value="10">
                <text:p>10</text:p>
              </table:table-cell>
              <table:table-cell office:value-type="float" office:value="22.1028690172493">
                <text:p>22.1028690172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13">
                <text:p>4.3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2">
                <text:p>4.32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25">
                <text:p>4.325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7">
                <text:p>4.37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39">
                <text:p>4.439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9">
                <text:p>4.5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16">
                <text:p>4.616</text:p>
              </table:table-cell>
              <table:table-cell office:value-type="float" office:value="-0">
                <text:p>-0</text:p>
              </table:table-cell>
              <table:table-cell office:value-type="float" office:value="-0.422217941508676">
                <text:p>-0.422217941508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88">
                <text:p>4.688</text:p>
              </table:table-cell>
              <table:table-cell office:value-type="float" office:value="-0">
                <text:p>-0</text:p>
              </table:table-cell>
              <table:table-cell office:value-type="float" office:value="-1.01782003947748">
                <text:p>-1.01782003947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62">
                <text:p>4.762</text:p>
              </table:table-cell>
              <table:table-cell office:value-type="float" office:value="-0">
                <text:p>-0</text:p>
              </table:table-cell>
              <table:table-cell office:value-type="float" office:value="-1.70726171937926">
                <text:p>-1.70726171937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94">
                <text:p>4.794</text:p>
              </table:table-cell>
              <table:table-cell office:value-type="float" office:value="-0">
                <text:p>-0</text:p>
              </table:table-cell>
              <table:table-cell office:value-type="float" office:value="-2.65956577203994">
                <text:p>-2.65956577203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97">
                <text:p>4.797</text:p>
              </table:table-cell>
              <table:table-cell office:value-type="float" office:value="-0.2">
                <text:p>-0.2</text:p>
              </table:table-cell>
              <table:table-cell office:value-type="float" office:value="-3.35056183773411">
                <text:p>-3.35056183773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61">
                <text:p>4.861</text:p>
              </table:table-cell>
              <table:table-cell office:value-type="float" office:value="-0.4">
                <text:p>-0.4</text:p>
              </table:table-cell>
              <table:table-cell office:value-type="float" office:value="-3.49075717994681">
                <text:p>-3.490757179946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44">
                <text:p>4.944</text:p>
              </table:table-cell>
              <table:table-cell office:value-type="float" office:value="-0.6">
                <text:p>-0.6</text:p>
              </table:table-cell>
              <table:table-cell office:value-type="float" office:value="-4.91533816583847">
                <text:p>-4.915338165838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52">
                <text:p>4.952</text:p>
              </table:table-cell>
              <table:table-cell office:value-type="float" office:value="-0.8">
                <text:p>-0.8</text:p>
              </table:table-cell>
              <table:table-cell office:value-type="float" office:value="-7.18435200536272">
                <text:p>-7.1843520053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26">
                <text:p>5.026</text:p>
              </table:table-cell>
              <table:table-cell office:value-type="float" office:value="-1.4">
                <text:p>-1.4</text:p>
              </table:table-cell>
              <table:table-cell office:value-type="float" office:value="-7.86274434846418">
                <text:p>-7.86274434846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5">
                <text:p>5.05</text:p>
              </table:table-cell>
              <table:table-cell office:value-type="float" office:value="-2.2">
                <text:p>-2.2</text:p>
              </table:table-cell>
              <table:table-cell office:value-type="float" office:value="-10.6911612109201">
                <text:p>-10.6911612109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26">
                <text:p>5.126</text:p>
              </table:table-cell>
              <table:table-cell office:value-type="float" office:value="-2.6">
                <text:p>-2.6</text:p>
              </table:table-cell>
              <table:table-cell office:value-type="float" office:value="-12.6631534813959">
                <text:p>-12.6631534813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36">
                <text:p>5.136</text:p>
              </table:table-cell>
              <table:table-cell office:value-type="float" office:value="-3.2">
                <text:p>-3.2</text:p>
              </table:table-cell>
              <table:table-cell office:value-type="float" office:value="-16.0620398307029">
                <text:p>-16.0620398307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8">
                <text:p>5.208</text:p>
              </table:table-cell>
              <table:table-cell office:value-type="float" office:value="-4">
                <text:p>-4</text:p>
              </table:table-cell>
              <table:table-cell office:value-type="float" office:value="-16.9648690172375">
                <text:p>-16.9648690172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2">
                <text:p>5.252</text:p>
              </table:table-cell>
              <table:table-cell office:value-type="float" office:value="-5.6">
                <text:p>-5.6</text:p>
              </table:table-cell>
              <table:table-cell office:value-type="float" office:value="-20.5761857633762">
                <text:p>-20.5761857633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13">
                <text:p>5.313</text:p>
              </table:table-cell>
              <table:table-cell office:value-type="float" office:value="-10.8">
                <text:p>-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87">
                <text:p>5.387</text:p>
              </table:table-cell>
              <table:table-cell office:value-type="float" office:value="-12.6">
                <text:p>-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52">
                <text:p>5.452</text:p>
              </table:table-cell>
              <table:table-cell office:value-type="float" office:value="-14.4">
                <text:p>-14.4</text:p>
              </table:table-cell>
              <table:table-cell office:value-type="float" office:value="0.00780676595437071">
                <text:p>0.007806765954370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92">
                <text:p>5.492</text:p>
              </table:table-cell>
              <table:table-cell office:value-type="float" office:value="-16">
                <text:p>-16</text:p>
              </table:table-cell>
              <table:table-cell office:value-type="float" office:value="0.196054109905334">
                <text:p>0.196054109905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52">
                <text:p>5.552</text:p>
              </table:table-cell>
              <table:table-cell office:value-type="float" office:value="-17.4">
                <text:p>-17.4</text:p>
              </table:table-cell>
              <table:table-cell office:value-type="float" office:value="0.3296053761238">
                <text:p>0.3296053761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12">
                <text:p>5.612</text:p>
              </table:table-cell>
              <table:table-cell office:value-type="float" office:value="-19.2">
                <text:p>-19.2</text:p>
              </table:table-cell>
              <table:table-cell office:value-type="float" office:value="0.505264504608008">
                <text:p>0.505264504608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71">
                <text:p>5.671</text:p>
              </table:table-cell>
              <table:table-cell office:value-type="float" office:value="-0">
                <text:p>-0</text:p>
              </table:table-cell>
              <table:table-cell office:value-type="float" office:value="0.748757744849078">
                <text:p>0.748757744849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681">
                <text:p>5.681</text:p>
              </table:table-cell>
              <table:table-cell office:value-type="float" office:value="-0">
                <text:p>-0</text:p>
              </table:table-cell>
              <table:table-cell office:value-type="float" office:value="1.09688194678086">
                <text:p>1.096881946780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24">
                <text:p>5.724</text:p>
              </table:table-cell>
              <table:table-cell office:value-type="float" office:value="-0">
                <text:p>-0</text:p>
              </table:table-cell>
              <table:table-cell office:value-type="float" office:value="1.1365252218462">
                <text:p>1.1365252218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44">
                <text:p>5.744</text:p>
              </table:table-cell>
              <table:table-cell office:value-type="float" office:value="-0">
                <text:p>-0</text:p>
              </table:table-cell>
              <table:table-cell office:value-type="float" office:value="1.34310751361571">
                <text:p>1.34310751361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31">
                <text:p>5.831</text:p>
              </table:table-cell>
              <table:table-cell office:value-type="float" office:value="0.2">
                <text:p>0.2</text:p>
              </table:table-cell>
              <table:table-cell office:value-type="float" office:value="1.64071124498202">
                <text:p>1.64071124498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56">
                <text:p>5.856</text:p>
              </table:table-cell>
              <table:table-cell office:value-type="float" office:value="0.2">
                <text:p>0.2</text:p>
              </table:table-cell>
              <table:table-cell office:value-type="float" office:value="2.57182552201226">
                <text:p>2.57182552201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74">
                <text:p>5.874</text:p>
              </table:table-cell>
              <table:table-cell office:value-type="float" office:value="0.6">
                <text:p>0.6</text:p>
              </table:table-cell>
              <table:table-cell office:value-type="float" office:value="2.90079178888079">
                <text:p>2.900791788880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78">
                <text:p>5.878</text:p>
              </table:table-cell>
              <table:table-cell office:value-type="float" office:value="0.8">
                <text:p>0.8</text:p>
              </table:table-cell>
              <table:table-cell office:value-type="float" office:value="3.3080137673363">
                <text:p>3.30801376733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882">
                <text:p>5.882</text:p>
              </table:table-cell>
              <table:table-cell office:value-type="float" office:value="1">
                <text:p>1</text:p>
              </table:table-cell>
              <table:table-cell office:value-type="float" office:value="3.37852274751418">
                <text:p>3.37852274751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887">
                <text:p>5.887</text:p>
              </table:table-cell>
              <table:table-cell office:value-type="float" office:value="1.2">
                <text:p>1.2</text:p>
              </table:table-cell>
              <table:table-cell office:value-type="float" office:value="3.48712787924185">
                <text:p>3.48712787924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896">
                <text:p>5.896</text:p>
              </table:table-cell>
              <table:table-cell office:value-type="float" office:value="1.4">
                <text:p>1.4</text:p>
              </table:table-cell>
              <table:table-cell office:value-type="float" office:value="3.52419932705284">
                <text:p>3.52419932705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97">
                <text:p>5.97</text:p>
              </table:table-cell>
              <table:table-cell office:value-type="float" office:value="2">
                <text:p>2</text:p>
              </table:table-cell>
              <table:table-cell office:value-type="float" office:value="3.71394825336267">
                <text:p>3.71394825336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29">
                <text:p>6.029</text:p>
              </table:table-cell>
              <table:table-cell office:value-type="float" office:value="2.4">
                <text:p>2.4</text:p>
              </table:table-cell>
              <table:table-cell office:value-type="float" office:value="5.04071854622286">
                <text:p>5.04071854622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59">
                <text:p>6.059</text:p>
              </table:table-cell>
              <table:table-cell office:value-type="float" office:value="3">
                <text:p>3</text:p>
              </table:table-cell>
              <table:table-cell office:value-type="float" office:value="7.35046392217447">
                <text:p>7.35046392217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73">
                <text:p>6.073</text:p>
              </table:table-cell>
              <table:table-cell office:value-type="float" office:value="3.6">
                <text:p>3.6</text:p>
              </table:table-cell>
              <table:table-cell office:value-type="float" office:value="7.72226872307928">
                <text:p>7.72226872307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089">
                <text:p>6.089</text:p>
              </table:table-cell>
              <table:table-cell office:value-type="float" office:value="4.2">
                <text:p>4.2</text:p>
              </table:table-cell>
              <table:table-cell office:value-type="float" office:value="8.71223083498481">
                <text:p>8.71223083498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146">
                <text:p>6.146</text:p>
              </table:table-cell>
              <table:table-cell office:value-type="float" office:value="5">
                <text:p>5</text:p>
              </table:table-cell>
              <table:table-cell office:value-type="float" office:value="9.57364039605728">
                <text:p>9.57364039605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53">
                <text:p>6.253</text:p>
              </table:table-cell>
              <table:table-cell office:value-type="float" office:value="5.8">
                <text:p>5.8</text:p>
              </table:table-cell>
              <table:table-cell office:value-type="float" office:value="12.5883955324707">
                <text:p>12.58839553247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33">
                <text:p>6.333</text:p>
              </table:table-cell>
              <table:table-cell office:value-type="float" office:value="7">
                <text:p>7</text:p>
              </table:table-cell>
              <table:table-cell office:value-type="float" office:value="16.9895757693512">
                <text:p>16.9895757693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353">
                <text:p>6.353</text:p>
              </table:table-cell>
              <table:table-cell office:value-type="float" office:value="8.2">
                <text:p>8.2</text:p>
              </table:table-cell>
              <table:table-cell office:value-type="float" office:value="21.701507775251">
                <text:p>21.701507775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361">
                <text:p>6.361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68">
                <text:p>6.368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74">
                <text:p>6.37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79">
                <text:p>6.379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85">
                <text:p>6.385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69">
                <text:p>6.4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524">
                <text:p>6.5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587">
                <text:p>6.587</text:p>
              </table:table-cell>
              <table:table-cell office:value-type="float" office:value="-0">
                <text:p>-0</text:p>
              </table:table-cell>
              <table:table-cell office:value-type="float" office:value="0.0793204181483415">
                <text:p>0.07932041814834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602">
                <text:p>6.602</text:p>
              </table:table-cell>
              <table:table-cell office:value-type="float" office:value="-0">
                <text:p>-0</text:p>
              </table:table-cell>
              <table:table-cell office:value-type="float" office:value="0.117089451036626">
                <text:p>0.1170894510366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667">
                <text:p>6.667</text:p>
              </table:table-cell>
              <table:table-cell office:value-type="float" office:value="-0">
                <text:p>-0</text:p>
              </table:table-cell>
              <table:table-cell office:value-type="float" office:value="0.125551956156774">
                <text:p>0.125551956156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777">
                <text:p>6.777</text:p>
              </table:table-cell>
              <table:table-cell office:value-type="float" office:value="-0">
                <text:p>-0</text:p>
              </table:table-cell>
              <table:table-cell office:value-type="float" office:value="0.125815411231869">
                <text:p>0.1258154112318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44">
                <text:p>6.844</text:p>
              </table:table-cell>
              <table:table-cell office:value-type="float" office:value="0.2">
                <text:p>0.2</text:p>
              </table:table-cell>
              <table:table-cell office:value-type="float" office:value="0.15006371791746">
                <text:p>0.15006371791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58">
                <text:p>6.958</text:p>
              </table:table-cell>
              <table:table-cell office:value-type="float" office:value="0.2">
                <text:p>0.2</text:p>
              </table:table-cell>
              <table:table-cell office:value-type="float" office:value="0.213715184071455">
                <text:p>0.213715184071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76">
                <text:p>6.976</text:p>
              </table:table-cell>
              <table:table-cell office:value-type="float" office:value="0.2">
                <text:p>0.2</text:p>
              </table:table-cell>
              <table:table-cell office:value-type="float" office:value="0.569270824002513">
                <text:p>0.5692708240025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078">
                <text:p>7.078</text:p>
              </table:table-cell>
              <table:table-cell office:value-type="float" office:value="0.2">
                <text:p>0.2</text:p>
              </table:table-cell>
              <table:table-cell office:value-type="float" office:value="0.716842930076613">
                <text:p>0.716842930076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103">
                <text:p>7.103</text:p>
              </table:table-cell>
              <table:table-cell office:value-type="float" office:value="0.2">
                <text:p>0.2</text:p>
              </table:table-cell>
              <table:table-cell office:value-type="float" office:value="1.42616491831984">
                <text:p>1.42616491831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09">
                <text:p>7.109</text:p>
              </table:table-cell>
              <table:table-cell office:value-type="float" office:value="0.2">
                <text:p>0.2</text:p>
              </table:table-cell>
              <table:table-cell office:value-type="float" office:value="1.69091717364325">
                <text:p>1.690917173643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98">
                <text:p>7.198</text:p>
              </table:table-cell>
              <table:table-cell office:value-type="float" office:value="0.2">
                <text:p>0.2</text:p>
              </table:table-cell>
              <table:table-cell office:value-type="float" office:value="1.72143899751617">
                <text:p>1.72143899751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51">
                <text:p>7.251</text:p>
              </table:table-cell>
              <table:table-cell office:value-type="float" office:value="0.2">
                <text:p>0.2</text:p>
              </table:table-cell>
              <table:table-cell office:value-type="float" office:value="2.71318199268259">
                <text:p>2.71318199268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57">
                <text:p>7.357</text:p>
              </table:table-cell>
              <table:table-cell office:value-type="float" office:value="0.4">
                <text:p>0.4</text:p>
              </table:table-cell>
              <table:table-cell office:value-type="float" office:value="3.60429575988213">
                <text:p>3.604295759882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38">
                <text:p>7.38</text:p>
              </table:table-cell>
              <table:table-cell office:value-type="float" office:value="0.4">
                <text:p>0.4</text:p>
              </table:table-cell>
              <table:table-cell office:value-type="float" office:value="6.63818459165502">
                <text:p>6.638184591655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418">
                <text:p>7.418</text:p>
              </table:table-cell>
              <table:table-cell office:value-type="float" office:value="1">
                <text:p>1</text:p>
              </table:table-cell>
              <table:table-cell office:value-type="float" office:value="6.80908196127121">
                <text:p>6.80908196127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428">
                <text:p>7.428</text:p>
              </table:table-cell>
              <table:table-cell office:value-type="float" office:value="1.2">
                <text:p>1.2</text:p>
              </table:table-cell>
              <table:table-cell office:value-type="float" office:value="8.71700402979338">
                <text:p>8.71700402979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29">
                <text:p>7.529</text:p>
              </table:table-cell>
              <table:table-cell office:value-type="float" office:value="1.6">
                <text:p>1.6</text:p>
              </table:table-cell>
              <table:table-cell office:value-type="float" office:value="9.09941005825667">
                <text:p>9.09941005825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567">
                <text:p>7.567</text:p>
              </table:table-cell>
              <table:table-cell office:value-type="float" office:value="2.2">
                <text:p>2.2</text:p>
              </table:table-cell>
              <table:table-cell office:value-type="float" office:value="13.4959570324487">
                <text:p>13.4959570324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43">
                <text:p>7.643</text:p>
              </table:table-cell>
              <table:table-cell office:value-type="float" office:value="2.6">
                <text:p>2.6</text:p>
              </table:table-cell>
              <table:table-cell office:value-type="float" office:value="16.1442429637782">
                <text:p>16.1442429637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7">
                <text:p>7.67</text:p>
              </table:table-cell>
              <table:table-cell office:value-type="float" office:value="3.8">
                <text:p>3.8</text:p>
              </table:table-cell>
              <table:table-cell office:value-type="float" office:value="20.4236982378387">
                <text:p>20.42369823783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745">
                <text:p>7.745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827">
                <text:p>7.827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48">
                <text:p>7.848</text:p>
              </table:table-cell>
              <table:table-cell office:value-type="float" office:value="17">
                <text:p>17</text:p>
              </table:table-cell>
              <table:table-cell office:value-type="float" office:value="0.0122291897789957">
                <text:p>0.01222918977899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92">
                <text:p>7.92</text:p>
              </table:table-cell>
              <table:table-cell office:value-type="float" office:value="18.6">
                <text:p>18.6</text:p>
              </table:table-cell>
              <table:table-cell office:value-type="float" office:value="0.0650890162741106">
                <text:p>0.0650890162741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989">
                <text:p>7.989</text:p>
              </table:table-cell>
              <table:table-cell office:value-type="float" office:value="-0">
                <text:p>-0</text:p>
              </table:table-cell>
              <table:table-cell office:value-type="float" office:value="0.116589150651627">
                <text:p>0.116589150651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071">
                <text:p>8.071</text:p>
              </table:table-cell>
              <table:table-cell office:value-type="float" office:value="-0">
                <text:p>-0</text:p>
              </table:table-cell>
              <table:table-cell office:value-type="float" office:value="0.122476801376536">
                <text:p>0.122476801376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075">
                <text:p>8.075</text:p>
              </table:table-cell>
              <table:table-cell office:value-type="float" office:value="-0">
                <text:p>-0</text:p>
              </table:table-cell>
              <table:table-cell office:value-type="float" office:value="0.125361217695051">
                <text:p>0.1253612176950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081">
                <text:p>8.081</text:p>
              </table:table-cell>
              <table:table-cell office:value-type="float" office:value="-0">
                <text:p>-0</text:p>
              </table:table-cell>
              <table:table-cell office:value-type="float" office:value="0.12730341611593">
                <text:p>0.127303416115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27">
                <text:p>8.127</text:p>
              </table:table-cell>
              <table:table-cell office:value-type="float" office:value="-0">
                <text:p>-0</text:p>
              </table:table-cell>
              <table:table-cell office:value-type="float" office:value="0.134032266188913">
                <text:p>0.134032266188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139">
                <text:p>8.139</text:p>
              </table:table-cell>
              <table:table-cell office:value-type="float" office:value="-0">
                <text:p>-0</text:p>
              </table:table-cell>
              <table:table-cell office:value-type="float" office:value="0.229285864243537">
                <text:p>0.229285864243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06">
                <text:p>8.206</text:p>
              </table:table-cell>
              <table:table-cell office:value-type="float" office:value="-0">
                <text:p>-0</text:p>
              </table:table-cell>
              <table:table-cell office:value-type="float" office:value="0.253220892496849">
                <text:p>0.253220892496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277">
                <text:p>8.277</text:p>
              </table:table-cell>
              <table:table-cell office:value-type="float" office:value="0.2">
                <text:p>0.2</text:p>
              </table:table-cell>
              <table:table-cell office:value-type="float" office:value="0.472628256657498">
                <text:p>0.472628256657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7">
                <text:p>8.37</text:p>
              </table:table-cell>
              <table:table-cell office:value-type="float" office:value="0.2">
                <text:p>0.2</text:p>
              </table:table-cell>
              <table:table-cell office:value-type="float" office:value="0.956390327614728">
                <text:p>0.9563903276147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476">
                <text:p>8.476</text:p>
              </table:table-cell>
              <table:table-cell office:value-type="float" office:value="0.2">
                <text:p>0.2</text:p>
              </table:table-cell>
              <table:table-cell office:value-type="float" office:value="1.76275843145724">
                <text:p>1.76275843145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524">
                <text:p>8.524</text:p>
              </table:table-cell>
              <table:table-cell office:value-type="float" office:value="0.2">
                <text:p>0.2</text:p>
              </table:table-cell>
              <table:table-cell office:value-type="float" office:value="3.41256893480236">
                <text:p>3.41256893480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621">
                <text:p>8.621</text:p>
              </table:table-cell>
              <table:table-cell office:value-type="float" office:value="0.2">
                <text:p>0.2</text:p>
              </table:table-cell>
              <table:table-cell office:value-type="float" office:value="4.4804793385414">
                <text:p>4.4804793385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684">
                <text:p>8.684</text:p>
              </table:table-cell>
              <table:table-cell office:value-type="float" office:value="0.4">
                <text:p>0.4</text:p>
              </table:table-cell>
              <table:table-cell office:value-type="float" office:value="7.58969167055102">
                <text:p>7.58969167055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771">
                <text:p>8.771</text:p>
              </table:table-cell>
              <table:table-cell office:value-type="float" office:value="0.4">
                <text:p>0.4</text:p>
              </table:table-cell>
              <table:table-cell office:value-type="float" office:value="10.0615444583915">
                <text:p>10.0615444583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835">
                <text:p>8.835</text:p>
              </table:table-cell>
              <table:table-cell office:value-type="float" office:value="0.8">
                <text:p>0.8</text:p>
              </table:table-cell>
              <table:table-cell office:value-type="float" office:value="14.7106540224921">
                <text:p>14.7106540224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908">
                <text:p>8.908</text:p>
              </table:table-cell>
              <table:table-cell office:value-type="float" office:value="1.2">
                <text:p>1.2</text:p>
              </table:table-cell>
              <table:table-cell office:value-type="float" office:value="17.4813432203751">
                <text:p>17.48134322037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28">
                <text:p>8.928</text:p>
              </table:table-cell>
              <table:table-cell office:value-type="float" office:value="2">
                <text:p>2</text:p>
              </table:table-cell>
              <table:table-cell office:value-type="float" office:value="21.3176821097516">
                <text:p>21.3176821097516</text:p>
              </table:table-cell>
            </table:table-row>
            <table:table-row>
              <table:table-cell office:value-type="string"/>
              <table:table-cell office:value-type="float" office:value="8.935">
                <text:p>8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941">
                <text:p>8.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949">
                <text:p>8.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993">
                <text:p>8.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01">
                <text:p>9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36">
                <text:p>9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119">
                <text:p>9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176">
                <text:p>9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245">
                <text:p>9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09">
                <text:p>9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83">
                <text:p>9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4">
                <text:p>9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65">
                <text:p>9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647">
                <text:p>9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4">
                <text:p>9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55">
                <text:p>9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05">
                <text:p>9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58">
                <text:p>9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01">
                <text:p>9.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27">
                <text:p>9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31">
                <text:p>1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49">
                <text:p>1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01">
                <text:p>1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2">
                <text:p>1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235">
                <text:p>10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294">
                <text:p>1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385">
                <text:p>1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6">
                <text:p>1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9">
                <text:p>1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534">
                <text:p>1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28">
                <text:p>1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74">
                <text:p>1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9">
                <text:p>10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72">
                <text:p>10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71">
                <text:p>10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906">
                <text:p>10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925">
                <text:p>1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02">
                <text:p>1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05">
                <text:p>11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58">
                <text:p>11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62">
                <text:p>11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17">
                <text:p>11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86">
                <text:p>11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47">
                <text:p>11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411">
                <text:p>11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23">
                <text:p>11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36">
                <text:p>11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75">
                <text:p>11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671">
                <text:p>11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76">
                <text:p>11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841">
                <text:p>11.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912">
                <text:p>11.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048">
                <text:p>12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118">
                <text:p>12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204">
                <text:p>12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283">
                <text:p>12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33">
                <text:p>12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41">
                <text:p>1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473">
                <text:p>12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583">
                <text:p>12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687">
                <text:p>12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767">
                <text:p>12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868">
                <text:p>12.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965">
                <text:p>12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04">
                <text:p>1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06">
                <text:p>1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76">
                <text:p>13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245">
                <text:p>13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8">
                <text:p>13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472">
                <text:p>13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513">
                <text:p>13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577">
                <text:p>13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683">
                <text:p>13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738">
                <text:p>13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26">
                <text:p>13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32">
                <text:p>13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39">
                <text:p>13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49">
                <text:p>13.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918">
                <text:p>13.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946">
                <text:p>13.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21">
                <text:p>14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9">
                <text:p>1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97">
                <text:p>14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02">
                <text:p>14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77">
                <text:p>14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94">
                <text:p>14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17">
                <text:p>14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383">
                <text:p>14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76">
                <text:p>14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601">
                <text:p>14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609">
                <text:p>14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701">
                <text:p>14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759">
                <text:p>14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26">
                <text:p>14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31">
                <text:p>14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4">
                <text:p>14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95">
                <text:p>1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017">
                <text:p>15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087">
                <text:p>15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187">
                <text:p>15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27">
                <text:p>15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349">
                <text:p>15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15">
                <text:p>15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91">
                <text:p>15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41">
                <text:p>15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84">
                <text:p>15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98">
                <text:p>15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03">
                <text:p>15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13">
                <text:p>15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737">
                <text:p>15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28">
                <text:p>15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91">
                <text:p>15.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44">
                <text:p>15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8">
                <text:p>15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97">
                <text:p>15.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059">
                <text:p>16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078">
                <text:p>16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141">
                <text:p>16.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43">
                <text:p>16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73">
                <text:p>16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374">
                <text:p>16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456">
                <text:p>16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467">
                <text:p>16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562">
                <text:p>16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654">
                <text:p>16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26">
                <text:p>16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35">
                <text:p>16.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99">
                <text:p>16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811">
                <text:p>16.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923">
                <text:p>16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994">
                <text:p>16.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04">
                <text:p>17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2">
                <text:p>1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27">
                <text:p>17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32">
                <text:p>17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4">
                <text:p>1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127">
                <text:p>17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197">
                <text:p>17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229">
                <text:p>17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302">
                <text:p>17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404">
                <text:p>17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476">
                <text:p>17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64">
                <text:p>17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28">
                <text:p>17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72">
                <text:p>17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02">
                <text:p>17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33">
                <text:p>17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64">
                <text:p>17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031">
                <text:p>18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092">
                <text:p>18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107">
                <text:p>18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174">
                <text:p>18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256">
                <text:p>18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293">
                <text:p>18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381">
                <text:p>18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461">
                <text:p>18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497">
                <text:p>18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561">
                <text:p>18.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29">
                <text:p>18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99">
                <text:p>18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738">
                <text:p>18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841">
                <text:p>18.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899">
                <text:p>18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99">
                <text:p>1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038">
                <text:p>19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136">
                <text:p>19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248">
                <text:p>19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28">
                <text:p>19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49">
                <text:p>19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458">
                <text:p>19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478">
                <text:p>19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545">
                <text:p>19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627">
                <text:p>19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37">
                <text:p>19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95">
                <text:p>1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803">
                <text:p>19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877">
                <text:p>19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91">
                <text:p>19.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058">
                <text:p>2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118">
                <text:p>2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214">
                <text:p>2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287">
                <text:p>2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64">
                <text:p>2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99">
                <text:p>20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488">
                <text:p>2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585">
                <text:p>2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663">
                <text:p>2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742">
                <text:p>20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28">
                <text:p>20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43">
                <text:p>20.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929">
                <text:p>20.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4">
                <text:p>2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49">
                <text:p>2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94">
                <text:p>21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186">
                <text:p>21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228">
                <text:p>21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252">
                <text:p>21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342">
                <text:p>21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413">
                <text:p>21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493">
                <text:p>21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08">
                <text:p>21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53">
                <text:p>21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21">
                <text:p>21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36">
                <text:p>21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24">
                <text:p>21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46">
                <text:p>21.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843">
                <text:p>21.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935">
                <text:p>21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003">
                <text:p>22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08">
                <text:p>22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99">
                <text:p>22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213">
                <text:p>22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332">
                <text:p>22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415">
                <text:p>22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485">
                <text:p>22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574">
                <text:p>22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674">
                <text:p>22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06">
                <text:p>22.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78">
                <text:p>22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855">
                <text:p>22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901">
                <text:p>22.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994">
                <text:p>22.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06">
                <text:p>23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29">
                <text:p>23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9">
                <text:p>2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13">
                <text:p>23.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17">
                <text:p>23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22">
                <text:p>23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27">
                <text:p>23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34">
                <text:p>23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47">
                <text:p>23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202">
                <text:p>23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274">
                <text:p>23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01">
                <text:p>23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1">
                <text:p>2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51">
                <text:p>23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99">
                <text:p>23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586">
                <text:p>23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686">
                <text:p>23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747">
                <text:p>23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22">
                <text:p>23.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48">
                <text:p>23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955">
                <text:p>23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04">
                <text:p>24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94">
                <text:p>24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139">
                <text:p>24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165">
                <text:p>24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">
                <text:p>2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16">
                <text:p>24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4">
                <text:p>2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87">
                <text:p>24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31">
                <text:p>2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91">
                <text:p>24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479">
                <text:p>24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39">
                <text:p>24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57">
                <text:p>24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05">
                <text:p>24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21">
                <text:p>24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702">
                <text:p>24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744">
                <text:p>24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16">
                <text:p>24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92">
                <text:p>24.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985">
                <text:p>24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009">
                <text:p>25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095">
                <text:p>25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149">
                <text:p>25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16">
                <text:p>2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